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24cm" svg:height="15.2cm" svg:x="12.922cm" svg:y="0.445cm">
            <draw:object draw:notify-on-update-of-ranges="LOGGER02.B1:LOGGER02.B1 LOGGER02.B2:LOGGER02.B989 LOGGER02.C1:LOGGER02.C1 LOGGER02.C2:LOGGER02.C9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461.4" calcext:value-type="float">
            <text:p>461.4</text:p>
          </table:table-cell>
          <table:table-cell office:value-type="float" office:value="593.43" calcext:value-type="float">
            <text:p>59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[.A3]/1000/(60*60*24)" office:value-type="time" office:time-value="PT00H00M15.737S" calcext:value-type="time">
            <text:p>00:00:16</text:p>
          </table:table-cell>
          <table:table-cell office:value-type="float" office:value="1.28" calcext:value-type="float">
            <text:p>1.28</text:p>
          </table:table-cell>
          <table:table-cell office:value-type="float" office:value="459.8" calcext:value-type="float">
            <text:p>459.8</text:p>
          </table:table-cell>
          <table:table-cell office:value-type="float" office:value="589.47" calcext:value-type="float">
            <text:p>589.47</text:p>
          </table:table-cell>
          <table:table-cell office:value-type="float" office:value="2.01" calcext:value-type="float">
            <text:p>2.01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1737" calcext:value-type="float">
            <text:p>31737</text:p>
          </table:table-cell>
          <table:table-cell table:formula="of:=[.A4]/1000/(60*60*24)" office:value-type="time" office:time-value="PT00H00M31.737S" calcext:value-type="time">
            <text:p>00:00:32</text:p>
          </table:table-cell>
          <table:table-cell office:value-type="float" office:value="1.28" calcext:value-type="float">
            <text:p>1.2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7.5" calcext:value-type="float">
            <text:p>587.5</text:p>
          </table:table-cell>
          <table:table-cell office:value-type="float" office:value="4.05" calcext:value-type="float">
            <text:p>4.0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7737" calcext:value-type="float">
            <text:p>47737</text:p>
          </table:table-cell>
          <table:table-cell table:formula="of:=[.A5]/1000/(60*60*24)" office:value-type="time" office:time-value="PT00H00M47.737S" calcext:value-type="time">
            <text:p>00:00:48</text:p>
          </table:table-cell>
          <table:table-cell office:value-type="float" office:value="1.28" calcext:value-type="float">
            <text:p>1.28</text:p>
          </table:table-cell>
          <table:table-cell office:value-type="float" office:value="459.92" calcext:value-type="float">
            <text:p>459.92</text:p>
          </table:table-cell>
          <table:table-cell office:value-type="float" office:value="587.76" calcext:value-type="float">
            <text:p>587.76</text:p>
          </table:table-cell>
          <table:table-cell office:value-type="float" office:value="6.1" calcext:value-type="float">
            <text:p>6.1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63737" calcext:value-type="float">
            <text:p>63737</text:p>
          </table:table-cell>
          <table:table-cell table:formula="of:=[.A6]/1000/(60*60*24)" office:value-type="time" office:time-value="PT00H01M03.737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5.78" calcext:value-type="float">
            <text:p>585.78</text:p>
          </table:table-cell>
          <table:table-cell office:value-type="float" office:value="8.14" calcext:value-type="float">
            <text:p>8.14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79737" calcext:value-type="float">
            <text:p>79737</text:p>
          </table:table-cell>
          <table:table-cell table:formula="of:=[.A7]/1000/(60*60*24)" office:value-type="time" office:time-value="PT00H01M19.737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59.6" calcext:value-type="float">
            <text:p>459.6</text:p>
          </table:table-cell>
          <table:table-cell office:value-type="float" office:value="585.52" calcext:value-type="float">
            <text:p>585.52</text:p>
          </table:table-cell>
          <table:table-cell office:value-type="float" office:value="10.18" calcext:value-type="float">
            <text:p>10.18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95737" calcext:value-type="float">
            <text:p>95737</text:p>
          </table:table-cell>
          <table:table-cell table:formula="of:=[.A8]/1000/(60*60*24)" office:value-type="time" office:time-value="PT00H01M35.737S" calcext:value-type="time">
            <text:p>00:01:36</text:p>
          </table:table-cell>
          <table:table-cell office:value-type="float" office:value="1.27" calcext:value-type="float">
            <text:p>1.27</text:p>
          </table:table-cell>
          <table:table-cell office:value-type="float" office:value="459.6" calcext:value-type="float">
            <text:p>459.6</text:p>
          </table:table-cell>
          <table:table-cell office:value-type="float" office:value="583.68" calcext:value-type="float">
            <text:p>583.68</text:p>
          </table:table-cell>
          <table:table-cell office:value-type="float" office:value="12.23" calcext:value-type="float">
            <text:p>12.23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111737" calcext:value-type="float">
            <text:p>111737</text:p>
          </table:table-cell>
          <table:table-cell table:formula="of:=[.A9]/1000/(60*60*24)" office:value-type="time" office:time-value="PT00H01M51.737S" calcext:value-type="time">
            <text:p>00:01:52</text:p>
          </table:table-cell>
          <table:table-cell office:value-type="float" office:value="1.27" calcext:value-type="float">
            <text:p>1.2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83.58" calcext:value-type="float">
            <text:p>583.58</text:p>
          </table:table-cell>
          <table:table-cell office:value-type="float" office:value="14.27" calcext:value-type="float">
            <text:p>14.2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27737" calcext:value-type="float">
            <text:p>127737</text:p>
          </table:table-cell>
          <table:table-cell table:formula="of:=[.A10]/1000/(60*60*24)" office:value-type="time" office:time-value="PT00H02M07.737S" calcext:value-type="time">
            <text:p>00:02:08</text:p>
          </table:table-cell>
          <table:table-cell office:value-type="float" office:value="1.27" calcext:value-type="float">
            <text:p>1.2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82" calcext:value-type="float">
            <text:p>582</text:p>
          </table:table-cell>
          <table:table-cell office:value-type="float" office:value="16.31" calcext:value-type="float">
            <text:p>16.31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float" office:value="143738" calcext:value-type="float">
            <text:p>143738</text:p>
          </table:table-cell>
          <table:table-cell table:formula="of:=[.A11]/1000/(60*60*24)" office:value-type="time" office:time-value="PT00H02M23.738S" calcext:value-type="time">
            <text:p>00:02:24</text:p>
          </table:table-cell>
          <table:table-cell office:value-type="float" office:value="1.27" calcext:value-type="float">
            <text:p>1.27</text:p>
          </table:table-cell>
          <table:table-cell office:value-type="float" office:value="459.8" calcext:value-type="float">
            <text:p>459.8</text:p>
          </table:table-cell>
          <table:table-cell office:value-type="float" office:value="582.08" calcext:value-type="float">
            <text:p>582.08</text:p>
          </table:table-cell>
          <table:table-cell office:value-type="float" office:value="18.36" calcext:value-type="float">
            <text:p>18.36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float" office:value="159737" calcext:value-type="float">
            <text:p>159737</text:p>
          </table:table-cell>
          <table:table-cell table:formula="of:=[.A12]/1000/(60*60*24)" office:value-type="time" office:time-value="PT00H02M39.737S" calcext:value-type="time">
            <text:p>00:02:40</text:p>
          </table:table-cell>
          <table:table-cell office:value-type="float" office:value="1.27" calcext:value-type="float">
            <text:p>1.2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81.72" calcext:value-type="float">
            <text:p>581.72</text:p>
          </table:table-cell>
          <table:table-cell office:value-type="float" office:value="20.4" calcext:value-type="float">
            <text:p>20.4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float" office:value="175737" calcext:value-type="float">
            <text:p>175737</text:p>
          </table:table-cell>
          <table:table-cell table:formula="of:=[.A13]/1000/(60*60*24)" office:value-type="time" office:time-value="PT00H02M55.737S" calcext:value-type="time">
            <text:p>00:02:56</text:p>
          </table:table-cell>
          <table:table-cell office:value-type="float" office:value="1.27" calcext:value-type="float">
            <text:p>1.27</text:p>
          </table:table-cell>
          <table:table-cell office:value-type="float" office:value="459.4" calcext:value-type="float">
            <text:p>459.4</text:p>
          </table:table-cell>
          <table:table-cell office:value-type="float" office:value="581.58" calcext:value-type="float">
            <text:p>581.58</text:p>
          </table:table-cell>
          <table:table-cell office:value-type="float" office:value="22.44" calcext:value-type="float">
            <text:p>22.44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float" office:value="191737" calcext:value-type="float">
            <text:p>191737</text:p>
          </table:table-cell>
          <table:table-cell table:formula="of:=[.A14]/1000/(60*60*24)" office:value-type="time" office:time-value="PT00H03M11.737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9.98" calcext:value-type="float">
            <text:p>579.98</text:p>
          </table:table-cell>
          <table:table-cell office:value-type="float" office:value="24.48" calcext:value-type="float">
            <text:p>24.48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float" office:value="207737" calcext:value-type="float">
            <text:p>207737</text:p>
          </table:table-cell>
          <table:table-cell table:formula="of:=[.A15]/1000/(60*60*24)" office:value-type="time" office:time-value="PT00H03M27.737S" calcext:value-type="time">
            <text:p>00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8.05" calcext:value-type="float">
            <text:p>578.05</text:p>
          </table:table-cell>
          <table:table-cell office:value-type="float" office:value="26.53" calcext:value-type="float">
            <text:p>26.53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223737" calcext:value-type="float">
            <text:p>223737</text:p>
          </table:table-cell>
          <table:table-cell table:formula="of:=[.A16]/1000/(60*60*24)" office:value-type="time" office:time-value="PT00H03M43.737S" calcext:value-type="time">
            <text:p>00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8.17" calcext:value-type="float">
            <text:p>578.17</text:p>
          </table:table-cell>
          <table:table-cell office:value-type="float" office:value="28.57" calcext:value-type="float">
            <text:p>28.57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239738" calcext:value-type="float">
            <text:p>239738</text:p>
          </table:table-cell>
          <table:table-cell table:formula="of:=[.A17]/1000/(60*60*24)" office:value-type="time" office:time-value="PT00H03M59.738S" calcext:value-type="time">
            <text:p>00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459.8" calcext:value-type="float">
            <text:p>459.8</text:p>
          </table:table-cell>
          <table:table-cell office:value-type="float" office:value="578.4" calcext:value-type="float">
            <text:p>578.4</text:p>
          </table:table-cell>
          <table:table-cell office:value-type="float" office:value="30.61" calcext:value-type="float">
            <text:p>30.61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1">
          <table:table-cell office:value-type="float" office:value="255737" calcext:value-type="float">
            <text:p>255737</text:p>
          </table:table-cell>
          <table:table-cell table:formula="of:=[.A18]/1000/(60*60*24)" office:value-type="time" office:time-value="PT00H04M15.737S" calcext:value-type="time">
            <text:p>00:04:16</text:p>
          </table:table-cell>
          <table:table-cell office:value-type="float" office:value="1.26" calcext:value-type="float">
            <text:p>1.26</text:p>
          </table:table-cell>
          <table:table-cell office:value-type="float" office:value="459.6" calcext:value-type="float">
            <text:p>459.6</text:p>
          </table:table-cell>
          <table:table-cell office:value-type="float" office:value="578.15" calcext:value-type="float">
            <text:p>578.15</text:p>
          </table:table-cell>
          <table:table-cell office:value-type="float" office:value="32.65" calcext:value-type="float">
            <text:p>32.65</text:p>
          </table:table-cell>
          <table:table-cell office:value-type="float" office:value="41.41" calcext:value-type="float">
            <text:p>41.41</text:p>
          </table:table-cell>
        </table:table-row>
        <table:table-row table:style-name="ro1">
          <table:table-cell office:value-type="float" office:value="271737" calcext:value-type="float">
            <text:p>271737</text:p>
          </table:table-cell>
          <table:table-cell table:formula="of:=[.A19]/1000/(60*60*24)" office:value-type="time" office:time-value="PT00H04M31.737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6.21" calcext:value-type="float">
            <text:p>576.21</text:p>
          </table:table-cell>
          <table:table-cell office:value-type="float" office:value="34.7" calcext:value-type="float">
            <text:p>34.7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1">
          <table:table-cell office:value-type="float" office:value="287737" calcext:value-type="float">
            <text:p>287737</text:p>
          </table:table-cell>
          <table:table-cell table:formula="of:=[.A20]/1000/(60*60*24)" office:value-type="time" office:time-value="PT00H04M47.737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6.06" calcext:value-type="float">
            <text:p>576.06</text:p>
          </table:table-cell>
          <table:table-cell office:value-type="float" office:value="36.74" calcext:value-type="float">
            <text:p>36.74</text:p>
          </table:table-cell>
          <table:table-cell office:value-type="float" office:value="46.54" calcext:value-type="float">
            <text:p>46.54</text:p>
          </table:table-cell>
        </table:table-row>
        <table:table-row table:style-name="ro1">
          <table:table-cell office:value-type="float" office:value="303737" calcext:value-type="float">
            <text:p>303737</text:p>
          </table:table-cell>
          <table:table-cell table:formula="of:=[.A21]/1000/(60*60*24)" office:value-type="time" office:time-value="PT00H05M03.737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6.31" calcext:value-type="float">
            <text:p>576.31</text:p>
          </table:table-cell>
          <table:table-cell office:value-type="float" office:value="38.78" calcext:value-type="float">
            <text:p>38.78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319738" calcext:value-type="float">
            <text:p>319738</text:p>
          </table:table-cell>
          <table:table-cell table:formula="of:=[.A22]/1000/(60*60*24)" office:value-type="time" office:time-value="PT00H05M19.738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4.47" calcext:value-type="float">
            <text:p>574.47</text:p>
          </table:table-cell>
          <table:table-cell office:value-type="float" office:value="40.82" calcext:value-type="float">
            <text:p>40.82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335737" calcext:value-type="float">
            <text:p>335737</text:p>
          </table:table-cell>
          <table:table-cell table:formula="of:=[.A23]/1000/(60*60*24)" office:value-type="time" office:time-value="PT00H05M35.737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59.8" calcext:value-type="float">
            <text:p>459.8</text:p>
          </table:table-cell>
          <table:table-cell office:value-type="float" office:value="574.73" calcext:value-type="float">
            <text:p>574.73</text:p>
          </table:table-cell>
          <table:table-cell office:value-type="float" office:value="42.87" calcext:value-type="float">
            <text:p>42.87</text:p>
          </table:table-cell>
          <table:table-cell office:value-type="float" office:value="54.22" calcext:value-type="float">
            <text:p>54.22</text:p>
          </table:table-cell>
        </table:table-row>
        <table:table-row table:style-name="ro1">
          <table:table-cell office:value-type="float" office:value="351738" calcext:value-type="float">
            <text:p>351738</text:p>
          </table:table-cell>
          <table:table-cell table:formula="of:=[.A24]/1000/(60*60*24)" office:value-type="time" office:time-value="PT00H05M51.738S" calcext:value-type="time">
            <text:p>00:05:52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4" calcext:value-type="float">
            <text:p>572.64</text:p>
          </table:table-cell>
          <table:table-cell office:value-type="float" office:value="44.91" calcext:value-type="float">
            <text:p>44.91</text:p>
          </table:table-cell>
          <table:table-cell office:value-type="float" office:value="56.78" calcext:value-type="float">
            <text:p>56.78</text:p>
          </table:table-cell>
        </table:table-row>
        <table:table-row table:style-name="ro1">
          <table:table-cell office:value-type="float" office:value="367737" calcext:value-type="float">
            <text:p>367737</text:p>
          </table:table-cell>
          <table:table-cell table:formula="of:=[.A25]/1000/(60*60*24)" office:value-type="time" office:time-value="PT00H06M07.737S" calcext:value-type="time">
            <text:p>00:06:08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4.23" calcext:value-type="float">
            <text:p>574.23</text:p>
          </table:table-cell>
          <table:table-cell office:value-type="float" office:value="46.95" calcext:value-type="float">
            <text:p>46.95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float" office:value="383737" calcext:value-type="float">
            <text:p>383737</text:p>
          </table:table-cell>
          <table:table-cell table:formula="of:=[.A26]/1000/(60*60*24)" office:value-type="time" office:time-value="PT00H06M23.737S" calcext:value-type="time">
            <text:p>00:06:24</text:p>
          </table:table-cell>
          <table:table-cell office:value-type="float" office:value="1.25" calcext:value-type="float">
            <text:p>1.2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74.12" calcext:value-type="float">
            <text:p>574.12</text:p>
          </table:table-cell>
          <table:table-cell office:value-type="float" office:value="48.99" calcext:value-type="float">
            <text:p>48.99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float" office:value="399737" calcext:value-type="float">
            <text:p>399737</text:p>
          </table:table-cell>
          <table:table-cell table:formula="of:=[.A27]/1000/(60*60*24)" office:value-type="time" office:time-value="PT00H06M39.737S" calcext:value-type="time">
            <text:p>00:06:40</text:p>
          </table:table-cell>
          <table:table-cell office:value-type="float" office:value="1.25" calcext:value-type="float">
            <text:p>1.2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2.55" calcext:value-type="float">
            <text:p>572.55</text:p>
          </table:table-cell>
          <table:table-cell office:value-type="float" office:value="51.04" calcext:value-type="float">
            <text:p>51.04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415737" calcext:value-type="float">
            <text:p>415737</text:p>
          </table:table-cell>
          <table:table-cell table:formula="of:=[.A28]/1000/(60*60*24)" office:value-type="time" office:time-value="PT00H06M55.737S" calcext:value-type="time">
            <text:p>00:06:56</text:p>
          </table:table-cell>
          <table:table-cell office:value-type="float" office:value="1.25" calcext:value-type="float">
            <text:p>1.2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72.54" calcext:value-type="float">
            <text:p>572.54</text:p>
          </table:table-cell>
          <table:table-cell office:value-type="float" office:value="53.08" calcext:value-type="float">
            <text:p>53.08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1">
          <table:table-cell office:value-type="float" office:value="431737" calcext:value-type="float">
            <text:p>431737</text:p>
          </table:table-cell>
          <table:table-cell table:formula="of:=[.A29]/1000/(60*60*24)" office:value-type="time" office:time-value="PT00H07M11.737S" calcext:value-type="time">
            <text:p>00:07:12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4" calcext:value-type="float">
            <text:p>572.64</text:p>
          </table:table-cell>
          <table:table-cell office:value-type="float" office:value="55.12" calcext:value-type="float">
            <text:p>55.12</text:p>
          </table:table-cell>
          <table:table-cell office:value-type="float" office:value="69.52" calcext:value-type="float">
            <text:p>69.52</text:p>
          </table:table-cell>
        </table:table-row>
        <table:table-row table:style-name="ro1">
          <table:table-cell office:value-type="float" office:value="447738" calcext:value-type="float">
            <text:p>447738</text:p>
          </table:table-cell>
          <table:table-cell table:formula="of:=[.A30]/1000/(60*60*24)" office:value-type="time" office:time-value="PT00H07M27.738S" calcext:value-type="time">
            <text:p>00:07:28</text:p>
          </table:table-cell>
          <table:table-cell office:value-type="float" office:value="1.25" calcext:value-type="float">
            <text:p>1.25</text:p>
          </table:table-cell>
          <table:table-cell office:value-type="float" office:value="459.4" calcext:value-type="float">
            <text:p>459.4</text:p>
          </table:table-cell>
          <table:table-cell office:value-type="float" office:value="572.39" calcext:value-type="float">
            <text:p>572.39</text:p>
          </table:table-cell>
          <table:table-cell office:value-type="float" office:value="57.16" calcext:value-type="float">
            <text:p>57.16</text:p>
          </table:table-cell>
          <table:table-cell office:value-type="float" office:value="72.06" calcext:value-type="float">
            <text:p>72.06</text:p>
          </table:table-cell>
        </table:table-row>
        <table:table-row table:style-name="ro1">
          <table:table-cell office:value-type="float" office:value="463737" calcext:value-type="float">
            <text:p>463737</text:p>
          </table:table-cell>
          <table:table-cell table:formula="of:=[.A31]/1000/(60*60*24)" office:value-type="time" office:time-value="PT00H07M43.737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70.8" calcext:value-type="float">
            <text:p>570.8</text:p>
          </table:table-cell>
          <table:table-cell office:value-type="float" office:value="59.2" calcext:value-type="float">
            <text:p>59.2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479737" calcext:value-type="float">
            <text:p>479737</text:p>
          </table:table-cell>
          <table:table-cell table:formula="of:=[.A32]/1000/(60*60*24)" office:value-type="time" office:time-value="PT00H07M59.737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70.8" calcext:value-type="float">
            <text:p>570.8</text:p>
          </table:table-cell>
          <table:table-cell office:value-type="float" office:value="61.25" calcext:value-type="float">
            <text:p>61.25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495738" calcext:value-type="float">
            <text:p>495738</text:p>
          </table:table-cell>
          <table:table-cell table:formula="of:=[.A33]/1000/(60*60*24)" office:value-type="time" office:time-value="PT00H08M15.738S" calcext:value-type="time">
            <text:p>00:08:16</text:p>
          </table:table-cell>
          <table:table-cell office:value-type="float" office:value="1.25" calcext:value-type="float">
            <text:p>1.25</text:p>
          </table:table-cell>
          <table:table-cell office:value-type="float" office:value="459.6" calcext:value-type="float">
            <text:p>459.6</text:p>
          </table:table-cell>
          <table:table-cell office:value-type="float" office:value="572.63" calcext:value-type="float">
            <text:p>572.63</text:p>
          </table:table-cell>
          <table:table-cell office:value-type="float" office:value="63.29" calcext:value-type="float">
            <text:p>63.29</text:p>
          </table:table-cell>
          <table:table-cell office:value-type="float" office:value="79.68" calcext:value-type="float">
            <text:p>79.68</text:p>
          </table:table-cell>
        </table:table-row>
        <table:table-row table:style-name="ro1">
          <table:table-cell office:value-type="float" office:value="511737" calcext:value-type="float">
            <text:p>511737</text:p>
          </table:table-cell>
          <table:table-cell table:formula="of:=[.A34]/1000/(60*60*24)" office:value-type="time" office:time-value="PT00H08M31.737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459.8" calcext:value-type="float">
            <text:p>459.8</text:p>
          </table:table-cell>
          <table:table-cell office:value-type="float" office:value="571.04" calcext:value-type="float">
            <text:p>571.04</text:p>
          </table:table-cell>
          <table:table-cell office:value-type="float" office:value="65.33" calcext:value-type="float">
            <text:p>65.33</text:p>
          </table:table-cell>
          <table:table-cell office:value-type="float" office:value="82.22" calcext:value-type="float">
            <text:p>82.22</text:p>
          </table:table-cell>
        </table:table-row>
        <table:table-row table:style-name="ro1">
          <table:table-cell office:value-type="float" office:value="527737" calcext:value-type="float">
            <text:p>527737</text:p>
          </table:table-cell>
          <table:table-cell table:formula="of:=[.A35]/1000/(60*60*24)" office:value-type="time" office:time-value="PT00H08M47.737S" calcext:value-type="time">
            <text:p>00:08:48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70.8" calcext:value-type="float">
            <text:p>570.8</text:p>
          </table:table-cell>
          <table:table-cell office:value-type="float" office:value="67.37" calcext:value-type="float">
            <text:p>67.37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543737" calcext:value-type="float">
            <text:p>543737</text:p>
          </table:table-cell>
          <table:table-cell table:formula="of:=[.A36]/1000/(60*60*24)" office:value-type="time" office:time-value="PT00H09M03.737S" calcext:value-type="time">
            <text:p>00:09:04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68.71" calcext:value-type="float">
            <text:p>568.71</text:p>
          </table:table-cell>
          <table:table-cell office:value-type="float" office:value="69.42" calcext:value-type="float">
            <text:p>69.42</text:p>
          </table:table-cell>
          <table:table-cell office:value-type="float" office:value="87.29" calcext:value-type="float">
            <text:p>87.29</text:p>
          </table:table-cell>
        </table:table-row>
        <table:table-row table:style-name="ro1">
          <table:table-cell office:value-type="float" office:value="559738" calcext:value-type="float">
            <text:p>559738</text:p>
          </table:table-cell>
          <table:table-cell table:formula="of:=[.A37]/1000/(60*60*24)" office:value-type="time" office:time-value="PT00H09M19.738S" calcext:value-type="time">
            <text:p>00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8.61" calcext:value-type="float">
            <text:p>568.61</text:p>
          </table:table-cell>
          <table:table-cell office:value-type="float" office:value="71.46" calcext:value-type="float">
            <text:p>71.46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575737" calcext:value-type="float">
            <text:p>575737</text:p>
          </table:table-cell>
          <table:table-cell table:formula="of:=[.A38]/1000/(60*60*24)" office:value-type="time" office:time-value="PT00H09M35.737S" calcext:value-type="time">
            <text:p>00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459.6" calcext:value-type="float">
            <text:p>459.6</text:p>
          </table:table-cell>
          <table:table-cell office:value-type="float" office:value="568.95" calcext:value-type="float">
            <text:p>568.95</text:p>
          </table:table-cell>
          <table:table-cell office:value-type="float" office:value="73.5" calcext:value-type="float">
            <text:p>73.5</text:p>
          </table:table-cell>
          <table:table-cell office:value-type="float" office:value="92.35" calcext:value-type="float">
            <text:p>92.35</text:p>
          </table:table-cell>
        </table:table-row>
        <table:table-row table:style-name="ro1">
          <table:table-cell office:value-type="float" office:value="591737" calcext:value-type="float">
            <text:p>591737</text:p>
          </table:table-cell>
          <table:table-cell table:formula="of:=[.A39]/1000/(60*60*24)" office:value-type="time" office:time-value="PT00H09M51.737S" calcext:value-type="time">
            <text:p>00:09:52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68.71" calcext:value-type="float">
            <text:p>568.71</text:p>
          </table:table-cell>
          <table:table-cell office:value-type="float" office:value="75.54" calcext:value-type="float">
            <text:p>75.54</text:p>
          </table:table-cell>
          <table:table-cell office:value-type="float" office:value="94.88" calcext:value-type="float">
            <text:p>94.88</text:p>
          </table:table-cell>
        </table:table-row>
        <table:table-row table:style-name="ro1">
          <table:table-cell office:value-type="float" office:value="607738" calcext:value-type="float">
            <text:p>607738</text:p>
          </table:table-cell>
          <table:table-cell table:formula="of:=[.A40]/1000/(60*60*24)" office:value-type="time" office:time-value="PT00H10M07.738S" calcext:value-type="time">
            <text:p>00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8.86" calcext:value-type="float">
            <text:p>568.86</text:p>
          </table:table-cell>
          <table:table-cell office:value-type="float" office:value="77.58" calcext:value-type="float">
            <text:p>77.58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float" office:value="623738" calcext:value-type="float">
            <text:p>623738</text:p>
          </table:table-cell>
          <table:table-cell table:formula="of:=[.A41]/1000/(60*60*24)" office:value-type="time" office:time-value="PT00H10M23.738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2" calcext:value-type="float">
            <text:p>567.12</text:p>
          </table:table-cell>
          <table:table-cell office:value-type="float" office:value="79.63" calcext:value-type="float">
            <text:p>79.63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639737" calcext:value-type="float">
            <text:p>639737</text:p>
          </table:table-cell>
          <table:table-cell table:formula="of:=[.A42]/1000/(60*60*24)" office:value-type="time" office:time-value="PT00H10M39.737S" calcext:value-type="time">
            <text:p>00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459.4" calcext:value-type="float">
            <text:p>459.4</text:p>
          </table:table-cell>
          <table:table-cell office:value-type="float" office:value="568.71" calcext:value-type="float">
            <text:p>568.71</text:p>
          </table:table-cell>
          <table:table-cell office:value-type="float" office:value="81.67" calcext:value-type="float">
            <text:p>81.67</text:p>
          </table:table-cell>
          <table:table-cell office:value-type="float" office:value="102.46" calcext:value-type="float">
            <text:p>102.46</text:p>
          </table:table-cell>
        </table:table-row>
        <table:table-row table:style-name="ro1">
          <table:table-cell office:value-type="float" office:value="655737" calcext:value-type="float">
            <text:p>655737</text:p>
          </table:table-cell>
          <table:table-cell table:formula="of:=[.A43]/1000/(60*60*24)" office:value-type="time" office:time-value="PT00H10M55.737S" calcext:value-type="time">
            <text:p>00:10:56</text:p>
          </table:table-cell>
          <table:table-cell office:value-type="float" office:value="1.24" calcext:value-type="float">
            <text:p>1.24</text:p>
          </table:table-cell>
          <table:table-cell office:value-type="float" office:value="459.2" calcext:value-type="float">
            <text:p>459.2</text:p>
          </table:table-cell>
          <table:table-cell office:value-type="float" office:value="568.47" calcext:value-type="float">
            <text:p>568.47</text:p>
          </table:table-cell>
          <table:table-cell office:value-type="float" office:value="83.71" calcext:value-type="float">
            <text:p>83.71</text:p>
          </table:table-cell>
          <table:table-cell office:value-type="float" office:value="104.98" calcext:value-type="float">
            <text:p>104.98</text:p>
          </table:table-cell>
        </table:table-row>
        <table:table-row table:style-name="ro1">
          <table:table-cell office:value-type="float" office:value="671738" calcext:value-type="float">
            <text:p>671738</text:p>
          </table:table-cell>
          <table:table-cell table:formula="of:=[.A44]/1000/(60*60*24)" office:value-type="time" office:time-value="PT00H11M11.738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66.77" calcext:value-type="float">
            <text:p>566.77</text:p>
          </table:table-cell>
          <table:table-cell office:value-type="float" office:value="85.75" calcext:value-type="float">
            <text:p>85.7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687737" calcext:value-type="float">
            <text:p>687737</text:p>
          </table:table-cell>
          <table:table-cell table:formula="of:=[.A45]/1000/(60*60*24)" office:value-type="time" office:time-value="PT00H11M27.737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7.02" calcext:value-type="float">
            <text:p>567.02</text:p>
          </table:table-cell>
          <table:table-cell office:value-type="float" office:value="87.8" calcext:value-type="float">
            <text:p>87.8</text:p>
          </table:table-cell>
          <table:table-cell office:value-type="float" office:value="110.02" calcext:value-type="float">
            <text:p>110.02</text:p>
          </table:table-cell>
        </table:table-row>
        <table:table-row table:style-name="ro1">
          <table:table-cell office:value-type="float" office:value="703737" calcext:value-type="float">
            <text:p>703737</text:p>
          </table:table-cell>
          <table:table-cell table:formula="of:=[.A46]/1000/(60*60*24)" office:value-type="time" office:time-value="PT00H11M43.737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7.02" calcext:value-type="float">
            <text:p>567.02</text:p>
          </table:table-cell>
          <table:table-cell office:value-type="float" office:value="89.84" calcext:value-type="float">
            <text:p>89.84</text:p>
          </table:table-cell>
          <table:table-cell office:value-type="float" office:value="112.54" calcext:value-type="float">
            <text:p>112.54</text:p>
          </table:table-cell>
        </table:table-row>
        <table:table-row table:style-name="ro1">
          <table:table-cell office:value-type="float" office:value="719737" calcext:value-type="float">
            <text:p>719737</text:p>
          </table:table-cell>
          <table:table-cell table:formula="of:=[.A47]/1000/(60*60*24)" office:value-type="time" office:time-value="PT00H11M59.737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7.11" calcext:value-type="float">
            <text:p>567.11</text:p>
          </table:table-cell>
          <table:table-cell office:value-type="float" office:value="91.88" calcext:value-type="float">
            <text:p>91.88</text:p>
          </table:table-cell>
          <table:table-cell office:value-type="float" office:value="115.06" calcext:value-type="float">
            <text:p>115.06</text:p>
          </table:table-cell>
        </table:table-row>
        <table:table-row table:style-name="ro1">
          <table:table-cell office:value-type="float" office:value="735737" calcext:value-type="float">
            <text:p>735737</text:p>
          </table:table-cell>
          <table:table-cell table:formula="of:=[.A48]/1000/(60*60*24)" office:value-type="time" office:time-value="PT00H12M15.737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7.02" calcext:value-type="float">
            <text:p>567.02</text:p>
          </table:table-cell>
          <table:table-cell office:value-type="float" office:value="93.92" calcext:value-type="float">
            <text:p>93.92</text:p>
          </table:table-cell>
          <table:table-cell office:value-type="float" office:value="117.58" calcext:value-type="float">
            <text:p>117.58</text:p>
          </table:table-cell>
        </table:table-row>
        <table:table-row table:style-name="ro1">
          <table:table-cell office:value-type="float" office:value="751737" calcext:value-type="float">
            <text:p>751737</text:p>
          </table:table-cell>
          <table:table-cell table:formula="of:=[.A49]/1000/(60*60*24)" office:value-type="time" office:time-value="PT00H12M31.737S" calcext:value-type="time">
            <text:p>00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5.29" calcext:value-type="float">
            <text:p>565.29</text:p>
          </table:table-cell>
          <table:table-cell office:value-type="float" office:value="95.96" calcext:value-type="float">
            <text:p>95.96</text:p>
          </table:table-cell>
          <table:table-cell office:value-type="float" office:value="120.09" calcext:value-type="float">
            <text:p>120.09</text:p>
          </table:table-cell>
        </table:table-row>
        <table:table-row table:style-name="ro1">
          <table:table-cell office:value-type="float" office:value="767737" calcext:value-type="float">
            <text:p>767737</text:p>
          </table:table-cell>
          <table:table-cell table:formula="of:=[.A50]/1000/(60*60*24)" office:value-type="time" office:time-value="PT00H12M47.737S" calcext:value-type="time">
            <text:p>00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3" calcext:value-type="float">
            <text:p>565.03</text:p>
          </table:table-cell>
          <table:table-cell office:value-type="float" office:value="98.01" calcext:value-type="float">
            <text:p>98.01</text:p>
          </table:table-cell>
          <table:table-cell office:value-type="float" office:value="122.61" calcext:value-type="float">
            <text:p>122.61</text:p>
          </table:table-cell>
        </table:table-row>
        <table:table-row table:style-name="ro1">
          <table:table-cell office:value-type="float" office:value="783737" calcext:value-type="float">
            <text:p>783737</text:p>
          </table:table-cell>
          <table:table-cell table:formula="of:=[.A51]/1000/(60*60*24)" office:value-type="time" office:time-value="PT00H13M03.737S" calcext:value-type="time">
            <text:p>00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459.2" calcext:value-type="float">
            <text:p>459.2</text:p>
          </table:table-cell>
          <table:table-cell office:value-type="float" office:value="564.8" calcext:value-type="float">
            <text:p>564.8</text:p>
          </table:table-cell>
          <table:table-cell office:value-type="float" office:value="100.05" calcext:value-type="float">
            <text:p>100.05</text:p>
          </table:table-cell>
          <table:table-cell office:value-type="float" office:value="125.12" calcext:value-type="float">
            <text:p>125.12</text:p>
          </table:table-cell>
        </table:table-row>
        <table:table-row table:style-name="ro1">
          <table:table-cell office:value-type="float" office:value="799737" calcext:value-type="float">
            <text:p>799737</text:p>
          </table:table-cell>
          <table:table-cell table:formula="of:=[.A52]/1000/(60*60*24)" office:value-type="time" office:time-value="PT00H13M19.737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5.43" calcext:value-type="float">
            <text:p>565.43</text:p>
          </table:table-cell>
          <table:table-cell office:value-type="float" office:value="102.09" calcext:value-type="float">
            <text:p>102.09</text:p>
          </table:table-cell>
          <table:table-cell office:value-type="float" office:value="127.63" calcext:value-type="float">
            <text:p>127.63</text:p>
          </table:table-cell>
        </table:table-row>
        <table:table-row table:style-name="ro1">
          <table:table-cell office:value-type="float" office:value="815736" calcext:value-type="float">
            <text:p>815736</text:p>
          </table:table-cell>
          <table:table-cell table:formula="of:=[.A53]/1000/(60*60*24)" office:value-type="time" office:time-value="PT00H13M35.736S" calcext:value-type="time">
            <text:p>00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5.2" calcext:value-type="float">
            <text:p>565.2</text:p>
          </table:table-cell>
          <table:table-cell office:value-type="float" office:value="104.13" calcext:value-type="float">
            <text:p>104.13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831737" calcext:value-type="float">
            <text:p>831737</text:p>
          </table:table-cell>
          <table:table-cell table:formula="of:=[.A54]/1000/(60*60*24)" office:value-type="time" office:time-value="PT00H13M51.737S" calcext:value-type="time">
            <text:p>00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63.6" calcext:value-type="float">
            <text:p>563.6</text:p>
          </table:table-cell>
          <table:table-cell office:value-type="float" office:value="106.17" calcext:value-type="float">
            <text:p>106.17</text:p>
          </table:table-cell>
          <table:table-cell office:value-type="float" office:value="132.65" calcext:value-type="float">
            <text:p>132.65</text:p>
          </table:table-cell>
        </table:table-row>
        <table:table-row table:style-name="ro1">
          <table:table-cell office:value-type="float" office:value="847738" calcext:value-type="float">
            <text:p>847738</text:p>
          </table:table-cell>
          <table:table-cell table:formula="of:=[.A55]/1000/(60*60*24)" office:value-type="time" office:time-value="PT00H14M07.738S" calcext:value-type="time">
            <text:p>00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5.03" calcext:value-type="float">
            <text:p>565.03</text:p>
          </table:table-cell>
          <table:table-cell office:value-type="float" office:value="108.22" calcext:value-type="float">
            <text:p>108.22</text:p>
          </table:table-cell>
          <table:table-cell office:value-type="float" office:value="135.16" calcext:value-type="float">
            <text:p>135.16</text:p>
          </table:table-cell>
        </table:table-row>
        <table:table-row table:style-name="ro1">
          <table:table-cell office:value-type="float" office:value="863738" calcext:value-type="float">
            <text:p>863738</text:p>
          </table:table-cell>
          <table:table-cell table:formula="of:=[.A56]/1000/(60*60*24)" office:value-type="time" office:time-value="PT00H14M23.738S" calcext:value-type="time">
            <text:p>00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" calcext:value-type="float">
            <text:p>563.2</text:p>
          </table:table-cell>
          <table:table-cell office:value-type="float" office:value="110.26" calcext:value-type="float">
            <text:p>110.26</text:p>
          </table:table-cell>
          <table:table-cell office:value-type="float" office:value="137.66" calcext:value-type="float">
            <text:p>137.66</text:p>
          </table:table-cell>
        </table:table-row>
        <table:table-row table:style-name="ro1">
          <table:table-cell office:value-type="float" office:value="879738" calcext:value-type="float">
            <text:p>879738</text:p>
          </table:table-cell>
          <table:table-cell table:formula="of:=[.A57]/1000/(60*60*24)" office:value-type="time" office:time-value="PT00H14M39.738S" calcext:value-type="time">
            <text:p>00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1" calcext:value-type="float">
            <text:p>563.21</text:p>
          </table:table-cell>
          <table:table-cell office:value-type="float" office:value="112.3" calcext:value-type="float">
            <text:p>112.3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>
          <table:table-cell office:value-type="float" office:value="895737" calcext:value-type="float">
            <text:p>895737</text:p>
          </table:table-cell>
          <table:table-cell table:formula="of:=[.A58]/1000/(60*60*24)" office:value-type="time" office:time-value="PT00H14M55.737S" calcext:value-type="time">
            <text:p>00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3.36" calcext:value-type="float">
            <text:p>563.36</text:p>
          </table:table-cell>
          <table:table-cell office:value-type="float" office:value="114.34" calcext:value-type="float">
            <text:p>114.34</text:p>
          </table:table-cell>
          <table:table-cell office:value-type="float" office:value="142.68" calcext:value-type="float">
            <text:p>142.68</text:p>
          </table:table-cell>
        </table:table-row>
        <table:table-row table:style-name="ro1">
          <table:table-cell office:value-type="float" office:value="911737" calcext:value-type="float">
            <text:p>911737</text:p>
          </table:table-cell>
          <table:table-cell table:formula="of:=[.A59]/1000/(60*60*24)" office:value-type="time" office:time-value="PT00H15M11.737S" calcext:value-type="time">
            <text:p>00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459.2" calcext:value-type="float">
            <text:p>459.2</text:p>
          </table:table-cell>
          <table:table-cell office:value-type="float" office:value="562.96" calcext:value-type="float">
            <text:p>562.96</text:p>
          </table:table-cell>
          <table:table-cell office:value-type="float" office:value="116.38" calcext:value-type="float">
            <text:p>116.38</text:p>
          </table:table-cell>
          <table:table-cell office:value-type="float" office:value="145.18" calcext:value-type="float">
            <text:p>145.18</text:p>
          </table:table-cell>
        </table:table-row>
        <table:table-row table:style-name="ro1">
          <table:table-cell office:value-type="float" office:value="927737" calcext:value-type="float">
            <text:p>927737</text:p>
          </table:table-cell>
          <table:table-cell table:formula="of:=[.A60]/1000/(60*60*24)" office:value-type="time" office:time-value="PT00H15M27.737S" calcext:value-type="time">
            <text:p>00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3.35" calcext:value-type="float">
            <text:p>563.35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7.68" calcext:value-type="float">
            <text:p>147.68</text:p>
          </table:table-cell>
        </table:table-row>
        <table:table-row table:style-name="ro1">
          <table:table-cell office:value-type="float" office:value="943737" calcext:value-type="float">
            <text:p>943737</text:p>
          </table:table-cell>
          <table:table-cell table:formula="of:=[.A61]/1000/(60*60*24)" office:value-type="time" office:time-value="PT00H15M43.737S" calcext:value-type="time">
            <text:p>00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459.6" calcext:value-type="float">
            <text:p>459.6</text:p>
          </table:table-cell>
          <table:table-cell office:value-type="float" office:value="563.44" calcext:value-type="float">
            <text:p>563.44</text:p>
          </table:table-cell>
          <table:table-cell office:value-type="float" office:value="120.47" calcext:value-type="float">
            <text:p>120.47</text:p>
          </table:table-cell>
          <table:table-cell office:value-type="float" office:value="150.19" calcext:value-type="float">
            <text:p>150.19</text:p>
          </table:table-cell>
        </table:table-row>
        <table:table-row table:style-name="ro1">
          <table:table-cell office:value-type="float" office:value="959738" calcext:value-type="float">
            <text:p>959738</text:p>
          </table:table-cell>
          <table:table-cell table:formula="of:=[.A62]/1000/(60*60*24)" office:value-type="time" office:time-value="PT00H15M59.738S" calcext:value-type="time">
            <text:p>00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61.36" calcext:value-type="float">
            <text:p>561.36</text:p>
          </table:table-cell>
          <table:table-cell office:value-type="float" office:value="122.51" calcext:value-type="float">
            <text:p>122.51</text:p>
          </table:table-cell>
          <table:table-cell office:value-type="float" office:value="152.69" calcext:value-type="float">
            <text:p>152.69</text:p>
          </table:table-cell>
        </table:table-row>
        <table:table-row table:style-name="ro1">
          <table:table-cell office:value-type="float" office:value="975737" calcext:value-type="float">
            <text:p>975737</text:p>
          </table:table-cell>
          <table:table-cell table:formula="of:=[.A63]/1000/(60*60*24)" office:value-type="time" office:time-value="PT00H16M15.737S" calcext:value-type="time">
            <text:p>00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2" calcext:value-type="float">
            <text:p>563.2</text:p>
          </table:table-cell>
          <table:table-cell office:value-type="float" office:value="124.55" calcext:value-type="float">
            <text:p>124.55</text:p>
          </table:table-cell>
          <table:table-cell office:value-type="float" office:value="155.19" calcext:value-type="float">
            <text:p>155.19</text:p>
          </table:table-cell>
        </table:table-row>
        <table:table-row table:style-name="ro1">
          <table:table-cell office:value-type="float" office:value="991736" calcext:value-type="float">
            <text:p>991736</text:p>
          </table:table-cell>
          <table:table-cell table:formula="of:=[.A64]/1000/(60*60*24)" office:value-type="time" office:time-value="PT00H16M31.736S" calcext:value-type="time">
            <text:p>00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61.36" calcext:value-type="float">
            <text:p>561.36</text:p>
          </table:table-cell>
          <table:table-cell office:value-type="float" office:value="126.59" calcext:value-type="float">
            <text:p>126.59</text:p>
          </table:table-cell>
          <table:table-cell office:value-type="float" office:value="157.69" calcext:value-type="float">
            <text:p>157.69</text:p>
          </table:table-cell>
        </table:table-row>
        <table:table-row table:style-name="ro1">
          <table:table-cell office:value-type="float" office:value="1007736" calcext:value-type="float">
            <text:p>1007736</text:p>
          </table:table-cell>
          <table:table-cell table:formula="of:=[.A65]/1000/(60*60*24)" office:value-type="time" office:time-value="PT00H16M47.736S" calcext:value-type="time">
            <text:p>00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459.2" calcext:value-type="float">
            <text:p>459.2</text:p>
          </table:table-cell>
          <table:table-cell office:value-type="float" office:value="561.12" calcext:value-type="float">
            <text:p>561.12</text:p>
          </table:table-cell>
          <table:table-cell office:value-type="float" office:value="128.64" calcext:value-type="float">
            <text:p>128.64</text:p>
          </table:table-cell>
          <table:table-cell office:value-type="float" office:value="160.19" calcext:value-type="float">
            <text:p>160.19</text:p>
          </table:table-cell>
        </table:table-row>
        <table:table-row table:style-name="ro1">
          <table:table-cell office:value-type="float" office:value="1023737" calcext:value-type="float">
            <text:p>1023737</text:p>
          </table:table-cell>
          <table:table-cell table:formula="of:=[.A66]/1000/(60*60*24)" office:value-type="time" office:time-value="PT00H17M03.737S" calcext:value-type="time">
            <text:p>00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1.5" calcext:value-type="float">
            <text:p>561.5</text:p>
          </table:table-cell>
          <table:table-cell office:value-type="float" office:value="130.68" calcext:value-type="float">
            <text:p>130.68</text:p>
          </table:table-cell>
          <table:table-cell office:value-type="float" office:value="162.69" calcext:value-type="float">
            <text:p>162.69</text:p>
          </table:table-cell>
        </table:table-row>
        <table:table-row table:style-name="ro1">
          <table:table-cell office:value-type="float" office:value="1039738" calcext:value-type="float">
            <text:p>1039738</text:p>
          </table:table-cell>
          <table:table-cell table:formula="of:=[.A67]/1000/(60*60*24)" office:value-type="time" office:time-value="PT00H17M19.738S" calcext:value-type="time">
            <text:p>00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3.35" calcext:value-type="float">
            <text:p>563.35</text:p>
          </table:table-cell>
          <table:table-cell office:value-type="float" office:value="132.72" calcext:value-type="float">
            <text:p>132.72</text:p>
          </table:table-cell>
          <table:table-cell office:value-type="float" office:value="165.18" calcext:value-type="float">
            <text:p>165.18</text:p>
          </table:table-cell>
        </table:table-row>
        <table:table-row table:style-name="ro1">
          <table:table-cell office:value-type="float" office:value="1055737" calcext:value-type="float">
            <text:p>1055737</text:p>
          </table:table-cell>
          <table:table-cell table:formula="of:=[.A68]/1000/(60*60*24)" office:value-type="time" office:time-value="PT00H17M35.737S" calcext:value-type="time">
            <text:p>00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1.51" calcext:value-type="float">
            <text:p>561.51</text:p>
          </table:table-cell>
          <table:table-cell office:value-type="float" office:value="134.76" calcext:value-type="float">
            <text:p>134.76</text:p>
          </table:table-cell>
          <table:table-cell office:value-type="float" office:value="167.68" calcext:value-type="float">
            <text:p>167.68</text:p>
          </table:table-cell>
        </table:table-row>
        <table:table-row table:style-name="ro1">
          <table:table-cell office:value-type="float" office:value="1071738" calcext:value-type="float">
            <text:p>1071738</text:p>
          </table:table-cell>
          <table:table-cell table:formula="of:=[.A69]/1000/(60*60*24)" office:value-type="time" office:time-value="PT00H17M51.738S" calcext:value-type="time">
            <text:p>00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459.4" calcext:value-type="float">
            <text:p>459.4</text:p>
          </table:table-cell>
          <table:table-cell office:value-type="float" office:value="563.19" calcext:value-type="float">
            <text:p>563.19</text:p>
          </table:table-cell>
          <table:table-cell office:value-type="float" office:value="136.81" calcext:value-type="float">
            <text:p>136.81</text:p>
          </table:table-cell>
          <table:table-cell office:value-type="float" office:value="170.17" calcext:value-type="float">
            <text:p>170.17</text:p>
          </table:table-cell>
        </table:table-row>
        <table:table-row table:style-name="ro1">
          <table:table-cell office:value-type="float" office:value="1087737" calcext:value-type="float">
            <text:p>1087737</text:p>
          </table:table-cell>
          <table:table-cell table:formula="of:=[.A70]/1000/(60*60*24)" office:value-type="time" office:time-value="PT00H18M07.737S" calcext:value-type="time">
            <text:p>00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1.51" calcext:value-type="float">
            <text:p>561.51</text:p>
          </table:table-cell>
          <table:table-cell office:value-type="float" office:value="138.85" calcext:value-type="float">
            <text:p>138.85</text:p>
          </table:table-cell>
          <table:table-cell office:value-type="float" office:value="172.67" calcext:value-type="float">
            <text:p>172.67</text:p>
          </table:table-cell>
        </table:table-row>
        <table:table-row table:style-name="ro1">
          <table:table-cell office:value-type="float" office:value="1103737" calcext:value-type="float">
            <text:p>1103737</text:p>
          </table:table-cell>
          <table:table-cell table:formula="of:=[.A71]/1000/(60*60*24)" office:value-type="time" office:time-value="PT00H18M23.737S" calcext:value-type="time">
            <text:p>00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9.43" calcext:value-type="float">
            <text:p>559.43</text:p>
          </table:table-cell>
          <table:table-cell office:value-type="float" office:value="140.89" calcext:value-type="float">
            <text:p>140.89</text:p>
          </table:table-cell>
          <table:table-cell office:value-type="float" office:value="175.16" calcext:value-type="float">
            <text:p>175.16</text:p>
          </table:table-cell>
        </table:table-row>
        <table:table-row table:style-name="ro1">
          <table:table-cell office:value-type="float" office:value="1119737" calcext:value-type="float">
            <text:p>1119737</text:p>
          </table:table-cell>
          <table:table-cell table:formula="of:=[.A72]/1000/(60*60*24)" office:value-type="time" office:time-value="PT00H18M39.737S" calcext:value-type="time">
            <text:p>00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59.18" calcext:value-type="float">
            <text:p>559.18</text:p>
          </table:table-cell>
          <table:table-cell office:value-type="float" office:value="142.93" calcext:value-type="float">
            <text:p>142.93</text:p>
          </table:table-cell>
          <table:table-cell office:value-type="float" office:value="177.65" calcext:value-type="float">
            <text:p>177.65</text:p>
          </table:table-cell>
        </table:table-row>
        <table:table-row table:style-name="ro1">
          <table:table-cell office:value-type="float" office:value="1135737" calcext:value-type="float">
            <text:p>1135737</text:p>
          </table:table-cell>
          <table:table-cell table:formula="of:=[.A73]/1000/(60*60*24)" office:value-type="time" office:time-value="PT00H18M55.737S" calcext:value-type="time">
            <text:p>00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459.2" calcext:value-type="float">
            <text:p>459.2</text:p>
          </table:table-cell>
          <table:table-cell office:value-type="float" office:value="559.28" calcext:value-type="float">
            <text:p>559.28</text:p>
          </table:table-cell>
          <table:table-cell office:value-type="float" office:value="144.97" calcext:value-type="float">
            <text:p>144.97</text:p>
          </table:table-cell>
          <table:table-cell office:value-type="float" office:value="180.14" calcext:value-type="float">
            <text:p>180.14</text:p>
          </table:table-cell>
        </table:table-row>
        <table:table-row table:style-name="ro1">
          <table:table-cell office:value-type="float" office:value="1151738" calcext:value-type="float">
            <text:p>1151738</text:p>
          </table:table-cell>
          <table:table-cell table:formula="of:=[.A74]/1000/(60*60*24)" office:value-type="time" office:time-value="PT00H19M11.738S" calcext:value-type="time">
            <text:p>00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61.52" calcext:value-type="float">
            <text:p>561.52</text:p>
          </table:table-cell>
          <table:table-cell office:value-type="float" office:value="147.01" calcext:value-type="float">
            <text:p>147.01</text:p>
          </table:table-cell>
          <table:table-cell office:value-type="float" office:value="182.63" calcext:value-type="float">
            <text:p>182.63</text:p>
          </table:table-cell>
        </table:table-row>
        <table:table-row table:style-name="ro1">
          <table:table-cell office:value-type="float" office:value="1167737" calcext:value-type="float">
            <text:p>1167737</text:p>
          </table:table-cell>
          <table:table-cell table:formula="of:=[.A75]/1000/(60*60*24)" office:value-type="time" office:time-value="PT00H19M27.737S" calcext:value-type="time">
            <text:p>00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459.6" calcext:value-type="float">
            <text:p>459.6</text:p>
          </table:table-cell>
          <table:table-cell office:value-type="float" office:value="561.6" calcext:value-type="float">
            <text:p>561.6</text:p>
          </table:table-cell>
          <table:table-cell office:value-type="float" office:value="149.06" calcext:value-type="float">
            <text:p>149.06</text:p>
          </table:table-cell>
          <table:table-cell office:value-type="float" office:value="185.12" calcext:value-type="float">
            <text:p>185.12</text:p>
          </table:table-cell>
        </table:table-row>
        <table:table-row table:style-name="ro1">
          <table:table-cell office:value-type="float" office:value="1183737" calcext:value-type="float">
            <text:p>1183737</text:p>
          </table:table-cell>
          <table:table-cell table:formula="of:=[.A76]/1000/(60*60*24)" office:value-type="time" office:time-value="PT00H19M43.737S" calcext:value-type="time">
            <text:p>00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4" calcext:value-type="float">
            <text:p>559.54</text:p>
          </table:table-cell>
          <table:table-cell office:value-type="float" office:value="151.1" calcext:value-type="float">
            <text:p>151.1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float" office:value="1199738" calcext:value-type="float">
            <text:p>1199738</text:p>
          </table:table-cell>
          <table:table-cell table:formula="of:=[.A77]/1000/(60*60*24)" office:value-type="time" office:time-value="PT00H19M59.738S" calcext:value-type="time">
            <text:p>00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9.68" calcext:value-type="float">
            <text:p>559.68</text:p>
          </table:table-cell>
          <table:table-cell office:value-type="float" office:value="153.14" calcext:value-type="float">
            <text:p>153.14</text:p>
          </table:table-cell>
          <table:table-cell office:value-type="float" office:value="190.09" calcext:value-type="float">
            <text:p>190.09</text:p>
          </table:table-cell>
        </table:table-row>
        <table:table-row table:style-name="ro1">
          <table:table-cell office:value-type="float" office:value="1215737" calcext:value-type="float">
            <text:p>1215737</text:p>
          </table:table-cell>
          <table:table-cell table:formula="of:=[.A78]/1000/(60*60*24)" office:value-type="time" office:time-value="PT00H20M15.737S" calcext:value-type="time">
            <text:p>00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4" calcext:value-type="float">
            <text:p>557.84</text:p>
          </table:table-cell>
          <table:table-cell office:value-type="float" office:value="155.18" calcext:value-type="float">
            <text:p>155.18</text:p>
          </table:table-cell>
          <table:table-cell office:value-type="float" office:value="192.58" calcext:value-type="float">
            <text:p>192.58</text:p>
          </table:table-cell>
        </table:table-row>
        <table:table-row table:style-name="ro1">
          <table:table-cell office:value-type="float" office:value="1231738" calcext:value-type="float">
            <text:p>1231738</text:p>
          </table:table-cell>
          <table:table-cell table:formula="of:=[.A79]/1000/(60*60*24)" office:value-type="time" office:time-value="PT00H20M31.738S" calcext:value-type="time">
            <text:p>00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9.43" calcext:value-type="float">
            <text:p>559.43</text:p>
          </table:table-cell>
          <table:table-cell office:value-type="float" office:value="157.23" calcext:value-type="float">
            <text:p>157.23</text:p>
          </table:table-cell>
          <table:table-cell office:value-type="float" office:value="195.07" calcext:value-type="float">
            <text:p>195.07</text:p>
          </table:table-cell>
        </table:table-row>
        <table:table-row table:style-name="ro1">
          <table:table-cell office:value-type="float" office:value="1247737" calcext:value-type="float">
            <text:p>1247737</text:p>
          </table:table-cell>
          <table:table-cell table:formula="of:=[.A80]/1000/(60*60*24)" office:value-type="time" office:time-value="PT00H20M47.737S" calcext:value-type="time">
            <text:p>00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2" calcext:value-type="float">
            <text:p>559.52</text:p>
          </table:table-cell>
          <table:table-cell office:value-type="float" office:value="159.27" calcext:value-type="float">
            <text:p>159.27</text:p>
          </table:table-cell>
          <table:table-cell office:value-type="float" office:value="197.55" calcext:value-type="float">
            <text:p>197.55</text:p>
          </table:table-cell>
        </table:table-row>
        <table:table-row table:style-name="ro1">
          <table:table-cell office:value-type="float" office:value="1263738" calcext:value-type="float">
            <text:p>1263738</text:p>
          </table:table-cell>
          <table:table-cell table:formula="of:=[.A81]/1000/(60*60*24)" office:value-type="time" office:time-value="PT00H21M03.738S" calcext:value-type="time">
            <text:p>00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61.31" calcext:value-type="float">
            <text:p>161.31</text:p>
          </table:table-cell>
          <table:table-cell office:value-type="float" office:value="200.04" calcext:value-type="float">
            <text:p>200.04</text:p>
          </table:table-cell>
        </table:table-row>
        <table:table-row table:style-name="ro1">
          <table:table-cell office:value-type="float" office:value="1279738" calcext:value-type="float">
            <text:p>1279738</text:p>
          </table:table-cell>
          <table:table-cell table:formula="of:=[.A82]/1000/(60*60*24)" office:value-type="time" office:time-value="PT00H21M19.738S" calcext:value-type="time">
            <text:p>00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459.4" calcext:value-type="float">
            <text:p>459.4</text:p>
          </table:table-cell>
          <table:table-cell office:value-type="float" office:value="559.51" calcext:value-type="float">
            <text:p>559.51</text:p>
          </table:table-cell>
          <table:table-cell office:value-type="float" office:value="163.35" calcext:value-type="float">
            <text:p>163.35</text:p>
          </table:table-cell>
          <table:table-cell office:value-type="float" office:value="202.52" calcext:value-type="float">
            <text:p>202.52</text:p>
          </table:table-cell>
        </table:table-row>
        <table:table-row table:style-name="ro1">
          <table:table-cell office:value-type="float" office:value="1295738" calcext:value-type="float">
            <text:p>1295738</text:p>
          </table:table-cell>
          <table:table-cell table:formula="of:=[.A83]/1000/(60*60*24)" office:value-type="time" office:time-value="PT00H21M35.738S" calcext:value-type="time">
            <text:p>00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3" calcext:value-type="float">
            <text:p>557.83</text:p>
          </table:table-cell>
          <table:table-cell office:value-type="float" office:value="165.39" calcext:value-type="float">
            <text:p>165.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311736" calcext:value-type="float">
            <text:p>1311736</text:p>
          </table:table-cell>
          <table:table-cell table:formula="of:=[.A84]/1000/(60*60*24)" office:value-type="time" office:time-value="PT00H21M51.736S" calcext:value-type="time">
            <text:p>00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59" calcext:value-type="float">
            <text:p>557.59</text:p>
          </table:table-cell>
          <table:table-cell office:value-type="float" office:value="167.43" calcext:value-type="float">
            <text:p>167.43</text:p>
          </table:table-cell>
          <table:table-cell office:value-type="float" office:value="207.48" calcext:value-type="float">
            <text:p>207.48</text:p>
          </table:table-cell>
        </table:table-row>
        <table:table-row table:style-name="ro1">
          <table:table-cell office:value-type="float" office:value="1327737" calcext:value-type="float">
            <text:p>1327737</text:p>
          </table:table-cell>
          <table:table-cell table:formula="of:=[.A85]/1000/(60*60*24)" office:value-type="time" office:time-value="PT00H22M07.737S" calcext:value-type="time">
            <text:p>00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9.42" calcext:value-type="float">
            <text:p>559.42</text:p>
          </table:table-cell>
          <table:table-cell office:value-type="float" office:value="169.48" calcext:value-type="float">
            <text:p>169.48</text:p>
          </table:table-cell>
          <table:table-cell office:value-type="float" office:value="209.96" calcext:value-type="float">
            <text:p>209.96</text:p>
          </table:table-cell>
        </table:table-row>
        <table:table-row table:style-name="ro1">
          <table:table-cell office:value-type="float" office:value="1343737" calcext:value-type="float">
            <text:p>1343737</text:p>
          </table:table-cell>
          <table:table-cell table:formula="of:=[.A86]/1000/(60*60*24)" office:value-type="time" office:time-value="PT00H22M23.737S" calcext:value-type="time">
            <text:p>00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8" calcext:value-type="float">
            <text:p>557.68</text:p>
          </table:table-cell>
          <table:table-cell office:value-type="float" office:value="171.52" calcext:value-type="float">
            <text:p>171.52</text:p>
          </table:table-cell>
          <table:table-cell office:value-type="float" office:value="212.44" calcext:value-type="float">
            <text:p>212.44</text:p>
          </table:table-cell>
        </table:table-row>
        <table:table-row table:style-name="ro1">
          <table:table-cell office:value-type="float" office:value="1359737" calcext:value-type="float">
            <text:p>1359737</text:p>
          </table:table-cell>
          <table:table-cell table:formula="of:=[.A87]/1000/(60*60*24)" office:value-type="time" office:time-value="PT00H22M39.737S" calcext:value-type="time">
            <text:p>00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9" calcext:value-type="float">
            <text:p>557.69</text:p>
          </table:table-cell>
          <table:table-cell office:value-type="float" office:value="173.56" calcext:value-type="float">
            <text:p>173.56</text:p>
          </table:table-cell>
          <table:table-cell office:value-type="float" office:value="214.92" calcext:value-type="float">
            <text:p>214.92</text:p>
          </table:table-cell>
        </table:table-row>
        <table:table-row table:style-name="ro1">
          <table:table-cell office:value-type="float" office:value="1375737" calcext:value-type="float">
            <text:p>1375737</text:p>
          </table:table-cell>
          <table:table-cell table:formula="of:=[.A88]/1000/(60*60*24)" office:value-type="time" office:time-value="PT00H22M55.737S" calcext:value-type="time">
            <text:p>00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8.18" calcext:value-type="float">
            <text:p>558.18</text:p>
          </table:table-cell>
          <table:table-cell office:value-type="float" office:value="175.6" calcext:value-type="float">
            <text:p>175.6</text:p>
          </table:table-cell>
          <table:table-cell office:value-type="float" office:value="217.4" calcext:value-type="float">
            <text:p>217.4</text:p>
          </table:table-cell>
        </table:table-row>
        <table:table-row table:style-name="ro1">
          <table:table-cell office:value-type="float" office:value="1391737" calcext:value-type="float">
            <text:p>1391737</text:p>
          </table:table-cell>
          <table:table-cell table:formula="of:=[.A89]/1000/(60*60*24)" office:value-type="time" office:time-value="PT00H23M11.737S" calcext:value-type="time">
            <text:p>00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5.61" calcext:value-type="float">
            <text:p>555.61</text:p>
          </table:table-cell>
          <table:table-cell office:value-type="float" office:value="177.64" calcext:value-type="float">
            <text:p>177.64</text:p>
          </table:table-cell>
          <table:table-cell office:value-type="float" office:value="219.87" calcext:value-type="float">
            <text:p>219.87</text:p>
          </table:table-cell>
        </table:table-row>
        <table:table-row table:style-name="ro1">
          <table:table-cell office:value-type="float" office:value="1407737" calcext:value-type="float">
            <text:p>1407737</text:p>
          </table:table-cell>
          <table:table-cell table:formula="of:=[.A90]/1000/(60*60*24)" office:value-type="time" office:time-value="PT00H23M27.737S" calcext:value-type="time">
            <text:p>00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7.84" calcext:value-type="float">
            <text:p>557.84</text:p>
          </table:table-cell>
          <table:table-cell office:value-type="float" office:value="179.69" calcext:value-type="float">
            <text:p>179.69</text:p>
          </table:table-cell>
          <table:table-cell office:value-type="float" office:value="222.35" calcext:value-type="float">
            <text:p>222.35</text:p>
          </table:table-cell>
        </table:table-row>
        <table:table-row table:style-name="ro1">
          <table:table-cell office:value-type="float" office:value="1423738" calcext:value-type="float">
            <text:p>1423738</text:p>
          </table:table-cell>
          <table:table-cell table:formula="of:=[.A91]/1000/(60*60*24)" office:value-type="time" office:time-value="PT00H23M43.738S" calcext:value-type="time">
            <text:p>00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4" calcext:value-type="float">
            <text:p>555.84</text:p>
          </table:table-cell>
          <table:table-cell office:value-type="float" office:value="181.73" calcext:value-type="float">
            <text:p>181.73</text:p>
          </table:table-cell>
          <table:table-cell office:value-type="float" office:value="224.83" calcext:value-type="float">
            <text:p>224.83</text:p>
          </table:table-cell>
        </table:table-row>
        <table:table-row table:style-name="ro1">
          <table:table-cell office:value-type="float" office:value="1439738" calcext:value-type="float">
            <text:p>1439738</text:p>
          </table:table-cell>
          <table:table-cell table:formula="of:=[.A92]/1000/(60*60*24)" office:value-type="time" office:time-value="PT00H23M59.738S" calcext:value-type="time">
            <text:p>00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7.58" calcext:value-type="float">
            <text:p>557.58</text:p>
          </table:table-cell>
          <table:table-cell office:value-type="float" office:value="183.77" calcext:value-type="float">
            <text:p>183.77</text:p>
          </table:table-cell>
          <table:table-cell office:value-type="float" office:value="227.31" calcext:value-type="float">
            <text:p>227.31</text:p>
          </table:table-cell>
        </table:table-row>
        <table:table-row table:style-name="ro1">
          <table:table-cell office:value-type="float" office:value="1455738" calcext:value-type="float">
            <text:p>1455738</text:p>
          </table:table-cell>
          <table:table-cell table:formula="of:=[.A93]/1000/(60*60*24)" office:value-type="time" office:time-value="PT00H24M15.738S" calcext:value-type="time">
            <text:p>00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185.81" calcext:value-type="float">
            <text:p>185.81</text:p>
          </table:table-cell>
          <table:table-cell office:value-type="float" office:value="229.78" calcext:value-type="float">
            <text:p>229.78</text:p>
          </table:table-cell>
        </table:table-row>
        <table:table-row table:style-name="ro1">
          <table:table-cell office:value-type="float" office:value="1471738" calcext:value-type="float">
            <text:p>1471738</text:p>
          </table:table-cell>
          <table:table-cell table:formula="of:=[.A94]/1000/(60*60*24)" office:value-type="time" office:time-value="PT00H24M31.738S" calcext:value-type="time">
            <text:p>00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7.69" calcext:value-type="float">
            <text:p>557.69</text:p>
          </table:table-cell>
          <table:table-cell office:value-type="float" office:value="187.85" calcext:value-type="float">
            <text:p>187.85</text:p>
          </table:table-cell>
          <table:table-cell office:value-type="float" office:value="232.25" calcext:value-type="float">
            <text:p>232.25</text:p>
          </table:table-cell>
        </table:table-row>
        <table:table-row table:style-name="ro1">
          <table:table-cell office:value-type="float" office:value="1487736" calcext:value-type="float">
            <text:p>1487736</text:p>
          </table:table-cell>
          <table:table-cell table:formula="of:=[.A95]/1000/(60*60*24)" office:value-type="time" office:time-value="PT00H24M47.736S" calcext:value-type="time">
            <text:p>00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7.45" calcext:value-type="float">
            <text:p>557.45</text:p>
          </table:table-cell>
          <table:table-cell office:value-type="float" office:value="189.9" calcext:value-type="float">
            <text:p>189.9</text:p>
          </table:table-cell>
          <table:table-cell office:value-type="float" office:value="234.73" calcext:value-type="float">
            <text:p>234.73</text:p>
          </table:table-cell>
        </table:table-row>
        <table:table-row table:style-name="ro1">
          <table:table-cell office:value-type="float" office:value="1503737" calcext:value-type="float">
            <text:p>1503737</text:p>
          </table:table-cell>
          <table:table-cell table:formula="of:=[.A96]/1000/(60*60*24)" office:value-type="time" office:time-value="PT00H25M03.737S" calcext:value-type="time">
            <text:p>00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" calcext:value-type="float">
            <text:p>556</text:p>
          </table:table-cell>
          <table:table-cell office:value-type="float" office:value="191.94" calcext:value-type="float">
            <text:p>191.94</text:p>
          </table:table-cell>
          <table:table-cell office:value-type="float" office:value="237.2" calcext:value-type="float">
            <text:p>237.2</text:p>
          </table:table-cell>
        </table:table-row>
        <table:table-row table:style-name="ro1">
          <table:table-cell office:value-type="float" office:value="1519737" calcext:value-type="float">
            <text:p>1519737</text:p>
          </table:table-cell>
          <table:table-cell table:formula="of:=[.A97]/1000/(60*60*24)" office:value-type="time" office:time-value="PT00H25M19.737S" calcext:value-type="time">
            <text:p>00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7" calcext:value-type="float">
            <text:p>555.97</text:p>
          </table:table-cell>
          <table:table-cell office:value-type="float" office:value="193.98" calcext:value-type="float">
            <text:p>193.98</text:p>
          </table:table-cell>
          <table:table-cell office:value-type="float" office:value="239.67" calcext:value-type="float">
            <text:p>239.67</text:p>
          </table:table-cell>
        </table:table-row>
        <table:table-row table:style-name="ro1">
          <table:table-cell office:value-type="float" office:value="1535736" calcext:value-type="float">
            <text:p>1535736</text:p>
          </table:table-cell>
          <table:table-cell table:formula="of:=[.A98]/1000/(60*60*24)" office:value-type="time" office:time-value="PT00H25M35.736S" calcext:value-type="time">
            <text:p>00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196.02" calcext:value-type="float">
            <text:p>196.02</text:p>
          </table:table-cell>
          <table:table-cell office:value-type="float" office:value="242.14" calcext:value-type="float">
            <text:p>242.14</text:p>
          </table:table-cell>
        </table:table-row>
        <table:table-row table:style-name="ro1">
          <table:table-cell office:value-type="float" office:value="1551737" calcext:value-type="float">
            <text:p>1551737</text:p>
          </table:table-cell>
          <table:table-cell table:formula="of:=[.A99]/1000/(60*60*24)" office:value-type="time" office:time-value="PT00H25M51.737S" calcext:value-type="time">
            <text:p>00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5.75" calcext:value-type="float">
            <text:p>555.75</text:p>
          </table:table-cell>
          <table:table-cell office:value-type="float" office:value="198.06" calcext:value-type="float">
            <text:p>198.06</text:p>
          </table:table-cell>
          <table:table-cell office:value-type="float" office:value="244.61" calcext:value-type="float">
            <text:p>244.61</text:p>
          </table:table-cell>
        </table:table-row>
        <table:table-row table:style-name="ro1">
          <table:table-cell office:value-type="float" office:value="1567738" calcext:value-type="float">
            <text:p>1567738</text:p>
          </table:table-cell>
          <table:table-cell table:formula="of:=[.A100]/1000/(60*60*24)" office:value-type="time" office:time-value="PT00H26M07.738S" calcext:value-type="time">
            <text:p>00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00.11" calcext:value-type="float">
            <text:p>200.11</text:p>
          </table:table-cell>
          <table:table-cell office:value-type="float" office:value="247.08" calcext:value-type="float">
            <text:p>247.08</text:p>
          </table:table-cell>
        </table:table-row>
        <table:table-row table:style-name="ro1">
          <table:table-cell office:value-type="float" office:value="1583736" calcext:value-type="float">
            <text:p>1583736</text:p>
          </table:table-cell>
          <table:table-cell table:formula="of:=[.A101]/1000/(60*60*24)" office:value-type="time" office:time-value="PT00H26M23.736S" calcext:value-type="time">
            <text:p>00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202.15" calcext:value-type="float">
            <text:p>202.15</text:p>
          </table:table-cell>
          <table:table-cell office:value-type="float" office:value="249.55" calcext:value-type="float">
            <text:p>249.55</text:p>
          </table:table-cell>
        </table:table-row>
        <table:table-row table:style-name="ro1">
          <table:table-cell office:value-type="float" office:value="1599736" calcext:value-type="float">
            <text:p>1599736</text:p>
          </table:table-cell>
          <table:table-cell table:formula="of:=[.A102]/1000/(60*60*24)" office:value-type="time" office:time-value="PT00H26M39.736S" calcext:value-type="time">
            <text:p>00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4" calcext:value-type="float">
            <text:p>555.84</text:p>
          </table:table-cell>
          <table:table-cell office:value-type="float" office:value="204.19" calcext:value-type="float">
            <text:p>204.19</text:p>
          </table:table-cell>
          <table:table-cell office:value-type="float" office:value="252.02" calcext:value-type="float">
            <text:p>252.02</text:p>
          </table:table-cell>
        </table:table-row>
        <table:table-row table:style-name="ro1">
          <table:table-cell office:value-type="float" office:value="1615737" calcext:value-type="float">
            <text:p>1615737</text:p>
          </table:table-cell>
          <table:table-cell table:formula="of:=[.A103]/1000/(60*60*24)" office:value-type="time" office:time-value="PT00H26M55.737S" calcext:value-type="time">
            <text:p>00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5.99" calcext:value-type="float">
            <text:p>555.99</text:p>
          </table:table-cell>
          <table:table-cell office:value-type="float" office:value="206.23" calcext:value-type="float">
            <text:p>206.23</text:p>
          </table:table-cell>
          <table:table-cell office:value-type="float" office:value="254.49" calcext:value-type="float">
            <text:p>254.49</text:p>
          </table:table-cell>
        </table:table-row>
        <table:table-row table:style-name="ro1">
          <table:table-cell office:value-type="float" office:value="1631738" calcext:value-type="float">
            <text:p>1631738</text:p>
          </table:table-cell>
          <table:table-cell table:formula="of:=[.A104]/1000/(60*60*24)" office:value-type="time" office:time-value="PT00H27M11.738S" calcext:value-type="time">
            <text:p>00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6" calcext:value-type="float">
            <text:p>556</text:p>
          </table:table-cell>
          <table:table-cell office:value-type="float" office:value="208.27" calcext:value-type="float">
            <text:p>208.27</text:p>
          </table:table-cell>
          <table:table-cell office:value-type="float" office:value="256.96" calcext:value-type="float">
            <text:p>256.96</text:p>
          </table:table-cell>
        </table:table-row>
        <table:table-row table:style-name="ro1">
          <table:table-cell office:value-type="float" office:value="1647737" calcext:value-type="float">
            <text:p>1647737</text:p>
          </table:table-cell>
          <table:table-cell table:formula="of:=[.A105]/1000/(60*60*24)" office:value-type="time" office:time-value="PT00H27M27.737S" calcext:value-type="time">
            <text:p>00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10.32" calcext:value-type="float">
            <text:p>210.32</text:p>
          </table:table-cell>
          <table:table-cell office:value-type="float" office:value="259.42" calcext:value-type="float">
            <text:p>259.42</text:p>
          </table:table-cell>
        </table:table-row>
        <table:table-row table:style-name="ro1">
          <table:table-cell office:value-type="float" office:value="1663737" calcext:value-type="float">
            <text:p>1663737</text:p>
          </table:table-cell>
          <table:table-cell table:formula="of:=[.A106]/1000/(60*60*24)" office:value-type="time" office:time-value="PT00H27M43.737S" calcext:value-type="time">
            <text:p>00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6" calcext:value-type="float">
            <text:p>555.86</text:p>
          </table:table-cell>
          <table:table-cell office:value-type="float" office:value="212.36" calcext:value-type="float">
            <text:p>212.36</text:p>
          </table:table-cell>
          <table:table-cell office:value-type="float" office:value="261.89" calcext:value-type="float">
            <text:p>261.89</text:p>
          </table:table-cell>
        </table:table-row>
        <table:table-row table:style-name="ro1">
          <table:table-cell office:value-type="float" office:value="1679736" calcext:value-type="float">
            <text:p>1679736</text:p>
          </table:table-cell>
          <table:table-cell table:formula="of:=[.A107]/1000/(60*60*24)" office:value-type="time" office:time-value="PT00H27M59.736S" calcext:value-type="time">
            <text:p>00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1" calcext:value-type="float">
            <text:p>553.91</text:p>
          </table:table-cell>
          <table:table-cell office:value-type="float" office:value="214.4" calcext:value-type="float">
            <text:p>214.4</text:p>
          </table:table-cell>
          <table:table-cell office:value-type="float" office:value="264.36" calcext:value-type="float">
            <text:p>264.36</text:p>
          </table:table-cell>
        </table:table-row>
        <table:table-row table:style-name="ro1">
          <table:table-cell office:value-type="float" office:value="1695737" calcext:value-type="float">
            <text:p>1695737</text:p>
          </table:table-cell>
          <table:table-cell table:formula="of:=[.A108]/1000/(60*60*24)" office:value-type="time" office:time-value="PT00H28M15.737S" calcext:value-type="time">
            <text:p>00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16.44" calcext:value-type="float">
            <text:p>216.44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float" office:value="1711738" calcext:value-type="float">
            <text:p>1711738</text:p>
          </table:table-cell>
          <table:table-cell table:formula="of:=[.A109]/1000/(60*60*24)" office:value-type="time" office:time-value="PT00H28M31.738S" calcext:value-type="time">
            <text:p>00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1" calcext:value-type="float">
            <text:p>553.91</text:p>
          </table:table-cell>
          <table:table-cell office:value-type="float" office:value="218.48" calcext:value-type="float">
            <text:p>218.48</text:p>
          </table:table-cell>
          <table:table-cell office:value-type="float" office:value="269.29" calcext:value-type="float">
            <text:p>269.29</text:p>
          </table:table-cell>
        </table:table-row>
        <table:table-row table:style-name="ro1">
          <table:table-cell office:value-type="float" office:value="1727736" calcext:value-type="float">
            <text:p>1727736</text:p>
          </table:table-cell>
          <table:table-cell table:formula="of:=[.A110]/1000/(60*60*24)" office:value-type="time" office:time-value="PT00H28M47.736S" calcext:value-type="time">
            <text:p>00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5.85" calcext:value-type="float">
            <text:p>555.85</text:p>
          </table:table-cell>
          <table:table-cell office:value-type="float" office:value="220.52" calcext:value-type="float">
            <text:p>220.52</text:p>
          </table:table-cell>
          <table:table-cell office:value-type="float" office:value="271.75" calcext:value-type="float">
            <text:p>271.75</text:p>
          </table:table-cell>
        </table:table-row>
        <table:table-row table:style-name="ro1">
          <table:table-cell office:value-type="float" office:value="1743737" calcext:value-type="float">
            <text:p>1743737</text:p>
          </table:table-cell>
          <table:table-cell table:formula="of:=[.A111]/1000/(60*60*24)" office:value-type="time" office:time-value="PT00H29M03.737S" calcext:value-type="time">
            <text:p>00:29:0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8" calcext:value-type="float">
            <text:p>552.18</text:p>
          </table:table-cell>
          <table:table-cell office:value-type="float" office:value="222.57" calcext:value-type="float">
            <text:p>222.57</text:p>
          </table:table-cell>
          <table:table-cell office:value-type="float" office:value="274.21" calcext:value-type="float">
            <text:p>274.21</text:p>
          </table:table-cell>
        </table:table-row>
        <table:table-row table:style-name="ro1">
          <table:table-cell office:value-type="float" office:value="1759736" calcext:value-type="float">
            <text:p>1759736</text:p>
          </table:table-cell>
          <table:table-cell table:formula="of:=[.A112]/1000/(60*60*24)" office:value-type="time" office:time-value="PT00H29M19.736S" calcext:value-type="time">
            <text:p>00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4.15" calcext:value-type="float">
            <text:p>554.15</text:p>
          </table:table-cell>
          <table:table-cell office:value-type="float" office:value="224.61" calcext:value-type="float">
            <text:p>224.61</text:p>
          </table:table-cell>
          <table:table-cell office:value-type="float" office:value="276.68" calcext:value-type="float">
            <text:p>276.68</text:p>
          </table:table-cell>
        </table:table-row>
        <table:table-row table:style-name="ro1">
          <table:table-cell office:value-type="float" office:value="1775738" calcext:value-type="float">
            <text:p>1775738</text:p>
          </table:table-cell>
          <table:table-cell table:formula="of:=[.A113]/1000/(60*60*24)" office:value-type="time" office:time-value="PT00H29M35.738S" calcext:value-type="time">
            <text:p>00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4.39" calcext:value-type="float">
            <text:p>554.39</text:p>
          </table:table-cell>
          <table:table-cell office:value-type="float" office:value="226.65" calcext:value-type="float">
            <text:p>226.65</text:p>
          </table:table-cell>
          <table:table-cell office:value-type="float" office:value="279.14" calcext:value-type="float">
            <text:p>279.14</text:p>
          </table:table-cell>
        </table:table-row>
        <table:table-row table:style-name="ro1">
          <table:table-cell office:value-type="float" office:value="1791736" calcext:value-type="float">
            <text:p>1791736</text:p>
          </table:table-cell>
          <table:table-cell table:formula="of:=[.A114]/1000/(60*60*24)" office:value-type="time" office:time-value="PT00H29M51.736S" calcext:value-type="time">
            <text:p>00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.8" calcext:value-type="float">
            <text:p>459.8</text:p>
          </table:table-cell>
          <table:table-cell office:value-type="float" office:value="554.49" calcext:value-type="float">
            <text:p>554.49</text:p>
          </table:table-cell>
          <table:table-cell office:value-type="float" office:value="228.69" calcext:value-type="float">
            <text:p>228.69</text:p>
          </table:table-cell>
          <table:table-cell office:value-type="float" office:value="281.6" calcext:value-type="float">
            <text:p>281.6</text:p>
          </table:table-cell>
        </table:table-row>
        <table:table-row table:style-name="ro1">
          <table:table-cell office:value-type="float" office:value="1807737" calcext:value-type="float">
            <text:p>1807737</text:p>
          </table:table-cell>
          <table:table-cell table:formula="of:=[.A115]/1000/(60*60*24)" office:value-type="time" office:time-value="PT00H30M07.737S" calcext:value-type="time">
            <text:p>00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30.73" calcext:value-type="float">
            <text:p>230.73</text:p>
          </table:table-cell>
          <table:table-cell office:value-type="float" office:value="284.06" calcext:value-type="float">
            <text:p>284.06</text:p>
          </table:table-cell>
        </table:table-row>
        <table:table-row table:style-name="ro1">
          <table:table-cell office:value-type="float" office:value="1823737" calcext:value-type="float">
            <text:p>1823737</text:p>
          </table:table-cell>
          <table:table-cell table:formula="of:=[.A116]/1000/(60*60*24)" office:value-type="time" office:time-value="PT00H30M23.737S" calcext:value-type="time">
            <text:p>00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232.78" calcext:value-type="float">
            <text:p>232.78</text:p>
          </table:table-cell>
          <table:table-cell office:value-type="float" office:value="286.52" calcext:value-type="float">
            <text:p>286.52</text:p>
          </table:table-cell>
        </table:table-row>
        <table:table-row table:style-name="ro1">
          <table:table-cell office:value-type="float" office:value="1839738" calcext:value-type="float">
            <text:p>1839738</text:p>
          </table:table-cell>
          <table:table-cell table:formula="of:=[.A117]/1000/(60*60*24)" office:value-type="time" office:time-value="PT00H30M39.738S" calcext:value-type="time">
            <text:p>00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234.82" calcext:value-type="float">
            <text:p>234.82</text:p>
          </table:table-cell>
          <table:table-cell office:value-type="float" office:value="288.99" calcext:value-type="float">
            <text:p>288.99</text:p>
          </table:table-cell>
        </table:table-row>
        <table:table-row table:style-name="ro1">
          <table:table-cell office:value-type="float" office:value="1855737" calcext:value-type="float">
            <text:p>1855737</text:p>
          </table:table-cell>
          <table:table-cell table:formula="of:=[.A118]/1000/(60*60*24)" office:value-type="time" office:time-value="PT00H30M55.737S" calcext:value-type="time">
            <text:p>00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36.86" calcext:value-type="float">
            <text:p>236.86</text:p>
          </table:table-cell>
          <table:table-cell office:value-type="float" office:value="291.45" calcext:value-type="float">
            <text:p>291.45</text:p>
          </table:table-cell>
        </table:table-row>
        <table:table-row table:style-name="ro1">
          <table:table-cell office:value-type="float" office:value="1871738" calcext:value-type="float">
            <text:p>1871738</text:p>
          </table:table-cell>
          <table:table-cell table:formula="of:=[.A119]/1000/(60*60*24)" office:value-type="time" office:time-value="PT00H31M11.738S" calcext:value-type="time">
            <text:p>00:31:12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8" calcext:value-type="float">
            <text:p>552.18</text:p>
          </table:table-cell>
          <table:table-cell office:value-type="float" office:value="238.9" calcext:value-type="float">
            <text:p>238.9</text:p>
          </table:table-cell>
          <table:table-cell office:value-type="float" office:value="293.9" calcext:value-type="float">
            <text:p>293.9</text:p>
          </table:table-cell>
        </table:table-row>
        <table:table-row table:style-name="ro1">
          <table:table-cell office:value-type="float" office:value="1887737" calcext:value-type="float">
            <text:p>1887737</text:p>
          </table:table-cell>
          <table:table-cell table:formula="of:=[.A120]/1000/(60*60*24)" office:value-type="time" office:time-value="PT00H31M27.737S" calcext:value-type="time">
            <text:p>00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3.76" calcext:value-type="float">
            <text:p>553.76</text:p>
          </table:table-cell>
          <table:table-cell office:value-type="float" office:value="240.94" calcext:value-type="float">
            <text:p>240.94</text:p>
          </table:table-cell>
          <table:table-cell office:value-type="float" office:value="296.36" calcext:value-type="float">
            <text:p>296.36</text:p>
          </table:table-cell>
        </table:table-row>
        <table:table-row table:style-name="ro1">
          <table:table-cell office:value-type="float" office:value="1903737" calcext:value-type="float">
            <text:p>1903737</text:p>
          </table:table-cell>
          <table:table-cell table:formula="of:=[.A121]/1000/(60*60*24)" office:value-type="time" office:time-value="PT00H31M43.737S" calcext:value-type="time">
            <text:p>00:31:44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2.32" calcext:value-type="float">
            <text:p>552.32</text:p>
          </table:table-cell>
          <table:table-cell office:value-type="float" office:value="242.99" calcext:value-type="float">
            <text:p>242.99</text:p>
          </table:table-cell>
          <table:table-cell office:value-type="float" office:value="298.82" calcext:value-type="float">
            <text:p>298.82</text:p>
          </table:table-cell>
        </table:table-row>
        <table:table-row table:style-name="ro1">
          <table:table-cell office:value-type="float" office:value="1919737" calcext:value-type="float">
            <text:p>1919737</text:p>
          </table:table-cell>
          <table:table-cell table:formula="of:=[.A122]/1000/(60*60*24)" office:value-type="time" office:time-value="PT00H31M59.737S" calcext:value-type="time">
            <text:p>00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245.03" calcext:value-type="float">
            <text:p>245.03</text:p>
          </table:table-cell>
          <table:table-cell office:value-type="float" office:value="301.28" calcext:value-type="float">
            <text:p>301.28</text:p>
          </table:table-cell>
        </table:table-row>
        <table:table-row table:style-name="ro1">
          <table:table-cell office:value-type="float" office:value="1935736" calcext:value-type="float">
            <text:p>1935736</text:p>
          </table:table-cell>
          <table:table-cell table:formula="of:=[.A123]/1000/(60*60*24)" office:value-type="time" office:time-value="PT00H32M15.736S" calcext:value-type="time">
            <text:p>00:32:16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7" calcext:value-type="float">
            <text:p>552.17</text:p>
          </table:table-cell>
          <table:table-cell office:value-type="float" office:value="247.07" calcext:value-type="float">
            <text:p>247.07</text:p>
          </table:table-cell>
          <table:table-cell office:value-type="float" office:value="303.74" calcext:value-type="float">
            <text:p>303.74</text:p>
          </table:table-cell>
        </table:table-row>
        <table:table-row table:style-name="ro1">
          <table:table-cell office:value-type="float" office:value="1951738" calcext:value-type="float">
            <text:p>1951738</text:p>
          </table:table-cell>
          <table:table-cell table:formula="of:=[.A124]/1000/(60*60*24)" office:value-type="time" office:time-value="PT00H32M31.738S" calcext:value-type="time">
            <text:p>00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3.92" calcext:value-type="float">
            <text:p>553.92</text:p>
          </table:table-cell>
          <table:table-cell office:value-type="float" office:value="249.11" calcext:value-type="float">
            <text:p>249.11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1">
          <table:table-cell office:value-type="float" office:value="1967737" calcext:value-type="float">
            <text:p>1967737</text:p>
          </table:table-cell>
          <table:table-cell table:formula="of:=[.A125]/1000/(60*60*24)" office:value-type="time" office:time-value="PT00H32M47.737S" calcext:value-type="time">
            <text:p>00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459.6" calcext:value-type="float">
            <text:p>459.6</text:p>
          </table:table-cell>
          <table:table-cell office:value-type="float" office:value="554.25" calcext:value-type="float">
            <text:p>554.25</text:p>
          </table:table-cell>
          <table:table-cell office:value-type="float" office:value="251.15" calcext:value-type="float">
            <text:p>251.15</text:p>
          </table:table-cell>
          <table:table-cell office:value-type="float" office:value="308.65" calcext:value-type="float">
            <text:p>308.65</text:p>
          </table:table-cell>
        </table:table-row>
        <table:table-row table:style-name="ro1">
          <table:table-cell office:value-type="float" office:value="1983737" calcext:value-type="float">
            <text:p>1983737</text:p>
          </table:table-cell>
          <table:table-cell table:formula="of:=[.A126]/1000/(60*60*24)" office:value-type="time" office:time-value="PT00H33M03.737S" calcext:value-type="time">
            <text:p>00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459.4" calcext:value-type="float">
            <text:p>459.4</text:p>
          </table:table-cell>
          <table:table-cell office:value-type="float" office:value="554.01" calcext:value-type="float">
            <text:p>554.01</text:p>
          </table:table-cell>
          <table:table-cell office:value-type="float" office:value="253.2" calcext:value-type="float">
            <text:p>253.2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>
          <table:table-cell office:value-type="float" office:value="1999736" calcext:value-type="float">
            <text:p>1999736</text:p>
          </table:table-cell>
          <table:table-cell table:formula="of:=[.A127]/1000/(60*60*24)" office:value-type="time" office:time-value="PT00H33M19.736S" calcext:value-type="time">
            <text:p>00:33:20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2.16" calcext:value-type="float">
            <text:p>552.16</text:p>
          </table:table-cell>
          <table:table-cell office:value-type="float" office:value="255.24" calcext:value-type="float">
            <text:p>255.24</text:p>
          </table:table-cell>
          <table:table-cell office:value-type="float" office:value="313.57" calcext:value-type="float">
            <text:p>313.57</text:p>
          </table:table-cell>
        </table:table-row>
        <table:table-row table:style-name="ro1">
          <table:table-cell office:value-type="float" office:value="2015737" calcext:value-type="float">
            <text:p>2015737</text:p>
          </table:table-cell>
          <table:table-cell table:formula="of:=[.A128]/1000/(60*60*24)" office:value-type="time" office:time-value="PT00H33M35.737S" calcext:value-type="time">
            <text:p>00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459.2" calcext:value-type="float">
            <text:p>459.2</text:p>
          </table:table-cell>
          <table:table-cell office:value-type="float" office:value="553.77" calcext:value-type="float">
            <text:p>553.77</text:p>
          </table:table-cell>
          <table:table-cell office:value-type="float" office:value="257.28" calcext:value-type="float">
            <text:p>257.28</text:p>
          </table:table-cell>
          <table:table-cell office:value-type="float" office:value="316.02" calcext:value-type="float">
            <text:p>316.02</text:p>
          </table:table-cell>
        </table:table-row>
        <table:table-row table:style-name="ro1">
          <table:table-cell office:value-type="float" office:value="2031737" calcext:value-type="float">
            <text:p>2031737</text:p>
          </table:table-cell>
          <table:table-cell table:formula="of:=[.A129]/1000/(60*60*24)" office:value-type="time" office:time-value="PT00H33M51.737S" calcext:value-type="time">
            <text:p>00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459" calcext:value-type="float">
            <text:p>459</text:p>
          </table:table-cell>
          <table:table-cell office:value-type="float" office:value="553.53" calcext:value-type="float">
            <text:p>553.53</text:p>
          </table:table-cell>
          <table:table-cell office:value-type="float" office:value="259.32" calcext:value-type="float">
            <text:p>259.32</text:p>
          </table:table-cell>
          <table:table-cell office:value-type="float" office:value="318.47" calcext:value-type="float">
            <text:p>318.47</text:p>
          </table:table-cell>
        </table:table-row>
        <table:table-row table:style-name="ro1">
          <table:table-cell office:value-type="float" office:value="2047738" calcext:value-type="float">
            <text:p>2047738</text:p>
          </table:table-cell>
          <table:table-cell table:formula="of:=[.A130]/1000/(60*60*24)" office:value-type="time" office:time-value="PT00H34M07.738S" calcext:value-type="time">
            <text:p>00:34:08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61.36" calcext:value-type="float">
            <text:p>261.36</text:p>
          </table:table-cell>
          <table:table-cell office:value-type="float" office:value="320.92" calcext:value-type="float">
            <text:p>320.92</text:p>
          </table:table-cell>
        </table:table-row>
        <table:table-row table:style-name="ro1">
          <table:table-cell office:value-type="float" office:value="2063737" calcext:value-type="float">
            <text:p>2063737</text:p>
          </table:table-cell>
          <table:table-cell table:formula="of:=[.A131]/1000/(60*60*24)" office:value-type="time" office:time-value="PT00H34M23.737S" calcext:value-type="time">
            <text:p>00:34:24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3" calcext:value-type="float">
            <text:p>551.93</text:p>
          </table:table-cell>
          <table:table-cell office:value-type="float" office:value="263.4" calcext:value-type="float">
            <text:p>263.4</text:p>
          </table:table-cell>
          <table:table-cell office:value-type="float" office:value="323.38" calcext:value-type="float">
            <text:p>323.38</text:p>
          </table:table-cell>
        </table:table-row>
        <table:table-row table:style-name="ro1">
          <table:table-cell office:value-type="float" office:value="2079737" calcext:value-type="float">
            <text:p>2079737</text:p>
          </table:table-cell>
          <table:table-cell table:formula="of:=[.A132]/1000/(60*60*24)" office:value-type="time" office:time-value="PT00H34M39.737S" calcext:value-type="time">
            <text:p>00:34:4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7" calcext:value-type="float">
            <text:p>552.07</text:p>
          </table:table-cell>
          <table:table-cell office:value-type="float" office:value="265.45" calcext:value-type="float">
            <text:p>265.45</text:p>
          </table:table-cell>
          <table:table-cell office:value-type="float" office:value="325.83" calcext:value-type="float">
            <text:p>325.83</text:p>
          </table:table-cell>
        </table:table-row>
        <table:table-row table:style-name="ro1">
          <table:table-cell office:value-type="float" office:value="2095737" calcext:value-type="float">
            <text:p>2095737</text:p>
          </table:table-cell>
          <table:table-cell table:formula="of:=[.A133]/1000/(60*60*24)" office:value-type="time" office:time-value="PT00H34M55.737S" calcext:value-type="time">
            <text:p>00:34:56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1.92" calcext:value-type="float">
            <text:p>551.92</text:p>
          </table:table-cell>
          <table:table-cell office:value-type="float" office:value="267.49" calcext:value-type="float">
            <text:p>267.49</text:p>
          </table:table-cell>
          <table:table-cell office:value-type="float" office:value="328.28" calcext:value-type="float">
            <text:p>328.28</text:p>
          </table:table-cell>
        </table:table-row>
        <table:table-row table:style-name="ro1">
          <table:table-cell office:value-type="float" office:value="2111737" calcext:value-type="float">
            <text:p>2111737</text:p>
          </table:table-cell>
          <table:table-cell table:formula="of:=[.A134]/1000/(60*60*24)" office:value-type="time" office:time-value="PT00H35M11.737S" calcext:value-type="time">
            <text:p>00:35:12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69.53" calcext:value-type="float">
            <text:p>269.53</text:p>
          </table:table-cell>
          <table:table-cell office:value-type="float" office:value="330.73" calcext:value-type="float">
            <text:p>330.73</text:p>
          </table:table-cell>
        </table:table-row>
        <table:table-row table:style-name="ro1">
          <table:table-cell office:value-type="float" office:value="2127738" calcext:value-type="float">
            <text:p>2127738</text:p>
          </table:table-cell>
          <table:table-cell table:formula="of:=[.A135]/1000/(60*60*24)" office:value-type="time" office:time-value="PT00H35M27.738S" calcext:value-type="time">
            <text:p>00:35:28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2.08" calcext:value-type="float">
            <text:p>552.08</text:p>
          </table:table-cell>
          <table:table-cell office:value-type="float" office:value="271.57" calcext:value-type="float">
            <text:p>271.57</text:p>
          </table:table-cell>
          <table:table-cell office:value-type="float" office:value="333.18" calcext:value-type="float">
            <text:p>333.18</text:p>
          </table:table-cell>
        </table:table-row>
        <table:table-row table:style-name="ro1">
          <table:table-cell office:value-type="float" office:value="2143736" calcext:value-type="float">
            <text:p>2143736</text:p>
          </table:table-cell>
          <table:table-cell table:formula="of:=[.A136]/1000/(60*60*24)" office:value-type="time" office:time-value="PT00H35M43.736S" calcext:value-type="time">
            <text:p>00:35:44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273.61" calcext:value-type="float">
            <text:p>273.61</text:p>
          </table:table-cell>
          <table:table-cell office:value-type="float" office:value="335.63" calcext:value-type="float">
            <text:p>335.63</text:p>
          </table:table-cell>
        </table:table-row>
        <table:table-row table:style-name="ro1">
          <table:table-cell office:value-type="float" office:value="2159738" calcext:value-type="float">
            <text:p>2159738</text:p>
          </table:table-cell>
          <table:table-cell table:formula="of:=[.A137]/1000/(60*60*24)" office:value-type="time" office:time-value="PT00H35M59.738S" calcext:value-type="time">
            <text:p>00:36:0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5" calcext:value-type="float">
            <text:p>550.25</text:p>
          </table:table-cell>
          <table:table-cell office:value-type="float" office:value="275.65" calcext:value-type="float">
            <text:p>275.65</text:p>
          </table:table-cell>
          <table:table-cell office:value-type="float" office:value="338.07" calcext:value-type="float">
            <text:p>338.07</text:p>
          </table:table-cell>
        </table:table-row>
        <table:table-row table:style-name="ro1">
          <table:table-cell office:value-type="float" office:value="2175737" calcext:value-type="float">
            <text:p>2175737</text:p>
          </table:table-cell>
          <table:table-cell table:formula="of:=[.A138]/1000/(60*60*24)" office:value-type="time" office:time-value="PT00H36M15.737S" calcext:value-type="time">
            <text:p>00:36:16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2.41" calcext:value-type="float">
            <text:p>552.41</text:p>
          </table:table-cell>
          <table:table-cell office:value-type="float" office:value="277.7" calcext:value-type="float">
            <text:p>277.7</text:p>
          </table:table-cell>
          <table:table-cell office:value-type="float" office:value="340.52" calcext:value-type="float">
            <text:p>340.52</text:p>
          </table:table-cell>
        </table:table-row>
        <table:table-row table:style-name="ro1">
          <table:table-cell office:value-type="float" office:value="2191736" calcext:value-type="float">
            <text:p>2191736</text:p>
          </table:table-cell>
          <table:table-cell table:formula="of:=[.A139]/1000/(60*60*24)" office:value-type="time" office:time-value="PT00H36M31.736S" calcext:value-type="time">
            <text:p>00:36:32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79.74" calcext:value-type="float">
            <text:p>279.74</text:p>
          </table:table-cell>
          <table:table-cell office:value-type="float" office:value="342.97" calcext:value-type="float">
            <text:p>342.97</text:p>
          </table:table-cell>
        </table:table-row>
        <table:table-row table:style-name="ro1">
          <table:table-cell office:value-type="float" office:value="2207737" calcext:value-type="float">
            <text:p>2207737</text:p>
          </table:table-cell>
          <table:table-cell table:formula="of:=[.A140]/1000/(60*60*24)" office:value-type="time" office:time-value="PT00H36M47.737S" calcext:value-type="time">
            <text:p>00:36:48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281.78" calcext:value-type="float">
            <text:p>281.78</text:p>
          </table:table-cell>
          <table:table-cell office:value-type="float" office:value="345.41" calcext:value-type="float">
            <text:p>345.41</text:p>
          </table:table-cell>
        </table:table-row>
        <table:table-row table:style-name="ro1">
          <table:table-cell office:value-type="float" office:value="2223737" calcext:value-type="float">
            <text:p>2223737</text:p>
          </table:table-cell>
          <table:table-cell table:formula="of:=[.A141]/1000/(60*60*24)" office:value-type="time" office:time-value="PT00H37M03.737S" calcext:value-type="time">
            <text:p>00:37:04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83.82" calcext:value-type="float">
            <text:p>283.82</text:p>
          </table:table-cell>
          <table:table-cell office:value-type="float" office:value="347.86" calcext:value-type="float">
            <text:p>347.86</text:p>
          </table:table-cell>
        </table:table-row>
        <table:table-row table:style-name="ro1">
          <table:table-cell office:value-type="float" office:value="2239736" calcext:value-type="float">
            <text:p>2239736</text:p>
          </table:table-cell>
          <table:table-cell table:formula="of:=[.A142]/1000/(60*60*24)" office:value-type="time" office:time-value="PT00H37M19.736S" calcext:value-type="time">
            <text:p>00:37:2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85.86" calcext:value-type="float">
            <text:p>285.86</text:p>
          </table:table-cell>
          <table:table-cell office:value-type="float" office:value="350.31" calcext:value-type="float">
            <text:p>350.31</text:p>
          </table:table-cell>
        </table:table-row>
        <table:table-row table:style-name="ro1">
          <table:table-cell office:value-type="float" office:value="2255737" calcext:value-type="float">
            <text:p>2255737</text:p>
          </table:table-cell>
          <table:table-cell table:formula="of:=[.A143]/1000/(60*60*24)" office:value-type="time" office:time-value="PT00H37M35.737S" calcext:value-type="time">
            <text:p>00:37:36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87.9" calcext:value-type="float">
            <text:p>287.9</text:p>
          </table:table-cell>
          <table:table-cell office:value-type="float" office:value="352.75" calcext:value-type="float">
            <text:p>352.75</text:p>
          </table:table-cell>
        </table:table-row>
        <table:table-row table:style-name="ro1">
          <table:table-cell office:value-type="float" office:value="2271738" calcext:value-type="float">
            <text:p>2271738</text:p>
          </table:table-cell>
          <table:table-cell table:formula="of:=[.A144]/1000/(60*60*24)" office:value-type="time" office:time-value="PT00H37M51.738S" calcext:value-type="time">
            <text:p>00:37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" calcext:value-type="float">
            <text:p>548.4</text:p>
          </table:table-cell>
          <table:table-cell office:value-type="float" office:value="289.95" calcext:value-type="float">
            <text:p>289.95</text:p>
          </table:table-cell>
          <table:table-cell office:value-type="float" office:value="355.2" calcext:value-type="float">
            <text:p>355.2</text:p>
          </table:table-cell>
        </table:table-row>
        <table:table-row table:style-name="ro1">
          <table:table-cell office:value-type="float" office:value="2287736" calcext:value-type="float">
            <text:p>2287736</text:p>
          </table:table-cell>
          <table:table-cell table:formula="of:=[.A145]/1000/(60*60*24)" office:value-type="time" office:time-value="PT00H38M07.736S" calcext:value-type="time">
            <text:p>00:38:08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8" calcext:value-type="float">
            <text:p>550.48</text:p>
          </table:table-cell>
          <table:table-cell office:value-type="float" office:value="291.99" calcext:value-type="float">
            <text:p>291.99</text:p>
          </table:table-cell>
          <table:table-cell office:value-type="float" office:value="357.64" calcext:value-type="float">
            <text:p>357.64</text:p>
          </table:table-cell>
        </table:table-row>
        <table:table-row table:style-name="ro1">
          <table:table-cell office:value-type="float" office:value="2303738" calcext:value-type="float">
            <text:p>2303738</text:p>
          </table:table-cell>
          <table:table-cell table:formula="of:=[.A146]/1000/(60*60*24)" office:value-type="time" office:time-value="PT00H38M23.738S" calcext:value-type="time">
            <text:p>00:38:24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294.03" calcext:value-type="float">
            <text:p>294.03</text:p>
          </table:table-cell>
          <table:table-cell office:value-type="float" office:value="360.09" calcext:value-type="float">
            <text:p>360.09</text:p>
          </table:table-cell>
        </table:table-row>
        <table:table-row table:style-name="ro1">
          <table:table-cell office:value-type="float" office:value="2319738" calcext:value-type="float">
            <text:p>2319738</text:p>
          </table:table-cell>
          <table:table-cell table:formula="of:=[.A147]/1000/(60*60*24)" office:value-type="time" office:time-value="PT00H38M39.738S" calcext:value-type="time">
            <text:p>00:38:40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7" calcext:value-type="float">
            <text:p>550.57</text:p>
          </table:table-cell>
          <table:table-cell office:value-type="float" office:value="296.07" calcext:value-type="float">
            <text:p>296.07</text:p>
          </table:table-cell>
          <table:table-cell office:value-type="float" office:value="362.53" calcext:value-type="float">
            <text:p>362.53</text:p>
          </table:table-cell>
        </table:table-row>
        <table:table-row table:style-name="ro1">
          <table:table-cell office:value-type="float" office:value="2335737" calcext:value-type="float">
            <text:p>2335737</text:p>
          </table:table-cell>
          <table:table-cell table:formula="of:=[.A148]/1000/(60*60*24)" office:value-type="time" office:time-value="PT00H38M55.737S" calcext:value-type="time">
            <text:p>00:38:56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98.11" calcext:value-type="float">
            <text:p>298.11</text:p>
          </table:table-cell>
          <table:table-cell office:value-type="float" office:value="364.97" calcext:value-type="float">
            <text:p>364.97</text:p>
          </table:table-cell>
        </table:table-row>
        <table:table-row table:style-name="ro1">
          <table:table-cell office:value-type="float" office:value="2351737" calcext:value-type="float">
            <text:p>2351737</text:p>
          </table:table-cell>
          <table:table-cell table:formula="of:=[.A149]/1000/(60*60*24)" office:value-type="time" office:time-value="PT00H39M11.737S" calcext:value-type="time">
            <text:p>00:39:12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300.15" calcext:value-type="float">
            <text:p>300.15</text:p>
          </table:table-cell>
          <table:table-cell office:value-type="float" office:value="367.42" calcext:value-type="float">
            <text:p>367.42</text:p>
          </table:table-cell>
        </table:table-row>
        <table:table-row table:style-name="ro1">
          <table:table-cell office:value-type="float" office:value="2367737" calcext:value-type="float">
            <text:p>2367737</text:p>
          </table:table-cell>
          <table:table-cell table:formula="of:=[.A150]/1000/(60*60*24)" office:value-type="time" office:time-value="PT00H39M27.737S" calcext:value-type="time">
            <text:p>00:39:28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302.2" calcext:value-type="float">
            <text:p>302.2</text:p>
          </table:table-cell>
          <table:table-cell office:value-type="float" office:value="369.86" calcext:value-type="float">
            <text:p>369.86</text:p>
          </table:table-cell>
        </table:table-row>
        <table:table-row table:style-name="ro1">
          <table:table-cell office:value-type="float" office:value="2383738" calcext:value-type="float">
            <text:p>2383738</text:p>
          </table:table-cell>
          <table:table-cell table:formula="of:=[.A151]/1000/(60*60*24)" office:value-type="time" office:time-value="PT00H39M43.738S" calcext:value-type="time">
            <text:p>00:39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39" calcext:value-type="float">
            <text:p>548.39</text:p>
          </table:table-cell>
          <table:table-cell office:value-type="float" office:value="304.24" calcext:value-type="float">
            <text:p>304.24</text:p>
          </table:table-cell>
          <table:table-cell office:value-type="float" office:value="372.31" calcext:value-type="float">
            <text:p>372.31</text:p>
          </table:table-cell>
        </table:table-row>
        <table:table-row table:style-name="ro1">
          <table:table-cell office:value-type="float" office:value="2399737" calcext:value-type="float">
            <text:p>2399737</text:p>
          </table:table-cell>
          <table:table-cell table:formula="of:=[.A152]/1000/(60*60*24)" office:value-type="time" office:time-value="PT00H39M59.737S" calcext:value-type="time">
            <text:p>00:40:00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7" calcext:value-type="float">
            <text:p>550.57</text:p>
          </table:table-cell>
          <table:table-cell office:value-type="float" office:value="306.28" calcext:value-type="float">
            <text:p>306.28</text:p>
          </table:table-cell>
          <table:table-cell office:value-type="float" office:value="374.75" calcext:value-type="float">
            <text:p>374.75</text:p>
          </table:table-cell>
        </table:table-row>
        <table:table-row table:style-name="ro1">
          <table:table-cell office:value-type="float" office:value="2415736" calcext:value-type="float">
            <text:p>2415736</text:p>
          </table:table-cell>
          <table:table-cell table:formula="of:=[.A153]/1000/(60*60*24)" office:value-type="time" office:time-value="PT00H40M15.736S" calcext:value-type="time">
            <text:p>00:40:16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1" calcext:value-type="float">
            <text:p>550.71</text:p>
          </table:table-cell>
          <table:table-cell office:value-type="float" office:value="308.32" calcext:value-type="float">
            <text:p>308.32</text:p>
          </table:table-cell>
          <table:table-cell office:value-type="float" office:value="377.2" calcext:value-type="float">
            <text:p>377.2</text:p>
          </table:table-cell>
        </table:table-row>
        <table:table-row table:style-name="ro1">
          <table:table-cell office:value-type="float" office:value="2431736" calcext:value-type="float">
            <text:p>2431736</text:p>
          </table:table-cell>
          <table:table-cell table:formula="of:=[.A154]/1000/(60*60*24)" office:value-type="time" office:time-value="PT00H40M31.736S" calcext:value-type="time">
            <text:p>00:40:32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310.36" calcext:value-type="float">
            <text:p>310.36</text:p>
          </table:table-cell>
          <table:table-cell office:value-type="float" office:value="379.64" calcext:value-type="float">
            <text:p>379.64</text:p>
          </table:table-cell>
        </table:table-row>
        <table:table-row table:style-name="ro1">
          <table:table-cell office:value-type="float" office:value="2447738" calcext:value-type="float">
            <text:p>2447738</text:p>
          </table:table-cell>
          <table:table-cell table:formula="of:=[.A155]/1000/(60*60*24)" office:value-type="time" office:time-value="PT00H40M47.738S" calcext:value-type="time">
            <text:p>00:40:48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4" calcext:value-type="float">
            <text:p>550.34</text:p>
          </table:table-cell>
          <table:table-cell office:value-type="float" office:value="312.4" calcext:value-type="float">
            <text:p>312.4</text:p>
          </table:table-cell>
          <table:table-cell office:value-type="float" office:value="382.08" calcext:value-type="float">
            <text:p>382.08</text:p>
          </table:table-cell>
        </table:table-row>
        <table:table-row table:style-name="ro1">
          <table:table-cell office:value-type="float" office:value="2463738" calcext:value-type="float">
            <text:p>2463738</text:p>
          </table:table-cell>
          <table:table-cell table:formula="of:=[.A156]/1000/(60*60*24)" office:value-type="time" office:time-value="PT00H41M03.738S" calcext:value-type="time">
            <text:p>00:41:04</text:p>
          </table:table-cell>
          <table:table-cell office:value-type="float" office:value="1.2" calcext:value-type="float">
            <text:p>1.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50" calcext:value-type="float">
            <text:p>550</text:p>
          </table:table-cell>
          <table:table-cell office:value-type="float" office:value="314.45" calcext:value-type="float">
            <text:p>314.45</text:p>
          </table:table-cell>
          <table:table-cell office:value-type="float" office:value="384.53" calcext:value-type="float">
            <text:p>384.53</text:p>
          </table:table-cell>
        </table:table-row>
        <table:table-row table:style-name="ro1">
          <table:table-cell office:value-type="float" office:value="2479737" calcext:value-type="float">
            <text:p>2479737</text:p>
          </table:table-cell>
          <table:table-cell table:formula="of:=[.A157]/1000/(60*60*24)" office:value-type="time" office:time-value="PT00H41M19.737S" calcext:value-type="time">
            <text:p>00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3" calcext:value-type="float">
            <text:p>548.63</text:p>
          </table:table-cell>
          <table:table-cell office:value-type="float" office:value="316.49" calcext:value-type="float">
            <text:p>316.49</text:p>
          </table:table-cell>
          <table:table-cell office:value-type="float" office:value="386.97" calcext:value-type="float">
            <text:p>386.97</text:p>
          </table:table-cell>
        </table:table-row>
        <table:table-row table:style-name="ro1">
          <table:table-cell office:value-type="float" office:value="2495737" calcext:value-type="float">
            <text:p>2495737</text:p>
          </table:table-cell>
          <table:table-cell table:formula="of:=[.A158]/1000/(60*60*24)" office:value-type="time" office:time-value="PT00H41M35.737S" calcext:value-type="time">
            <text:p>00:41:36</text:p>
          </table:table-cell>
          <table:table-cell office:value-type="float" office:value="1.2" calcext:value-type="float">
            <text:p>1.2</text:p>
          </table:table-cell>
          <table:table-cell office:value-type="float" office:value="459.4" calcext:value-type="float">
            <text:p>459.4</text:p>
          </table:table-cell>
          <table:table-cell office:value-type="float" office:value="550.33" calcext:value-type="float">
            <text:p>550.33</text:p>
          </table:table-cell>
          <table:table-cell office:value-type="float" office:value="318.53" calcext:value-type="float">
            <text:p>318.53</text:p>
          </table:table-cell>
          <table:table-cell office:value-type="float" office:value="389.41" calcext:value-type="float">
            <text:p>389.41</text:p>
          </table:table-cell>
        </table:table-row>
        <table:table-row table:style-name="ro1">
          <table:table-cell office:value-type="float" office:value="2511738" calcext:value-type="float">
            <text:p>2511738</text:p>
          </table:table-cell>
          <table:table-cell table:formula="of:=[.A159]/1000/(60*60*24)" office:value-type="time" office:time-value="PT00H41M51.738S" calcext:value-type="time">
            <text:p>00:41:52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7" calcext:value-type="float">
            <text:p>550.47</text:p>
          </table:table-cell>
          <table:table-cell office:value-type="float" office:value="320.57" calcext:value-type="float">
            <text:p>320.57</text:p>
          </table:table-cell>
          <table:table-cell office:value-type="float" office:value="391.85" calcext:value-type="float">
            <text:p>391.85</text:p>
          </table:table-cell>
        </table:table-row>
        <table:table-row table:style-name="ro1">
          <table:table-cell office:value-type="float" office:value="2527738" calcext:value-type="float">
            <text:p>2527738</text:p>
          </table:table-cell>
          <table:table-cell table:formula="of:=[.A160]/1000/(60*60*24)" office:value-type="time" office:time-value="PT00H42M07.738S" calcext:value-type="time">
            <text:p>00:42:08</text:p>
          </table:table-cell>
          <table:table-cell office:value-type="float" office:value="1.2" calcext:value-type="float">
            <text:p>1.2</text:p>
          </table:table-cell>
          <table:table-cell office:value-type="float" office:value="459.2" calcext:value-type="float">
            <text:p>459.2</text:p>
          </table:table-cell>
          <table:table-cell office:value-type="float" office:value="550.1" calcext:value-type="float">
            <text:p>550.1</text:p>
          </table:table-cell>
          <table:table-cell office:value-type="float" office:value="322.61" calcext:value-type="float">
            <text:p>322.61</text:p>
          </table:table-cell>
          <table:table-cell office:value-type="float" office:value="394.29" calcext:value-type="float">
            <text:p>394.29</text:p>
          </table:table-cell>
        </table:table-row>
        <table:table-row table:style-name="ro1">
          <table:table-cell office:value-type="float" office:value="2543737" calcext:value-type="float">
            <text:p>2543737</text:p>
          </table:table-cell>
          <table:table-cell table:formula="of:=[.A161]/1000/(60*60*24)" office:value-type="time" office:time-value="PT00H42M23.737S" calcext:value-type="time">
            <text:p>00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24.66" calcext:value-type="float">
            <text:p>324.66</text:p>
          </table:table-cell>
          <table:table-cell office:value-type="float" office:value="396.73" calcext:value-type="float">
            <text:p>396.73</text:p>
          </table:table-cell>
        </table:table-row>
        <table:table-row table:style-name="ro1">
          <table:table-cell office:value-type="float" office:value="2559736" calcext:value-type="float">
            <text:p>2559736</text:p>
          </table:table-cell>
          <table:table-cell table:formula="of:=[.A162]/1000/(60*60*24)" office:value-type="time" office:time-value="PT00H42M39.736S" calcext:value-type="time">
            <text:p>00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26.7" calcext:value-type="float">
            <text:p>326.7</text:p>
          </table:table-cell>
          <table:table-cell office:value-type="float" office:value="399.18" calcext:value-type="float">
            <text:p>399.18</text:p>
          </table:table-cell>
        </table:table-row>
        <table:table-row table:style-name="ro1">
          <table:table-cell office:value-type="float" office:value="2575737" calcext:value-type="float">
            <text:p>2575737</text:p>
          </table:table-cell>
          <table:table-cell table:formula="of:=[.A163]/1000/(60*60*24)" office:value-type="time" office:time-value="PT00H42M55.737S" calcext:value-type="time">
            <text:p>00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" calcext:value-type="float">
            <text:p>548.4</text:p>
          </table:table-cell>
          <table:table-cell office:value-type="float" office:value="328.74" calcext:value-type="float">
            <text:p>328.74</text:p>
          </table:table-cell>
          <table:table-cell office:value-type="float" office:value="401.62" calcext:value-type="float">
            <text:p>401.62</text:p>
          </table:table-cell>
        </table:table-row>
        <table:table-row table:style-name="ro1">
          <table:table-cell office:value-type="float" office:value="2591737" calcext:value-type="float">
            <text:p>2591737</text:p>
          </table:table-cell>
          <table:table-cell table:formula="of:=[.A164]/1000/(60*60*24)" office:value-type="time" office:time-value="PT00H43M11.737S" calcext:value-type="time">
            <text:p>00:43:12</text:p>
          </table:table-cell>
          <table:table-cell office:value-type="float" office:value="1.2" calcext:value-type="float">
            <text:p>1.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50.72" calcext:value-type="float">
            <text:p>550.72</text:p>
          </table:table-cell>
          <table:table-cell office:value-type="float" office:value="330.78" calcext:value-type="float">
            <text:p>330.78</text:p>
          </table:table-cell>
          <table:table-cell office:value-type="float" office:value="404.06" calcext:value-type="float">
            <text:p>404.06</text:p>
          </table:table-cell>
        </table:table-row>
        <table:table-row table:style-name="ro1">
          <table:table-cell office:value-type="float" office:value="2607736" calcext:value-type="float">
            <text:p>2607736</text:p>
          </table:table-cell>
          <table:table-cell table:formula="of:=[.A165]/1000/(60*60*24)" office:value-type="time" office:time-value="PT00H43M27.736S" calcext:value-type="time">
            <text:p>00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8.98" calcext:value-type="float">
            <text:p>548.98</text:p>
          </table:table-cell>
          <table:table-cell office:value-type="float" office:value="332.82" calcext:value-type="float">
            <text:p>332.82</text:p>
          </table:table-cell>
          <table:table-cell office:value-type="float" office:value="406.5" calcext:value-type="float">
            <text:p>406.5</text:p>
          </table:table-cell>
        </table:table-row>
        <table:table-row table:style-name="ro1">
          <table:table-cell office:value-type="float" office:value="2623738" calcext:value-type="float">
            <text:p>2623738</text:p>
          </table:table-cell>
          <table:table-cell table:formula="of:=[.A166]/1000/(60*60*24)" office:value-type="time" office:time-value="PT00H43M43.738S" calcext:value-type="time">
            <text:p>00:43:44</text:p>
          </table:table-cell>
          <table:table-cell office:value-type="float" office:value="1.2" calcext:value-type="float">
            <text:p>1.2</text:p>
          </table:table-cell>
          <table:table-cell office:value-type="float" office:value="459.6" calcext:value-type="float">
            <text:p>459.6</text:p>
          </table:table-cell>
          <table:table-cell office:value-type="float" office:value="550.57" calcext:value-type="float">
            <text:p>550.57</text:p>
          </table:table-cell>
          <table:table-cell office:value-type="float" office:value="334.87" calcext:value-type="float">
            <text:p>334.87</text:p>
          </table:table-cell>
          <table:table-cell office:value-type="float" office:value="408.94" calcext:value-type="float">
            <text:p>408.94</text:p>
          </table:table-cell>
        </table:table-row>
        <table:table-row table:style-name="ro1">
          <table:table-cell office:value-type="float" office:value="2639737" calcext:value-type="float">
            <text:p>2639737</text:p>
          </table:table-cell>
          <table:table-cell table:formula="of:=[.A167]/1000/(60*60*24)" office:value-type="time" office:time-value="PT00H43M59.737S" calcext:value-type="time">
            <text:p>00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36.91" calcext:value-type="float">
            <text:p>336.91</text:p>
          </table:table-cell>
          <table:table-cell office:value-type="float" office:value="411.38" calcext:value-type="float">
            <text:p>411.38</text:p>
          </table:table-cell>
        </table:table-row>
        <table:table-row table:style-name="ro1">
          <table:table-cell office:value-type="float" office:value="2655738" calcext:value-type="float">
            <text:p>2655738</text:p>
          </table:table-cell>
          <table:table-cell table:formula="of:=[.A168]/1000/(60*60*24)" office:value-type="time" office:time-value="PT00H44M15.738S" calcext:value-type="time">
            <text:p>00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38.95" calcext:value-type="float">
            <text:p>338.95</text:p>
          </table:table-cell>
          <table:table-cell office:value-type="float" office:value="413.82" calcext:value-type="float">
            <text:p>413.82</text:p>
          </table:table-cell>
        </table:table-row>
        <table:table-row table:style-name="ro1">
          <table:table-cell office:value-type="float" office:value="2671737" calcext:value-type="float">
            <text:p>2671737</text:p>
          </table:table-cell>
          <table:table-cell table:formula="of:=[.A169]/1000/(60*60*24)" office:value-type="time" office:time-value="PT00H44M31.737S" calcext:value-type="time">
            <text:p>00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40.99" calcext:value-type="float">
            <text:p>340.99</text:p>
          </table:table-cell>
          <table:table-cell office:value-type="float" office:value="416.26" calcext:value-type="float">
            <text:p>416.26</text:p>
          </table:table-cell>
        </table:table-row>
        <table:table-row table:style-name="ro1">
          <table:table-cell office:value-type="float" office:value="2687736" calcext:value-type="float">
            <text:p>2687736</text:p>
          </table:table-cell>
          <table:table-cell table:formula="of:=[.A170]/1000/(60*60*24)" office:value-type="time" office:time-value="PT00H44M47.736S" calcext:value-type="time">
            <text:p>00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43.04" calcext:value-type="float">
            <text:p>343.04</text:p>
          </table:table-cell>
          <table:table-cell office:value-type="float" office:value="418.7" calcext:value-type="float">
            <text:p>418.7</text:p>
          </table:table-cell>
        </table:table-row>
        <table:table-row table:style-name="ro1">
          <table:table-cell office:value-type="float" office:value="2703736" calcext:value-type="float">
            <text:p>2703736</text:p>
          </table:table-cell>
          <table:table-cell table:formula="of:=[.A171]/1000/(60*60*24)" office:value-type="time" office:time-value="PT00H45M03.736S" calcext:value-type="time">
            <text:p>00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4" calcext:value-type="float">
            <text:p>548.74</text:p>
          </table:table-cell>
          <table:table-cell office:value-type="float" office:value="345.08" calcext:value-type="float">
            <text:p>345.08</text:p>
          </table:table-cell>
          <table:table-cell office:value-type="float" office:value="421.14" calcext:value-type="float">
            <text:p>421.14</text:p>
          </table:table-cell>
        </table:table-row>
        <table:table-row table:style-name="ro1">
          <table:table-cell office:value-type="float" office:value="2719737" calcext:value-type="float">
            <text:p>2719737</text:p>
          </table:table-cell>
          <table:table-cell table:formula="of:=[.A172]/1000/(60*60*24)" office:value-type="time" office:time-value="PT00H45M19.737S" calcext:value-type="time">
            <text:p>00:45:20</text:p>
          </table:table-cell>
          <table:table-cell office:value-type="float" office:value="1.2" calcext:value-type="float">
            <text:p>1.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0.24" calcext:value-type="float">
            <text:p>550.24</text:p>
          </table:table-cell>
          <table:table-cell office:value-type="float" office:value="347.12" calcext:value-type="float">
            <text:p>347.12</text:p>
          </table:table-cell>
          <table:table-cell office:value-type="float" office:value="423.58" calcext:value-type="float">
            <text:p>423.58</text:p>
          </table:table-cell>
        </table:table-row>
        <table:table-row table:style-name="ro1">
          <table:table-cell office:value-type="float" office:value="2735737" calcext:value-type="float">
            <text:p>2735737</text:p>
          </table:table-cell>
          <table:table-cell table:formula="of:=[.A173]/1000/(60*60*24)" office:value-type="time" office:time-value="PT00H45M35.737S" calcext:value-type="time">
            <text:p>00:45:36</text:p>
          </table:table-cell>
          <table:table-cell office:value-type="float" office:value="1.2" calcext:value-type="float">
            <text:p>1.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50.49" calcext:value-type="float">
            <text:p>550.49</text:p>
          </table:table-cell>
          <table:table-cell office:value-type="float" office:value="349.16" calcext:value-type="float">
            <text:p>349.16</text:p>
          </table:table-cell>
          <table:table-cell office:value-type="float" office:value="426.02" calcext:value-type="float">
            <text:p>426.02</text:p>
          </table:table-cell>
        </table:table-row>
        <table:table-row table:style-name="ro1">
          <table:table-cell office:value-type="float" office:value="2751737" calcext:value-type="float">
            <text:p>2751737</text:p>
          </table:table-cell>
          <table:table-cell table:formula="of:=[.A174]/1000/(60*60*24)" office:value-type="time" office:time-value="PT00H45M51.737S" calcext:value-type="time">
            <text:p>00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51.2" calcext:value-type="float">
            <text:p>351.2</text:p>
          </table:table-cell>
          <table:table-cell office:value-type="float" office:value="428.46" calcext:value-type="float">
            <text:p>428.46</text:p>
          </table:table-cell>
        </table:table-row>
        <table:table-row table:style-name="ro1">
          <table:table-cell office:value-type="float" office:value="2767736" calcext:value-type="float">
            <text:p>2767736</text:p>
          </table:table-cell>
          <table:table-cell table:formula="of:=[.A175]/1000/(60*60*24)" office:value-type="time" office:time-value="PT00H46M07.736S" calcext:value-type="time">
            <text:p>00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53.25" calcext:value-type="float">
            <text:p>353.25</text:p>
          </table:table-cell>
          <table:table-cell office:value-type="float" office:value="430.89" calcext:value-type="float">
            <text:p>430.89</text:p>
          </table:table-cell>
        </table:table-row>
        <table:table-row table:style-name="ro1">
          <table:table-cell office:value-type="float" office:value="2783736" calcext:value-type="float">
            <text:p>2783736</text:p>
          </table:table-cell>
          <table:table-cell table:formula="of:=[.A176]/1000/(60*60*24)" office:value-type="time" office:time-value="PT00H46M23.736S" calcext:value-type="time">
            <text:p>00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55.29" calcext:value-type="float">
            <text:p>355.29</text:p>
          </table:table-cell>
          <table:table-cell office:value-type="float" office:value="433.33" calcext:value-type="float">
            <text:p>433.33</text:p>
          </table:table-cell>
        </table:table-row>
        <table:table-row table:style-name="ro1">
          <table:table-cell office:value-type="float" office:value="2799738" calcext:value-type="float">
            <text:p>2799738</text:p>
          </table:table-cell>
          <table:table-cell table:formula="of:=[.A177]/1000/(60*60*24)" office:value-type="time" office:time-value="PT00H46M39.738S" calcext:value-type="time">
            <text:p>00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9" calcext:value-type="float">
            <text:p>548.89</text:p>
          </table:table-cell>
          <table:table-cell office:value-type="float" office:value="357.33" calcext:value-type="float">
            <text:p>357.33</text:p>
          </table:table-cell>
          <table:table-cell office:value-type="float" office:value="435.77" calcext:value-type="float">
            <text:p>435.77</text:p>
          </table:table-cell>
        </table:table-row>
        <table:table-row table:style-name="ro1">
          <table:table-cell office:value-type="float" office:value="2815737" calcext:value-type="float">
            <text:p>2815737</text:p>
          </table:table-cell>
          <table:table-cell table:formula="of:=[.A178]/1000/(60*60*24)" office:value-type="time" office:time-value="PT00H46M55.737S" calcext:value-type="time">
            <text:p>00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359.37" calcext:value-type="float">
            <text:p>359.37</text:p>
          </table:table-cell>
          <table:table-cell office:value-type="float" office:value="438.21" calcext:value-type="float">
            <text:p>438.21</text:p>
          </table:table-cell>
        </table:table-row>
        <table:table-row table:style-name="ro1">
          <table:table-cell office:value-type="float" office:value="2831737" calcext:value-type="float">
            <text:p>2831737</text:p>
          </table:table-cell>
          <table:table-cell table:formula="of:=[.A179]/1000/(60*60*24)" office:value-type="time" office:time-value="PT00H47M11.737S" calcext:value-type="time">
            <text:p>00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8.25" calcext:value-type="float">
            <text:p>548.25</text:p>
          </table:table-cell>
          <table:table-cell office:value-type="float" office:value="361.42" calcext:value-type="float">
            <text:p>361.42</text:p>
          </table:table-cell>
          <table:table-cell office:value-type="float" office:value="440.65" calcext:value-type="float">
            <text:p>440.65</text:p>
          </table:table-cell>
        </table:table-row>
        <table:table-row table:style-name="ro1">
          <table:table-cell office:value-type="float" office:value="2847737" calcext:value-type="float">
            <text:p>2847737</text:p>
          </table:table-cell>
          <table:table-cell table:formula="of:=[.A180]/1000/(60*60*24)" office:value-type="time" office:time-value="PT00H47M27.737S" calcext:value-type="time">
            <text:p>00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63.46" calcext:value-type="float">
            <text:p>363.46</text:p>
          </table:table-cell>
          <table:table-cell office:value-type="float" office:value="443.09" calcext:value-type="float">
            <text:p>443.09</text:p>
          </table:table-cell>
        </table:table-row>
        <table:table-row table:style-name="ro1">
          <table:table-cell office:value-type="float" office:value="2863738" calcext:value-type="float">
            <text:p>2863738</text:p>
          </table:table-cell>
          <table:table-cell table:formula="of:=[.A181]/1000/(60*60*24)" office:value-type="time" office:time-value="PT00H47M43.738S" calcext:value-type="time">
            <text:p>00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365.5" calcext:value-type="float">
            <text:p>365.5</text:p>
          </table:table-cell>
          <table:table-cell office:value-type="float" office:value="445.53" calcext:value-type="float">
            <text:p>445.53</text:p>
          </table:table-cell>
        </table:table-row>
        <table:table-row table:style-name="ro1">
          <table:table-cell office:value-type="float" office:value="2879736" calcext:value-type="float">
            <text:p>2879736</text:p>
          </table:table-cell>
          <table:table-cell table:formula="of:=[.A182]/1000/(60*60*24)" office:value-type="time" office:time-value="PT00H47M59.736S" calcext:value-type="time">
            <text:p>00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67.54" calcext:value-type="float">
            <text:p>367.54</text:p>
          </table:table-cell>
          <table:table-cell office:value-type="float" office:value="447.96" calcext:value-type="float">
            <text:p>447.96</text:p>
          </table:table-cell>
        </table:table-row>
        <table:table-row table:style-name="ro1">
          <table:table-cell office:value-type="float" office:value="2895737" calcext:value-type="float">
            <text:p>2895737</text:p>
          </table:table-cell>
          <table:table-cell table:formula="of:=[.A183]/1000/(60*60*24)" office:value-type="time" office:time-value="PT00H48M15.737S" calcext:value-type="time">
            <text:p>00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49" calcext:value-type="float">
            <text:p>548.49</text:p>
          </table:table-cell>
          <table:table-cell office:value-type="float" office:value="369.58" calcext:value-type="float">
            <text:p>369.58</text:p>
          </table:table-cell>
          <table:table-cell office:value-type="float" office:value="450.4" calcext:value-type="float">
            <text:p>450.4</text:p>
          </table:table-cell>
        </table:table-row>
        <table:table-row table:style-name="ro1">
          <table:table-cell office:value-type="float" office:value="2911737" calcext:value-type="float">
            <text:p>2911737</text:p>
          </table:table-cell>
          <table:table-cell table:formula="of:=[.A184]/1000/(60*60*24)" office:value-type="time" office:time-value="PT00H48M31.737S" calcext:value-type="time">
            <text:p>00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371.63" calcext:value-type="float">
            <text:p>371.63</text:p>
          </table:table-cell>
          <table:table-cell office:value-type="float" office:value="452.84" calcext:value-type="float">
            <text:p>452.84</text:p>
          </table:table-cell>
        </table:table-row>
        <table:table-row table:style-name="ro1">
          <table:table-cell office:value-type="float" office:value="2927736" calcext:value-type="float">
            <text:p>2927736</text:p>
          </table:table-cell>
          <table:table-cell table:formula="of:=[.A185]/1000/(60*60*24)" office:value-type="time" office:time-value="PT00H48M47.736S" calcext:value-type="time">
            <text:p>00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6" calcext:value-type="float">
            <text:p>548.76</text:p>
          </table:table-cell>
          <table:table-cell office:value-type="float" office:value="373.67" calcext:value-type="float">
            <text:p>373.67</text:p>
          </table:table-cell>
          <table:table-cell office:value-type="float" office:value="455.27" calcext:value-type="float">
            <text:p>455.27</text:p>
          </table:table-cell>
        </table:table-row>
        <table:table-row table:style-name="ro1">
          <table:table-cell office:value-type="float" office:value="2943737" calcext:value-type="float">
            <text:p>2943737</text:p>
          </table:table-cell>
          <table:table-cell table:formula="of:=[.A186]/1000/(60*60*24)" office:value-type="time" office:time-value="PT00H49M03.737S" calcext:value-type="time">
            <text:p>00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75.71" calcext:value-type="float">
            <text:p>375.71</text:p>
          </table:table-cell>
          <table:table-cell office:value-type="float" office:value="457.71" calcext:value-type="float">
            <text:p>457.71</text:p>
          </table:table-cell>
        </table:table-row>
        <table:table-row table:style-name="ro1">
          <table:table-cell office:value-type="float" office:value="2959738" calcext:value-type="float">
            <text:p>2959738</text:p>
          </table:table-cell>
          <table:table-cell table:formula="of:=[.A187]/1000/(60*60*24)" office:value-type="time" office:time-value="PT00H49M19.738S" calcext:value-type="time">
            <text:p>00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5" calcext:value-type="float">
            <text:p>548.75</text:p>
          </table:table-cell>
          <table:table-cell office:value-type="float" office:value="377.75" calcext:value-type="float">
            <text:p>377.75</text:p>
          </table:table-cell>
          <table:table-cell office:value-type="float" office:value="460.15" calcext:value-type="float">
            <text:p>460.15</text:p>
          </table:table-cell>
        </table:table-row>
        <table:table-row table:style-name="ro1">
          <table:table-cell office:value-type="float" office:value="2975738" calcext:value-type="float">
            <text:p>2975738</text:p>
          </table:table-cell>
          <table:table-cell table:formula="of:=[.A188]/1000/(60*60*24)" office:value-type="time" office:time-value="PT00H49M35.738S" calcext:value-type="time">
            <text:p>00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79.8" calcext:value-type="float">
            <text:p>379.8</text:p>
          </table:table-cell>
          <table:table-cell office:value-type="float" office:value="462.59" calcext:value-type="float">
            <text:p>462.59</text:p>
          </table:table-cell>
        </table:table-row>
        <table:table-row table:style-name="ro1">
          <table:table-cell office:value-type="float" office:value="2991737" calcext:value-type="float">
            <text:p>2991737</text:p>
          </table:table-cell>
          <table:table-cell table:formula="of:=[.A189]/1000/(60*60*24)" office:value-type="time" office:time-value="PT00H49M51.737S" calcext:value-type="time">
            <text:p>00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8.73" calcext:value-type="float">
            <text:p>548.73</text:p>
          </table:table-cell>
          <table:table-cell office:value-type="float" office:value="381.84" calcext:value-type="float">
            <text:p>381.84</text:p>
          </table:table-cell>
          <table:table-cell office:value-type="float" office:value="465.02" calcext:value-type="float">
            <text:p>465.02</text:p>
          </table:table-cell>
        </table:table-row>
        <table:table-row table:style-name="ro1">
          <table:table-cell office:value-type="float" office:value="3007737" calcext:value-type="float">
            <text:p>3007737</text:p>
          </table:table-cell>
          <table:table-cell table:formula="of:=[.A190]/1000/(60*60*24)" office:value-type="time" office:time-value="PT00H50M07.737S" calcext:value-type="time">
            <text:p>00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83.88" calcext:value-type="float">
            <text:p>383.88</text:p>
          </table:table-cell>
          <table:table-cell office:value-type="float" office:value="467.46" calcext:value-type="float">
            <text:p>467.46</text:p>
          </table:table-cell>
        </table:table-row>
        <table:table-row table:style-name="ro1">
          <table:table-cell office:value-type="float" office:value="3023736" calcext:value-type="float">
            <text:p>3023736</text:p>
          </table:table-cell>
          <table:table-cell table:formula="of:=[.A191]/1000/(60*60*24)" office:value-type="time" office:time-value="PT00H50M23.736S" calcext:value-type="time">
            <text:p>00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385.92" calcext:value-type="float">
            <text:p>385.92</text:p>
          </table:table-cell>
          <table:table-cell office:value-type="float" office:value="469.9" calcext:value-type="float">
            <text:p>469.9</text:p>
          </table:table-cell>
        </table:table-row>
        <table:table-row table:style-name="ro1">
          <table:table-cell office:value-type="float" office:value="3039737" calcext:value-type="float">
            <text:p>3039737</text:p>
          </table:table-cell>
          <table:table-cell table:formula="of:=[.A192]/1000/(60*60*24)" office:value-type="time" office:time-value="PT00H50M39.737S" calcext:value-type="time">
            <text:p>00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87.96" calcext:value-type="float">
            <text:p>387.96</text:p>
          </table:table-cell>
          <table:table-cell office:value-type="float" office:value="472.33" calcext:value-type="float">
            <text:p>472.33</text:p>
          </table:table-cell>
        </table:table-row>
        <table:table-row table:style-name="ro1">
          <table:table-cell office:value-type="float" office:value="3055737" calcext:value-type="float">
            <text:p>3055737</text:p>
          </table:table-cell>
          <table:table-cell table:formula="of:=[.A193]/1000/(60*60*24)" office:value-type="time" office:time-value="PT00H50M55.737S" calcext:value-type="time">
            <text:p>00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390.01" calcext:value-type="float">
            <text:p>390.01</text:p>
          </table:table-cell>
          <table:table-cell office:value-type="float" office:value="474.77" calcext:value-type="float">
            <text:p>474.77</text:p>
          </table:table-cell>
        </table:table-row>
        <table:table-row table:style-name="ro1">
          <table:table-cell office:value-type="float" office:value="3071737" calcext:value-type="float">
            <text:p>3071737</text:p>
          </table:table-cell>
          <table:table-cell table:formula="of:=[.A194]/1000/(60*60*24)" office:value-type="time" office:time-value="PT00H51M11.737S" calcext:value-type="time">
            <text:p>00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392.05" calcext:value-type="float">
            <text:p>392.05</text:p>
          </table:table-cell>
          <table:table-cell office:value-type="float" office:value="477.21" calcext:value-type="float">
            <text:p>477.21</text:p>
          </table:table-cell>
        </table:table-row>
        <table:table-row table:style-name="ro1">
          <table:table-cell office:value-type="float" office:value="3087736" calcext:value-type="float">
            <text:p>3087736</text:p>
          </table:table-cell>
          <table:table-cell table:formula="of:=[.A195]/1000/(60*60*24)" office:value-type="time" office:time-value="PT00H51M27.736S" calcext:value-type="time">
            <text:p>00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" calcext:value-type="float">
            <text:p>548.5</text:p>
          </table:table-cell>
          <table:table-cell office:value-type="float" office:value="394.09" calcext:value-type="float">
            <text:p>394.09</text:p>
          </table:table-cell>
          <table:table-cell office:value-type="float" office:value="479.64" calcext:value-type="float">
            <text:p>479.64</text:p>
          </table:table-cell>
        </table:table-row>
        <table:table-row table:style-name="ro1">
          <table:table-cell office:value-type="float" office:value="3103737" calcext:value-type="float">
            <text:p>3103737</text:p>
          </table:table-cell>
          <table:table-cell table:formula="of:=[.A196]/1000/(60*60*24)" office:value-type="time" office:time-value="PT00H51M43.737S" calcext:value-type="time">
            <text:p>00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8.4" calcext:value-type="float">
            <text:p>548.4</text:p>
          </table:table-cell>
          <table:table-cell office:value-type="float" office:value="396.13" calcext:value-type="float">
            <text:p>396.13</text:p>
          </table:table-cell>
          <table:table-cell office:value-type="float" office:value="482.08" calcext:value-type="float">
            <text:p>482.08</text:p>
          </table:table-cell>
        </table:table-row>
        <table:table-row table:style-name="ro1">
          <table:table-cell office:value-type="float" office:value="3119737" calcext:value-type="float">
            <text:p>3119737</text:p>
          </table:table-cell>
          <table:table-cell table:formula="of:=[.A197]/1000/(60*60*24)" office:value-type="time" office:time-value="PT00H51M59.737S" calcext:value-type="time">
            <text:p>00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398.17" calcext:value-type="float">
            <text:p>398.17</text:p>
          </table:table-cell>
          <table:table-cell office:value-type="float" office:value="484.51" calcext:value-type="float">
            <text:p>484.51</text:p>
          </table:table-cell>
        </table:table-row>
        <table:table-row table:style-name="ro1">
          <table:table-cell office:value-type="float" office:value="3135737" calcext:value-type="float">
            <text:p>3135737</text:p>
          </table:table-cell>
          <table:table-cell table:formula="of:=[.A198]/1000/(60*60*24)" office:value-type="time" office:time-value="PT00H52M15.737S" calcext:value-type="time">
            <text:p>00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00.22" calcext:value-type="float">
            <text:p>400.22</text:p>
          </table:table-cell>
          <table:table-cell office:value-type="float" office:value="486.95" calcext:value-type="float">
            <text:p>486.95</text:p>
          </table:table-cell>
        </table:table-row>
        <table:table-row table:style-name="ro1">
          <table:table-cell office:value-type="float" office:value="3151737" calcext:value-type="float">
            <text:p>3151737</text:p>
          </table:table-cell>
          <table:table-cell table:formula="of:=[.A199]/1000/(60*60*24)" office:value-type="time" office:time-value="PT00H52M31.737S" calcext:value-type="time">
            <text:p>00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" calcext:value-type="float">
            <text:p>546.8</text:p>
          </table:table-cell>
          <table:table-cell office:value-type="float" office:value="402.26" calcext:value-type="float">
            <text:p>402.26</text:p>
          </table:table-cell>
          <table:table-cell office:value-type="float" office:value="489.38" calcext:value-type="float">
            <text:p>489.38</text:p>
          </table:table-cell>
        </table:table-row>
        <table:table-row table:style-name="ro1">
          <table:table-cell office:value-type="float" office:value="3167738" calcext:value-type="float">
            <text:p>3167738</text:p>
          </table:table-cell>
          <table:table-cell table:formula="of:=[.A200]/1000/(60*60*24)" office:value-type="time" office:time-value="PT00H52M47.738S" calcext:value-type="time">
            <text:p>00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04.3" calcext:value-type="float">
            <text:p>404.3</text:p>
          </table:table-cell>
          <table:table-cell office:value-type="float" office:value="491.81" calcext:value-type="float">
            <text:p>491.81</text:p>
          </table:table-cell>
        </table:table-row>
        <table:table-row table:style-name="ro1">
          <table:table-cell office:value-type="float" office:value="3183737" calcext:value-type="float">
            <text:p>3183737</text:p>
          </table:table-cell>
          <table:table-cell table:formula="of:=[.A201]/1000/(60*60*24)" office:value-type="time" office:time-value="PT00H53M03.737S" calcext:value-type="time">
            <text:p>00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06.34" calcext:value-type="float">
            <text:p>406.34</text:p>
          </table:table-cell>
          <table:table-cell office:value-type="float" office:value="494.25" calcext:value-type="float">
            <text:p>494.25</text:p>
          </table:table-cell>
        </table:table-row>
        <table:table-row table:style-name="ro1">
          <table:table-cell office:value-type="float" office:value="3199736" calcext:value-type="float">
            <text:p>3199736</text:p>
          </table:table-cell>
          <table:table-cell table:formula="of:=[.A202]/1000/(60*60*24)" office:value-type="time" office:time-value="PT00H53M19.736S" calcext:value-type="time">
            <text:p>00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08.38" calcext:value-type="float">
            <text:p>408.38</text:p>
          </table:table-cell>
          <table:table-cell office:value-type="float" office:value="496.68" calcext:value-type="float">
            <text:p>496.68</text:p>
          </table:table-cell>
        </table:table-row>
        <table:table-row table:style-name="ro1">
          <table:table-cell office:value-type="float" office:value="3215736" calcext:value-type="float">
            <text:p>3215736</text:p>
          </table:table-cell>
          <table:table-cell table:formula="of:=[.A203]/1000/(60*60*24)" office:value-type="time" office:time-value="PT00H53M35.736S" calcext:value-type="time">
            <text:p>00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5" calcext:value-type="float">
            <text:p>548.65</text:p>
          </table:table-cell>
          <table:table-cell office:value-type="float" office:value="410.43" calcext:value-type="float">
            <text:p>410.43</text:p>
          </table:table-cell>
          <table:table-cell office:value-type="float" office:value="499.12" calcext:value-type="float">
            <text:p>499.12</text:p>
          </table:table-cell>
        </table:table-row>
        <table:table-row table:style-name="ro1">
          <table:table-cell office:value-type="float" office:value="3231737" calcext:value-type="float">
            <text:p>3231737</text:p>
          </table:table-cell>
          <table:table-cell table:formula="of:=[.A204]/1000/(60*60*24)" office:value-type="time" office:time-value="PT00H53M51.737S" calcext:value-type="time">
            <text:p>00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412.47" calcext:value-type="float">
            <text:p>412.47</text:p>
          </table:table-cell>
          <table:table-cell office:value-type="float" office:value="501.55" calcext:value-type="float">
            <text:p>501.55</text:p>
          </table:table-cell>
        </table:table-row>
        <table:table-row table:style-name="ro1">
          <table:table-cell office:value-type="float" office:value="3247738" calcext:value-type="float">
            <text:p>3247738</text:p>
          </table:table-cell>
          <table:table-cell table:formula="of:=[.A205]/1000/(60*60*24)" office:value-type="time" office:time-value="PT00H54M07.738S" calcext:value-type="time">
            <text:p>00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3" calcext:value-type="float">
            <text:p>548.63</text:p>
          </table:table-cell>
          <table:table-cell office:value-type="float" office:value="414.51" calcext:value-type="float">
            <text:p>414.51</text:p>
          </table:table-cell>
          <table:table-cell office:value-type="float" office:value="503.99" calcext:value-type="float">
            <text:p>503.99</text:p>
          </table:table-cell>
        </table:table-row>
        <table:table-row table:style-name="ro1">
          <table:table-cell office:value-type="float" office:value="3263737" calcext:value-type="float">
            <text:p>3263737</text:p>
          </table:table-cell>
          <table:table-cell table:formula="of:=[.A206]/1000/(60*60*24)" office:value-type="time" office:time-value="PT00H54M23.737S" calcext:value-type="time">
            <text:p>00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16.55" calcext:value-type="float">
            <text:p>416.55</text:p>
          </table:table-cell>
          <table:table-cell office:value-type="float" office:value="506.42" calcext:value-type="float">
            <text:p>506.42</text:p>
          </table:table-cell>
        </table:table-row>
        <table:table-row table:style-name="ro1">
          <table:table-cell office:value-type="float" office:value="3279737" calcext:value-type="float">
            <text:p>3279737</text:p>
          </table:table-cell>
          <table:table-cell table:formula="of:=[.A207]/1000/(60*60*24)" office:value-type="time" office:time-value="PT00H54M39.737S" calcext:value-type="time">
            <text:p>00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8" calcext:value-type="float">
            <text:p>546.68</text:p>
          </table:table-cell>
          <table:table-cell office:value-type="float" office:value="418.59" calcext:value-type="float">
            <text:p>418.59</text:p>
          </table:table-cell>
          <table:table-cell office:value-type="float" office:value="508.85" calcext:value-type="float">
            <text:p>508.85</text:p>
          </table:table-cell>
        </table:table-row>
        <table:table-row table:style-name="ro1">
          <table:table-cell office:value-type="float" office:value="3295738" calcext:value-type="float">
            <text:p>3295738</text:p>
          </table:table-cell>
          <table:table-cell table:formula="of:=[.A208]/1000/(60*60*24)" office:value-type="time" office:time-value="PT00H54M55.738S" calcext:value-type="time">
            <text:p>00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420.64" calcext:value-type="float">
            <text:p>420.64</text:p>
          </table:table-cell>
          <table:table-cell office:value-type="float" office:value="511.29" calcext:value-type="float">
            <text:p>511.29</text:p>
          </table:table-cell>
        </table:table-row>
        <table:table-row table:style-name="ro1">
          <table:table-cell office:value-type="float" office:value="3311736" calcext:value-type="float">
            <text:p>3311736</text:p>
          </table:table-cell>
          <table:table-cell table:formula="of:=[.A209]/1000/(60*60*24)" office:value-type="time" office:time-value="PT00H55M11.736S" calcext:value-type="time">
            <text:p>00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422.68" calcext:value-type="float">
            <text:p>422.68</text:p>
          </table:table-cell>
          <table:table-cell office:value-type="float" office:value="513.72" calcext:value-type="float">
            <text:p>513.72</text:p>
          </table:table-cell>
        </table:table-row>
        <table:table-row table:style-name="ro1">
          <table:table-cell office:value-type="float" office:value="3327737" calcext:value-type="float">
            <text:p>3327737</text:p>
          </table:table-cell>
          <table:table-cell table:formula="of:=[.A210]/1000/(60*60*24)" office:value-type="time" office:time-value="PT00H55M27.737S" calcext:value-type="time">
            <text:p>00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48" calcext:value-type="float">
            <text:p>548.48</text:p>
          </table:table-cell>
          <table:table-cell office:value-type="float" office:value="424.72" calcext:value-type="float">
            <text:p>424.72</text:p>
          </table:table-cell>
          <table:table-cell office:value-type="float" office:value="516.15" calcext:value-type="float">
            <text:p>516.15</text:p>
          </table:table-cell>
        </table:table-row>
        <table:table-row table:style-name="ro1">
          <table:table-cell office:value-type="float" office:value="3343737" calcext:value-type="float">
            <text:p>3343737</text:p>
          </table:table-cell>
          <table:table-cell table:formula="of:=[.A211]/1000/(60*60*24)" office:value-type="time" office:time-value="PT00H55M43.737S" calcext:value-type="time">
            <text:p>00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2" calcext:value-type="float">
            <text:p>546.82</text:p>
          </table:table-cell>
          <table:table-cell office:value-type="float" office:value="426.76" calcext:value-type="float">
            <text:p>426.76</text:p>
          </table:table-cell>
          <table:table-cell office:value-type="float" office:value="518.59" calcext:value-type="float">
            <text:p>518.59</text:p>
          </table:table-cell>
        </table:table-row>
        <table:table-row table:style-name="ro1">
          <table:table-cell office:value-type="float" office:value="3359737" calcext:value-type="float">
            <text:p>3359737</text:p>
          </table:table-cell>
          <table:table-cell table:formula="of:=[.A212]/1000/(60*60*24)" office:value-type="time" office:time-value="PT00H55M59.737S" calcext:value-type="time">
            <text:p>00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428.8" calcext:value-type="float">
            <text:p>428.8</text:p>
          </table:table-cell>
          <table:table-cell office:value-type="float" office:value="521.02" calcext:value-type="float">
            <text:p>521.02</text:p>
          </table:table-cell>
        </table:table-row>
        <table:table-row table:style-name="ro1">
          <table:table-cell office:value-type="float" office:value="3375737" calcext:value-type="float">
            <text:p>3375737</text:p>
          </table:table-cell>
          <table:table-cell table:formula="of:=[.A213]/1000/(60*60*24)" office:value-type="time" office:time-value="PT00H56M15.737S" calcext:value-type="time">
            <text:p>00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30.85" calcext:value-type="float">
            <text:p>430.85</text:p>
          </table:table-cell>
          <table:table-cell office:value-type="float" office:value="523.45" calcext:value-type="float">
            <text:p>523.45</text:p>
          </table:table-cell>
        </table:table-row>
        <table:table-row table:style-name="ro1">
          <table:table-cell office:value-type="float" office:value="3391738" calcext:value-type="float">
            <text:p>3391738</text:p>
          </table:table-cell>
          <table:table-cell table:formula="of:=[.A214]/1000/(60*60*24)" office:value-type="time" office:time-value="PT00H56M31.738S" calcext:value-type="time">
            <text:p>00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8.88" calcext:value-type="float">
            <text:p>548.88</text:p>
          </table:table-cell>
          <table:table-cell office:value-type="float" office:value="432.89" calcext:value-type="float">
            <text:p>432.89</text:p>
          </table:table-cell>
          <table:table-cell office:value-type="float" office:value="525.89" calcext:value-type="float">
            <text:p>525.89</text:p>
          </table:table-cell>
        </table:table-row>
        <table:table-row table:style-name="ro1">
          <table:table-cell office:value-type="float" office:value="3407738" calcext:value-type="float">
            <text:p>3407738</text:p>
          </table:table-cell>
          <table:table-cell table:formula="of:=[.A215]/1000/(60*60*24)" office:value-type="time" office:time-value="PT00H56M47.738S" calcext:value-type="time">
            <text:p>00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5" calcext:value-type="float">
            <text:p>546.55</text:p>
          </table:table-cell>
          <table:table-cell office:value-type="float" office:value="434.93" calcext:value-type="float">
            <text:p>434.93</text:p>
          </table:table-cell>
          <table:table-cell office:value-type="float" office:value="528.32" calcext:value-type="float">
            <text:p>528.32</text:p>
          </table:table-cell>
        </table:table-row>
        <table:table-row table:style-name="ro1">
          <table:table-cell office:value-type="float" office:value="3423737" calcext:value-type="float">
            <text:p>3423737</text:p>
          </table:table-cell>
          <table:table-cell table:formula="of:=[.A216]/1000/(60*60*24)" office:value-type="time" office:time-value="PT00H57M03.737S" calcext:value-type="time">
            <text:p>00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436.97" calcext:value-type="float">
            <text:p>436.97</text:p>
          </table:table-cell>
          <table:table-cell office:value-type="float" office:value="530.75" calcext:value-type="float">
            <text:p>530.75</text:p>
          </table:table-cell>
        </table:table-row>
        <table:table-row table:style-name="ro1">
          <table:table-cell office:value-type="float" office:value="3439737" calcext:value-type="float">
            <text:p>3439737</text:p>
          </table:table-cell>
          <table:table-cell table:formula="of:=[.A217]/1000/(60*60*24)" office:value-type="time" office:time-value="PT00H57M19.737S" calcext:value-type="time">
            <text:p>00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39.01" calcext:value-type="float">
            <text:p>439.01</text:p>
          </table:table-cell>
          <table:table-cell office:value-type="float" office:value="533.18" calcext:value-type="float">
            <text:p>533.18</text:p>
          </table:table-cell>
        </table:table-row>
        <table:table-row table:style-name="ro1">
          <table:table-cell office:value-type="float" office:value="3455737" calcext:value-type="float">
            <text:p>3455737</text:p>
          </table:table-cell>
          <table:table-cell table:formula="of:=[.A218]/1000/(60*60*24)" office:value-type="time" office:time-value="PT00H57M35.737S" calcext:value-type="time">
            <text:p>00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41.06" calcext:value-type="float">
            <text:p>441.06</text:p>
          </table:table-cell>
          <table:table-cell office:value-type="float" office:value="535.61" calcext:value-type="float">
            <text:p>535.61</text:p>
          </table:table-cell>
        </table:table-row>
        <table:table-row table:style-name="ro1">
          <table:table-cell office:value-type="float" office:value="3471736" calcext:value-type="float">
            <text:p>3471736</text:p>
          </table:table-cell>
          <table:table-cell table:formula="of:=[.A219]/1000/(60*60*24)" office:value-type="time" office:time-value="PT00H57M51.736S" calcext:value-type="time">
            <text:p>00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443.1" calcext:value-type="float">
            <text:p>443.1</text:p>
          </table:table-cell>
          <table:table-cell office:value-type="float" office:value="538.04" calcext:value-type="float">
            <text:p>538.04</text:p>
          </table:table-cell>
        </table:table-row>
        <table:table-row table:style-name="ro1">
          <table:table-cell office:value-type="float" office:value="3487737" calcext:value-type="float">
            <text:p>3487737</text:p>
          </table:table-cell>
          <table:table-cell table:formula="of:=[.A220]/1000/(60*60*24)" office:value-type="time" office:time-value="PT00H58M07.737S" calcext:value-type="time">
            <text:p>00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445.14" calcext:value-type="float">
            <text:p>445.14</text:p>
          </table:table-cell>
          <table:table-cell office:value-type="float" office:value="540.47" calcext:value-type="float">
            <text:p>540.47</text:p>
          </table:table-cell>
        </table:table-row>
        <table:table-row table:style-name="ro1">
          <table:table-cell office:value-type="float" office:value="3503738" calcext:value-type="float">
            <text:p>3503738</text:p>
          </table:table-cell>
          <table:table-cell table:formula="of:=[.A221]/1000/(60*60*24)" office:value-type="time" office:time-value="PT00H58M23.738S" calcext:value-type="time">
            <text:p>00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4" calcext:value-type="float">
            <text:p>547.04</text:p>
          </table:table-cell>
          <table:table-cell office:value-type="float" office:value="447.18" calcext:value-type="float">
            <text:p>447.18</text:p>
          </table:table-cell>
          <table:table-cell office:value-type="float" office:value="542.9" calcext:value-type="float">
            <text:p>542.9</text:p>
          </table:table-cell>
        </table:table-row>
        <table:table-row table:style-name="ro1">
          <table:table-cell office:value-type="float" office:value="3519737" calcext:value-type="float">
            <text:p>3519737</text:p>
          </table:table-cell>
          <table:table-cell table:formula="of:=[.A222]/1000/(60*60*24)" office:value-type="time" office:time-value="PT00H58M39.737S" calcext:value-type="time">
            <text:p>00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49.22" calcext:value-type="float">
            <text:p>449.22</text:p>
          </table:table-cell>
          <table:table-cell office:value-type="float" office:value="545.33" calcext:value-type="float">
            <text:p>545.33</text:p>
          </table:table-cell>
        </table:table-row>
        <table:table-row table:style-name="ro1">
          <table:table-cell office:value-type="float" office:value="3535738" calcext:value-type="float">
            <text:p>3535738</text:p>
          </table:table-cell>
          <table:table-cell table:formula="of:=[.A223]/1000/(60*60*24)" office:value-type="time" office:time-value="PT00H58M55.738S" calcext:value-type="time">
            <text:p>00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89" calcext:value-type="float">
            <text:p>546.89</text:p>
          </table:table-cell>
          <table:table-cell office:value-type="float" office:value="451.27" calcext:value-type="float">
            <text:p>451.27</text:p>
          </table:table-cell>
          <table:table-cell office:value-type="float" office:value="547.76" calcext:value-type="float">
            <text:p>547.76</text:p>
          </table:table-cell>
        </table:table-row>
        <table:table-row table:style-name="ro1">
          <table:table-cell office:value-type="float" office:value="3551738" calcext:value-type="float">
            <text:p>3551738</text:p>
          </table:table-cell>
          <table:table-cell table:formula="of:=[.A224]/1000/(60*60*24)" office:value-type="time" office:time-value="PT00H59M11.738S" calcext:value-type="time">
            <text:p>00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1" calcext:value-type="float">
            <text:p>544.81</text:p>
          </table:table-cell>
          <table:table-cell office:value-type="float" office:value="453.31" calcext:value-type="float">
            <text:p>453.31</text:p>
          </table:table-cell>
          <table:table-cell office:value-type="float" office:value="550.19" calcext:value-type="float">
            <text:p>550.19</text:p>
          </table:table-cell>
        </table:table-row>
        <table:table-row table:style-name="ro1">
          <table:table-cell office:value-type="float" office:value="3567738" calcext:value-type="float">
            <text:p>3567738</text:p>
          </table:table-cell>
          <table:table-cell table:formula="of:=[.A225]/1000/(60*60*24)" office:value-type="time" office:time-value="PT00H59M27.738S" calcext:value-type="time">
            <text:p>00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7.13" calcext:value-type="float">
            <text:p>547.13</text:p>
          </table:table-cell>
          <table:table-cell office:value-type="float" office:value="455.35" calcext:value-type="float">
            <text:p>455.35</text:p>
          </table:table-cell>
          <table:table-cell office:value-type="float" office:value="552.62" calcext:value-type="float">
            <text:p>552.62</text:p>
          </table:table-cell>
        </table:table-row>
        <table:table-row table:style-name="ro1">
          <table:table-cell office:value-type="float" office:value="3583736" calcext:value-type="float">
            <text:p>3583736</text:p>
          </table:table-cell>
          <table:table-cell table:formula="of:=[.A226]/1000/(60*60*24)" office:value-type="time" office:time-value="PT00H59M43.736S" calcext:value-type="time">
            <text:p>00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3" calcext:value-type="float">
            <text:p>547.03</text:p>
          </table:table-cell>
          <table:table-cell office:value-type="float" office:value="457.39" calcext:value-type="float">
            <text:p>457.39</text:p>
          </table:table-cell>
          <table:table-cell office:value-type="float" office:value="555.05" calcext:value-type="float">
            <text:p>555.05</text:p>
          </table:table-cell>
        </table:table-row>
        <table:table-row table:style-name="ro1">
          <table:table-cell office:value-type="float" office:value="3599737" calcext:value-type="float">
            <text:p>3599737</text:p>
          </table:table-cell>
          <table:table-cell table:formula="of:=[.A227]/1000/(60*60*24)" office:value-type="time" office:time-value="PT00H59M59.737S" calcext:value-type="time">
            <text:p>01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8.64" calcext:value-type="float">
            <text:p>548.64</text:p>
          </table:table-cell>
          <table:table-cell office:value-type="float" office:value="459.43" calcext:value-type="float">
            <text:p>459.43</text:p>
          </table:table-cell>
          <table:table-cell office:value-type="float" office:value="557.48" calcext:value-type="float">
            <text:p>557.48</text:p>
          </table:table-cell>
        </table:table-row>
        <table:table-row table:style-name="ro1">
          <table:table-cell office:value-type="float" office:value="3615737" calcext:value-type="float">
            <text:p>3615737</text:p>
          </table:table-cell>
          <table:table-cell table:formula="of:=[.A228]/1000/(60*60*24)" office:value-type="time" office:time-value="PT01H00M15.737S" calcext:value-type="time">
            <text:p>01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461.48" calcext:value-type="float">
            <text:p>461.48</text:p>
          </table:table-cell>
          <table:table-cell office:value-type="float" office:value="559.91" calcext:value-type="float">
            <text:p>559.91</text:p>
          </table:table-cell>
        </table:table-row>
        <table:table-row table:style-name="ro1">
          <table:table-cell office:value-type="float" office:value="3631737" calcext:value-type="float">
            <text:p>3631737</text:p>
          </table:table-cell>
          <table:table-cell table:formula="of:=[.A229]/1000/(60*60*24)" office:value-type="time" office:time-value="PT01H00M31.737S" calcext:value-type="time">
            <text:p>01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" calcext:value-type="float">
            <text:p>546.8</text:p>
          </table:table-cell>
          <table:table-cell office:value-type="float" office:value="463.52" calcext:value-type="float">
            <text:p>463.52</text:p>
          </table:table-cell>
          <table:table-cell office:value-type="float" office:value="562.34" calcext:value-type="float">
            <text:p>562.34</text:p>
          </table:table-cell>
        </table:table-row>
        <table:table-row table:style-name="ro1">
          <table:table-cell office:value-type="float" office:value="3647736" calcext:value-type="float">
            <text:p>3647736</text:p>
          </table:table-cell>
          <table:table-cell table:formula="of:=[.A230]/1000/(60*60*24)" office:value-type="time" office:time-value="PT01H00M47.736S" calcext:value-type="time">
            <text:p>01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65.56" calcext:value-type="float">
            <text:p>465.56</text:p>
          </table:table-cell>
          <table:table-cell office:value-type="float" office:value="564.78" calcext:value-type="float">
            <text:p>564.78</text:p>
          </table:table-cell>
        </table:table-row>
        <table:table-row table:style-name="ro1">
          <table:table-cell office:value-type="float" office:value="3663737" calcext:value-type="float">
            <text:p>3663737</text:p>
          </table:table-cell>
          <table:table-cell table:formula="of:=[.A231]/1000/(60*60*24)" office:value-type="time" office:time-value="PT01H01M03.737S" calcext:value-type="time">
            <text:p>01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467.6" calcext:value-type="float">
            <text:p>467.6</text:p>
          </table:table-cell>
          <table:table-cell office:value-type="float" office:value="567.21" calcext:value-type="float">
            <text:p>567.21</text:p>
          </table:table-cell>
        </table:table-row>
        <table:table-row table:style-name="ro1">
          <table:table-cell office:value-type="float" office:value="3679737" calcext:value-type="float">
            <text:p>3679737</text:p>
          </table:table-cell>
          <table:table-cell table:formula="of:=[.A232]/1000/(60*60*24)" office:value-type="time" office:time-value="PT01H01M19.737S" calcext:value-type="time">
            <text:p>01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469.64" calcext:value-type="float">
            <text:p>469.64</text:p>
          </table:table-cell>
          <table:table-cell office:value-type="float" office:value="569.64" calcext:value-type="float">
            <text:p>569.64</text:p>
          </table:table-cell>
        </table:table-row>
        <table:table-row table:style-name="ro1">
          <table:table-cell office:value-type="float" office:value="3695737" calcext:value-type="float">
            <text:p>3695737</text:p>
          </table:table-cell>
          <table:table-cell table:formula="of:=[.A233]/1000/(60*60*24)" office:value-type="time" office:time-value="PT01H01M35.737S" calcext:value-type="time">
            <text:p>01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2" calcext:value-type="float">
            <text:p>546.42</text:p>
          </table:table-cell>
          <table:table-cell office:value-type="float" office:value="471.69" calcext:value-type="float">
            <text:p>471.69</text:p>
          </table:table-cell>
          <table:table-cell office:value-type="float" office:value="572.07" calcext:value-type="float">
            <text:p>572.07</text:p>
          </table:table-cell>
        </table:table-row>
        <table:table-row table:style-name="ro1">
          <table:table-cell office:value-type="float" office:value="3711737" calcext:value-type="float">
            <text:p>3711737</text:p>
          </table:table-cell>
          <table:table-cell table:formula="of:=[.A234]/1000/(60*60*24)" office:value-type="time" office:time-value="PT01H01M51.737S" calcext:value-type="time">
            <text:p>01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73.73" calcext:value-type="float">
            <text:p>473.73</text:p>
          </table:table-cell>
          <table:table-cell office:value-type="float" office:value="574.49" calcext:value-type="float">
            <text:p>574.49</text:p>
          </table:table-cell>
        </table:table-row>
        <table:table-row table:style-name="ro1">
          <table:table-cell office:value-type="float" office:value="3727738" calcext:value-type="float">
            <text:p>3727738</text:p>
          </table:table-cell>
          <table:table-cell table:formula="of:=[.A235]/1000/(60*60*24)" office:value-type="time" office:time-value="PT01H02M07.738S" calcext:value-type="time">
            <text:p>01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75.77" calcext:value-type="float">
            <text:p>475.77</text:p>
          </table:table-cell>
          <table:table-cell office:value-type="float" office:value="576.92" calcext:value-type="float">
            <text:p>576.92</text:p>
          </table:table-cell>
        </table:table-row>
        <table:table-row table:style-name="ro1">
          <table:table-cell office:value-type="float" office:value="3743737" calcext:value-type="float">
            <text:p>3743737</text:p>
          </table:table-cell>
          <table:table-cell table:formula="of:=[.A236]/1000/(60*60*24)" office:value-type="time" office:time-value="PT01H02M23.737S" calcext:value-type="time">
            <text:p>01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8.51" calcext:value-type="float">
            <text:p>548.51</text:p>
          </table:table-cell>
          <table:table-cell office:value-type="float" office:value="477.81" calcext:value-type="float">
            <text:p>477.81</text:p>
          </table:table-cell>
          <table:table-cell office:value-type="float" office:value="579.35" calcext:value-type="float">
            <text:p>579.35</text:p>
          </table:table-cell>
        </table:table-row>
        <table:table-row table:style-name="ro1">
          <table:table-cell office:value-type="float" office:value="3759737" calcext:value-type="float">
            <text:p>3759737</text:p>
          </table:table-cell>
          <table:table-cell table:formula="of:=[.A237]/1000/(60*60*24)" office:value-type="time" office:time-value="PT01H02M39.737S" calcext:value-type="time">
            <text:p>01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6" calcext:value-type="float">
            <text:p>546.66</text:p>
          </table:table-cell>
          <table:table-cell office:value-type="float" office:value="479.85" calcext:value-type="float">
            <text:p>479.85</text:p>
          </table:table-cell>
          <table:table-cell office:value-type="float" office:value="581.78" calcext:value-type="float">
            <text:p>581.78</text:p>
          </table:table-cell>
        </table:table-row>
        <table:table-row table:style-name="ro1">
          <table:table-cell office:value-type="float" office:value="3775737" calcext:value-type="float">
            <text:p>3775737</text:p>
          </table:table-cell>
          <table:table-cell table:formula="of:=[.A238]/1000/(60*60*24)" office:value-type="time" office:time-value="PT01H02M55.737S" calcext:value-type="time">
            <text:p>01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" calcext:value-type="float">
            <text:p>545.3</text:p>
          </table:table-cell>
          <table:table-cell office:value-type="float" office:value="481.9" calcext:value-type="float">
            <text:p>481.9</text:p>
          </table:table-cell>
          <table:table-cell office:value-type="float" office:value="584.21" calcext:value-type="float">
            <text:p>584.21</text:p>
          </table:table-cell>
        </table:table-row>
        <table:table-row table:style-name="ro1">
          <table:table-cell office:value-type="float" office:value="3791737" calcext:value-type="float">
            <text:p>3791737</text:p>
          </table:table-cell>
          <table:table-cell table:formula="of:=[.A239]/1000/(60*60*24)" office:value-type="time" office:time-value="PT01H03M11.737S" calcext:value-type="time">
            <text:p>01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483.94" calcext:value-type="float">
            <text:p>483.94</text:p>
          </table:table-cell>
          <table:table-cell office:value-type="float" office:value="586.64" calcext:value-type="float">
            <text:p>586.64</text:p>
          </table:table-cell>
        </table:table-row>
        <table:table-row table:style-name="ro1">
          <table:table-cell office:value-type="float" office:value="3807738" calcext:value-type="float">
            <text:p>3807738</text:p>
          </table:table-cell>
          <table:table-cell table:formula="of:=[.A240]/1000/(60*60*24)" office:value-type="time" office:time-value="PT01H03M27.738S" calcext:value-type="time">
            <text:p>01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485.98" calcext:value-type="float">
            <text:p>485.98</text:p>
          </table:table-cell>
          <table:table-cell office:value-type="float" office:value="589.07" calcext:value-type="float">
            <text:p>589.07</text:p>
          </table:table-cell>
        </table:table-row>
        <table:table-row table:style-name="ro1">
          <table:table-cell office:value-type="float" office:value="3823737" calcext:value-type="float">
            <text:p>3823737</text:p>
          </table:table-cell>
          <table:table-cell table:formula="of:=[.A241]/1000/(60*60*24)" office:value-type="time" office:time-value="PT01H03M43.737S" calcext:value-type="time">
            <text:p>01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" calcext:value-type="float">
            <text:p>546.8</text:p>
          </table:table-cell>
          <table:table-cell office:value-type="float" office:value="488.02" calcext:value-type="float">
            <text:p>488.02</text:p>
          </table:table-cell>
          <table:table-cell office:value-type="float" office:value="591.5" calcext:value-type="float">
            <text:p>591.5</text:p>
          </table:table-cell>
        </table:table-row>
        <table:table-row table:style-name="ro1">
          <table:table-cell office:value-type="float" office:value="3839737" calcext:value-type="float">
            <text:p>3839737</text:p>
          </table:table-cell>
          <table:table-cell table:formula="of:=[.A242]/1000/(60*60*24)" office:value-type="time" office:time-value="PT01H03M59.737S" calcext:value-type="time">
            <text:p>01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490.06" calcext:value-type="float">
            <text:p>490.06</text:p>
          </table:table-cell>
          <table:table-cell office:value-type="float" office:value="593.93" calcext:value-type="float">
            <text:p>593.93</text:p>
          </table:table-cell>
        </table:table-row>
        <table:table-row table:style-name="ro1">
          <table:table-cell office:value-type="float" office:value="3855738" calcext:value-type="float">
            <text:p>3855738</text:p>
          </table:table-cell>
          <table:table-cell table:formula="of:=[.A243]/1000/(60*60*24)" office:value-type="time" office:time-value="PT01H04M15.738S" calcext:value-type="time">
            <text:p>01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492.11" calcext:value-type="float">
            <text:p>492.11</text:p>
          </table:table-cell>
          <table:table-cell office:value-type="float" office:value="596.35" calcext:value-type="float">
            <text:p>596.35</text:p>
          </table:table-cell>
        </table:table-row>
        <table:table-row table:style-name="ro1">
          <table:table-cell office:value-type="float" office:value="3871737" calcext:value-type="float">
            <text:p>3871737</text:p>
          </table:table-cell>
          <table:table-cell table:formula="of:=[.A244]/1000/(60*60*24)" office:value-type="time" office:time-value="PT01H04M31.737S" calcext:value-type="time">
            <text:p>01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460" calcext:value-type="float">
            <text:p>460</text:p>
          </table:table-cell>
          <table:table-cell office:value-type="float" office:value="545.53" calcext:value-type="float">
            <text:p>545.53</text:p>
          </table:table-cell>
          <table:table-cell office:value-type="float" office:value="494.15" calcext:value-type="float">
            <text:p>494.15</text:p>
          </table:table-cell>
          <table:table-cell office:value-type="float" office:value="598.78" calcext:value-type="float">
            <text:p>598.78</text:p>
          </table:table-cell>
        </table:table-row>
        <table:table-row table:style-name="ro1">
          <table:table-cell office:value-type="float" office:value="3887736" calcext:value-type="float">
            <text:p>3887736</text:p>
          </table:table-cell>
          <table:table-cell table:formula="of:=[.A245]/1000/(60*60*24)" office:value-type="time" office:time-value="PT01H04M47.736S" calcext:value-type="time">
            <text:p>01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3" calcext:value-type="float">
            <text:p>546.43</text:p>
          </table:table-cell>
          <table:table-cell office:value-type="float" office:value="496.19" calcext:value-type="float">
            <text:p>496.19</text:p>
          </table:table-cell>
          <table:table-cell office:value-type="float" office:value="601.21" calcext:value-type="float">
            <text:p>601.21</text:p>
          </table:table-cell>
        </table:table-row>
        <table:table-row table:style-name="ro1">
          <table:table-cell office:value-type="float" office:value="3903737" calcext:value-type="float">
            <text:p>3903737</text:p>
          </table:table-cell>
          <table:table-cell table:formula="of:=[.A246]/1000/(60*60*24)" office:value-type="time" office:time-value="PT01H05M03.737S" calcext:value-type="time">
            <text:p>01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7.05" calcext:value-type="float">
            <text:p>547.05</text:p>
          </table:table-cell>
          <table:table-cell office:value-type="float" office:value="498.23" calcext:value-type="float">
            <text:p>498.23</text:p>
          </table:table-cell>
          <table:table-cell office:value-type="float" office:value="603.64" calcext:value-type="float">
            <text:p>603.64</text:p>
          </table:table-cell>
        </table:table-row>
        <table:table-row table:style-name="ro1">
          <table:table-cell office:value-type="float" office:value="3919736" calcext:value-type="float">
            <text:p>3919736</text:p>
          </table:table-cell>
          <table:table-cell table:formula="of:=[.A247]/1000/(60*60*24)" office:value-type="time" office:time-value="PT01H05M19.736S" calcext:value-type="time">
            <text:p>01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500.27" calcext:value-type="float">
            <text:p>500.27</text:p>
          </table:table-cell>
          <table:table-cell office:value-type="float" office:value="606.07" calcext:value-type="float">
            <text:p>606.07</text:p>
          </table:table-cell>
        </table:table-row>
        <table:table-row table:style-name="ro1">
          <table:table-cell office:value-type="float" office:value="3935738" calcext:value-type="float">
            <text:p>3935738</text:p>
          </table:table-cell>
          <table:table-cell table:formula="of:=[.A248]/1000/(60*60*24)" office:value-type="time" office:time-value="PT01H05M35.738S" calcext:value-type="time">
            <text:p>01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502.32" calcext:value-type="float">
            <text:p>502.32</text:p>
          </table:table-cell>
          <table:table-cell office:value-type="float" office:value="608.49" calcext:value-type="float">
            <text:p>608.49</text:p>
          </table:table-cell>
        </table:table-row>
        <table:table-row table:style-name="ro1">
          <table:table-cell office:value-type="float" office:value="3951737" calcext:value-type="float">
            <text:p>3951737</text:p>
          </table:table-cell>
          <table:table-cell table:formula="of:=[.A249]/1000/(60*60*24)" office:value-type="time" office:time-value="PT01H05M51.737S" calcext:value-type="time">
            <text:p>01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04.36" calcext:value-type="float">
            <text:p>504.36</text:p>
          </table:table-cell>
          <table:table-cell office:value-type="float" office:value="610.92" calcext:value-type="float">
            <text:p>610.92</text:p>
          </table:table-cell>
        </table:table-row>
        <table:table-row table:style-name="ro1">
          <table:table-cell office:value-type="float" office:value="3967738" calcext:value-type="float">
            <text:p>3967738</text:p>
          </table:table-cell>
          <table:table-cell table:formula="of:=[.A250]/1000/(60*60*24)" office:value-type="time" office:time-value="PT01H06M07.738S" calcext:value-type="time">
            <text:p>01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506.4" calcext:value-type="float">
            <text:p>506.4</text:p>
          </table:table-cell>
          <table:table-cell office:value-type="float" office:value="613.34" calcext:value-type="float">
            <text:p>613.34</text:p>
          </table:table-cell>
        </table:table-row>
        <table:table-row table:style-name="ro1">
          <table:table-cell office:value-type="float" office:value="3983738" calcext:value-type="float">
            <text:p>3983738</text:p>
          </table:table-cell>
          <table:table-cell table:formula="of:=[.A251]/1000/(60*60*24)" office:value-type="time" office:time-value="PT01H06M23.738S" calcext:value-type="time">
            <text:p>01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508.44" calcext:value-type="float">
            <text:p>508.44</text:p>
          </table:table-cell>
          <table:table-cell office:value-type="float" office:value="615.77" calcext:value-type="float">
            <text:p>615.77</text:p>
          </table:table-cell>
        </table:table-row>
        <table:table-row table:style-name="ro1">
          <table:table-cell office:value-type="float" office:value="3999737" calcext:value-type="float">
            <text:p>3999737</text:p>
          </table:table-cell>
          <table:table-cell table:formula="of:=[.A252]/1000/(60*60*24)" office:value-type="time" office:time-value="PT01H06M39.737S" calcext:value-type="time">
            <text:p>01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510.48" calcext:value-type="float">
            <text:p>510.48</text:p>
          </table:table-cell>
          <table:table-cell office:value-type="float" office:value="618.2" calcext:value-type="float">
            <text:p>618.2</text:p>
          </table:table-cell>
        </table:table-row>
        <table:table-row table:style-name="ro1">
          <table:table-cell office:value-type="float" office:value="4015737" calcext:value-type="float">
            <text:p>4015737</text:p>
          </table:table-cell>
          <table:table-cell table:formula="of:=[.A253]/1000/(60*60*24)" office:value-type="time" office:time-value="PT01H06M55.737S" calcext:value-type="time">
            <text:p>01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6.42" calcext:value-type="float">
            <text:p>546.42</text:p>
          </table:table-cell>
          <table:table-cell office:value-type="float" office:value="512.53" calcext:value-type="float">
            <text:p>512.53</text:p>
          </table:table-cell>
          <table:table-cell office:value-type="float" office:value="620.62" calcext:value-type="float">
            <text:p>620.62</text:p>
          </table:table-cell>
        </table:table-row>
        <table:table-row table:style-name="ro1">
          <table:table-cell office:value-type="float" office:value="4031738" calcext:value-type="float">
            <text:p>4031738</text:p>
          </table:table-cell>
          <table:table-cell table:formula="of:=[.A254]/1000/(60*60*24)" office:value-type="time" office:time-value="PT01H07M11.738S" calcext:value-type="time">
            <text:p>01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4" calcext:value-type="float">
            <text:p>545.04</text:p>
          </table:table-cell>
          <table:table-cell office:value-type="float" office:value="514.57" calcext:value-type="float">
            <text:p>514.57</text:p>
          </table:table-cell>
          <table:table-cell office:value-type="float" office:value="623.05" calcext:value-type="float">
            <text:p>623.05</text:p>
          </table:table-cell>
        </table:table-row>
        <table:table-row table:style-name="ro1">
          <table:table-cell office:value-type="float" office:value="4047738" calcext:value-type="float">
            <text:p>4047738</text:p>
          </table:table-cell>
          <table:table-cell table:formula="of:=[.A255]/1000/(60*60*24)" office:value-type="time" office:time-value="PT01H07M27.738S" calcext:value-type="time">
            <text:p>01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16.61" calcext:value-type="float">
            <text:p>516.61</text:p>
          </table:table-cell>
          <table:table-cell office:value-type="float" office:value="625.48" calcext:value-type="float">
            <text:p>625.48</text:p>
          </table:table-cell>
        </table:table-row>
        <table:table-row table:style-name="ro1">
          <table:table-cell office:value-type="float" office:value="4063737" calcext:value-type="float">
            <text:p>4063737</text:p>
          </table:table-cell>
          <table:table-cell table:formula="of:=[.A256]/1000/(60*60*24)" office:value-type="time" office:time-value="PT01H07M43.737S" calcext:value-type="time">
            <text:p>01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4" calcext:value-type="float">
            <text:p>544.74</text:p>
          </table:table-cell>
          <table:table-cell office:value-type="float" office:value="518.65" calcext:value-type="float">
            <text:p>518.65</text:p>
          </table:table-cell>
          <table:table-cell office:value-type="float" office:value="627.9" calcext:value-type="float">
            <text:p>627.9</text:p>
          </table:table-cell>
        </table:table-row>
        <table:table-row table:style-name="ro1">
          <table:table-cell office:value-type="float" office:value="4079737" calcext:value-type="float">
            <text:p>4079737</text:p>
          </table:table-cell>
          <table:table-cell table:formula="of:=[.A257]/1000/(60*60*24)" office:value-type="time" office:time-value="PT01H07M59.737S" calcext:value-type="time">
            <text:p>01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20.69" calcext:value-type="float">
            <text:p>520.69</text:p>
          </table:table-cell>
          <table:table-cell office:value-type="float" office:value="630.33" calcext:value-type="float">
            <text:p>630.33</text:p>
          </table:table-cell>
        </table:table-row>
        <table:table-row table:style-name="ro1">
          <table:table-cell office:value-type="float" office:value="4095737" calcext:value-type="float">
            <text:p>4095737</text:p>
          </table:table-cell>
          <table:table-cell table:formula="of:=[.A258]/1000/(60*60*24)" office:value-type="time" office:time-value="PT01H08M15.737S" calcext:value-type="time">
            <text:p>01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522.74" calcext:value-type="float">
            <text:p>522.74</text:p>
          </table:table-cell>
          <table:table-cell office:value-type="float" office:value="632.75" calcext:value-type="float">
            <text:p>632.75</text:p>
          </table:table-cell>
        </table:table-row>
        <table:table-row table:style-name="ro1">
          <table:table-cell office:value-type="float" office:value="4111737" calcext:value-type="float">
            <text:p>4111737</text:p>
          </table:table-cell>
          <table:table-cell table:formula="of:=[.A259]/1000/(60*60*24)" office:value-type="time" office:time-value="PT01H08M31.737S" calcext:value-type="time">
            <text:p>01:08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7" calcext:value-type="float">
            <text:p>546.57</text:p>
          </table:table-cell>
          <table:table-cell office:value-type="float" office:value="524.78" calcext:value-type="float">
            <text:p>524.78</text:p>
          </table:table-cell>
          <table:table-cell office:value-type="float" office:value="635.18" calcext:value-type="float">
            <text:p>635.18</text:p>
          </table:table-cell>
        </table:table-row>
        <table:table-row table:style-name="ro1">
          <table:table-cell office:value-type="float" office:value="4127736" calcext:value-type="float">
            <text:p>4127736</text:p>
          </table:table-cell>
          <table:table-cell table:formula="of:=[.A260]/1000/(60*60*24)" office:value-type="time" office:time-value="PT01H08M47.736S" calcext:value-type="time">
            <text:p>01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526.82" calcext:value-type="float">
            <text:p>526.82</text:p>
          </table:table-cell>
          <table:table-cell office:value-type="float" office:value="637.6" calcext:value-type="float">
            <text:p>637.6</text:p>
          </table:table-cell>
        </table:table-row>
        <table:table-row table:style-name="ro1">
          <table:table-cell office:value-type="float" office:value="4143738" calcext:value-type="float">
            <text:p>4143738</text:p>
          </table:table-cell>
          <table:table-cell table:formula="of:=[.A261]/1000/(60*60*24)" office:value-type="time" office:time-value="PT01H09M03.738S" calcext:value-type="time">
            <text:p>01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528.86" calcext:value-type="float">
            <text:p>528.86</text:p>
          </table:table-cell>
          <table:table-cell office:value-type="float" office:value="640.03" calcext:value-type="float">
            <text:p>640.03</text:p>
          </table:table-cell>
        </table:table-row>
        <table:table-row table:style-name="ro1">
          <table:table-cell office:value-type="float" office:value="4159737" calcext:value-type="float">
            <text:p>4159737</text:p>
          </table:table-cell>
          <table:table-cell table:formula="of:=[.A262]/1000/(60*60*24)" office:value-type="time" office:time-value="PT01H09M19.737S" calcext:value-type="time">
            <text:p>01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30.91" calcext:value-type="float">
            <text:p>530.91</text:p>
          </table:table-cell>
          <table:table-cell office:value-type="float" office:value="642.45" calcext:value-type="float">
            <text:p>642.45</text:p>
          </table:table-cell>
        </table:table-row>
        <table:table-row table:style-name="ro1">
          <table:table-cell office:value-type="float" office:value="4175737" calcext:value-type="float">
            <text:p>4175737</text:p>
          </table:table-cell>
          <table:table-cell table:formula="of:=[.A263]/1000/(60*60*24)" office:value-type="time" office:time-value="PT01H09M35.737S" calcext:value-type="time">
            <text:p>01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32.95" calcext:value-type="float">
            <text:p>532.95</text:p>
          </table:table-cell>
          <table:table-cell office:value-type="float" office:value="644.88" calcext:value-type="float">
            <text:p>644.88</text:p>
          </table:table-cell>
        </table:table-row>
        <table:table-row table:style-name="ro1">
          <table:table-cell office:value-type="float" office:value="4191738" calcext:value-type="float">
            <text:p>4191738</text:p>
          </table:table-cell>
          <table:table-cell table:formula="of:=[.A264]/1000/(60*60*24)" office:value-type="time" office:time-value="PT01H09M51.738S" calcext:value-type="time">
            <text:p>01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5" calcext:value-type="float">
            <text:p>546.65</text:p>
          </table:table-cell>
          <table:table-cell office:value-type="float" office:value="534.99" calcext:value-type="float">
            <text:p>534.99</text:p>
          </table:table-cell>
          <table:table-cell office:value-type="float" office:value="647.3" calcext:value-type="float">
            <text:p>647.3</text:p>
          </table:table-cell>
        </table:table-row>
        <table:table-row table:style-name="ro1">
          <table:table-cell office:value-type="float" office:value="4207737" calcext:value-type="float">
            <text:p>4207737</text:p>
          </table:table-cell>
          <table:table-cell table:formula="of:=[.A265]/1000/(60*60*24)" office:value-type="time" office:time-value="PT01H10M07.737S" calcext:value-type="time">
            <text:p>01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6.81" calcext:value-type="float">
            <text:p>546.81</text:p>
          </table:table-cell>
          <table:table-cell office:value-type="float" office:value="537.03" calcext:value-type="float">
            <text:p>537.03</text:p>
          </table:table-cell>
          <table:table-cell office:value-type="float" office:value="649.73" calcext:value-type="float">
            <text:p>649.73</text:p>
          </table:table-cell>
        </table:table-row>
        <table:table-row table:style-name="ro1">
          <table:table-cell office:value-type="float" office:value="4223736" calcext:value-type="float">
            <text:p>4223736</text:p>
          </table:table-cell>
          <table:table-cell table:formula="of:=[.A266]/1000/(60*60*24)" office:value-type="time" office:time-value="PT01H10M23.736S" calcext:value-type="time">
            <text:p>01:10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2" calcext:value-type="float">
            <text:p>459.2</text:p>
          </table:table-cell>
          <table:table-cell office:value-type="float" office:value="544.58" calcext:value-type="float">
            <text:p>544.58</text:p>
          </table:table-cell>
          <table:table-cell office:value-type="float" office:value="539.07" calcext:value-type="float">
            <text:p>539.07</text:p>
          </table:table-cell>
          <table:table-cell office:value-type="float" office:value="652.15" calcext:value-type="float">
            <text:p>652.15</text:p>
          </table:table-cell>
        </table:table-row>
        <table:table-row table:style-name="ro1">
          <table:table-cell office:value-type="float" office:value="4239737" calcext:value-type="float">
            <text:p>4239737</text:p>
          </table:table-cell>
          <table:table-cell table:formula="of:=[.A267]/1000/(60*60*24)" office:value-type="time" office:time-value="PT01H10M39.737S" calcext:value-type="time">
            <text:p>01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2" calcext:value-type="float">
            <text:p>544.72</text:p>
          </table:table-cell>
          <table:table-cell office:value-type="float" office:value="541.12" calcext:value-type="float">
            <text:p>541.12</text:p>
          </table:table-cell>
          <table:table-cell office:value-type="float" office:value="654.57" calcext:value-type="float">
            <text:p>654.57</text:p>
          </table:table-cell>
        </table:table-row>
        <table:table-row table:style-name="ro1">
          <table:table-cell office:value-type="float" office:value="4255737" calcext:value-type="float">
            <text:p>4255737</text:p>
          </table:table-cell>
          <table:table-cell table:formula="of:=[.A268]/1000/(60*60*24)" office:value-type="time" office:time-value="PT01H10M55.737S" calcext:value-type="time">
            <text:p>01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6.9" calcext:value-type="float">
            <text:p>546.9</text:p>
          </table:table-cell>
          <table:table-cell office:value-type="float" office:value="543.16" calcext:value-type="float">
            <text:p>543.1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271737" calcext:value-type="float">
            <text:p>4271737</text:p>
          </table:table-cell>
          <table:table-cell table:formula="of:=[.A269]/1000/(60*60*24)" office:value-type="time" office:time-value="PT01H11M11.737S" calcext:value-type="time">
            <text:p>01:11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4" calcext:value-type="float">
            <text:p>544.74</text:p>
          </table:table-cell>
          <table:table-cell office:value-type="float" office:value="545.2" calcext:value-type="float">
            <text:p>545.2</text:p>
          </table:table-cell>
          <table:table-cell office:value-type="float" office:value="659.42" calcext:value-type="float">
            <text:p>659.42</text:p>
          </table:table-cell>
        </table:table-row>
        <table:table-row table:style-name="ro1">
          <table:table-cell office:value-type="float" office:value="4287737" calcext:value-type="float">
            <text:p>4287737</text:p>
          </table:table-cell>
          <table:table-cell table:formula="of:=[.A270]/1000/(60*60*24)" office:value-type="time" office:time-value="PT01H11M27.737S" calcext:value-type="time">
            <text:p>01:11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4.73" calcext:value-type="float">
            <text:p>544.73</text:p>
          </table:table-cell>
          <table:table-cell office:value-type="float" office:value="547.24" calcext:value-type="float">
            <text:p>547.24</text:p>
          </table:table-cell>
          <table:table-cell office:value-type="float" office:value="661.85" calcext:value-type="float">
            <text:p>661.85</text:p>
          </table:table-cell>
        </table:table-row>
        <table:table-row table:style-name="ro1">
          <table:table-cell office:value-type="float" office:value="4303737" calcext:value-type="float">
            <text:p>4303737</text:p>
          </table:table-cell>
          <table:table-cell table:formula="of:=[.A271]/1000/(60*60*24)" office:value-type="time" office:time-value="PT01H11M43.737S" calcext:value-type="time">
            <text:p>01:11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49.28" calcext:value-type="float">
            <text:p>549.28</text:p>
          </table:table-cell>
          <table:table-cell office:value-type="float" office:value="664.27" calcext:value-type="float">
            <text:p>664.27</text:p>
          </table:table-cell>
        </table:table-row>
        <table:table-row table:style-name="ro1">
          <table:table-cell office:value-type="float" office:value="4319737" calcext:value-type="float">
            <text:p>4319737</text:p>
          </table:table-cell>
          <table:table-cell table:formula="of:=[.A272]/1000/(60*60*24)" office:value-type="time" office:time-value="PT01H11M59.737S" calcext:value-type="time">
            <text:p>01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6.56" calcext:value-type="float">
            <text:p>546.56</text:p>
          </table:table-cell>
          <table:table-cell office:value-type="float" office:value="551.33" calcext:value-type="float">
            <text:p>551.33</text:p>
          </table:table-cell>
          <table:table-cell office:value-type="float" office:value="666.69" calcext:value-type="float">
            <text:p>666.69</text:p>
          </table:table-cell>
        </table:table-row>
        <table:table-row table:style-name="ro1">
          <table:table-cell office:value-type="float" office:value="4335737" calcext:value-type="float">
            <text:p>4335737</text:p>
          </table:table-cell>
          <table:table-cell table:formula="of:=[.A273]/1000/(60*60*24)" office:value-type="time" office:time-value="PT01H12M15.737S" calcext:value-type="time">
            <text:p>01:12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53.37" calcext:value-type="float">
            <text:p>553.37</text:p>
          </table:table-cell>
          <table:table-cell office:value-type="float" office:value="669.11" calcext:value-type="float">
            <text:p>669.11</text:p>
          </table:table-cell>
        </table:table-row>
        <table:table-row table:style-name="ro1">
          <table:table-cell office:value-type="float" office:value="4351738" calcext:value-type="float">
            <text:p>4351738</text:p>
          </table:table-cell>
          <table:table-cell table:formula="of:=[.A274]/1000/(60*60*24)" office:value-type="time" office:time-value="PT01H12M31.738S" calcext:value-type="time">
            <text:p>01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555.41" calcext:value-type="float">
            <text:p>555.41</text:p>
          </table:table-cell>
          <table:table-cell office:value-type="float" office:value="671.54" calcext:value-type="float">
            <text:p>671.54</text:p>
          </table:table-cell>
        </table:table-row>
        <table:table-row table:style-name="ro1">
          <table:table-cell office:value-type="float" office:value="4367738" calcext:value-type="float">
            <text:p>4367738</text:p>
          </table:table-cell>
          <table:table-cell table:formula="of:=[.A275]/1000/(60*60*24)" office:value-type="time" office:time-value="PT01H12M47.738S" calcext:value-type="time">
            <text:p>01:12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557.45" calcext:value-type="float">
            <text:p>557.45</text:p>
          </table:table-cell>
          <table:table-cell office:value-type="float" office:value="673.96" calcext:value-type="float">
            <text:p>673.96</text:p>
          </table:table-cell>
        </table:table-row>
        <table:table-row table:style-name="ro1">
          <table:table-cell office:value-type="float" office:value="4383737" calcext:value-type="float">
            <text:p>4383737</text:p>
          </table:table-cell>
          <table:table-cell table:formula="of:=[.A276]/1000/(60*60*24)" office:value-type="time" office:time-value="PT01H13M03.737S" calcext:value-type="time">
            <text:p>01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6.67" calcext:value-type="float">
            <text:p>546.67</text:p>
          </table:table-cell>
          <table:table-cell office:value-type="float" office:value="559.49" calcext:value-type="float">
            <text:p>559.49</text:p>
          </table:table-cell>
          <table:table-cell office:value-type="float" office:value="676.38" calcext:value-type="float">
            <text:p>676.38</text:p>
          </table:table-cell>
        </table:table-row>
        <table:table-row table:style-name="ro1">
          <table:table-cell office:value-type="float" office:value="4399737" calcext:value-type="float">
            <text:p>4399737</text:p>
          </table:table-cell>
          <table:table-cell table:formula="of:=[.A277]/1000/(60*60*24)" office:value-type="time" office:time-value="PT01H13M19.737S" calcext:value-type="time">
            <text:p>01:13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6" calcext:value-type="float">
            <text:p>544.96</text:p>
          </table:table-cell>
          <table:table-cell office:value-type="float" office:value="561.54" calcext:value-type="float">
            <text:p>561.54</text:p>
          </table:table-cell>
          <table:table-cell office:value-type="float" office:value="678.81" calcext:value-type="float">
            <text:p>678.81</text:p>
          </table:table-cell>
        </table:table-row>
        <table:table-row table:style-name="ro1">
          <table:table-cell office:value-type="float" office:value="4415737" calcext:value-type="float">
            <text:p>4415737</text:p>
          </table:table-cell>
          <table:table-cell table:formula="of:=[.A278]/1000/(60*60*24)" office:value-type="time" office:time-value="PT01H13M35.737S" calcext:value-type="time">
            <text:p>01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63.58" calcext:value-type="float">
            <text:p>563.58</text:p>
          </table:table-cell>
          <table:table-cell office:value-type="float" office:value="681.23" calcext:value-type="float">
            <text:p>681.23</text:p>
          </table:table-cell>
        </table:table-row>
        <table:table-row table:style-name="ro1">
          <table:table-cell office:value-type="float" office:value="4431737" calcext:value-type="float">
            <text:p>4431737</text:p>
          </table:table-cell>
          <table:table-cell table:formula="of:=[.A279]/1000/(60*60*24)" office:value-type="time" office:time-value="PT01H13M51.737S" calcext:value-type="time">
            <text:p>01:13:52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65.62" calcext:value-type="float">
            <text:p>565.62</text:p>
          </table:table-cell>
          <table:table-cell office:value-type="float" office:value="683.65" calcext:value-type="float">
            <text:p>683.65</text:p>
          </table:table-cell>
        </table:table-row>
        <table:table-row table:style-name="ro1">
          <table:table-cell office:value-type="float" office:value="4447737" calcext:value-type="float">
            <text:p>4447737</text:p>
          </table:table-cell>
          <table:table-cell table:formula="of:=[.A280]/1000/(60*60*24)" office:value-type="time" office:time-value="PT01H14M07.737S" calcext:value-type="time">
            <text:p>01:14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67.66" calcext:value-type="float">
            <text:p>567.66</text:p>
          </table:table-cell>
          <table:table-cell office:value-type="float" office:value="686.07" calcext:value-type="float">
            <text:p>686.07</text:p>
          </table:table-cell>
        </table:table-row>
        <table:table-row table:style-name="ro1">
          <table:table-cell office:value-type="float" office:value="4463737" calcext:value-type="float">
            <text:p>4463737</text:p>
          </table:table-cell>
          <table:table-cell table:formula="of:=[.A281]/1000/(60*60*24)" office:value-type="time" office:time-value="PT01H14M23.737S" calcext:value-type="time">
            <text:p>01:14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569.71" calcext:value-type="float">
            <text:p>569.71</text:p>
          </table:table-cell>
          <table:table-cell office:value-type="float" office:value="688.49" calcext:value-type="float">
            <text:p>688.49</text:p>
          </table:table-cell>
        </table:table-row>
        <table:table-row table:style-name="ro1">
          <table:table-cell office:value-type="float" office:value="4479736" calcext:value-type="float">
            <text:p>4479736</text:p>
          </table:table-cell>
          <table:table-cell table:formula="of:=[.A282]/1000/(60*60*24)" office:value-type="time" office:time-value="PT01H14M39.736S" calcext:value-type="time">
            <text:p>01:14:4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71.75" calcext:value-type="float">
            <text:p>571.75</text:p>
          </table:table-cell>
          <table:table-cell office:value-type="float" office:value="690.91" calcext:value-type="float">
            <text:p>690.91</text:p>
          </table:table-cell>
        </table:table-row>
        <table:table-row table:style-name="ro1">
          <table:table-cell office:value-type="float" office:value="4495737" calcext:value-type="float">
            <text:p>4495737</text:p>
          </table:table-cell>
          <table:table-cell table:formula="of:=[.A283]/1000/(60*60*24)" office:value-type="time" office:time-value="PT01H14M55.737S" calcext:value-type="time">
            <text:p>01:14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73.79" calcext:value-type="float">
            <text:p>573.79</text:p>
          </table:table-cell>
          <table:table-cell office:value-type="float" office:value="693.34" calcext:value-type="float">
            <text:p>693.34</text:p>
          </table:table-cell>
        </table:table-row>
        <table:table-row table:style-name="ro1">
          <table:table-cell office:value-type="float" office:value="4511737" calcext:value-type="float">
            <text:p>4511737</text:p>
          </table:table-cell>
          <table:table-cell table:formula="of:=[.A284]/1000/(60*60*24)" office:value-type="time" office:time-value="PT01H15M11.737S" calcext:value-type="time">
            <text:p>01:15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8" calcext:value-type="float">
            <text:p>544.98</text:p>
          </table:table-cell>
          <table:table-cell office:value-type="float" office:value="575.83" calcext:value-type="float">
            <text:p>575.83</text:p>
          </table:table-cell>
          <table:table-cell office:value-type="float" office:value="695.76" calcext:value-type="float">
            <text:p>695.76</text:p>
          </table:table-cell>
        </table:table-row>
        <table:table-row table:style-name="ro1">
          <table:table-cell office:value-type="float" office:value="4527738" calcext:value-type="float">
            <text:p>4527738</text:p>
          </table:table-cell>
          <table:table-cell table:formula="of:=[.A285]/1000/(60*60*24)" office:value-type="time" office:time-value="PT01H15M27.738S" calcext:value-type="time">
            <text:p>01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577.88" calcext:value-type="float">
            <text:p>577.88</text:p>
          </table:table-cell>
          <table:table-cell office:value-type="float" office:value="698.18" calcext:value-type="float">
            <text:p>698.18</text:p>
          </table:table-cell>
        </table:table-row>
        <table:table-row table:style-name="ro1">
          <table:table-cell office:value-type="float" office:value="4543736" calcext:value-type="float">
            <text:p>4543736</text:p>
          </table:table-cell>
          <table:table-cell table:formula="of:=[.A286]/1000/(60*60*24)" office:value-type="time" office:time-value="PT01H15M43.736S" calcext:value-type="time">
            <text:p>01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579.92" calcext:value-type="float">
            <text:p>579.92</text:p>
          </table:table-cell>
          <table:table-cell office:value-type="float" office:value="700.6" calcext:value-type="float">
            <text:p>700.6</text:p>
          </table:table-cell>
        </table:table-row>
        <table:table-row table:style-name="ro1">
          <table:table-cell office:value-type="float" office:value="4559738" calcext:value-type="float">
            <text:p>4559738</text:p>
          </table:table-cell>
          <table:table-cell table:formula="of:=[.A287]/1000/(60*60*24)" office:value-type="time" office:time-value="PT01H15M59.738S" calcext:value-type="time">
            <text:p>01:16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81.96" calcext:value-type="float">
            <text:p>581.96</text:p>
          </table:table-cell>
          <table:table-cell office:value-type="float" office:value="703.02" calcext:value-type="float">
            <text:p>703.02</text:p>
          </table:table-cell>
        </table:table-row>
        <table:table-row table:style-name="ro1">
          <table:table-cell office:value-type="float" office:value="4575736" calcext:value-type="float">
            <text:p>4575736</text:p>
          </table:table-cell>
          <table:table-cell table:formula="of:=[.A288]/1000/(60*60*24)" office:value-type="time" office:time-value="PT01H16M15.736S" calcext:value-type="time">
            <text:p>01:16:16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84" calcext:value-type="float">
            <text:p>584</text:p>
          </table:table-cell>
          <table:table-cell office:value-type="float" office:value="705.44" calcext:value-type="float">
            <text:p>705.44</text:p>
          </table:table-cell>
        </table:table-row>
        <table:table-row table:style-name="ro1">
          <table:table-cell office:value-type="float" office:value="4591738" calcext:value-type="float">
            <text:p>4591738</text:p>
          </table:table-cell>
          <table:table-cell table:formula="of:=[.A289]/1000/(60*60*24)" office:value-type="time" office:time-value="PT01H16M31.738S" calcext:value-type="time">
            <text:p>01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586.05" calcext:value-type="float">
            <text:p>586.05</text:p>
          </table:table-cell>
          <table:table-cell office:value-type="float" office:value="707.86" calcext:value-type="float">
            <text:p>707.86</text:p>
          </table:table-cell>
        </table:table-row>
        <table:table-row table:style-name="ro1">
          <table:table-cell office:value-type="float" office:value="4607737" calcext:value-type="float">
            <text:p>4607737</text:p>
          </table:table-cell>
          <table:table-cell table:formula="of:=[.A290]/1000/(60*60*24)" office:value-type="time" office:time-value="PT01H16M47.737S" calcext:value-type="time">
            <text:p>01:16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19" calcext:value-type="float">
            <text:p>545.19</text:p>
          </table:table-cell>
          <table:table-cell office:value-type="float" office:value="588.09" calcext:value-type="float">
            <text:p>588.09</text:p>
          </table:table-cell>
          <table:table-cell office:value-type="float" office:value="710.28" calcext:value-type="float">
            <text:p>710.28</text:p>
          </table:table-cell>
        </table:table-row>
        <table:table-row table:style-name="ro1">
          <table:table-cell office:value-type="float" office:value="4623737" calcext:value-type="float">
            <text:p>4623737</text:p>
          </table:table-cell>
          <table:table-cell table:formula="of:=[.A291]/1000/(60*60*24)" office:value-type="time" office:time-value="PT01H17M03.737S" calcext:value-type="time">
            <text:p>01:17:04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590.13" calcext:value-type="float">
            <text:p>590.13</text:p>
          </table:table-cell>
          <table:table-cell office:value-type="float" office:value="712.7" calcext:value-type="float">
            <text:p>712.7</text:p>
          </table:table-cell>
        </table:table-row>
        <table:table-row table:style-name="ro1">
          <table:table-cell office:value-type="float" office:value="4639737" calcext:value-type="float">
            <text:p>4639737</text:p>
          </table:table-cell>
          <table:table-cell table:formula="of:=[.A292]/1000/(60*60*24)" office:value-type="time" office:time-value="PT01H17M19.737S" calcext:value-type="time">
            <text:p>01:17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3" calcext:value-type="float">
            <text:p>545.3</text:p>
          </table:table-cell>
          <table:table-cell office:value-type="float" office:value="592.17" calcext:value-type="float">
            <text:p>592.17</text:p>
          </table:table-cell>
          <table:table-cell office:value-type="float" office:value="715.12" calcext:value-type="float">
            <text:p>715.12</text:p>
          </table:table-cell>
        </table:table-row>
        <table:table-row table:style-name="ro1">
          <table:table-cell office:value-type="float" office:value="4655737" calcext:value-type="float">
            <text:p>4655737</text:p>
          </table:table-cell>
          <table:table-cell table:formula="of:=[.A293]/1000/(60*60*24)" office:value-type="time" office:time-value="PT01H17M35.737S" calcext:value-type="time">
            <text:p>01:17:36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594.22" calcext:value-type="float">
            <text:p>594.22</text:p>
          </table:table-cell>
          <table:table-cell office:value-type="float" office:value="717.54" calcext:value-type="float">
            <text:p>717.54</text:p>
          </table:table-cell>
        </table:table-row>
        <table:table-row table:style-name="ro1">
          <table:table-cell office:value-type="float" office:value="4671737" calcext:value-type="float">
            <text:p>4671737</text:p>
          </table:table-cell>
          <table:table-cell table:formula="of:=[.A294]/1000/(60*60*24)" office:value-type="time" office:time-value="PT01H17M51.737S" calcext:value-type="time">
            <text:p>01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596.26" calcext:value-type="float">
            <text:p>596.26</text:p>
          </table:table-cell>
          <table:table-cell office:value-type="float" office:value="719.96" calcext:value-type="float">
            <text:p>719.96</text:p>
          </table:table-cell>
        </table:table-row>
        <table:table-row table:style-name="ro1">
          <table:table-cell office:value-type="float" office:value="4687736" calcext:value-type="float">
            <text:p>4687736</text:p>
          </table:table-cell>
          <table:table-cell table:formula="of:=[.A295]/1000/(60*60*24)" office:value-type="time" office:time-value="PT01H18M07.736S" calcext:value-type="time">
            <text:p>01:18:08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7" calcext:value-type="float">
            <text:p>545.07</text:p>
          </table:table-cell>
          <table:table-cell office:value-type="float" office:value="598.3" calcext:value-type="float">
            <text:p>598.3</text:p>
          </table:table-cell>
          <table:table-cell office:value-type="float" office:value="722.38" calcext:value-type="float">
            <text:p>722.38</text:p>
          </table:table-cell>
        </table:table-row>
        <table:table-row table:style-name="ro1">
          <table:table-cell office:value-type="float" office:value="4703737" calcext:value-type="float">
            <text:p>4703737</text:p>
          </table:table-cell>
          <table:table-cell table:formula="of:=[.A296]/1000/(60*60*24)" office:value-type="time" office:time-value="PT01H18M23.737S" calcext:value-type="time">
            <text:p>01:18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600.34" calcext:value-type="float">
            <text:p>600.34</text:p>
          </table:table-cell>
          <table:table-cell office:value-type="float" office:value="724.8" calcext:value-type="float">
            <text:p>724.8</text:p>
          </table:table-cell>
        </table:table-row>
        <table:table-row table:style-name="ro1">
          <table:table-cell office:value-type="float" office:value="4719737" calcext:value-type="float">
            <text:p>4719737</text:p>
          </table:table-cell>
          <table:table-cell table:formula="of:=[.A297]/1000/(60*60*24)" office:value-type="time" office:time-value="PT01H18M39.737S" calcext:value-type="time">
            <text:p>01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02.39" calcext:value-type="float">
            <text:p>602.39</text:p>
          </table:table-cell>
          <table:table-cell office:value-type="float" office:value="727.22" calcext:value-type="float">
            <text:p>727.22</text:p>
          </table:table-cell>
        </table:table-row>
        <table:table-row table:style-name="ro1">
          <table:table-cell office:value-type="float" office:value="4735738" calcext:value-type="float">
            <text:p>4735738</text:p>
          </table:table-cell>
          <table:table-cell table:formula="of:=[.A298]/1000/(60*60*24)" office:value-type="time" office:time-value="PT01H18M55.738S" calcext:value-type="time">
            <text:p>01:18:56</text:p>
          </table:table-cell>
          <table:table-cell office:value-type="float" office:value="1.19" calcext:value-type="float">
            <text:p>1.19</text:p>
          </table:table-cell>
          <table:table-cell office:value-type="float" office:value="459.92" calcext:value-type="float">
            <text:p>459.92</text:p>
          </table:table-cell>
          <table:table-cell office:value-type="float" office:value="545.45" calcext:value-type="float">
            <text:p>545.45</text:p>
          </table:table-cell>
          <table:table-cell office:value-type="float" office:value="604.43" calcext:value-type="float">
            <text:p>604.43</text:p>
          </table:table-cell>
          <table:table-cell office:value-type="float" office:value="729.64" calcext:value-type="float">
            <text:p>729.64</text:p>
          </table:table-cell>
        </table:table-row>
        <table:table-row table:style-name="ro1">
          <table:table-cell office:value-type="float" office:value="4751737" calcext:value-type="float">
            <text:p>4751737</text:p>
          </table:table-cell>
          <table:table-cell table:formula="of:=[.A299]/1000/(60*60*24)" office:value-type="time" office:time-value="PT01H19M11.737S" calcext:value-type="time">
            <text:p>01:19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4.97" calcext:value-type="float">
            <text:p>544.97</text:p>
          </table:table-cell>
          <table:table-cell office:value-type="float" office:value="606.47" calcext:value-type="float">
            <text:p>606.47</text:p>
          </table:table-cell>
          <table:table-cell office:value-type="float" office:value="732.06" calcext:value-type="float">
            <text:p>732.06</text:p>
          </table:table-cell>
        </table:table-row>
        <table:table-row table:style-name="ro1">
          <table:table-cell office:value-type="float" office:value="4767737" calcext:value-type="float">
            <text:p>4767737</text:p>
          </table:table-cell>
          <table:table-cell table:formula="of:=[.A300]/1000/(60*60*24)" office:value-type="time" office:time-value="PT01H19M27.737S" calcext:value-type="time">
            <text:p>01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08.51" calcext:value-type="float">
            <text:p>608.51</text:p>
          </table:table-cell>
          <table:table-cell office:value-type="float" office:value="734.47" calcext:value-type="float">
            <text:p>734.47</text:p>
          </table:table-cell>
        </table:table-row>
        <table:table-row table:style-name="ro1">
          <table:table-cell office:value-type="float" office:value="4783738" calcext:value-type="float">
            <text:p>4783738</text:p>
          </table:table-cell>
          <table:table-cell table:formula="of:=[.A301]/1000/(60*60*24)" office:value-type="time" office:time-value="PT01H19M43.738S" calcext:value-type="time">
            <text:p>01:19:44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4" calcext:value-type="float">
            <text:p>545.04</text:p>
          </table:table-cell>
          <table:table-cell office:value-type="float" office:value="610.56" calcext:value-type="float">
            <text:p>610.56</text:p>
          </table:table-cell>
          <table:table-cell office:value-type="float" office:value="736.9" calcext:value-type="float">
            <text:p>736.9</text:p>
          </table:table-cell>
        </table:table-row>
        <table:table-row table:style-name="ro1">
          <table:table-cell office:value-type="float" office:value="4799737" calcext:value-type="float">
            <text:p>4799737</text:p>
          </table:table-cell>
          <table:table-cell table:formula="of:=[.A302]/1000/(60*60*24)" office:value-type="time" office:time-value="PT01H19M59.737S" calcext:value-type="time">
            <text:p>01:20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612.6" calcext:value-type="float">
            <text:p>612.6</text:p>
          </table:table-cell>
          <table:table-cell office:value-type="float" office:value="739.31" calcext:value-type="float">
            <text:p>739.31</text:p>
          </table:table-cell>
        </table:table-row>
        <table:table-row table:style-name="ro1">
          <table:table-cell office:value-type="float" office:value="4815737" calcext:value-type="float">
            <text:p>4815737</text:p>
          </table:table-cell>
          <table:table-cell table:formula="of:=[.A303]/1000/(60*60*24)" office:value-type="time" office:time-value="PT01H20M15.737S" calcext:value-type="time">
            <text:p>01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14.64" calcext:value-type="float">
            <text:p>614.64</text:p>
          </table:table-cell>
          <table:table-cell office:value-type="float" office:value="741.73" calcext:value-type="float">
            <text:p>741.73</text:p>
          </table:table-cell>
        </table:table-row>
        <table:table-row table:style-name="ro1">
          <table:table-cell office:value-type="float" office:value="4831737" calcext:value-type="float">
            <text:p>4831737</text:p>
          </table:table-cell>
          <table:table-cell table:formula="of:=[.A304]/1000/(60*60*24)" office:value-type="time" office:time-value="PT01H20M31.737S" calcext:value-type="time">
            <text:p>01:20:32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616.68" calcext:value-type="float">
            <text:p>616.68</text:p>
          </table:table-cell>
          <table:table-cell office:value-type="float" office:value="744.15" calcext:value-type="float">
            <text:p>744.15</text:p>
          </table:table-cell>
        </table:table-row>
        <table:table-row table:style-name="ro1">
          <table:table-cell office:value-type="float" office:value="4847737" calcext:value-type="float">
            <text:p>4847737</text:p>
          </table:table-cell>
          <table:table-cell table:formula="of:=[.A305]/1000/(60*60*24)" office:value-type="time" office:time-value="PT01H20M47.737S" calcext:value-type="time">
            <text:p>01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18.73" calcext:value-type="float">
            <text:p>618.73</text:p>
          </table:table-cell>
          <table:table-cell office:value-type="float" office:value="746.57" calcext:value-type="float">
            <text:p>746.57</text:p>
          </table:table-cell>
        </table:table-row>
        <table:table-row table:style-name="ro1">
          <table:table-cell office:value-type="float" office:value="4863737" calcext:value-type="float">
            <text:p>4863737</text:p>
          </table:table-cell>
          <table:table-cell table:formula="of:=[.A306]/1000/(60*60*24)" office:value-type="time" office:time-value="PT01H21M03.737S" calcext:value-type="time">
            <text:p>01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8" calcext:value-type="float">
            <text:p>543.38</text:p>
          </table:table-cell>
          <table:table-cell office:value-type="float" office:value="620.77" calcext:value-type="float">
            <text:p>620.77</text:p>
          </table:table-cell>
          <table:table-cell office:value-type="float" office:value="748.99" calcext:value-type="float">
            <text:p>748.99</text:p>
          </table:table-cell>
        </table:table-row>
        <table:table-row table:style-name="ro1">
          <table:table-cell office:value-type="float" office:value="4879737" calcext:value-type="float">
            <text:p>4879737</text:p>
          </table:table-cell>
          <table:table-cell table:formula="of:=[.A307]/1000/(60*60*24)" office:value-type="time" office:time-value="PT01H21M19.737S" calcext:value-type="time">
            <text:p>01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22.81" calcext:value-type="float">
            <text:p>622.81</text:p>
          </table:table-cell>
          <table:table-cell office:value-type="float" office:value="751.4" calcext:value-type="float">
            <text:p>751.4</text:p>
          </table:table-cell>
        </table:table-row>
        <table:table-row table:style-name="ro1">
          <table:table-cell office:value-type="float" office:value="4895737" calcext:value-type="float">
            <text:p>4895737</text:p>
          </table:table-cell>
          <table:table-cell table:formula="of:=[.A308]/1000/(60*60*24)" office:value-type="time" office:time-value="PT01H21M35.737S" calcext:value-type="time">
            <text:p>01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" calcext:value-type="float">
            <text:p>542.9</text:p>
          </table:table-cell>
          <table:table-cell office:value-type="float" office:value="624.85" calcext:value-type="float">
            <text:p>624.85</text:p>
          </table:table-cell>
          <table:table-cell office:value-type="float" office:value="753.82" calcext:value-type="float">
            <text:p>753.82</text:p>
          </table:table-cell>
        </table:table-row>
        <table:table-row table:style-name="ro1">
          <table:table-cell office:value-type="float" office:value="4911737" calcext:value-type="float">
            <text:p>4911737</text:p>
          </table:table-cell>
          <table:table-cell table:formula="of:=[.A309]/1000/(60*60*24)" office:value-type="time" office:time-value="PT01H21M51.737S" calcext:value-type="time">
            <text:p>01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26.9" calcext:value-type="float">
            <text:p>626.9</text:p>
          </table:table-cell>
          <table:table-cell office:value-type="float" office:value="756.24" calcext:value-type="float">
            <text:p>756.24</text:p>
          </table:table-cell>
        </table:table-row>
        <table:table-row table:style-name="ro1">
          <table:table-cell office:value-type="float" office:value="4927737" calcext:value-type="float">
            <text:p>4927737</text:p>
          </table:table-cell>
          <table:table-cell table:formula="of:=[.A310]/1000/(60*60*24)" office:value-type="time" office:time-value="PT01H22M07.737S" calcext:value-type="time">
            <text:p>01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28.94" calcext:value-type="float">
            <text:p>628.94</text:p>
          </table:table-cell>
          <table:table-cell office:value-type="float" office:value="758.66" calcext:value-type="float">
            <text:p>758.66</text:p>
          </table:table-cell>
        </table:table-row>
        <table:table-row table:style-name="ro1">
          <table:table-cell office:value-type="float" office:value="4943737" calcext:value-type="float">
            <text:p>4943737</text:p>
          </table:table-cell>
          <table:table-cell table:formula="of:=[.A311]/1000/(60*60*24)" office:value-type="time" office:time-value="PT01H22M23.737S" calcext:value-type="time">
            <text:p>01:22:24</text:p>
          </table:table-cell>
          <table:table-cell office:value-type="float" office:value="1.19" calcext:value-type="float">
            <text:p>1.19</text:p>
          </table:table-cell>
          <table:table-cell office:value-type="float" office:value="459.8" calcext:value-type="float">
            <text:p>459.8</text:p>
          </table:table-cell>
          <table:table-cell office:value-type="float" office:value="545.29" calcext:value-type="float">
            <text:p>545.29</text:p>
          </table:table-cell>
          <table:table-cell office:value-type="float" office:value="630.98" calcext:value-type="float">
            <text:p>630.98</text:p>
          </table:table-cell>
          <table:table-cell office:value-type="float" office:value="761.08" calcext:value-type="float">
            <text:p>761.08</text:p>
          </table:table-cell>
        </table:table-row>
        <table:table-row table:style-name="ro1">
          <table:table-cell office:value-type="float" office:value="4959738" calcext:value-type="float">
            <text:p>4959738</text:p>
          </table:table-cell>
          <table:table-cell table:formula="of:=[.A312]/1000/(60*60*24)" office:value-type="time" office:time-value="PT01H22M39.738S" calcext:value-type="time">
            <text:p>01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33.02" calcext:value-type="float">
            <text:p>633.02</text:p>
          </table:table-cell>
          <table:table-cell office:value-type="float" office:value="763.49" calcext:value-type="float">
            <text:p>763.49</text:p>
          </table:table-cell>
        </table:table-row>
        <table:table-row table:style-name="ro1">
          <table:table-cell office:value-type="float" office:value="4975737" calcext:value-type="float">
            <text:p>4975737</text:p>
          </table:table-cell>
          <table:table-cell table:formula="of:=[.A313]/1000/(60*60*24)" office:value-type="time" office:time-value="PT01H22M55.737S" calcext:value-type="time">
            <text:p>01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2.75" calcext:value-type="float">
            <text:p>542.75</text:p>
          </table:table-cell>
          <table:table-cell office:value-type="float" office:value="635.07" calcext:value-type="float">
            <text:p>635.07</text:p>
          </table:table-cell>
          <table:table-cell office:value-type="float" office:value="765.91" calcext:value-type="float">
            <text:p>765.91</text:p>
          </table:table-cell>
        </table:table-row>
        <table:table-row table:style-name="ro1">
          <table:table-cell office:value-type="float" office:value="4991737" calcext:value-type="float">
            <text:p>4991737</text:p>
          </table:table-cell>
          <table:table-cell table:formula="of:=[.A314]/1000/(60*60*24)" office:value-type="time" office:time-value="PT01H23M11.737S" calcext:value-type="time">
            <text:p>01:23:12</text:p>
          </table:table-cell>
          <table:table-cell office:value-type="float" office:value="1.19" calcext:value-type="float">
            <text:p>1.19</text:p>
          </table:table-cell>
          <table:table-cell office:value-type="float" office:value="459.6" calcext:value-type="float">
            <text:p>459.6</text:p>
          </table:table-cell>
          <table:table-cell office:value-type="float" office:value="545.06" calcext:value-type="float">
            <text:p>545.06</text:p>
          </table:table-cell>
          <table:table-cell office:value-type="float" office:value="637.11" calcext:value-type="float">
            <text:p>637.11</text:p>
          </table:table-cell>
          <table:table-cell office:value-type="float" office:value="768.32" calcext:value-type="float">
            <text:p>768.32</text:p>
          </table:table-cell>
        </table:table-row>
        <table:table-row table:style-name="ro1">
          <table:table-cell office:value-type="float" office:value="5007737" calcext:value-type="float">
            <text:p>5007737</text:p>
          </table:table-cell>
          <table:table-cell table:formula="of:=[.A315]/1000/(60*60*24)" office:value-type="time" office:time-value="PT01H23M27.737S" calcext:value-type="time">
            <text:p>01:23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1" calcext:value-type="float">
            <text:p>544.81</text:p>
          </table:table-cell>
          <table:table-cell office:value-type="float" office:value="639.15" calcext:value-type="float">
            <text:p>639.15</text:p>
          </table:table-cell>
          <table:table-cell office:value-type="float" office:value="770.74" calcext:value-type="float">
            <text:p>770.74</text:p>
          </table:table-cell>
        </table:table-row>
        <table:table-row table:style-name="ro1">
          <table:table-cell office:value-type="float" office:value="5023737" calcext:value-type="float">
            <text:p>5023737</text:p>
          </table:table-cell>
          <table:table-cell table:formula="of:=[.A316]/1000/(60*60*24)" office:value-type="time" office:time-value="PT01H23M43.737S" calcext:value-type="time">
            <text:p>01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3" calcext:value-type="float">
            <text:p>543</text:p>
          </table:table-cell>
          <table:table-cell office:value-type="float" office:value="641.2" calcext:value-type="float">
            <text:p>641.2</text:p>
          </table:table-cell>
          <table:table-cell office:value-type="float" office:value="773.16" calcext:value-type="float">
            <text:p>773.16</text:p>
          </table:table-cell>
        </table:table-row>
        <table:table-row table:style-name="ro1">
          <table:table-cell office:value-type="float" office:value="5039737" calcext:value-type="float">
            <text:p>5039737</text:p>
          </table:table-cell>
          <table:table-cell table:formula="of:=[.A317]/1000/(60*60*24)" office:value-type="time" office:time-value="PT01H23M59.737S" calcext:value-type="time">
            <text:p>01:24:0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1" calcext:value-type="float">
            <text:p>545.21</text:p>
          </table:table-cell>
          <table:table-cell office:value-type="float" office:value="643.24" calcext:value-type="float">
            <text:p>643.24</text:p>
          </table:table-cell>
          <table:table-cell office:value-type="float" office:value="775.57" calcext:value-type="float">
            <text:p>775.57</text:p>
          </table:table-cell>
        </table:table-row>
        <table:table-row table:style-name="ro1">
          <table:table-cell office:value-type="float" office:value="5055737" calcext:value-type="float">
            <text:p>5055737</text:p>
          </table:table-cell>
          <table:table-cell table:formula="of:=[.A318]/1000/(60*60*24)" office:value-type="time" office:time-value="PT01H24M15.737S" calcext:value-type="time">
            <text:p>01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45.28" calcext:value-type="float">
            <text:p>645.28</text:p>
          </table:table-cell>
          <table:table-cell office:value-type="float" office:value="777.99" calcext:value-type="float">
            <text:p>777.99</text:p>
          </table:table-cell>
        </table:table-row>
        <table:table-row table:style-name="ro1">
          <table:table-cell office:value-type="float" office:value="5071737" calcext:value-type="float">
            <text:p>5071737</text:p>
          </table:table-cell>
          <table:table-cell table:formula="of:=[.A319]/1000/(60*60*24)" office:value-type="time" office:time-value="PT01H24M31.737S" calcext:value-type="time">
            <text:p>01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3" calcext:value-type="float">
            <text:p>543.23</text:p>
          </table:table-cell>
          <table:table-cell office:value-type="float" office:value="647.32" calcext:value-type="float">
            <text:p>647.32</text:p>
          </table:table-cell>
          <table:table-cell office:value-type="float" office:value="780.41" calcext:value-type="float">
            <text:p>780.41</text:p>
          </table:table-cell>
        </table:table-row>
        <table:table-row table:style-name="ro1">
          <table:table-cell office:value-type="float" office:value="5087737" calcext:value-type="float">
            <text:p>5087737</text:p>
          </table:table-cell>
          <table:table-cell table:formula="of:=[.A320]/1000/(60*60*24)" office:value-type="time" office:time-value="PT01H24M47.737S" calcext:value-type="time">
            <text:p>01:24:4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649.37" calcext:value-type="float">
            <text:p>649.37</text:p>
          </table:table-cell>
          <table:table-cell office:value-type="float" office:value="782.82" calcext:value-type="float">
            <text:p>782.82</text:p>
          </table:table-cell>
        </table:table-row>
        <table:table-row table:style-name="ro1">
          <table:table-cell office:value-type="float" office:value="5103737" calcext:value-type="float">
            <text:p>5103737</text:p>
          </table:table-cell>
          <table:table-cell table:formula="of:=[.A321]/1000/(60*60*24)" office:value-type="time" office:time-value="PT01H25M03.737S" calcext:value-type="time">
            <text:p>01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51.41" calcext:value-type="float">
            <text:p>651.41</text:p>
          </table:table-cell>
          <table:table-cell office:value-type="float" office:value="785.23" calcext:value-type="float">
            <text:p>785.23</text:p>
          </table:table-cell>
        </table:table-row>
        <table:table-row table:style-name="ro1">
          <table:table-cell office:value-type="float" office:value="5119738" calcext:value-type="float">
            <text:p>5119738</text:p>
          </table:table-cell>
          <table:table-cell table:formula="of:=[.A322]/1000/(60*60*24)" office:value-type="time" office:time-value="PT01H25M19.738S" calcext:value-type="time">
            <text:p>01:25:20</text:p>
          </table:table-cell>
          <table:table-cell office:value-type="float" office:value="1.19" calcext:value-type="float">
            <text:p>1.19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5.2" calcext:value-type="float">
            <text:p>545.2</text:p>
          </table:table-cell>
          <table:table-cell office:value-type="float" office:value="653.45" calcext:value-type="float">
            <text:p>653.45</text:p>
          </table:table-cell>
          <table:table-cell office:value-type="float" office:value="787.65" calcext:value-type="float">
            <text:p>787.65</text:p>
          </table:table-cell>
        </table:table-row>
        <table:table-row table:style-name="ro1">
          <table:table-cell office:value-type="float" office:value="5135737" calcext:value-type="float">
            <text:p>5135737</text:p>
          </table:table-cell>
          <table:table-cell table:formula="of:=[.A323]/1000/(60*60*24)" office:value-type="time" office:time-value="PT01H25M35.737S" calcext:value-type="time">
            <text:p>01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55.49" calcext:value-type="float">
            <text:p>655.49</text:p>
          </table:table-cell>
          <table:table-cell office:value-type="float" office:value="790.06" calcext:value-type="float">
            <text:p>790.06</text:p>
          </table:table-cell>
        </table:table-row>
        <table:table-row table:style-name="ro1">
          <table:table-cell office:value-type="float" office:value="5151737" calcext:value-type="float">
            <text:p>5151737</text:p>
          </table:table-cell>
          <table:table-cell table:formula="of:=[.A324]/1000/(60*60*24)" office:value-type="time" office:time-value="PT01H25M51.737S" calcext:value-type="time">
            <text:p>01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57.54" calcext:value-type="float">
            <text:p>657.54</text:p>
          </table:table-cell>
          <table:table-cell office:value-type="float" office:value="792.48" calcext:value-type="float">
            <text:p>792.48</text:p>
          </table:table-cell>
        </table:table-row>
        <table:table-row table:style-name="ro1">
          <table:table-cell office:value-type="float" office:value="5167736" calcext:value-type="float">
            <text:p>5167736</text:p>
          </table:table-cell>
          <table:table-cell table:formula="of:=[.A325]/1000/(60*60*24)" office:value-type="time" office:time-value="PT01H26M07.736S" calcext:value-type="time">
            <text:p>01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8" calcext:value-type="float">
            <text:p>542.88</text:p>
          </table:table-cell>
          <table:table-cell office:value-type="float" office:value="659.58" calcext:value-type="float">
            <text:p>659.58</text:p>
          </table:table-cell>
          <table:table-cell office:value-type="float" office:value="794.89" calcext:value-type="float">
            <text:p>794.89</text:p>
          </table:table-cell>
        </table:table-row>
        <table:table-row table:style-name="ro1">
          <table:table-cell office:value-type="float" office:value="5183738" calcext:value-type="float">
            <text:p>5183738</text:p>
          </table:table-cell>
          <table:table-cell table:formula="of:=[.A326]/1000/(60*60*24)" office:value-type="time" office:time-value="PT01H26M23.738S" calcext:value-type="time">
            <text:p>01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61.62" calcext:value-type="float">
            <text:p>661.62</text:p>
          </table:table-cell>
          <table:table-cell office:value-type="float" office:value="797.31" calcext:value-type="float">
            <text:p>797.31</text:p>
          </table:table-cell>
        </table:table-row>
        <table:table-row table:style-name="ro1">
          <table:table-cell office:value-type="float" office:value="5199737" calcext:value-type="float">
            <text:p>5199737</text:p>
          </table:table-cell>
          <table:table-cell table:formula="of:=[.A327]/1000/(60*60*24)" office:value-type="time" office:time-value="PT01H26M39.737S" calcext:value-type="time">
            <text:p>01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7" calcext:value-type="float">
            <text:p>543.37</text:p>
          </table:table-cell>
          <table:table-cell office:value-type="float" office:value="663.66" calcext:value-type="float">
            <text:p>663.66</text:p>
          </table:table-cell>
          <table:table-cell office:value-type="float" office:value="799.72" calcext:value-type="float">
            <text:p>799.72</text:p>
          </table:table-cell>
        </table:table-row>
        <table:table-row table:style-name="ro1">
          <table:table-cell office:value-type="float" office:value="5215738" calcext:value-type="float">
            <text:p>5215738</text:p>
          </table:table-cell>
          <table:table-cell table:formula="of:=[.A328]/1000/(60*60*24)" office:value-type="time" office:time-value="PT01H26M55.738S" calcext:value-type="time">
            <text:p>01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665.7" calcext:value-type="float">
            <text:p>665.7</text:p>
          </table:table-cell>
          <table:table-cell office:value-type="float" office:value="802.13" calcext:value-type="float">
            <text:p>802.13</text:p>
          </table:table-cell>
        </table:table-row>
        <table:table-row table:style-name="ro1">
          <table:table-cell office:value-type="float" office:value="5231738" calcext:value-type="float">
            <text:p>5231738</text:p>
          </table:table-cell>
          <table:table-cell table:formula="of:=[.A329]/1000/(60*60*24)" office:value-type="time" office:time-value="PT01H27M11.738S" calcext:value-type="time">
            <text:p>01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667.75" calcext:value-type="float">
            <text:p>667.75</text:p>
          </table:table-cell>
          <table:table-cell office:value-type="float" office:value="804.55" calcext:value-type="float">
            <text:p>804.55</text:p>
          </table:table-cell>
        </table:table-row>
        <table:table-row table:style-name="ro1">
          <table:table-cell office:value-type="float" office:value="5247737" calcext:value-type="float">
            <text:p>5247737</text:p>
          </table:table-cell>
          <table:table-cell table:formula="of:=[.A330]/1000/(60*60*24)" office:value-type="time" office:time-value="PT01H27M27.737S" calcext:value-type="time">
            <text:p>01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69.79" calcext:value-type="float">
            <text:p>669.79</text:p>
          </table:table-cell>
          <table:table-cell office:value-type="float" office:value="806.96" calcext:value-type="float">
            <text:p>806.96</text:p>
          </table:table-cell>
        </table:table-row>
        <table:table-row table:style-name="ro1">
          <table:table-cell office:value-type="float" office:value="5263736" calcext:value-type="float">
            <text:p>5263736</text:p>
          </table:table-cell>
          <table:table-cell table:formula="of:=[.A331]/1000/(60*60*24)" office:value-type="time" office:time-value="PT01H27M43.736S" calcext:value-type="time">
            <text:p>01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4" calcext:value-type="float">
            <text:p>543.14</text:p>
          </table:table-cell>
          <table:table-cell office:value-type="float" office:value="671.83" calcext:value-type="float">
            <text:p>671.83</text:p>
          </table:table-cell>
          <table:table-cell office:value-type="float" office:value="809.37" calcext:value-type="float">
            <text:p>809.37</text:p>
          </table:table-cell>
        </table:table-row>
        <table:table-row table:style-name="ro1">
          <table:table-cell office:value-type="float" office:value="5279736" calcext:value-type="float">
            <text:p>5279736</text:p>
          </table:table-cell>
          <table:table-cell table:formula="of:=[.A332]/1000/(60*60*24)" office:value-type="time" office:time-value="PT01H27M59.736S" calcext:value-type="time">
            <text:p>01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3.36" calcext:value-type="float">
            <text:p>543.36</text:p>
          </table:table-cell>
          <table:table-cell office:value-type="float" office:value="673.87" calcext:value-type="float">
            <text:p>673.87</text:p>
          </table:table-cell>
          <table:table-cell office:value-type="float" office:value="811.79" calcext:value-type="float">
            <text:p>811.79</text:p>
          </table:table-cell>
        </table:table-row>
        <table:table-row table:style-name="ro1">
          <table:table-cell office:value-type="float" office:value="5295737" calcext:value-type="float">
            <text:p>5295737</text:p>
          </table:table-cell>
          <table:table-cell table:formula="of:=[.A333]/1000/(60*60*24)" office:value-type="time" office:time-value="PT01H28M15.737S" calcext:value-type="time">
            <text:p>01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675.92" calcext:value-type="float">
            <text:p>675.92</text:p>
          </table:table-cell>
          <table:table-cell office:value-type="float" office:value="814.2" calcext:value-type="float">
            <text:p>814.2</text:p>
          </table:table-cell>
        </table:table-row>
        <table:table-row table:style-name="ro1">
          <table:table-cell office:value-type="float" office:value="5311737" calcext:value-type="float">
            <text:p>5311737</text:p>
          </table:table-cell>
          <table:table-cell table:formula="of:=[.A334]/1000/(60*60*24)" office:value-type="time" office:time-value="PT01H28M31.737S" calcext:value-type="time">
            <text:p>01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2" calcext:value-type="float">
            <text:p>543.12</text:p>
          </table:table-cell>
          <table:table-cell office:value-type="float" office:value="677.96" calcext:value-type="float">
            <text:p>677.96</text:p>
          </table:table-cell>
          <table:table-cell office:value-type="float" office:value="816.61" calcext:value-type="float">
            <text:p>816.61</text:p>
          </table:table-cell>
        </table:table-row>
        <table:table-row table:style-name="ro1">
          <table:table-cell office:value-type="float" office:value="5327737" calcext:value-type="float">
            <text:p>5327737</text:p>
          </table:table-cell>
          <table:table-cell table:formula="of:=[.A335]/1000/(60*60*24)" office:value-type="time" office:time-value="PT01H28M47.737S" calcext:value-type="time">
            <text:p>01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80" calcext:value-type="float">
            <text:p>680</text:p>
          </table:table-cell>
          <table:table-cell office:value-type="float" office:value="819.02" calcext:value-type="float">
            <text:p>819.02</text:p>
          </table:table-cell>
        </table:table-row>
        <table:table-row table:style-name="ro1">
          <table:table-cell office:value-type="float" office:value="5343737" calcext:value-type="float">
            <text:p>5343737</text:p>
          </table:table-cell>
          <table:table-cell table:formula="of:=[.A336]/1000/(60*60*24)" office:value-type="time" office:time-value="PT01H29M03.737S" calcext:value-type="time">
            <text:p>01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682.04" calcext:value-type="float">
            <text:p>682.04</text:p>
          </table:table-cell>
          <table:table-cell office:value-type="float" office:value="821.44" calcext:value-type="float">
            <text:p>821.44</text:p>
          </table:table-cell>
        </table:table-row>
        <table:table-row table:style-name="ro1">
          <table:table-cell office:value-type="float" office:value="5359737" calcext:value-type="float">
            <text:p>5359737</text:p>
          </table:table-cell>
          <table:table-cell table:formula="of:=[.A337]/1000/(60*60*24)" office:value-type="time" office:time-value="PT01H29M19.737S" calcext:value-type="time">
            <text:p>01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84.08" calcext:value-type="float">
            <text:p>684.08</text:p>
          </table:table-cell>
          <table:table-cell office:value-type="float" office:value="823.85" calcext:value-type="float">
            <text:p>823.85</text:p>
          </table:table-cell>
        </table:table-row>
        <table:table-row table:style-name="ro1">
          <table:table-cell office:value-type="float" office:value="5375737" calcext:value-type="float">
            <text:p>5375737</text:p>
          </table:table-cell>
          <table:table-cell table:formula="of:=[.A338]/1000/(60*60*24)" office:value-type="time" office:time-value="PT01H29M35.737S" calcext:value-type="time">
            <text:p>01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686.13" calcext:value-type="float">
            <text:p>686.13</text:p>
          </table:table-cell>
          <table:table-cell office:value-type="float" office:value="826.26" calcext:value-type="float">
            <text:p>826.26</text:p>
          </table:table-cell>
        </table:table-row>
        <table:table-row table:style-name="ro1">
          <table:table-cell office:value-type="float" office:value="5391737" calcext:value-type="float">
            <text:p>5391737</text:p>
          </table:table-cell>
          <table:table-cell table:formula="of:=[.A339]/1000/(60*60*24)" office:value-type="time" office:time-value="PT01H29M51.737S" calcext:value-type="time">
            <text:p>01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3.22" calcext:value-type="float">
            <text:p>543.22</text:p>
          </table:table-cell>
          <table:table-cell office:value-type="float" office:value="688.17" calcext:value-type="float">
            <text:p>688.17</text:p>
          </table:table-cell>
          <table:table-cell office:value-type="float" office:value="828.67" calcext:value-type="float">
            <text:p>828.67</text:p>
          </table:table-cell>
        </table:table-row>
        <table:table-row table:style-name="ro1">
          <table:table-cell office:value-type="float" office:value="5407737" calcext:value-type="float">
            <text:p>5407737</text:p>
          </table:table-cell>
          <table:table-cell table:formula="of:=[.A340]/1000/(60*60*24)" office:value-type="time" office:time-value="PT01H30M07.737S" calcext:value-type="time">
            <text:p>01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690.21" calcext:value-type="float">
            <text:p>690.21</text:p>
          </table:table-cell>
          <table:table-cell office:value-type="float" office:value="831.09" calcext:value-type="float">
            <text:p>831.09</text:p>
          </table:table-cell>
        </table:table-row>
        <table:table-row table:style-name="ro1">
          <table:table-cell office:value-type="float" office:value="5423738" calcext:value-type="float">
            <text:p>5423738</text:p>
          </table:table-cell>
          <table:table-cell table:formula="of:=[.A341]/1000/(60*60*24)" office:value-type="time" office:time-value="PT01H30M23.738S" calcext:value-type="time">
            <text:p>01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8" calcext:value-type="float">
            <text:p>459.8</text:p>
          </table:table-cell>
          <table:table-cell office:value-type="float" office:value="543.46" calcext:value-type="float">
            <text:p>543.46</text:p>
          </table:table-cell>
          <table:table-cell office:value-type="float" office:value="692.25" calcext:value-type="float">
            <text:p>692.25</text:p>
          </table:table-cell>
          <table:table-cell office:value-type="float" office:value="833.5" calcext:value-type="float">
            <text:p>833.5</text:p>
          </table:table-cell>
        </table:table-row>
        <table:table-row table:style-name="ro1">
          <table:table-cell office:value-type="float" office:value="5439737" calcext:value-type="float">
            <text:p>5439737</text:p>
          </table:table-cell>
          <table:table-cell table:formula="of:=[.A342]/1000/(60*60*24)" office:value-type="time" office:time-value="PT01H30M39.737S" calcext:value-type="time">
            <text:p>01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3" calcext:value-type="float">
            <text:p>543</text:p>
          </table:table-cell>
          <table:table-cell office:value-type="float" office:value="694.3" calcext:value-type="float">
            <text:p>694.3</text:p>
          </table:table-cell>
          <table:table-cell office:value-type="float" office:value="835.91" calcext:value-type="float">
            <text:p>835.91</text:p>
          </table:table-cell>
        </table:table-row>
        <table:table-row table:style-name="ro1">
          <table:table-cell office:value-type="float" office:value="5455738" calcext:value-type="float">
            <text:p>5455738</text:p>
          </table:table-cell>
          <table:table-cell table:formula="of:=[.A343]/1000/(60*60*24)" office:value-type="time" office:time-value="PT01H30M55.738S" calcext:value-type="time">
            <text:p>01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696.34" calcext:value-type="float">
            <text:p>696.34</text:p>
          </table:table-cell>
          <table:table-cell office:value-type="float" office:value="838.32" calcext:value-type="float">
            <text:p>838.32</text:p>
          </table:table-cell>
        </table:table-row>
        <table:table-row table:style-name="ro1">
          <table:table-cell office:value-type="float" office:value="5471736" calcext:value-type="float">
            <text:p>5471736</text:p>
          </table:table-cell>
          <table:table-cell table:formula="of:=[.A344]/1000/(60*60*24)" office:value-type="time" office:time-value="PT01H31M11.736S" calcext:value-type="time">
            <text:p>01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698.38" calcext:value-type="float">
            <text:p>698.38</text:p>
          </table:table-cell>
          <table:table-cell office:value-type="float" office:value="840.73" calcext:value-type="float">
            <text:p>840.73</text:p>
          </table:table-cell>
        </table:table-row>
        <table:table-row table:style-name="ro1">
          <table:table-cell office:value-type="float" office:value="5487737" calcext:value-type="float">
            <text:p>5487737</text:p>
          </table:table-cell>
          <table:table-cell table:formula="of:=[.A345]/1000/(60*60*24)" office:value-type="time" office:time-value="PT01H31M27.737S" calcext:value-type="time">
            <text:p>01:31:28</text:p>
          </table:table-cell>
          <table:table-cell office:value-type="float" office:value="1.19" calcext:value-type="float">
            <text:p>1.19</text:p>
          </table:table-cell>
          <table:table-cell office:value-type="float" office:value="459.4" calcext:value-type="float">
            <text:p>459.4</text:p>
          </table:table-cell>
          <table:table-cell office:value-type="float" office:value="544.83" calcext:value-type="float">
            <text:p>544.83</text:p>
          </table:table-cell>
          <table:table-cell office:value-type="float" office:value="700.42" calcext:value-type="float">
            <text:p>700.42</text:p>
          </table:table-cell>
          <table:table-cell office:value-type="float" office:value="843.15" calcext:value-type="float">
            <text:p>843.15</text:p>
          </table:table-cell>
        </table:table-row>
        <table:table-row table:style-name="ro1">
          <table:table-cell office:value-type="float" office:value="5503737" calcext:value-type="float">
            <text:p>5503737</text:p>
          </table:table-cell>
          <table:table-cell table:formula="of:=[.A346]/1000/(60*60*24)" office:value-type="time" office:time-value="PT01H31M43.737S" calcext:value-type="time">
            <text:p>01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9" calcext:value-type="float">
            <text:p>542.9</text:p>
          </table:table-cell>
          <table:table-cell office:value-type="float" office:value="702.46" calcext:value-type="float">
            <text:p>702.46</text:p>
          </table:table-cell>
          <table:table-cell office:value-type="float" office:value="845.56" calcext:value-type="float">
            <text:p>845.56</text:p>
          </table:table-cell>
        </table:table-row>
        <table:table-row table:style-name="ro1">
          <table:table-cell office:value-type="float" office:value="5519737" calcext:value-type="float">
            <text:p>5519737</text:p>
          </table:table-cell>
          <table:table-cell table:formula="of:=[.A347]/1000/(60*60*24)" office:value-type="time" office:time-value="PT01H31M59.737S" calcext:value-type="time">
            <text:p>01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704.51" calcext:value-type="float">
            <text:p>704.51</text:p>
          </table:table-cell>
          <table:table-cell office:value-type="float" office:value="847.97" calcext:value-type="float">
            <text:p>847.97</text:p>
          </table:table-cell>
        </table:table-row>
        <table:table-row table:style-name="ro1">
          <table:table-cell office:value-type="float" office:value="5535736" calcext:value-type="float">
            <text:p>5535736</text:p>
          </table:table-cell>
          <table:table-cell table:formula="of:=[.A348]/1000/(60*60*24)" office:value-type="time" office:time-value="PT01H32M15.736S" calcext:value-type="time">
            <text:p>01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706.55" calcext:value-type="float">
            <text:p>706.55</text:p>
          </table:table-cell>
          <table:table-cell office:value-type="float" office:value="850.38" calcext:value-type="float">
            <text:p>850.38</text:p>
          </table:table-cell>
        </table:table-row>
        <table:table-row table:style-name="ro1">
          <table:table-cell office:value-type="float" office:value="5551737" calcext:value-type="float">
            <text:p>5551737</text:p>
          </table:table-cell>
          <table:table-cell table:formula="of:=[.A349]/1000/(60*60*24)" office:value-type="time" office:time-value="PT01H32M31.737S" calcext:value-type="time">
            <text:p>01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3" calcext:value-type="float">
            <text:p>541.13</text:p>
          </table:table-cell>
          <table:table-cell office:value-type="float" office:value="708.59" calcext:value-type="float">
            <text:p>708.59</text:p>
          </table:table-cell>
          <table:table-cell office:value-type="float" office:value="852.79" calcext:value-type="float">
            <text:p>852.79</text:p>
          </table:table-cell>
        </table:table-row>
        <table:table-row table:style-name="ro1">
          <table:table-cell office:value-type="float" office:value="5567737" calcext:value-type="float">
            <text:p>5567737</text:p>
          </table:table-cell>
          <table:table-cell table:formula="of:=[.A350]/1000/(60*60*24)" office:value-type="time" office:time-value="PT01H32M47.737S" calcext:value-type="time">
            <text:p>01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710.63" calcext:value-type="float">
            <text:p>710.63</text:p>
          </table:table-cell>
          <table:table-cell office:value-type="float" office:value="855.2" calcext:value-type="float">
            <text:p>855.2</text:p>
          </table:table-cell>
        </table:table-row>
        <table:table-row table:style-name="ro1">
          <table:table-cell office:value-type="float" office:value="5583737" calcext:value-type="float">
            <text:p>5583737</text:p>
          </table:table-cell>
          <table:table-cell table:formula="of:=[.A351]/1000/(60*60*24)" office:value-type="time" office:time-value="PT01H33M03.737S" calcext:value-type="time">
            <text:p>01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9" calcext:value-type="float">
            <text:p>541.39</text:p>
          </table:table-cell>
          <table:table-cell office:value-type="float" office:value="712.67" calcext:value-type="float">
            <text:p>712.67</text:p>
          </table:table-cell>
          <table:table-cell office:value-type="float" office:value="857.61" calcext:value-type="float">
            <text:p>857.61</text:p>
          </table:table-cell>
        </table:table-row>
        <table:table-row table:style-name="ro1">
          <table:table-cell office:value-type="float" office:value="5599737" calcext:value-type="float">
            <text:p>5599737</text:p>
          </table:table-cell>
          <table:table-cell table:formula="of:=[.A352]/1000/(60*60*24)" office:value-type="time" office:time-value="PT01H33M19.737S" calcext:value-type="time">
            <text:p>01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714.72" calcext:value-type="float">
            <text:p>714.72</text:p>
          </table:table-cell>
          <table:table-cell office:value-type="float" office:value="860.02" calcext:value-type="float">
            <text:p>860.02</text:p>
          </table:table-cell>
        </table:table-row>
        <table:table-row table:style-name="ro1">
          <table:table-cell office:value-type="float" office:value="5615737" calcext:value-type="float">
            <text:p>5615737</text:p>
          </table:table-cell>
          <table:table-cell table:formula="of:=[.A353]/1000/(60*60*24)" office:value-type="time" office:time-value="PT01H33M35.737S" calcext:value-type="time">
            <text:p>01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716.76" calcext:value-type="float">
            <text:p>716.76</text:p>
          </table:table-cell>
          <table:table-cell office:value-type="float" office:value="862.43" calcext:value-type="float">
            <text:p>862.43</text:p>
          </table:table-cell>
        </table:table-row>
        <table:table-row table:style-name="ro1">
          <table:table-cell office:value-type="float" office:value="5631736" calcext:value-type="float">
            <text:p>5631736</text:p>
          </table:table-cell>
          <table:table-cell table:formula="of:=[.A354]/1000/(60*60*24)" office:value-type="time" office:time-value="PT01H33M51.736S" calcext:value-type="time">
            <text:p>01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718.8" calcext:value-type="float">
            <text:p>718.8</text:p>
          </table:table-cell>
          <table:table-cell office:value-type="float" office:value="864.84" calcext:value-type="float">
            <text:p>864.84</text:p>
          </table:table-cell>
        </table:table-row>
        <table:table-row table:style-name="ro1">
          <table:table-cell office:value-type="float" office:value="5647737" calcext:value-type="float">
            <text:p>5647737</text:p>
          </table:table-cell>
          <table:table-cell table:formula="of:=[.A355]/1000/(60*60*24)" office:value-type="time" office:time-value="PT01H34M07.737S" calcext:value-type="time">
            <text:p>01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720.84" calcext:value-type="float">
            <text:p>720.84</text:p>
          </table:table-cell>
          <table:table-cell office:value-type="float" office:value="867.25" calcext:value-type="float">
            <text:p>867.25</text:p>
          </table:table-cell>
        </table:table-row>
        <table:table-row table:style-name="ro1">
          <table:table-cell office:value-type="float" office:value="5663737" calcext:value-type="float">
            <text:p>5663737</text:p>
          </table:table-cell>
          <table:table-cell table:formula="of:=[.A356]/1000/(60*60*24)" office:value-type="time" office:time-value="PT01H34M23.737S" calcext:value-type="time">
            <text:p>01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722.88" calcext:value-type="float">
            <text:p>722.88</text:p>
          </table:table-cell>
          <table:table-cell office:value-type="float" office:value="869.66" calcext:value-type="float">
            <text:p>869.66</text:p>
          </table:table-cell>
        </table:table-row>
        <table:table-row table:style-name="ro1">
          <table:table-cell office:value-type="float" office:value="5679738" calcext:value-type="float">
            <text:p>5679738</text:p>
          </table:table-cell>
          <table:table-cell table:formula="of:=[.A357]/1000/(60*60*24)" office:value-type="time" office:time-value="PT01H34M39.738S" calcext:value-type="time">
            <text:p>01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24.93" calcext:value-type="float">
            <text:p>724.93</text:p>
          </table:table-cell>
          <table:table-cell office:value-type="float" office:value="872.07" calcext:value-type="float">
            <text:p>872.07</text:p>
          </table:table-cell>
        </table:table-row>
        <table:table-row table:style-name="ro1">
          <table:table-cell office:value-type="float" office:value="5695737" calcext:value-type="float">
            <text:p>5695737</text:p>
          </table:table-cell>
          <table:table-cell table:formula="of:=[.A358]/1000/(60*60*24)" office:value-type="time" office:time-value="PT01H34M55.737S" calcext:value-type="time">
            <text:p>01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1" calcext:value-type="float">
            <text:p>541.51</text:p>
          </table:table-cell>
          <table:table-cell office:value-type="float" office:value="726.97" calcext:value-type="float">
            <text:p>726.97</text:p>
          </table:table-cell>
          <table:table-cell office:value-type="float" office:value="874.47" calcext:value-type="float">
            <text:p>874.47</text:p>
          </table:table-cell>
        </table:table-row>
        <table:table-row table:style-name="ro1">
          <table:table-cell office:value-type="float" office:value="5711737" calcext:value-type="float">
            <text:p>5711737</text:p>
          </table:table-cell>
          <table:table-cell table:formula="of:=[.A359]/1000/(60*60*24)" office:value-type="time" office:time-value="PT01H35M11.737S" calcext:value-type="time">
            <text:p>01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729.01" calcext:value-type="float">
            <text:p>729.01</text:p>
          </table:table-cell>
          <table:table-cell office:value-type="float" office:value="876.88" calcext:value-type="float">
            <text:p>876.88</text:p>
          </table:table-cell>
        </table:table-row>
        <table:table-row table:style-name="ro1">
          <table:table-cell office:value-type="float" office:value="5727737" calcext:value-type="float">
            <text:p>5727737</text:p>
          </table:table-cell>
          <table:table-cell table:formula="of:=[.A360]/1000/(60*60*24)" office:value-type="time" office:time-value="PT01H35M27.737S" calcext:value-type="time">
            <text:p>01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2.64" calcext:value-type="float">
            <text:p>542.64</text:p>
          </table:table-cell>
          <table:table-cell office:value-type="float" office:value="731.05" calcext:value-type="float">
            <text:p>731.05</text:p>
          </table:table-cell>
          <table:table-cell office:value-type="float" office:value="879.29" calcext:value-type="float">
            <text:p>879.29</text:p>
          </table:table-cell>
        </table:table-row>
        <table:table-row table:style-name="ro1">
          <table:table-cell office:value-type="float" office:value="5743737" calcext:value-type="float">
            <text:p>5743737</text:p>
          </table:table-cell>
          <table:table-cell table:formula="of:=[.A361]/1000/(60*60*24)" office:value-type="time" office:time-value="PT01H35M43.737S" calcext:value-type="time">
            <text:p>01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733.09" calcext:value-type="float">
            <text:p>733.09</text:p>
          </table:table-cell>
          <table:table-cell office:value-type="float" office:value="881.7" calcext:value-type="float">
            <text:p>881.7</text:p>
          </table:table-cell>
        </table:table-row>
        <table:table-row table:style-name="ro1">
          <table:table-cell office:value-type="float" office:value="5759738" calcext:value-type="float">
            <text:p>5759738</text:p>
          </table:table-cell>
          <table:table-cell table:formula="of:=[.A362]/1000/(60*60*24)" office:value-type="time" office:time-value="PT01H35M59.738S" calcext:value-type="time">
            <text:p>01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35.14" calcext:value-type="float">
            <text:p>735.14</text:p>
          </table:table-cell>
          <table:table-cell office:value-type="float" office:value="884.1" calcext:value-type="float">
            <text:p>884.1</text:p>
          </table:table-cell>
        </table:table-row>
        <table:table-row table:style-name="ro1">
          <table:table-cell office:value-type="float" office:value="5775737" calcext:value-type="float">
            <text:p>5775737</text:p>
          </table:table-cell>
          <table:table-cell table:formula="of:=[.A363]/1000/(60*60*24)" office:value-type="time" office:time-value="PT01H36M15.737S" calcext:value-type="time">
            <text:p>01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737.18" calcext:value-type="float">
            <text:p>737.18</text:p>
          </table:table-cell>
          <table:table-cell office:value-type="float" office:value="886.51" calcext:value-type="float">
            <text:p>886.51</text:p>
          </table:table-cell>
        </table:table-row>
        <table:table-row table:style-name="ro1">
          <table:table-cell office:value-type="float" office:value="5791737" calcext:value-type="float">
            <text:p>5791737</text:p>
          </table:table-cell>
          <table:table-cell table:formula="of:=[.A364]/1000/(60*60*24)" office:value-type="time" office:time-value="PT01H36M31.737S" calcext:value-type="time">
            <text:p>01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39.22" calcext:value-type="float">
            <text:p>739.22</text:p>
          </table:table-cell>
          <table:table-cell office:value-type="float" office:value="888.92" calcext:value-type="float">
            <text:p>888.92</text:p>
          </table:table-cell>
        </table:table-row>
        <table:table-row table:style-name="ro1">
          <table:table-cell office:value-type="float" office:value="5807738" calcext:value-type="float">
            <text:p>5807738</text:p>
          </table:table-cell>
          <table:table-cell table:formula="of:=[.A365]/1000/(60*60*24)" office:value-type="time" office:time-value="PT01H36M47.738S" calcext:value-type="time">
            <text:p>01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741.26" calcext:value-type="float">
            <text:p>741.26</text:p>
          </table:table-cell>
          <table:table-cell office:value-type="float" office:value="891.33" calcext:value-type="float">
            <text:p>891.33</text:p>
          </table:table-cell>
        </table:table-row>
        <table:table-row table:style-name="ro1">
          <table:table-cell office:value-type="float" office:value="5823737" calcext:value-type="float">
            <text:p>5823737</text:p>
          </table:table-cell>
          <table:table-cell table:formula="of:=[.A366]/1000/(60*60*24)" office:value-type="time" office:time-value="PT01H37M03.737S" calcext:value-type="time">
            <text:p>01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43.3" calcext:value-type="float">
            <text:p>743.3</text:p>
          </table:table-cell>
          <table:table-cell office:value-type="float" office:value="893.74" calcext:value-type="float">
            <text:p>893.74</text:p>
          </table:table-cell>
        </table:table-row>
        <table:table-row table:style-name="ro1">
          <table:table-cell office:value-type="float" office:value="5839737" calcext:value-type="float">
            <text:p>5839737</text:p>
          </table:table-cell>
          <table:table-cell table:formula="of:=[.A367]/1000/(60*60*24)" office:value-type="time" office:time-value="PT01H37M19.737S" calcext:value-type="time">
            <text:p>01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745.35" calcext:value-type="float">
            <text:p>745.35</text:p>
          </table:table-cell>
          <table:table-cell office:value-type="float" office:value="896.15" calcext:value-type="float">
            <text:p>896.15</text:p>
          </table:table-cell>
        </table:table-row>
        <table:table-row table:style-name="ro1">
          <table:table-cell office:value-type="float" office:value="5855737" calcext:value-type="float">
            <text:p>5855737</text:p>
          </table:table-cell>
          <table:table-cell table:formula="of:=[.A368]/1000/(60*60*24)" office:value-type="time" office:time-value="PT01H37M35.737S" calcext:value-type="time">
            <text:p>01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47.39" calcext:value-type="float">
            <text:p>747.39</text:p>
          </table:table-cell>
          <table:table-cell office:value-type="float" office:value="898.55" calcext:value-type="float">
            <text:p>898.55</text:p>
          </table:table-cell>
        </table:table-row>
        <table:table-row table:style-name="ro1">
          <table:table-cell office:value-type="float" office:value="5871736" calcext:value-type="float">
            <text:p>5871736</text:p>
          </table:table-cell>
          <table:table-cell table:formula="of:=[.A369]/1000/(60*60*24)" office:value-type="time" office:time-value="PT01H37M51.736S" calcext:value-type="time">
            <text:p>01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3.13" calcext:value-type="float">
            <text:p>543.13</text:p>
          </table:table-cell>
          <table:table-cell office:value-type="float" office:value="749.43" calcext:value-type="float">
            <text:p>749.43</text:p>
          </table:table-cell>
          <table:table-cell office:value-type="float" office:value="900.96" calcext:value-type="float">
            <text:p>900.96</text:p>
          </table:table-cell>
        </table:table-row>
        <table:table-row table:style-name="ro1">
          <table:table-cell office:value-type="float" office:value="5887738" calcext:value-type="float">
            <text:p>5887738</text:p>
          </table:table-cell>
          <table:table-cell table:formula="of:=[.A370]/1000/(60*60*24)" office:value-type="time" office:time-value="PT01H38M07.738S" calcext:value-type="time">
            <text:p>01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2.89" calcext:value-type="float">
            <text:p>542.89</text:p>
          </table:table-cell>
          <table:table-cell office:value-type="float" office:value="751.47" calcext:value-type="float">
            <text:p>751.47</text:p>
          </table:table-cell>
          <table:table-cell office:value-type="float" office:value="903.37" calcext:value-type="float">
            <text:p>903.37</text:p>
          </table:table-cell>
        </table:table-row>
        <table:table-row table:style-name="ro1">
          <table:table-cell office:value-type="float" office:value="5903737" calcext:value-type="float">
            <text:p>5903737</text:p>
          </table:table-cell>
          <table:table-cell table:formula="of:=[.A371]/1000/(60*60*24)" office:value-type="time" office:time-value="PT01H38M23.737S" calcext:value-type="time">
            <text:p>01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9" calcext:value-type="float">
            <text:p>542.99</text:p>
          </table:table-cell>
          <table:table-cell office:value-type="float" office:value="753.51" calcext:value-type="float">
            <text:p>753.51</text:p>
          </table:table-cell>
          <table:table-cell office:value-type="float" office:value="905.77" calcext:value-type="float">
            <text:p>905.77</text:p>
          </table:table-cell>
        </table:table-row>
        <table:table-row table:style-name="ro1">
          <table:table-cell office:value-type="float" office:value="5919737" calcext:value-type="float">
            <text:p>5919737</text:p>
          </table:table-cell>
          <table:table-cell table:formula="of:=[.A372]/1000/(60*60*24)" office:value-type="time" office:time-value="PT01H38M39.737S" calcext:value-type="time">
            <text:p>01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55.55" calcext:value-type="float">
            <text:p>755.55</text:p>
          </table:table-cell>
          <table:table-cell office:value-type="float" office:value="908.18" calcext:value-type="float">
            <text:p>908.18</text:p>
          </table:table-cell>
        </table:table-row>
        <table:table-row table:style-name="ro1">
          <table:table-cell office:value-type="float" office:value="5935738" calcext:value-type="float">
            <text:p>5935738</text:p>
          </table:table-cell>
          <table:table-cell table:formula="of:=[.A373]/1000/(60*60*24)" office:value-type="time" office:time-value="PT01H38M55.738S" calcext:value-type="time">
            <text:p>01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57.6" calcext:value-type="float">
            <text:p>757.6</text:p>
          </table:table-cell>
          <table:table-cell office:value-type="float" office:value="910.59" calcext:value-type="float">
            <text:p>910.59</text:p>
          </table:table-cell>
        </table:table-row>
        <table:table-row table:style-name="ro1">
          <table:table-cell office:value-type="float" office:value="5951737" calcext:value-type="float">
            <text:p>5951737</text:p>
          </table:table-cell>
          <table:table-cell table:formula="of:=[.A374]/1000/(60*60*24)" office:value-type="time" office:time-value="PT01H39M11.737S" calcext:value-type="time">
            <text:p>01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59.64" calcext:value-type="float">
            <text:p>759.64</text:p>
          </table:table-cell>
          <table:table-cell office:value-type="float" office:value="912.99" calcext:value-type="float">
            <text:p>912.99</text:p>
          </table:table-cell>
        </table:table-row>
        <table:table-row table:style-name="ro1">
          <table:table-cell office:value-type="float" office:value="5967737" calcext:value-type="float">
            <text:p>5967737</text:p>
          </table:table-cell>
          <table:table-cell table:formula="of:=[.A375]/1000/(60*60*24)" office:value-type="time" office:time-value="PT01H39M27.737S" calcext:value-type="time">
            <text:p>01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2" calcext:value-type="float">
            <text:p>540.92</text:p>
          </table:table-cell>
          <table:table-cell office:value-type="float" office:value="761.68" calcext:value-type="float">
            <text:p>761.68</text:p>
          </table:table-cell>
          <table:table-cell office:value-type="float" office:value="915.4" calcext:value-type="float">
            <text:p>915.4</text:p>
          </table:table-cell>
        </table:table-row>
        <table:table-row table:style-name="ro1">
          <table:table-cell office:value-type="float" office:value="5983737" calcext:value-type="float">
            <text:p>5983737</text:p>
          </table:table-cell>
          <table:table-cell table:formula="of:=[.A376]/1000/(60*60*24)" office:value-type="time" office:time-value="PT01H39M43.737S" calcext:value-type="time">
            <text:p>01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63.72" calcext:value-type="float">
            <text:p>763.72</text:p>
          </table:table-cell>
          <table:table-cell office:value-type="float" office:value="917.8" calcext:value-type="float">
            <text:p>917.8</text:p>
          </table:table-cell>
        </table:table-row>
        <table:table-row table:style-name="ro1">
          <table:table-cell office:value-type="float" office:value="5999737" calcext:value-type="float">
            <text:p>5999737</text:p>
          </table:table-cell>
          <table:table-cell table:formula="of:=[.A377]/1000/(60*60*24)" office:value-type="time" office:time-value="PT01H39M59.737S" calcext:value-type="time">
            <text:p>01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65.76" calcext:value-type="float">
            <text:p>765.76</text:p>
          </table:table-cell>
          <table:table-cell office:value-type="float" office:value="920.21" calcext:value-type="float">
            <text:p>920.21</text:p>
          </table:table-cell>
        </table:table-row>
        <table:table-row table:style-name="ro1">
          <table:table-cell office:value-type="float" office:value="6015737" calcext:value-type="float">
            <text:p>6015737</text:p>
          </table:table-cell>
          <table:table-cell table:formula="of:=[.A378]/1000/(60*60*24)" office:value-type="time" office:time-value="PT01H40M15.737S" calcext:value-type="time">
            <text:p>01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67.81" calcext:value-type="float">
            <text:p>767.81</text:p>
          </table:table-cell>
          <table:table-cell office:value-type="float" office:value="922.62" calcext:value-type="float">
            <text:p>922.62</text:p>
          </table:table-cell>
        </table:table-row>
        <table:table-row table:style-name="ro1">
          <table:table-cell office:value-type="float" office:value="6031737" calcext:value-type="float">
            <text:p>6031737</text:p>
          </table:table-cell>
          <table:table-cell table:formula="of:=[.A379]/1000/(60*60*24)" office:value-type="time" office:time-value="PT01H40M31.737S" calcext:value-type="time">
            <text:p>01:40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69.85" calcext:value-type="float">
            <text:p>769.85</text:p>
          </table:table-cell>
          <table:table-cell office:value-type="float" office:value="925.02" calcext:value-type="float">
            <text:p>925.02</text:p>
          </table:table-cell>
        </table:table-row>
        <table:table-row table:style-name="ro1">
          <table:table-cell office:value-type="float" office:value="6047737" calcext:value-type="float">
            <text:p>6047737</text:p>
          </table:table-cell>
          <table:table-cell table:formula="of:=[.A380]/1000/(60*60*24)" office:value-type="time" office:time-value="PT01H40M47.737S" calcext:value-type="time">
            <text:p>01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4" calcext:value-type="float">
            <text:p>541.14</text:p>
          </table:table-cell>
          <table:table-cell office:value-type="float" office:value="771.89" calcext:value-type="float">
            <text:p>771.89</text:p>
          </table:table-cell>
          <table:table-cell office:value-type="float" office:value="927.43" calcext:value-type="float">
            <text:p>927.43</text:p>
          </table:table-cell>
        </table:table-row>
        <table:table-row table:style-name="ro1">
          <table:table-cell office:value-type="float" office:value="6063737" calcext:value-type="float">
            <text:p>6063737</text:p>
          </table:table-cell>
          <table:table-cell table:formula="of:=[.A381]/1000/(60*60*24)" office:value-type="time" office:time-value="PT01H41M03.737S" calcext:value-type="time">
            <text:p>01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773.93" calcext:value-type="float">
            <text:p>773.93</text:p>
          </table:table-cell>
          <table:table-cell office:value-type="float" office:value="929.83" calcext:value-type="float">
            <text:p>929.83</text:p>
          </table:table-cell>
        </table:table-row>
        <table:table-row table:style-name="ro1">
          <table:table-cell office:value-type="float" office:value="6079737" calcext:value-type="float">
            <text:p>6079737</text:p>
          </table:table-cell>
          <table:table-cell table:formula="of:=[.A382]/1000/(60*60*24)" office:value-type="time" office:time-value="PT01H41M19.737S" calcext:value-type="time">
            <text:p>01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7" calcext:value-type="float">
            <text:p>541.27</text:p>
          </table:table-cell>
          <table:table-cell office:value-type="float" office:value="775.97" calcext:value-type="float">
            <text:p>775.97</text:p>
          </table:table-cell>
          <table:table-cell office:value-type="float" office:value="932.24" calcext:value-type="float">
            <text:p>932.24</text:p>
          </table:table-cell>
        </table:table-row>
        <table:table-row table:style-name="ro1">
          <table:table-cell office:value-type="float" office:value="6095738" calcext:value-type="float">
            <text:p>6095738</text:p>
          </table:table-cell>
          <table:table-cell table:formula="of:=[.A383]/1000/(60*60*24)" office:value-type="time" office:time-value="PT01H41M35.738S" calcext:value-type="time">
            <text:p>01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2.98" calcext:value-type="float">
            <text:p>542.98</text:p>
          </table:table-cell>
          <table:table-cell office:value-type="float" office:value="778.01" calcext:value-type="float">
            <text:p>778.01</text:p>
          </table:table-cell>
          <table:table-cell office:value-type="float" office:value="934.64" calcext:value-type="float">
            <text:p>934.64</text:p>
          </table:table-cell>
        </table:table-row>
        <table:table-row table:style-name="ro1">
          <table:table-cell office:value-type="float" office:value="6111737" calcext:value-type="float">
            <text:p>6111737</text:p>
          </table:table-cell>
          <table:table-cell table:formula="of:=[.A384]/1000/(60*60*24)" office:value-type="time" office:time-value="PT01H41M51.737S" calcext:value-type="time">
            <text:p>01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780.06" calcext:value-type="float">
            <text:p>780.06</text:p>
          </table:table-cell>
          <table:table-cell office:value-type="float" office:value="937.05" calcext:value-type="float">
            <text:p>937.05</text:p>
          </table:table-cell>
        </table:table-row>
        <table:table-row table:style-name="ro1">
          <table:table-cell office:value-type="float" office:value="6127738" calcext:value-type="float">
            <text:p>6127738</text:p>
          </table:table-cell>
          <table:table-cell table:formula="of:=[.A385]/1000/(60*60*24)" office:value-type="time" office:time-value="PT01H42M07.738S" calcext:value-type="time">
            <text:p>01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2" calcext:value-type="float">
            <text:p>541.52</text:p>
          </table:table-cell>
          <table:table-cell office:value-type="float" office:value="782.1" calcext:value-type="float">
            <text:p>782.1</text:p>
          </table:table-cell>
          <table:table-cell office:value-type="float" office:value="939.45" calcext:value-type="float">
            <text:p>939.45</text:p>
          </table:table-cell>
        </table:table-row>
        <table:table-row table:style-name="ro1">
          <table:table-cell office:value-type="float" office:value="6143738" calcext:value-type="float">
            <text:p>6143738</text:p>
          </table:table-cell>
          <table:table-cell table:formula="of:=[.A386]/1000/(60*60*24)" office:value-type="time" office:time-value="PT01H42M23.738S" calcext:value-type="time">
            <text:p>01:42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784.14" calcext:value-type="float">
            <text:p>784.14</text:p>
          </table:table-cell>
          <table:table-cell office:value-type="float" office:value="941.86" calcext:value-type="float">
            <text:p>941.86</text:p>
          </table:table-cell>
        </table:table-row>
        <table:table-row table:style-name="ro1">
          <table:table-cell office:value-type="float" office:value="6159737" calcext:value-type="float">
            <text:p>6159737</text:p>
          </table:table-cell>
          <table:table-cell table:formula="of:=[.A387]/1000/(60*60*24)" office:value-type="time" office:time-value="PT01H42M39.737S" calcext:value-type="time">
            <text:p>01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6" calcext:value-type="float">
            <text:p>541.06</text:p>
          </table:table-cell>
          <table:table-cell office:value-type="float" office:value="786.18" calcext:value-type="float">
            <text:p>786.18</text:p>
          </table:table-cell>
          <table:table-cell office:value-type="float" office:value="944.26" calcext:value-type="float">
            <text:p>944.26</text:p>
          </table:table-cell>
        </table:table-row>
        <table:table-row table:style-name="ro1">
          <table:table-cell office:value-type="float" office:value="6175737" calcext:value-type="float">
            <text:p>6175737</text:p>
          </table:table-cell>
          <table:table-cell table:formula="of:=[.A388]/1000/(60*60*24)" office:value-type="time" office:time-value="PT01H42M55.737S" calcext:value-type="time">
            <text:p>01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88.22" calcext:value-type="float">
            <text:p>788.22</text:p>
          </table:table-cell>
          <table:table-cell office:value-type="float" office:value="946.67" calcext:value-type="float">
            <text:p>946.67</text:p>
          </table:table-cell>
        </table:table-row>
        <table:table-row table:style-name="ro1">
          <table:table-cell office:value-type="float" office:value="6191737" calcext:value-type="float">
            <text:p>6191737</text:p>
          </table:table-cell>
          <table:table-cell table:formula="of:=[.A389]/1000/(60*60*24)" office:value-type="time" office:time-value="PT01H43M11.737S" calcext:value-type="time">
            <text:p>01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12" calcext:value-type="float">
            <text:p>459.12</text:p>
          </table:table-cell>
          <table:table-cell office:value-type="float" office:value="540.8" calcext:value-type="float">
            <text:p>540.8</text:p>
          </table:table-cell>
          <table:table-cell office:value-type="float" office:value="790.27" calcext:value-type="float">
            <text:p>790.27</text:p>
          </table:table-cell>
          <table:table-cell office:value-type="float" office:value="949.07" calcext:value-type="float">
            <text:p>949.07</text:p>
          </table:table-cell>
        </table:table-row>
        <table:table-row table:style-name="ro1">
          <table:table-cell office:value-type="float" office:value="6207737" calcext:value-type="float">
            <text:p>6207737</text:p>
          </table:table-cell>
          <table:table-cell table:formula="of:=[.A390]/1000/(60*60*24)" office:value-type="time" office:time-value="PT01H43M27.737S" calcext:value-type="time">
            <text:p>01:43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792.31" calcext:value-type="float">
            <text:p>792.31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table-cell office:value-type="float" office:value="6223737" calcext:value-type="float">
            <text:p>6223737</text:p>
          </table:table-cell>
          <table:table-cell table:formula="of:=[.A391]/1000/(60*60*24)" office:value-type="time" office:time-value="PT01H43M43.737S" calcext:value-type="time">
            <text:p>01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32" calcext:value-type="float">
            <text:p>459.32</text:p>
          </table:table-cell>
          <table:table-cell office:value-type="float" office:value="541.05" calcext:value-type="float">
            <text:p>541.05</text:p>
          </table:table-cell>
          <table:table-cell office:value-type="float" office:value="794.35" calcext:value-type="float">
            <text:p>794.35</text:p>
          </table:table-cell>
          <table:table-cell office:value-type="float" office:value="953.88" calcext:value-type="float">
            <text:p>953.88</text:p>
          </table:table-cell>
        </table:table-row>
        <table:table-row table:style-name="ro1">
          <table:table-cell office:value-type="float" office:value="6239737" calcext:value-type="float">
            <text:p>6239737</text:p>
          </table:table-cell>
          <table:table-cell table:formula="of:=[.A392]/1000/(60*60*24)" office:value-type="time" office:time-value="PT01H43M59.737S" calcext:value-type="time">
            <text:p>01:44:0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796.39" calcext:value-type="float">
            <text:p>796.39</text:p>
          </table:table-cell>
          <table:table-cell office:value-type="float" office:value="956.28" calcext:value-type="float">
            <text:p>956.28</text:p>
          </table:table-cell>
        </table:table-row>
        <table:table-row table:style-name="ro1">
          <table:table-cell office:value-type="float" office:value="6255737" calcext:value-type="float">
            <text:p>6255737</text:p>
          </table:table-cell>
          <table:table-cell table:formula="of:=[.A393]/1000/(60*60*24)" office:value-type="time" office:time-value="PT01H44M15.737S" calcext:value-type="time">
            <text:p>01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798.43" calcext:value-type="float">
            <text:p>798.43</text:p>
          </table:table-cell>
          <table:table-cell office:value-type="float" office:value="958.69" calcext:value-type="float">
            <text:p>958.69</text:p>
          </table:table-cell>
        </table:table-row>
        <table:table-row table:style-name="ro1">
          <table:table-cell office:value-type="float" office:value="6271737" calcext:value-type="float">
            <text:p>6271737</text:p>
          </table:table-cell>
          <table:table-cell table:formula="of:=[.A394]/1000/(60*60*24)" office:value-type="time" office:time-value="PT01H44M31.737S" calcext:value-type="time">
            <text:p>01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800.48" calcext:value-type="float">
            <text:p>800.48</text:p>
          </table:table-cell>
          <table:table-cell office:value-type="float" office:value="961.09" calcext:value-type="float">
            <text:p>961.09</text:p>
          </table:table-cell>
        </table:table-row>
        <table:table-row table:style-name="ro1">
          <table:table-cell office:value-type="float" office:value="6287736" calcext:value-type="float">
            <text:p>6287736</text:p>
          </table:table-cell>
          <table:table-cell table:formula="of:=[.A395]/1000/(60*60*24)" office:value-type="time" office:time-value="PT01H44M47.736S" calcext:value-type="time">
            <text:p>01:44:48</text:p>
          </table:table-cell>
          <table:table-cell office:value-type="float" office:value="1.18" calcext:value-type="float">
            <text:p>1.18</text:p>
          </table:table-cell>
          <table:table-cell office:value-type="float" office:value="459.4" calcext:value-type="float">
            <text:p>459.4</text:p>
          </table:table-cell>
          <table:table-cell office:value-type="float" office:value="541.15" calcext:value-type="float">
            <text:p>541.15</text:p>
          </table:table-cell>
          <table:table-cell office:value-type="float" office:value="802.52" calcext:value-type="float">
            <text:p>802.52</text:p>
          </table:table-cell>
          <table:table-cell office:value-type="float" office:value="963.49" calcext:value-type="float">
            <text:p>963.49</text:p>
          </table:table-cell>
        </table:table-row>
        <table:table-row table:style-name="ro1">
          <table:table-cell office:value-type="float" office:value="6303737" calcext:value-type="float">
            <text:p>6303737</text:p>
          </table:table-cell>
          <table:table-cell table:formula="of:=[.A396]/1000/(60*60*24)" office:value-type="time" office:time-value="PT01H45M03.737S" calcext:value-type="time">
            <text:p>01:45:0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804.56" calcext:value-type="float">
            <text:p>804.56</text:p>
          </table:table-cell>
          <table:table-cell office:value-type="float" office:value="965.9" calcext:value-type="float">
            <text:p>965.9</text:p>
          </table:table-cell>
        </table:table-row>
        <table:table-row table:style-name="ro1">
          <table:table-cell office:value-type="float" office:value="6319736" calcext:value-type="float">
            <text:p>6319736</text:p>
          </table:table-cell>
          <table:table-cell table:formula="of:=[.A397]/1000/(60*60*24)" office:value-type="time" office:time-value="PT01H45M19.736S" calcext:value-type="time">
            <text:p>01:45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6" calcext:value-type="float">
            <text:p>459.6</text:p>
          </table:table-cell>
          <table:table-cell office:value-type="float" office:value="541.38" calcext:value-type="float">
            <text:p>541.38</text:p>
          </table:table-cell>
          <table:table-cell office:value-type="float" office:value="806.6" calcext:value-type="float">
            <text:p>806.6</text:p>
          </table:table-cell>
          <table:table-cell office:value-type="float" office:value="968.3" calcext:value-type="float">
            <text:p>968.3</text:p>
          </table:table-cell>
        </table:table-row>
        <table:table-row table:style-name="ro1">
          <table:table-cell office:value-type="float" office:value="6335737" calcext:value-type="float">
            <text:p>6335737</text:p>
          </table:table-cell>
          <table:table-cell table:formula="of:=[.A398]/1000/(60*60*24)" office:value-type="time" office:time-value="PT01H45M35.737S" calcext:value-type="time">
            <text:p>01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08.65" calcext:value-type="float">
            <text:p>808.65</text:p>
          </table:table-cell>
          <table:table-cell office:value-type="float" office:value="970.7" calcext:value-type="float">
            <text:p>970.7</text:p>
          </table:table-cell>
        </table:table-row>
        <table:table-row table:style-name="ro1">
          <table:table-cell office:value-type="float" office:value="6351737" calcext:value-type="float">
            <text:p>6351737</text:p>
          </table:table-cell>
          <table:table-cell table:formula="of:=[.A399]/1000/(60*60*24)" office:value-type="time" office:time-value="PT01H45M51.737S" calcext:value-type="time">
            <text:p>01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810.69" calcext:value-type="float">
            <text:p>810.69</text:p>
          </table:table-cell>
          <table:table-cell office:value-type="float" office:value="973.1" calcext:value-type="float">
            <text:p>973.1</text:p>
          </table:table-cell>
        </table:table-row>
        <table:table-row table:style-name="ro1">
          <table:table-cell office:value-type="float" office:value="6367738" calcext:value-type="float">
            <text:p>6367738</text:p>
          </table:table-cell>
          <table:table-cell table:formula="of:=[.A400]/1000/(60*60*24)" office:value-type="time" office:time-value="PT01H46M07.738S" calcext:value-type="time">
            <text:p>01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3" calcext:value-type="float">
            <text:p>539.23</text:p>
          </table:table-cell>
          <table:table-cell office:value-type="float" office:value="812.73" calcext:value-type="float">
            <text:p>812.73</text:p>
          </table:table-cell>
          <table:table-cell office:value-type="float" office:value="975.51" calcext:value-type="float">
            <text:p>975.51</text:p>
          </table:table-cell>
        </table:table-row>
        <table:table-row table:style-name="ro1">
          <table:table-cell office:value-type="float" office:value="6383737" calcext:value-type="float">
            <text:p>6383737</text:p>
          </table:table-cell>
          <table:table-cell table:formula="of:=[.A401]/1000/(60*60*24)" office:value-type="time" office:time-value="PT01H46M23.737S" calcext:value-type="time">
            <text:p>01:46:24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3" calcext:value-type="float">
            <text:p>541.53</text:p>
          </table:table-cell>
          <table:table-cell office:value-type="float" office:value="814.77" calcext:value-type="float">
            <text:p>814.77</text:p>
          </table:table-cell>
          <table:table-cell office:value-type="float" office:value="977.91" calcext:value-type="float">
            <text:p>977.91</text:p>
          </table:table-cell>
        </table:table-row>
        <table:table-row table:style-name="ro1">
          <table:table-cell office:value-type="float" office:value="6399737" calcext:value-type="float">
            <text:p>6399737</text:p>
          </table:table-cell>
          <table:table-cell table:formula="of:=[.A402]/1000/(60*60*24)" office:value-type="time" office:time-value="PT01H46M39.737S" calcext:value-type="time">
            <text:p>01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16.81" calcext:value-type="float">
            <text:p>816.81</text:p>
          </table:table-cell>
          <table:table-cell office:value-type="float" office:value="980.31" calcext:value-type="float">
            <text:p>980.31</text:p>
          </table:table-cell>
        </table:table-row>
        <table:table-row table:style-name="ro1">
          <table:table-cell office:value-type="float" office:value="6415737" calcext:value-type="float">
            <text:p>6415737</text:p>
          </table:table-cell>
          <table:table-cell table:formula="of:=[.A403]/1000/(60*60*24)" office:value-type="time" office:time-value="PT01H46M55.737S" calcext:value-type="time">
            <text:p>01:46:5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9" calcext:value-type="float">
            <text:p>541.29</text:p>
          </table:table-cell>
          <table:table-cell office:value-type="float" office:value="818.86" calcext:value-type="float">
            <text:p>818.86</text:p>
          </table:table-cell>
          <table:table-cell office:value-type="float" office:value="982.71" calcext:value-type="float">
            <text:p>982.71</text:p>
          </table:table-cell>
        </table:table-row>
        <table:table-row table:style-name="ro1">
          <table:table-cell office:value-type="float" office:value="6431738" calcext:value-type="float">
            <text:p>6431738</text:p>
          </table:table-cell>
          <table:table-cell table:formula="of:=[.A404]/1000/(60*60*24)" office:value-type="time" office:time-value="PT01H47M11.738S" calcext:value-type="time">
            <text:p>01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29" calcext:value-type="float">
            <text:p>539.29</text:p>
          </table:table-cell>
          <table:table-cell office:value-type="float" office:value="820.9" calcext:value-type="float">
            <text:p>820.9</text:p>
          </table:table-cell>
          <table:table-cell office:value-type="float" office:value="985.12" calcext:value-type="float">
            <text:p>985.12</text:p>
          </table:table-cell>
        </table:table-row>
        <table:table-row table:style-name="ro1">
          <table:table-cell office:value-type="float" office:value="6447737" calcext:value-type="float">
            <text:p>6447737</text:p>
          </table:table-cell>
          <table:table-cell table:formula="of:=[.A405]/1000/(60*60*24)" office:value-type="time" office:time-value="PT01H47M27.737S" calcext:value-type="time">
            <text:p>01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8" calcext:value-type="float">
            <text:p>539.68</text:p>
          </table:table-cell>
          <table:table-cell office:value-type="float" office:value="822.94" calcext:value-type="float">
            <text:p>822.94</text:p>
          </table:table-cell>
          <table:table-cell office:value-type="float" office:value="987.52" calcext:value-type="float">
            <text:p>987.52</text:p>
          </table:table-cell>
        </table:table-row>
        <table:table-row table:style-name="ro1">
          <table:table-cell office:value-type="float" office:value="6463738" calcext:value-type="float">
            <text:p>6463738</text:p>
          </table:table-cell>
          <table:table-cell table:formula="of:=[.A406]/1000/(60*60*24)" office:value-type="time" office:time-value="PT01H47M43.738S" calcext:value-type="time">
            <text:p>01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24.98" calcext:value-type="float">
            <text:p>824.98</text:p>
          </table:table-cell>
          <table:table-cell office:value-type="float" office:value="989.92" calcext:value-type="float">
            <text:p>989.92</text:p>
          </table:table-cell>
        </table:table-row>
        <table:table-row table:style-name="ro1">
          <table:table-cell office:value-type="float" office:value="6479737" calcext:value-type="float">
            <text:p>6479737</text:p>
          </table:table-cell>
          <table:table-cell table:formula="of:=[.A407]/1000/(60*60*24)" office:value-type="time" office:time-value="PT01H47M59.737S" calcext:value-type="time">
            <text:p>01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827.03" calcext:value-type="float">
            <text:p>827.03</text:p>
          </table:table-cell>
          <table:table-cell office:value-type="float" office:value="992.32" calcext:value-type="float">
            <text:p>992.32</text:p>
          </table:table-cell>
        </table:table-row>
        <table:table-row table:style-name="ro1">
          <table:table-cell office:value-type="float" office:value="6495738" calcext:value-type="float">
            <text:p>6495738</text:p>
          </table:table-cell>
          <table:table-cell table:formula="of:=[.A408]/1000/(60*60*24)" office:value-type="time" office:time-value="PT01H48M15.738S" calcext:value-type="time">
            <text:p>01:48:16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829.07" calcext:value-type="float">
            <text:p>829.07</text:p>
          </table:table-cell>
          <table:table-cell office:value-type="float" office:value="994.72" calcext:value-type="float">
            <text:p>994.72</text:p>
          </table:table-cell>
        </table:table-row>
        <table:table-row table:style-name="ro1">
          <table:table-cell office:value-type="float" office:value="6511736" calcext:value-type="float">
            <text:p>6511736</text:p>
          </table:table-cell>
          <table:table-cell table:formula="of:=[.A409]/1000/(60*60*24)" office:value-type="time" office:time-value="PT01H48M31.736S" calcext:value-type="time">
            <text:p>01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31.11" calcext:value-type="float">
            <text:p>831.11</text:p>
          </table:table-cell>
          <table:table-cell office:value-type="float" office:value="997.12" calcext:value-type="float">
            <text:p>997.12</text:p>
          </table:table-cell>
        </table:table-row>
        <table:table-row table:style-name="ro1">
          <table:table-cell office:value-type="float" office:value="6527738" calcext:value-type="float">
            <text:p>6527738</text:p>
          </table:table-cell>
          <table:table-cell table:formula="of:=[.A410]/1000/(60*60*24)" office:value-type="time" office:time-value="PT01H48M47.738S" calcext:value-type="time">
            <text:p>01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33.15" calcext:value-type="float">
            <text:p>833.15</text:p>
          </table:table-cell>
          <table:table-cell office:value-type="float" office:value="999.52" calcext:value-type="float">
            <text:p>999.52</text:p>
          </table:table-cell>
        </table:table-row>
        <table:table-row table:style-name="ro1">
          <table:table-cell office:value-type="float" office:value="6543736" calcext:value-type="float">
            <text:p>6543736</text:p>
          </table:table-cell>
          <table:table-cell table:formula="of:=[.A411]/1000/(60*60*24)" office:value-type="time" office:time-value="PT01H49M03.736S" calcext:value-type="time">
            <text:p>01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835.2" calcext:value-type="float">
            <text:p>835.2</text:p>
          </table:table-cell>
          <table:table-cell office:value-type="float" office:value="1001.92" calcext:value-type="float">
            <text:p>1001.92</text:p>
          </table:table-cell>
        </table:table-row>
        <table:table-row table:style-name="ro1">
          <table:table-cell office:value-type="float" office:value="6559737" calcext:value-type="float">
            <text:p>6559737</text:p>
          </table:table-cell>
          <table:table-cell table:formula="of:=[.A412]/1000/(60*60*24)" office:value-type="time" office:time-value="PT01H49M19.737S" calcext:value-type="time">
            <text:p>01:49:20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3" calcext:value-type="float">
            <text:p>541.3</text:p>
          </table:table-cell>
          <table:table-cell office:value-type="float" office:value="837.24" calcext:value-type="float">
            <text:p>837.24</text:p>
          </table:table-cell>
          <table:table-cell office:value-type="float" office:value="1004.32" calcext:value-type="float">
            <text:p>1004.32</text:p>
          </table:table-cell>
        </table:table-row>
        <table:table-row table:style-name="ro1">
          <table:table-cell office:value-type="float" office:value="6575736" calcext:value-type="float">
            <text:p>6575736</text:p>
          </table:table-cell>
          <table:table-cell table:formula="of:=[.A413]/1000/(60*60*24)" office:value-type="time" office:time-value="PT01H49M35.736S" calcext:value-type="time">
            <text:p>01:49:36</text:p>
          </table:table-cell>
          <table:table-cell office:value-type="float" office:value="1.18" calcext:value-type="float">
            <text:p>1.18</text:p>
          </table:table-cell>
          <table:table-cell office:value-type="float" office:value="459.72" calcext:value-type="float">
            <text:p>459.72</text:p>
          </table:table-cell>
          <table:table-cell office:value-type="float" office:value="541.54" calcext:value-type="float">
            <text:p>541.54</text:p>
          </table:table-cell>
          <table:table-cell office:value-type="float" office:value="839.28" calcext:value-type="float">
            <text:p>839.28</text:p>
          </table:table-cell>
          <table:table-cell office:value-type="float" office:value="1006.72" calcext:value-type="float">
            <text:p>1006.72</text:p>
          </table:table-cell>
        </table:table-row>
        <table:table-row table:style-name="ro1">
          <table:table-cell office:value-type="float" office:value="6591737" calcext:value-type="float">
            <text:p>6591737</text:p>
          </table:table-cell>
          <table:table-cell table:formula="of:=[.A414]/1000/(60*60*24)" office:value-type="time" office:time-value="PT01H49M51.737S" calcext:value-type="time">
            <text:p>01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41.32" calcext:value-type="float">
            <text:p>841.32</text:p>
          </table:table-cell>
          <table:table-cell office:value-type="float" office:value="1009.12" calcext:value-type="float">
            <text:p>1009.12</text:p>
          </table:table-cell>
        </table:table-row>
        <table:table-row table:style-name="ro1">
          <table:table-cell office:value-type="float" office:value="6607737" calcext:value-type="float">
            <text:p>6607737</text:p>
          </table:table-cell>
          <table:table-cell table:formula="of:=[.A415]/1000/(60*60*24)" office:value-type="time" office:time-value="PT01H50M07.737S" calcext:value-type="time">
            <text:p>01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843.37" calcext:value-type="float">
            <text:p>843.37</text:p>
          </table:table-cell>
          <table:table-cell office:value-type="float" office:value="1011.52" calcext:value-type="float">
            <text:p>1011.52</text:p>
          </table:table-cell>
        </table:table-row>
        <table:table-row table:style-name="ro1">
          <table:table-cell office:value-type="float" office:value="6623736" calcext:value-type="float">
            <text:p>6623736</text:p>
          </table:table-cell>
          <table:table-cell table:formula="of:=[.A416]/1000/(60*60*24)" office:value-type="time" office:time-value="PT01H50M23.736S" calcext:value-type="time">
            <text:p>01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45.41" calcext:value-type="float">
            <text:p>845.41</text:p>
          </table:table-cell>
          <table:table-cell office:value-type="float" office:value="1013.92" calcext:value-type="float">
            <text:p>1013.92</text:p>
          </table:table-cell>
        </table:table-row>
        <table:table-row table:style-name="ro1">
          <table:table-cell office:value-type="float" office:value="6639736" calcext:value-type="float">
            <text:p>6639736</text:p>
          </table:table-cell>
          <table:table-cell table:formula="of:=[.A417]/1000/(60*60*24)" office:value-type="time" office:time-value="PT01H50M39.736S" calcext:value-type="time">
            <text:p>01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47.45" calcext:value-type="float">
            <text:p>847.45</text:p>
          </table:table-cell>
          <table:table-cell office:value-type="float" office:value="1016.32" calcext:value-type="float">
            <text:p>1016.32</text:p>
          </table:table-cell>
        </table:table-row>
        <table:table-row table:style-name="ro1">
          <table:table-cell office:value-type="float" office:value="6655736" calcext:value-type="float">
            <text:p>6655736</text:p>
          </table:table-cell>
          <table:table-cell table:formula="of:=[.A418]/1000/(60*60*24)" office:value-type="time" office:time-value="PT01H50M55.736S" calcext:value-type="time">
            <text:p>01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49.49" calcext:value-type="float">
            <text:p>849.49</text:p>
          </table:table-cell>
          <table:table-cell office:value-type="float" office:value="1018.72" calcext:value-type="float">
            <text:p>1018.72</text:p>
          </table:table-cell>
        </table:table-row>
        <table:table-row table:style-name="ro1">
          <table:table-cell office:value-type="float" office:value="6671737" calcext:value-type="float">
            <text:p>6671737</text:p>
          </table:table-cell>
          <table:table-cell table:formula="of:=[.A419]/1000/(60*60*24)" office:value-type="time" office:time-value="PT01H51M11.737S" calcext:value-type="time">
            <text:p>01:51:12</text:p>
          </table:table-cell>
          <table:table-cell office:value-type="float" office:value="1.18" calcext:value-type="float">
            <text:p>1.18</text:p>
          </table:table-cell>
          <table:table-cell office:value-type="float" office:value="459.2" calcext:value-type="float">
            <text:p>459.2</text:p>
          </table:table-cell>
          <table:table-cell office:value-type="float" office:value="540.9" calcext:value-type="float">
            <text:p>540.9</text:p>
          </table:table-cell>
          <table:table-cell office:value-type="float" office:value="851.53" calcext:value-type="float">
            <text:p>851.53</text:p>
          </table:table-cell>
          <table:table-cell office:value-type="float" office:value="1021.12" calcext:value-type="float">
            <text:p>1021.12</text:p>
          </table:table-cell>
        </table:table-row>
        <table:table-row table:style-name="ro1">
          <table:table-cell office:value-type="float" office:value="6687737" calcext:value-type="float">
            <text:p>6687737</text:p>
          </table:table-cell>
          <table:table-cell table:formula="of:=[.A420]/1000/(60*60*24)" office:value-type="time" office:time-value="PT01H51M27.737S" calcext:value-type="time">
            <text:p>01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53.58" calcext:value-type="float">
            <text:p>853.58</text:p>
          </table:table-cell>
          <table:table-cell office:value-type="float" office:value="1023.52" calcext:value-type="float">
            <text:p>1023.52</text:p>
          </table:table-cell>
        </table:table-row>
        <table:table-row table:style-name="ro1">
          <table:table-cell office:value-type="float" office:value="6703737" calcext:value-type="float">
            <text:p>6703737</text:p>
          </table:table-cell>
          <table:table-cell table:formula="of:=[.A421]/1000/(60*60*24)" office:value-type="time" office:time-value="PT01H51M43.737S" calcext:value-type="time">
            <text:p>01:51:44</text:p>
          </table:table-cell>
          <table:table-cell office:value-type="float" office:value="1.18" calcext:value-type="float">
            <text:p>1.18</text:p>
          </table:table-cell>
          <table:table-cell office:value-type="float" office:value="459.52" calcext:value-type="float">
            <text:p>459.52</text:p>
          </table:table-cell>
          <table:table-cell office:value-type="float" office:value="541.28" calcext:value-type="float">
            <text:p>541.28</text:p>
          </table:table-cell>
          <table:table-cell office:value-type="float" office:value="855.62" calcext:value-type="float">
            <text:p>855.62</text:p>
          </table:table-cell>
          <table:table-cell office:value-type="float" office:value="1025.92" calcext:value-type="float">
            <text:p>1025.92</text:p>
          </table:table-cell>
        </table:table-row>
        <table:table-row table:style-name="ro1">
          <table:table-cell office:value-type="float" office:value="6719738" calcext:value-type="float">
            <text:p>6719738</text:p>
          </table:table-cell>
          <table:table-cell table:formula="of:=[.A422]/1000/(60*60*24)" office:value-type="time" office:time-value="PT01H51M59.738S" calcext:value-type="time">
            <text:p>01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857.66" calcext:value-type="float">
            <text:p>857.66</text:p>
          </table:table-cell>
          <table:table-cell office:value-type="float" office:value="1028.32" calcext:value-type="float">
            <text:p>1028.32</text:p>
          </table:table-cell>
        </table:table-row>
        <table:table-row table:style-name="ro1">
          <table:table-cell office:value-type="float" office:value="6735736" calcext:value-type="float">
            <text:p>6735736</text:p>
          </table:table-cell>
          <table:table-cell table:formula="of:=[.A423]/1000/(60*60*24)" office:value-type="time" office:time-value="PT01H52M15.736S" calcext:value-type="time">
            <text:p>01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3" calcext:value-type="float">
            <text:p>539.33</text:p>
          </table:table-cell>
          <table:table-cell office:value-type="float" office:value="859.7" calcext:value-type="float">
            <text:p>859.7</text:p>
          </table:table-cell>
          <table:table-cell office:value-type="float" office:value="1030.72" calcext:value-type="float">
            <text:p>1030.72</text:p>
          </table:table-cell>
        </table:table-row>
        <table:table-row table:style-name="ro1">
          <table:table-cell office:value-type="float" office:value="6751738" calcext:value-type="float">
            <text:p>6751738</text:p>
          </table:table-cell>
          <table:table-cell table:formula="of:=[.A424]/1000/(60*60*24)" office:value-type="time" office:time-value="PT01H52M31.738S" calcext:value-type="time">
            <text:p>01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61.74" calcext:value-type="float">
            <text:p>861.74</text:p>
          </table:table-cell>
          <table:table-cell office:value-type="float" office:value="1033.12" calcext:value-type="float">
            <text:p>1033.12</text:p>
          </table:table-cell>
        </table:table-row>
        <table:table-row table:style-name="ro1">
          <table:table-cell office:value-type="float" office:value="6767736" calcext:value-type="float">
            <text:p>6767736</text:p>
          </table:table-cell>
          <table:table-cell table:formula="of:=[.A425]/1000/(60*60*24)" office:value-type="time" office:time-value="PT01H52M47.736S" calcext:value-type="time">
            <text:p>01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863.79" calcext:value-type="float">
            <text:p>863.79</text:p>
          </table:table-cell>
          <table:table-cell office:value-type="float" office:value="1035.52" calcext:value-type="float">
            <text:p>1035.52</text:p>
          </table:table-cell>
        </table:table-row>
        <table:table-row table:style-name="ro1">
          <table:table-cell office:value-type="float" office:value="6783737" calcext:value-type="float">
            <text:p>6783737</text:p>
          </table:table-cell>
          <table:table-cell table:formula="of:=[.A426]/1000/(60*60*24)" office:value-type="time" office:time-value="PT01H53M03.737S" calcext:value-type="time">
            <text:p>01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865.83" calcext:value-type="float">
            <text:p>865.83</text:p>
          </table:table-cell>
          <table:table-cell office:value-type="float" office:value="1037.92" calcext:value-type="float">
            <text:p>1037.92</text:p>
          </table:table-cell>
        </table:table-row>
        <table:table-row table:style-name="ro1">
          <table:table-cell office:value-type="float" office:value="6799737" calcext:value-type="float">
            <text:p>6799737</text:p>
          </table:table-cell>
          <table:table-cell table:formula="of:=[.A427]/1000/(60*60*24)" office:value-type="time" office:time-value="PT01H53M19.737S" calcext:value-type="time">
            <text:p>01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67.87" calcext:value-type="float">
            <text:p>867.87</text:p>
          </table:table-cell>
          <table:table-cell office:value-type="float" office:value="1040.32" calcext:value-type="float">
            <text:p>1040.32</text:p>
          </table:table-cell>
        </table:table-row>
        <table:table-row table:style-name="ro1">
          <table:table-cell office:value-type="float" office:value="6815737" calcext:value-type="float">
            <text:p>6815737</text:p>
          </table:table-cell>
          <table:table-cell table:formula="of:=[.A428]/1000/(60*60*24)" office:value-type="time" office:time-value="PT01H53M35.737S" calcext:value-type="time">
            <text:p>01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869.91" calcext:value-type="float">
            <text:p>869.91</text:p>
          </table:table-cell>
          <table:table-cell office:value-type="float" office:value="1042.71" calcext:value-type="float">
            <text:p>1042.71</text:p>
          </table:table-cell>
        </table:table-row>
        <table:table-row table:style-name="ro1">
          <table:table-cell office:value-type="float" office:value="6831736" calcext:value-type="float">
            <text:p>6831736</text:p>
          </table:table-cell>
          <table:table-cell table:formula="of:=[.A429]/1000/(60*60*24)" office:value-type="time" office:time-value="PT01H53M51.736S" calcext:value-type="time">
            <text:p>01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71.96" calcext:value-type="float">
            <text:p>871.96</text:p>
          </table:table-cell>
          <table:table-cell office:value-type="float" office:value="1045.11" calcext:value-type="float">
            <text:p>1045.11</text:p>
          </table:table-cell>
        </table:table-row>
        <table:table-row table:style-name="ro1">
          <table:table-cell office:value-type="float" office:value="6847737" calcext:value-type="float">
            <text:p>6847737</text:p>
          </table:table-cell>
          <table:table-cell table:formula="of:=[.A430]/1000/(60*60*24)" office:value-type="time" office:time-value="PT01H54M07.737S" calcext:value-type="time">
            <text:p>01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74" calcext:value-type="float">
            <text:p>874</text:p>
          </table:table-cell>
          <table:table-cell office:value-type="float" office:value="1047.51" calcext:value-type="float">
            <text:p>1047.51</text:p>
          </table:table-cell>
        </table:table-row>
        <table:table-row table:style-name="ro1">
          <table:table-cell office:value-type="float" office:value="6863737" calcext:value-type="float">
            <text:p>6863737</text:p>
          </table:table-cell>
          <table:table-cell table:formula="of:=[.A431]/1000/(60*60*24)" office:value-type="time" office:time-value="PT01H54M23.737S" calcext:value-type="time">
            <text:p>01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876.04" calcext:value-type="float">
            <text:p>876.04</text:p>
          </table:table-cell>
          <table:table-cell office:value-type="float" office:value="1049.91" calcext:value-type="float">
            <text:p>1049.91</text:p>
          </table:table-cell>
        </table:table-row>
        <table:table-row table:style-name="ro1">
          <table:table-cell office:value-type="float" office:value="6879736" calcext:value-type="float">
            <text:p>6879736</text:p>
          </table:table-cell>
          <table:table-cell table:formula="of:=[.A432]/1000/(60*60*24)" office:value-type="time" office:time-value="PT01H54M39.736S" calcext:value-type="time">
            <text:p>01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78.08" calcext:value-type="float">
            <text:p>878.08</text:p>
          </table:table-cell>
          <table:table-cell office:value-type="float" office:value="1052.3" calcext:value-type="float">
            <text:p>1052.3</text:p>
          </table:table-cell>
        </table:table-row>
        <table:table-row table:style-name="ro1">
          <table:table-cell office:value-type="float" office:value="6895738" calcext:value-type="float">
            <text:p>6895738</text:p>
          </table:table-cell>
          <table:table-cell table:formula="of:=[.A433]/1000/(60*60*24)" office:value-type="time" office:time-value="PT01H54M55.738S" calcext:value-type="time">
            <text:p>01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880.12" calcext:value-type="float">
            <text:p>880.12</text:p>
          </table:table-cell>
          <table:table-cell office:value-type="float" office:value="1054.7" calcext:value-type="float">
            <text:p>1054.7</text:p>
          </table:table-cell>
        </table:table-row>
        <table:table-row table:style-name="ro1">
          <table:table-cell office:value-type="float" office:value="6911736" calcext:value-type="float">
            <text:p>6911736</text:p>
          </table:table-cell>
          <table:table-cell table:formula="of:=[.A434]/1000/(60*60*24)" office:value-type="time" office:time-value="PT01H55M11.736S" calcext:value-type="time">
            <text:p>01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82.17" calcext:value-type="float">
            <text:p>882.17</text:p>
          </table:table-cell>
          <table:table-cell office:value-type="float" office:value="1057.1" calcext:value-type="float">
            <text:p>1057.1</text:p>
          </table:table-cell>
        </table:table-row>
        <table:table-row table:style-name="ro1">
          <table:table-cell office:value-type="float" office:value="6927736" calcext:value-type="float">
            <text:p>6927736</text:p>
          </table:table-cell>
          <table:table-cell table:formula="of:=[.A435]/1000/(60*60*24)" office:value-type="time" office:time-value="PT01H55M27.736S" calcext:value-type="time">
            <text:p>01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884.21" calcext:value-type="float">
            <text:p>884.21</text:p>
          </table:table-cell>
          <table:table-cell office:value-type="float" office:value="1059.5" calcext:value-type="float">
            <text:p>1059.5</text:p>
          </table:table-cell>
        </table:table-row>
        <table:table-row table:style-name="ro1">
          <table:table-cell office:value-type="float" office:value="6943737" calcext:value-type="float">
            <text:p>6943737</text:p>
          </table:table-cell>
          <table:table-cell table:formula="of:=[.A436]/1000/(60*60*24)" office:value-type="time" office:time-value="PT01H55M43.737S" calcext:value-type="time">
            <text:p>01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886.25" calcext:value-type="float">
            <text:p>886.25</text:p>
          </table:table-cell>
          <table:table-cell office:value-type="float" office:value="1061.89" calcext:value-type="float">
            <text:p>1061.89</text:p>
          </table:table-cell>
        </table:table-row>
        <table:table-row table:style-name="ro1">
          <table:table-cell office:value-type="float" office:value="6959736" calcext:value-type="float">
            <text:p>6959736</text:p>
          </table:table-cell>
          <table:table-cell table:formula="of:=[.A437]/1000/(60*60*24)" office:value-type="time" office:time-value="PT01H55M59.736S" calcext:value-type="time">
            <text:p>01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888.29" calcext:value-type="float">
            <text:p>888.29</text:p>
          </table:table-cell>
          <table:table-cell office:value-type="float" office:value="1064.29" calcext:value-type="float">
            <text:p>1064.29</text:p>
          </table:table-cell>
        </table:table-row>
        <table:table-row table:style-name="ro1">
          <table:table-cell office:value-type="float" office:value="6975737" calcext:value-type="float">
            <text:p>6975737</text:p>
          </table:table-cell>
          <table:table-cell table:formula="of:=[.A438]/1000/(60*60*24)" office:value-type="time" office:time-value="PT01H56M15.737S" calcext:value-type="time">
            <text:p>01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890.33" calcext:value-type="float">
            <text:p>890.33</text:p>
          </table:table-cell>
          <table:table-cell office:value-type="float" office:value="1066.69" calcext:value-type="float">
            <text:p>1066.69</text:p>
          </table:table-cell>
        </table:table-row>
        <table:table-row table:style-name="ro1">
          <table:table-cell office:value-type="float" office:value="6991738" calcext:value-type="float">
            <text:p>6991738</text:p>
          </table:table-cell>
          <table:table-cell table:formula="of:=[.A439]/1000/(60*60*24)" office:value-type="time" office:time-value="PT01H56M31.738S" calcext:value-type="time">
            <text:p>01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" calcext:value-type="float">
            <text:p>539.3</text:p>
          </table:table-cell>
          <table:table-cell office:value-type="float" office:value="892.38" calcext:value-type="float">
            <text:p>892.38</text:p>
          </table:table-cell>
          <table:table-cell office:value-type="float" office:value="1069.09" calcext:value-type="float">
            <text:p>1069.09</text:p>
          </table:table-cell>
        </table:table-row>
        <table:table-row table:style-name="ro1">
          <table:table-cell office:value-type="float" office:value="7007738" calcext:value-type="float">
            <text:p>7007738</text:p>
          </table:table-cell>
          <table:table-cell table:formula="of:=[.A440]/1000/(60*60*24)" office:value-type="time" office:time-value="PT01H56M47.738S" calcext:value-type="time">
            <text:p>01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4" calcext:value-type="float">
            <text:p>539.44</text:p>
          </table:table-cell>
          <table:table-cell office:value-type="float" office:value="894.42" calcext:value-type="float">
            <text:p>894.42</text:p>
          </table:table-cell>
          <table:table-cell office:value-type="float" office:value="1071.48" calcext:value-type="float">
            <text:p>1071.48</text:p>
          </table:table-cell>
        </table:table-row>
        <table:table-row table:style-name="ro1">
          <table:table-cell office:value-type="float" office:value="7023738" calcext:value-type="float">
            <text:p>7023738</text:p>
          </table:table-cell>
          <table:table-cell table:formula="of:=[.A441]/1000/(60*60*24)" office:value-type="time" office:time-value="PT01H57M03.738S" calcext:value-type="time">
            <text:p>01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7.14" calcext:value-type="float">
            <text:p>537.14</text:p>
          </table:table-cell>
          <table:table-cell office:value-type="float" office:value="896.46" calcext:value-type="float">
            <text:p>896.46</text:p>
          </table:table-cell>
          <table:table-cell office:value-type="float" office:value="1073.88" calcext:value-type="float">
            <text:p>1073.88</text:p>
          </table:table-cell>
        </table:table-row>
        <table:table-row table:style-name="ro1">
          <table:table-cell office:value-type="float" office:value="7039737" calcext:value-type="float">
            <text:p>7039737</text:p>
          </table:table-cell>
          <table:table-cell table:formula="of:=[.A442]/1000/(60*60*24)" office:value-type="time" office:time-value="PT01H57M19.737S" calcext:value-type="time">
            <text:p>01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898.5" calcext:value-type="float">
            <text:p>898.5</text:p>
          </table:table-cell>
          <table:table-cell office:value-type="float" office:value="1076.27" calcext:value-type="float">
            <text:p>1076.27</text:p>
          </table:table-cell>
        </table:table-row>
        <table:table-row table:style-name="ro1">
          <table:table-cell office:value-type="float" office:value="7055738" calcext:value-type="float">
            <text:p>7055738</text:p>
          </table:table-cell>
          <table:table-cell table:formula="of:=[.A443]/1000/(60*60*24)" office:value-type="time" office:time-value="PT01H57M35.738S" calcext:value-type="time">
            <text:p>01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8.97" calcext:value-type="float">
            <text:p>538.97</text:p>
          </table:table-cell>
          <table:table-cell office:value-type="float" office:value="900.55" calcext:value-type="float">
            <text:p>900.55</text:p>
          </table:table-cell>
          <table:table-cell office:value-type="float" office:value="1078.67" calcext:value-type="float">
            <text:p>1078.67</text:p>
          </table:table-cell>
        </table:table-row>
        <table:table-row table:style-name="ro1">
          <table:table-cell office:value-type="float" office:value="7071736" calcext:value-type="float">
            <text:p>7071736</text:p>
          </table:table-cell>
          <table:table-cell table:formula="of:=[.A444]/1000/(60*60*24)" office:value-type="time" office:time-value="PT01H57M51.736S" calcext:value-type="time">
            <text:p>01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902.59" calcext:value-type="float">
            <text:p>902.59</text:p>
          </table:table-cell>
          <table:table-cell office:value-type="float" office:value="1081.06" calcext:value-type="float">
            <text:p>1081.06</text:p>
          </table:table-cell>
        </table:table-row>
        <table:table-row table:style-name="ro1">
          <table:table-cell office:value-type="float" office:value="7087737" calcext:value-type="float">
            <text:p>7087737</text:p>
          </table:table-cell>
          <table:table-cell table:formula="of:=[.A445]/1000/(60*60*24)" office:value-type="time" office:time-value="PT01H58M07.737S" calcext:value-type="time">
            <text:p>01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904.63" calcext:value-type="float">
            <text:p>904.63</text:p>
          </table:table-cell>
          <table:table-cell office:value-type="float" office:value="1083.46" calcext:value-type="float">
            <text:p>1083.46</text:p>
          </table:table-cell>
        </table:table-row>
        <table:table-row table:style-name="ro1">
          <table:table-cell office:value-type="float" office:value="7103737" calcext:value-type="float">
            <text:p>7103737</text:p>
          </table:table-cell>
          <table:table-cell table:formula="of:=[.A446]/1000/(60*60*24)" office:value-type="time" office:time-value="PT01H58M23.737S" calcext:value-type="time">
            <text:p>01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7" calcext:value-type="float">
            <text:p>539.07</text:p>
          </table:table-cell>
          <table:table-cell office:value-type="float" office:value="906.67" calcext:value-type="float">
            <text:p>906.67</text:p>
          </table:table-cell>
          <table:table-cell office:value-type="float" office:value="1085.86" calcext:value-type="float">
            <text:p>1085.86</text:p>
          </table:table-cell>
        </table:table-row>
        <table:table-row table:style-name="ro1">
          <table:table-cell office:value-type="float" office:value="7119738" calcext:value-type="float">
            <text:p>7119738</text:p>
          </table:table-cell>
          <table:table-cell table:formula="of:=[.A447]/1000/(60*60*24)" office:value-type="time" office:time-value="PT01H58M39.738S" calcext:value-type="time">
            <text:p>01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08.71" calcext:value-type="float">
            <text:p>908.71</text:p>
          </table:table-cell>
          <table:table-cell office:value-type="float" office:value="1088.25" calcext:value-type="float">
            <text:p>1088.25</text:p>
          </table:table-cell>
        </table:table-row>
        <table:table-row table:style-name="ro1">
          <table:table-cell office:value-type="float" office:value="7135736" calcext:value-type="float">
            <text:p>7135736</text:p>
          </table:table-cell>
          <table:table-cell table:formula="of:=[.A448]/1000/(60*60*24)" office:value-type="time" office:time-value="PT01H58M55.736S" calcext:value-type="time">
            <text:p>01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910.75" calcext:value-type="float">
            <text:p>910.75</text:p>
          </table:table-cell>
          <table:table-cell office:value-type="float" office:value="1090.65" calcext:value-type="float">
            <text:p>1090.65</text:p>
          </table:table-cell>
        </table:table-row>
        <table:table-row table:style-name="ro1">
          <table:table-cell office:value-type="float" office:value="7151737" calcext:value-type="float">
            <text:p>7151737</text:p>
          </table:table-cell>
          <table:table-cell table:formula="of:=[.A449]/1000/(60*60*24)" office:value-type="time" office:time-value="PT01H59M11.737S" calcext:value-type="time">
            <text:p>01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9.69" calcext:value-type="float">
            <text:p>539.69</text:p>
          </table:table-cell>
          <table:table-cell office:value-type="float" office:value="912.8" calcext:value-type="float">
            <text:p>912.8</text:p>
          </table:table-cell>
          <table:table-cell office:value-type="float" office:value="1093.04" calcext:value-type="float">
            <text:p>1093.04</text:p>
          </table:table-cell>
        </table:table-row>
        <table:table-row table:style-name="ro1">
          <table:table-cell office:value-type="float" office:value="7167736" calcext:value-type="float">
            <text:p>7167736</text:p>
          </table:table-cell>
          <table:table-cell table:formula="of:=[.A450]/1000/(60*60*24)" office:value-type="time" office:time-value="PT01H59M27.736S" calcext:value-type="time">
            <text:p>01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914.84" calcext:value-type="float">
            <text:p>914.84</text:p>
          </table:table-cell>
          <table:table-cell office:value-type="float" office:value="1095.44" calcext:value-type="float">
            <text:p>1095.44</text:p>
          </table:table-cell>
        </table:table-row>
        <table:table-row table:style-name="ro1">
          <table:table-cell office:value-type="float" office:value="7183737" calcext:value-type="float">
            <text:p>7183737</text:p>
          </table:table-cell>
          <table:table-cell table:formula="of:=[.A451]/1000/(60*60*24)" office:value-type="time" office:time-value="PT01H59M43.737S" calcext:value-type="time">
            <text:p>01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916.88" calcext:value-type="float">
            <text:p>916.88</text:p>
          </table:table-cell>
          <table:table-cell office:value-type="float" office:value="1097.84" calcext:value-type="float">
            <text:p>1097.84</text:p>
          </table:table-cell>
        </table:table-row>
        <table:table-row table:style-name="ro1">
          <table:table-cell office:value-type="float" office:value="7199736" calcext:value-type="float">
            <text:p>7199736</text:p>
          </table:table-cell>
          <table:table-cell table:formula="of:=[.A452]/1000/(60*60*24)" office:value-type="time" office:time-value="PT01H59M59.736S" calcext:value-type="time">
            <text:p>02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7.24" calcext:value-type="float">
            <text:p>537.24</text:p>
          </table:table-cell>
          <table:table-cell office:value-type="float" office:value="918.92" calcext:value-type="float">
            <text:p>918.92</text:p>
          </table:table-cell>
          <table:table-cell office:value-type="float" office:value="1100.23" calcext:value-type="float">
            <text:p>1100.23</text:p>
          </table:table-cell>
        </table:table-row>
        <table:table-row table:style-name="ro1">
          <table:table-cell office:value-type="float" office:value="7215737" calcext:value-type="float">
            <text:p>7215737</text:p>
          </table:table-cell>
          <table:table-cell table:formula="of:=[.A453]/1000/(60*60*24)" office:value-type="time" office:time-value="PT02H00M15.737S" calcext:value-type="time">
            <text:p>02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20.97" calcext:value-type="float">
            <text:p>920.97</text:p>
          </table:table-cell>
          <table:table-cell office:value-type="float" office:value="1102.63" calcext:value-type="float">
            <text:p>1102.63</text:p>
          </table:table-cell>
        </table:table-row>
        <table:table-row table:style-name="ro1">
          <table:table-cell office:value-type="float" office:value="7231738" calcext:value-type="float">
            <text:p>7231738</text:p>
          </table:table-cell>
          <table:table-cell table:formula="of:=[.A454]/1000/(60*60*24)" office:value-type="time" office:time-value="PT02H00M31.738S" calcext:value-type="time">
            <text:p>02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923.01" calcext:value-type="float">
            <text:p>923.01</text:p>
          </table:table-cell>
          <table:table-cell office:value-type="float" office:value="1105.02" calcext:value-type="float">
            <text:p>1105.02</text:p>
          </table:table-cell>
        </table:table-row>
        <table:table-row table:style-name="ro1">
          <table:table-cell office:value-type="float" office:value="7247738" calcext:value-type="float">
            <text:p>7247738</text:p>
          </table:table-cell>
          <table:table-cell table:formula="of:=[.A455]/1000/(60*60*24)" office:value-type="time" office:time-value="PT02H00M47.738S" calcext:value-type="time">
            <text:p>02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" calcext:value-type="float">
            <text:p>539.2</text:p>
          </table:table-cell>
          <table:table-cell office:value-type="float" office:value="925.05" calcext:value-type="float">
            <text:p>925.05</text:p>
          </table:table-cell>
          <table:table-cell office:value-type="float" office:value="1107.41" calcext:value-type="float">
            <text:p>1107.41</text:p>
          </table:table-cell>
        </table:table-row>
        <table:table-row table:style-name="ro1">
          <table:table-cell office:value-type="float" office:value="7263736" calcext:value-type="float">
            <text:p>7263736</text:p>
          </table:table-cell>
          <table:table-cell table:formula="of:=[.A456]/1000/(60*60*24)" office:value-type="time" office:time-value="PT02H01M03.736S" calcext:value-type="time">
            <text:p>02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27.09" calcext:value-type="float">
            <text:p>927.09</text:p>
          </table:table-cell>
          <table:table-cell office:value-type="float" office:value="1109.81" calcext:value-type="float">
            <text:p>1109.81</text:p>
          </table:table-cell>
        </table:table-row>
        <table:table-row table:style-name="ro1">
          <table:table-cell office:value-type="float" office:value="7279736" calcext:value-type="float">
            <text:p>7279736</text:p>
          </table:table-cell>
          <table:table-cell table:formula="of:=[.A457]/1000/(60*60*24)" office:value-type="time" office:time-value="PT02H01M19.736S" calcext:value-type="time">
            <text:p>02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8" calcext:value-type="float">
            <text:p>459.8</text:p>
          </table:table-cell>
          <table:table-cell office:value-type="float" office:value="537.93" calcext:value-type="float">
            <text:p>537.93</text:p>
          </table:table-cell>
          <table:table-cell office:value-type="float" office:value="929.13" calcext:value-type="float">
            <text:p>929.13</text:p>
          </table:table-cell>
          <table:table-cell office:value-type="float" office:value="1112.2" calcext:value-type="float">
            <text:p>1112.2</text:p>
          </table:table-cell>
        </table:table-row>
        <table:table-row table:style-name="ro1">
          <table:table-cell office:value-type="float" office:value="7295736" calcext:value-type="float">
            <text:p>7295736</text:p>
          </table:table-cell>
          <table:table-cell table:formula="of:=[.A458]/1000/(60*60*24)" office:value-type="time" office:time-value="PT02H01M35.736S" calcext:value-type="time">
            <text:p>02:01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9.08" calcext:value-type="float">
            <text:p>539.08</text:p>
          </table:table-cell>
          <table:table-cell office:value-type="float" office:value="931.18" calcext:value-type="float">
            <text:p>931.18</text:p>
          </table:table-cell>
          <table:table-cell office:value-type="float" office:value="1114.59" calcext:value-type="float">
            <text:p>1114.59</text:p>
          </table:table-cell>
        </table:table-row>
        <table:table-row table:style-name="ro1">
          <table:table-cell office:value-type="float" office:value="7311738" calcext:value-type="float">
            <text:p>7311738</text:p>
          </table:table-cell>
          <table:table-cell table:formula="of:=[.A459]/1000/(60*60*24)" office:value-type="time" office:time-value="PT02H01M51.738S" calcext:value-type="time">
            <text:p>02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33.22" calcext:value-type="float">
            <text:p>933.22</text:p>
          </table:table-cell>
          <table:table-cell office:value-type="float" office:value="1116.99" calcext:value-type="float">
            <text:p>1116.99</text:p>
          </table:table-cell>
        </table:table-row>
        <table:table-row table:style-name="ro1">
          <table:table-cell office:value-type="float" office:value="7327738" calcext:value-type="float">
            <text:p>7327738</text:p>
          </table:table-cell>
          <table:table-cell table:formula="of:=[.A460]/1000/(60*60*24)" office:value-type="time" office:time-value="PT02H02M07.738S" calcext:value-type="time">
            <text:p>02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35.26" calcext:value-type="float">
            <text:p>935.26</text:p>
          </table:table-cell>
          <table:table-cell office:value-type="float" office:value="1119.38" calcext:value-type="float">
            <text:p>1119.38</text:p>
          </table:table-cell>
        </table:table-row>
        <table:table-row table:style-name="ro1">
          <table:table-cell office:value-type="float" office:value="7343737" calcext:value-type="float">
            <text:p>7343737</text:p>
          </table:table-cell>
          <table:table-cell table:formula="of:=[.A461]/1000/(60*60*24)" office:value-type="time" office:time-value="PT02H02M23.737S" calcext:value-type="time">
            <text:p>02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37.3" calcext:value-type="float">
            <text:p>937.3</text:p>
          </table:table-cell>
          <table:table-cell office:value-type="float" office:value="1121.77" calcext:value-type="float">
            <text:p>1121.77</text:p>
          </table:table-cell>
        </table:table-row>
        <table:table-row table:style-name="ro1">
          <table:table-cell office:value-type="float" office:value="7359736" calcext:value-type="float">
            <text:p>7359736</text:p>
          </table:table-cell>
          <table:table-cell table:formula="of:=[.A462]/1000/(60*60*24)" office:value-type="time" office:time-value="PT02H02M39.736S" calcext:value-type="time">
            <text:p>02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39.34" calcext:value-type="float">
            <text:p>939.34</text:p>
          </table:table-cell>
          <table:table-cell office:value-type="float" office:value="1124.17" calcext:value-type="float">
            <text:p>1124.17</text:p>
          </table:table-cell>
        </table:table-row>
        <table:table-row table:style-name="ro1">
          <table:table-cell office:value-type="float" office:value="7375736" calcext:value-type="float">
            <text:p>7375736</text:p>
          </table:table-cell>
          <table:table-cell table:formula="of:=[.A463]/1000/(60*60*24)" office:value-type="time" office:time-value="PT02H02M55.736S" calcext:value-type="time">
            <text:p>02:02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7.13" calcext:value-type="float">
            <text:p>537.13</text:p>
          </table:table-cell>
          <table:table-cell office:value-type="float" office:value="941.38" calcext:value-type="float">
            <text:p>941.38</text:p>
          </table:table-cell>
          <table:table-cell office:value-type="float" office:value="1126.56" calcext:value-type="float">
            <text:p>1126.56</text:p>
          </table:table-cell>
        </table:table-row>
        <table:table-row table:style-name="ro1">
          <table:table-cell office:value-type="float" office:value="7391736" calcext:value-type="float">
            <text:p>7391736</text:p>
          </table:table-cell>
          <table:table-cell table:formula="of:=[.A464]/1000/(60*60*24)" office:value-type="time" office:time-value="PT02H03M11.736S" calcext:value-type="time">
            <text:p>02:03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9.31" calcext:value-type="float">
            <text:p>539.31</text:p>
          </table:table-cell>
          <table:table-cell office:value-type="float" office:value="943.43" calcext:value-type="float">
            <text:p>943.43</text:p>
          </table:table-cell>
          <table:table-cell office:value-type="float" office:value="1128.95" calcext:value-type="float">
            <text:p>1128.95</text:p>
          </table:table-cell>
        </table:table-row>
        <table:table-row table:style-name="ro1">
          <table:table-cell office:value-type="float" office:value="7407737" calcext:value-type="float">
            <text:p>7407737</text:p>
          </table:table-cell>
          <table:table-cell table:formula="of:=[.A465]/1000/(60*60*24)" office:value-type="time" office:time-value="PT02H03M27.737S" calcext:value-type="time">
            <text:p>02:03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2" calcext:value-type="float">
            <text:p>539.22</text:p>
          </table:table-cell>
          <table:table-cell office:value-type="float" office:value="945.47" calcext:value-type="float">
            <text:p>945.47</text:p>
          </table:table-cell>
          <table:table-cell office:value-type="float" office:value="1131.34" calcext:value-type="float">
            <text:p>1131.34</text:p>
          </table:table-cell>
        </table:table-row>
        <table:table-row table:style-name="ro1">
          <table:table-cell office:value-type="float" office:value="7423737" calcext:value-type="float">
            <text:p>7423737</text:p>
          </table:table-cell>
          <table:table-cell table:formula="of:=[.A466]/1000/(60*60*24)" office:value-type="time" office:time-value="PT02H03M43.737S" calcext:value-type="time">
            <text:p>02:03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47.51" calcext:value-type="float">
            <text:p>947.51</text:p>
          </table:table-cell>
          <table:table-cell office:value-type="float" office:value="1133.74" calcext:value-type="float">
            <text:p>1133.74</text:p>
          </table:table-cell>
        </table:table-row>
        <table:table-row table:style-name="ro1">
          <table:table-cell office:value-type="float" office:value="7439736" calcext:value-type="float">
            <text:p>7439736</text:p>
          </table:table-cell>
          <table:table-cell table:formula="of:=[.A467]/1000/(60*60*24)" office:value-type="time" office:time-value="PT02H03M59.736S" calcext:value-type="time">
            <text:p>02:04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" calcext:value-type="float">
            <text:p>459</text:p>
          </table:table-cell>
          <table:table-cell office:value-type="float" office:value="537.01" calcext:value-type="float">
            <text:p>537.01</text:p>
          </table:table-cell>
          <table:table-cell office:value-type="float" office:value="949.55" calcext:value-type="float">
            <text:p>949.55</text:p>
          </table:table-cell>
          <table:table-cell office:value-type="float" office:value="1136.13" calcext:value-type="float">
            <text:p>1136.13</text:p>
          </table:table-cell>
        </table:table-row>
        <table:table-row table:style-name="ro1">
          <table:table-cell office:value-type="float" office:value="7455738" calcext:value-type="float">
            <text:p>7455738</text:p>
          </table:table-cell>
          <table:table-cell table:formula="of:=[.A468]/1000/(60*60*24)" office:value-type="time" office:time-value="PT02H04M15.738S" calcext:value-type="time">
            <text:p>02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51.59" calcext:value-type="float">
            <text:p>951.59</text:p>
          </table:table-cell>
          <table:table-cell office:value-type="float" office:value="1138.52" calcext:value-type="float">
            <text:p>1138.52</text:p>
          </table:table-cell>
        </table:table-row>
        <table:table-row table:style-name="ro1">
          <table:table-cell office:value-type="float" office:value="7471738" calcext:value-type="float">
            <text:p>7471738</text:p>
          </table:table-cell>
          <table:table-cell table:formula="of:=[.A469]/1000/(60*60*24)" office:value-type="time" office:time-value="PT02H04M31.738S" calcext:value-type="time">
            <text:p>02:04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953.64" calcext:value-type="float">
            <text:p>953.64</text:p>
          </table:table-cell>
          <table:table-cell office:value-type="float" office:value="1140.91" calcext:value-type="float">
            <text:p>1140.91</text:p>
          </table:table-cell>
        </table:table-row>
        <table:table-row table:style-name="ro1">
          <table:table-cell office:value-type="float" office:value="7487738" calcext:value-type="float">
            <text:p>7487738</text:p>
          </table:table-cell>
          <table:table-cell table:formula="of:=[.A470]/1000/(60*60*24)" office:value-type="time" office:time-value="PT02H04M47.738S" calcext:value-type="time">
            <text:p>02:04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955.68" calcext:value-type="float">
            <text:p>955.68</text:p>
          </table:table-cell>
          <table:table-cell office:value-type="float" office:value="1143.31" calcext:value-type="float">
            <text:p>1143.31</text:p>
          </table:table-cell>
        </table:table-row>
        <table:table-row table:style-name="ro1">
          <table:table-cell office:value-type="float" office:value="7503738" calcext:value-type="float">
            <text:p>7503738</text:p>
          </table:table-cell>
          <table:table-cell table:formula="of:=[.A471]/1000/(60*60*24)" office:value-type="time" office:time-value="PT02H05M03.738S" calcext:value-type="time">
            <text:p>02:05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9" calcext:value-type="float">
            <text:p>537.39</text:p>
          </table:table-cell>
          <table:table-cell office:value-type="float" office:value="957.72" calcext:value-type="float">
            <text:p>957.72</text:p>
          </table:table-cell>
          <table:table-cell office:value-type="float" office:value="1145.7" calcext:value-type="float">
            <text:p>1145.7</text:p>
          </table:table-cell>
        </table:table-row>
        <table:table-row table:style-name="ro1">
          <table:table-cell office:value-type="float" office:value="7519736" calcext:value-type="float">
            <text:p>7519736</text:p>
          </table:table-cell>
          <table:table-cell table:formula="of:=[.A472]/1000/(60*60*24)" office:value-type="time" office:time-value="PT02H05M19.736S" calcext:value-type="time">
            <text:p>02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5" calcext:value-type="float">
            <text:p>539.45</text:p>
          </table:table-cell>
          <table:table-cell office:value-type="float" office:value="959.76" calcext:value-type="float">
            <text:p>959.76</text:p>
          </table:table-cell>
          <table:table-cell office:value-type="float" office:value="1148.09" calcext:value-type="float">
            <text:p>1148.09</text:p>
          </table:table-cell>
        </table:table-row>
        <table:table-row table:style-name="ro1">
          <table:table-cell office:value-type="float" office:value="7535736" calcext:value-type="float">
            <text:p>7535736</text:p>
          </table:table-cell>
          <table:table-cell table:formula="of:=[.A473]/1000/(60*60*24)" office:value-type="time" office:time-value="PT02H05M35.736S" calcext:value-type="time">
            <text:p>02:05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5" calcext:value-type="float">
            <text:p>539.55</text:p>
          </table:table-cell>
          <table:table-cell office:value-type="float" office:value="961.81" calcext:value-type="float">
            <text:p>961.81</text:p>
          </table:table-cell>
          <table:table-cell office:value-type="float" office:value="1150.48" calcext:value-type="float">
            <text:p>1150.48</text:p>
          </table:table-cell>
        </table:table-row>
        <table:table-row table:style-name="ro1">
          <table:table-cell office:value-type="float" office:value="7551738" calcext:value-type="float">
            <text:p>7551738</text:p>
          </table:table-cell>
          <table:table-cell table:formula="of:=[.A474]/1000/(60*60*24)" office:value-type="time" office:time-value="PT02H05M51.738S" calcext:value-type="time">
            <text:p>02:05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63.85" calcext:value-type="float">
            <text:p>963.85</text:p>
          </table:table-cell>
          <table:table-cell office:value-type="float" office:value="1152.87" calcext:value-type="float">
            <text:p>1152.87</text:p>
          </table:table-cell>
        </table:table-row>
        <table:table-row table:style-name="ro1">
          <table:table-cell office:value-type="float" office:value="7567736" calcext:value-type="float">
            <text:p>7567736</text:p>
          </table:table-cell>
          <table:table-cell table:formula="of:=[.A475]/1000/(60*60*24)" office:value-type="time" office:time-value="PT02H06M07.736S" calcext:value-type="time">
            <text:p>02:06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965.89" calcext:value-type="float">
            <text:p>965.89</text:p>
          </table:table-cell>
          <table:table-cell office:value-type="float" office:value="1155.26" calcext:value-type="float">
            <text:p>1155.26</text:p>
          </table:table-cell>
        </table:table-row>
        <table:table-row table:style-name="ro1">
          <table:table-cell office:value-type="float" office:value="7583736" calcext:value-type="float">
            <text:p>7583736</text:p>
          </table:table-cell>
          <table:table-cell table:formula="of:=[.A476]/1000/(60*60*24)" office:value-type="time" office:time-value="PT02H06M23.736S" calcext:value-type="time">
            <text:p>02:06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1" calcext:value-type="float">
            <text:p>539.21</text:p>
          </table:table-cell>
          <table:table-cell office:value-type="float" office:value="967.93" calcext:value-type="float">
            <text:p>967.93</text:p>
          </table:table-cell>
          <table:table-cell office:value-type="float" office:value="1157.65" calcext:value-type="float">
            <text:p>1157.65</text:p>
          </table:table-cell>
        </table:table-row>
        <table:table-row table:style-name="ro1">
          <table:table-cell office:value-type="float" office:value="7599736" calcext:value-type="float">
            <text:p>7599736</text:p>
          </table:table-cell>
          <table:table-cell table:formula="of:=[.A477]/1000/(60*60*24)" office:value-type="time" office:time-value="PT02H06M39.736S" calcext:value-type="time">
            <text:p>02:06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4" calcext:value-type="float">
            <text:p>537.84</text:p>
          </table:table-cell>
          <table:table-cell office:value-type="float" office:value="969.97" calcext:value-type="float">
            <text:p>969.97</text:p>
          </table:table-cell>
          <table:table-cell office:value-type="float" office:value="1160.04" calcext:value-type="float">
            <text:p>1160.04</text:p>
          </table:table-cell>
        </table:table-row>
        <table:table-row table:style-name="ro1">
          <table:table-cell office:value-type="float" office:value="7615737" calcext:value-type="float">
            <text:p>7615737</text:p>
          </table:table-cell>
          <table:table-cell table:formula="of:=[.A478]/1000/(60*60*24)" office:value-type="time" office:time-value="PT02H06M55.737S" calcext:value-type="time">
            <text:p>02:06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9.54" calcext:value-type="float">
            <text:p>539.54</text:p>
          </table:table-cell>
          <table:table-cell office:value-type="float" office:value="972.01" calcext:value-type="float">
            <text:p>972.01</text:p>
          </table:table-cell>
          <table:table-cell office:value-type="float" office:value="1162.43" calcext:value-type="float">
            <text:p>1162.43</text:p>
          </table:table-cell>
        </table:table-row>
        <table:table-row table:style-name="ro1">
          <table:table-cell office:value-type="float" office:value="7631737" calcext:value-type="float">
            <text:p>7631737</text:p>
          </table:table-cell>
          <table:table-cell table:formula="of:=[.A479]/1000/(60*60*24)" office:value-type="time" office:time-value="PT02H07M11.737S" calcext:value-type="time">
            <text:p>02:07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74.06" calcext:value-type="float">
            <text:p>974.06</text:p>
          </table:table-cell>
          <table:table-cell office:value-type="float" office:value="1164.82" calcext:value-type="float">
            <text:p>1164.82</text:p>
          </table:table-cell>
        </table:table-row>
        <table:table-row table:style-name="ro1">
          <table:table-cell office:value-type="float" office:value="7647736" calcext:value-type="float">
            <text:p>7647736</text:p>
          </table:table-cell>
          <table:table-cell table:formula="of:=[.A480]/1000/(60*60*24)" office:value-type="time" office:time-value="PT02H07M27.736S" calcext:value-type="time">
            <text:p>02:07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9.46" calcext:value-type="float">
            <text:p>539.46</text:p>
          </table:table-cell>
          <table:table-cell office:value-type="float" office:value="976.1" calcext:value-type="float">
            <text:p>976.1</text:p>
          </table:table-cell>
          <table:table-cell office:value-type="float" office:value="1167.21" calcext:value-type="float">
            <text:p>1167.21</text:p>
          </table:table-cell>
        </table:table-row>
        <table:table-row table:style-name="ro1">
          <table:table-cell office:value-type="float" office:value="7663737" calcext:value-type="float">
            <text:p>7663737</text:p>
          </table:table-cell>
          <table:table-cell table:formula="of:=[.A481]/1000/(60*60*24)" office:value-type="time" office:time-value="PT02H07M43.737S" calcext:value-type="time">
            <text:p>02:07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78.14" calcext:value-type="float">
            <text:p>978.14</text:p>
          </table:table-cell>
          <table:table-cell office:value-type="float" office:value="1169.6" calcext:value-type="float">
            <text:p>1169.6</text:p>
          </table:table-cell>
        </table:table-row>
        <table:table-row table:style-name="ro1">
          <table:table-cell office:value-type="float" office:value="7679736" calcext:value-type="float">
            <text:p>7679736</text:p>
          </table:table-cell>
          <table:table-cell table:formula="of:=[.A482]/1000/(60*60*24)" office:value-type="time" office:time-value="PT02H07M59.736S" calcext:value-type="time">
            <text:p>02:08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9.23" calcext:value-type="float">
            <text:p>539.23</text:p>
          </table:table-cell>
          <table:table-cell office:value-type="float" office:value="980.18" calcext:value-type="float">
            <text:p>980.18</text:p>
          </table:table-cell>
          <table:table-cell office:value-type="float" office:value="1171.99" calcext:value-type="float">
            <text:p>1171.99</text:p>
          </table:table-cell>
        </table:table-row>
        <table:table-row table:style-name="ro1">
          <table:table-cell office:value-type="float" office:value="7695737" calcext:value-type="float">
            <text:p>7695737</text:p>
          </table:table-cell>
          <table:table-cell table:formula="of:=[.A483]/1000/(60*60*24)" office:value-type="time" office:time-value="PT02H08M15.737S" calcext:value-type="time">
            <text:p>02:08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3" calcext:value-type="float">
            <text:p>537.63</text:p>
          </table:table-cell>
          <table:table-cell office:value-type="float" office:value="982.22" calcext:value-type="float">
            <text:p>982.22</text:p>
          </table:table-cell>
          <table:table-cell office:value-type="float" office:value="1174.38" calcext:value-type="float">
            <text:p>1174.38</text:p>
          </table:table-cell>
        </table:table-row>
        <table:table-row table:style-name="ro1">
          <table:table-cell office:value-type="float" office:value="7711736" calcext:value-type="float">
            <text:p>7711736</text:p>
          </table:table-cell>
          <table:table-cell table:formula="of:=[.A484]/1000/(60*60*24)" office:value-type="time" office:time-value="PT02H08M31.736S" calcext:value-type="time">
            <text:p>02:08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7.14" calcext:value-type="float">
            <text:p>537.14</text:p>
          </table:table-cell>
          <table:table-cell office:value-type="float" office:value="984.27" calcext:value-type="float">
            <text:p>984.27</text:p>
          </table:table-cell>
          <table:table-cell office:value-type="float" office:value="1176.77" calcext:value-type="float">
            <text:p>1176.77</text:p>
          </table:table-cell>
        </table:table-row>
        <table:table-row table:style-name="ro1">
          <table:table-cell office:value-type="float" office:value="7727737" calcext:value-type="float">
            <text:p>7727737</text:p>
          </table:table-cell>
          <table:table-cell table:formula="of:=[.A485]/1000/(60*60*24)" office:value-type="time" office:time-value="PT02H08M47.737S" calcext:value-type="time">
            <text:p>02:08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986.31" calcext:value-type="float">
            <text:p>986.31</text:p>
          </table:table-cell>
          <table:table-cell office:value-type="float" office:value="1179.16" calcext:value-type="float">
            <text:p>1179.16</text:p>
          </table:table-cell>
        </table:table-row>
        <table:table-row table:style-name="ro1">
          <table:table-cell office:value-type="float" office:value="7743736" calcext:value-type="float">
            <text:p>7743736</text:p>
          </table:table-cell>
          <table:table-cell table:formula="of:=[.A486]/1000/(60*60*24)" office:value-type="time" office:time-value="PT02H09M03.736S" calcext:value-type="time">
            <text:p>02:09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7" calcext:value-type="float">
            <text:p>537.37</text:p>
          </table:table-cell>
          <table:table-cell office:value-type="float" office:value="988.35" calcext:value-type="float">
            <text:p>988.35</text:p>
          </table:table-cell>
          <table:table-cell office:value-type="float" office:value="1181.54" calcext:value-type="float">
            <text:p>1181.54</text:p>
          </table:table-cell>
        </table:table-row>
        <table:table-row table:style-name="ro1">
          <table:table-cell office:value-type="float" office:value="7759736" calcext:value-type="float">
            <text:p>7759736</text:p>
          </table:table-cell>
          <table:table-cell table:formula="of:=[.A487]/1000/(60*60*24)" office:value-type="time" office:time-value="PT02H09M19.736S" calcext:value-type="time">
            <text:p>02:09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90.39" calcext:value-type="float">
            <text:p>990.39</text:p>
          </table:table-cell>
          <table:table-cell office:value-type="float" office:value="1183.93" calcext:value-type="float">
            <text:p>1183.93</text:p>
          </table:table-cell>
        </table:table-row>
        <table:table-row table:style-name="ro1">
          <table:table-cell office:value-type="float" office:value="7775737" calcext:value-type="float">
            <text:p>7775737</text:p>
          </table:table-cell>
          <table:table-cell table:formula="of:=[.A488]/1000/(60*60*24)" office:value-type="time" office:time-value="PT02H09M35.737S" calcext:value-type="time">
            <text:p>02:09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7.38" calcext:value-type="float">
            <text:p>537.38</text:p>
          </table:table-cell>
          <table:table-cell office:value-type="float" office:value="992.43" calcext:value-type="float">
            <text:p>992.43</text:p>
          </table:table-cell>
          <table:table-cell office:value-type="float" office:value="1186.32" calcext:value-type="float">
            <text:p>1186.32</text:p>
          </table:table-cell>
        </table:table-row>
        <table:table-row table:style-name="ro1">
          <table:table-cell office:value-type="float" office:value="7791737" calcext:value-type="float">
            <text:p>7791737</text:p>
          </table:table-cell>
          <table:table-cell table:formula="of:=[.A489]/1000/(60*60*24)" office:value-type="time" office:time-value="PT02H09M51.737S" calcext:value-type="time">
            <text:p>02:09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994.48" calcext:value-type="float">
            <text:p>994.48</text:p>
          </table:table-cell>
          <table:table-cell office:value-type="float" office:value="1188.71" calcext:value-type="float">
            <text:p>1188.71</text:p>
          </table:table-cell>
        </table:table-row>
        <table:table-row table:style-name="ro1">
          <table:table-cell office:value-type="float" office:value="7807736" calcext:value-type="float">
            <text:p>7807736</text:p>
          </table:table-cell>
          <table:table-cell table:formula="of:=[.A490]/1000/(60*60*24)" office:value-type="time" office:time-value="PT02H10M07.736S" calcext:value-type="time">
            <text:p>02:10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996.52" calcext:value-type="float">
            <text:p>996.52</text:p>
          </table:table-cell>
          <table:table-cell office:value-type="float" office:value="1191.1" calcext:value-type="float">
            <text:p>1191.1</text:p>
          </table:table-cell>
        </table:table-row>
        <table:table-row table:style-name="ro1">
          <table:table-cell office:value-type="float" office:value="7823737" calcext:value-type="float">
            <text:p>7823737</text:p>
          </table:table-cell>
          <table:table-cell table:formula="of:=[.A491]/1000/(60*60*24)" office:value-type="time" office:time-value="PT02H10M23.737S" calcext:value-type="time">
            <text:p>02:10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7.85" calcext:value-type="float">
            <text:p>537.85</text:p>
          </table:table-cell>
          <table:table-cell office:value-type="float" office:value="998.56" calcext:value-type="float">
            <text:p>998.56</text:p>
          </table:table-cell>
          <table:table-cell office:value-type="float" office:value="1193.49" calcext:value-type="float">
            <text:p>1193.49</text:p>
          </table:table-cell>
        </table:table-row>
        <table:table-row table:style-name="ro1">
          <table:table-cell office:value-type="float" office:value="7839736" calcext:value-type="float">
            <text:p>7839736</text:p>
          </table:table-cell>
          <table:table-cell table:formula="of:=[.A492]/1000/(60*60*24)" office:value-type="time" office:time-value="PT02H10M39.736S" calcext:value-type="time">
            <text:p>02:10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1000.6" calcext:value-type="float">
            <text:p>1000.6</text:p>
          </table:table-cell>
          <table:table-cell office:value-type="float" office:value="1195.87" calcext:value-type="float">
            <text:p>1195.87</text:p>
          </table:table-cell>
        </table:table-row>
        <table:table-row table:style-name="ro1">
          <table:table-cell office:value-type="float" office:value="7855738" calcext:value-type="float">
            <text:p>7855738</text:p>
          </table:table-cell>
          <table:table-cell table:formula="of:=[.A493]/1000/(60*60*24)" office:value-type="time" office:time-value="PT02H10M55.738S" calcext:value-type="time">
            <text:p>02:10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1002.64" calcext:value-type="float">
            <text:p>1002.64</text:p>
          </table:table-cell>
          <table:table-cell office:value-type="float" office:value="1198.26" calcext:value-type="float">
            <text:p>1198.26</text:p>
          </table:table-cell>
        </table:table-row>
        <table:table-row table:style-name="ro1">
          <table:table-cell office:value-type="float" office:value="7871736" calcext:value-type="float">
            <text:p>7871736</text:p>
          </table:table-cell>
          <table:table-cell table:formula="of:=[.A494]/1000/(60*60*24)" office:value-type="time" office:time-value="PT02H11M11.736S" calcext:value-type="time">
            <text:p>02:11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6" calcext:value-type="float">
            <text:p>537.46</text:p>
          </table:table-cell>
          <table:table-cell office:value-type="float" office:value="1004.69" calcext:value-type="float">
            <text:p>1004.69</text:p>
          </table:table-cell>
          <table:table-cell office:value-type="float" office:value="1200.65" calcext:value-type="float">
            <text:p>1200.65</text:p>
          </table:table-cell>
        </table:table-row>
        <table:table-row table:style-name="ro1">
          <table:table-cell office:value-type="float" office:value="7887736" calcext:value-type="float">
            <text:p>7887736</text:p>
          </table:table-cell>
          <table:table-cell table:formula="of:=[.A495]/1000/(60*60*24)" office:value-type="time" office:time-value="PT02H11M27.736S" calcext:value-type="time">
            <text:p>02:11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06.73" calcext:value-type="float">
            <text:p>1006.73</text:p>
          </table:table-cell>
          <table:table-cell office:value-type="float" office:value="1203.04" calcext:value-type="float">
            <text:p>1203.04</text:p>
          </table:table-cell>
        </table:table-row>
        <table:table-row table:style-name="ro1">
          <table:table-cell office:value-type="float" office:value="7903736" calcext:value-type="float">
            <text:p>7903736</text:p>
          </table:table-cell>
          <table:table-cell table:formula="of:=[.A496]/1000/(60*60*24)" office:value-type="time" office:time-value="PT02H11M43.736S" calcext:value-type="time">
            <text:p>02:11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1008.77" calcext:value-type="float">
            <text:p>1008.77</text:p>
          </table:table-cell>
          <table:table-cell office:value-type="float" office:value="1205.43" calcext:value-type="float">
            <text:p>1205.43</text:p>
          </table:table-cell>
        </table:table-row>
        <table:table-row table:style-name="ro1">
          <table:table-cell office:value-type="float" office:value="7919736" calcext:value-type="float">
            <text:p>7919736</text:p>
          </table:table-cell>
          <table:table-cell table:formula="of:=[.A497]/1000/(60*60*24)" office:value-type="time" office:time-value="PT02H11M59.736S" calcext:value-type="time">
            <text:p>02:12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1010.81" calcext:value-type="float">
            <text:p>1010.81</text:p>
          </table:table-cell>
          <table:table-cell office:value-type="float" office:value="1207.81" calcext:value-type="float">
            <text:p>1207.81</text:p>
          </table:table-cell>
        </table:table-row>
        <table:table-row table:style-name="ro1">
          <table:table-cell office:value-type="float" office:value="7935736" calcext:value-type="float">
            <text:p>7935736</text:p>
          </table:table-cell>
          <table:table-cell table:formula="of:=[.A498]/1000/(60*60*24)" office:value-type="time" office:time-value="PT02H12M15.736S" calcext:value-type="time">
            <text:p>02:12:16</text:p>
          </table:table-cell>
          <table:table-cell office:value-type="float" office:value="1.17" calcext:value-type="float">
            <text:p>1.17</text:p>
          </table:table-cell>
          <table:table-cell office:value-type="float" office:value="460.12" calcext:value-type="float">
            <text:p>460.12</text:p>
          </table:table-cell>
          <table:table-cell office:value-type="float" office:value="538.31" calcext:value-type="float">
            <text:p>538.31</text:p>
          </table:table-cell>
          <table:table-cell office:value-type="float" office:value="1012.85" calcext:value-type="float">
            <text:p>1012.85</text:p>
          </table:table-cell>
          <table:table-cell office:value-type="float" office:value="1210.2" calcext:value-type="float">
            <text:p>1210.2</text:p>
          </table:table-cell>
        </table:table-row>
        <table:table-row table:style-name="ro1">
          <table:table-cell office:value-type="float" office:value="7951738" calcext:value-type="float">
            <text:p>7951738</text:p>
          </table:table-cell>
          <table:table-cell table:formula="of:=[.A499]/1000/(60*60*24)" office:value-type="time" office:time-value="PT02H12M31.738S" calcext:value-type="time">
            <text:p>02:12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1" calcext:value-type="float">
            <text:p>537.71</text:p>
          </table:table-cell>
          <table:table-cell office:value-type="float" office:value="1014.9" calcext:value-type="float">
            <text:p>1014.9</text:p>
          </table:table-cell>
          <table:table-cell office:value-type="float" office:value="1212.59" calcext:value-type="float">
            <text:p>1212.59</text:p>
          </table:table-cell>
        </table:table-row>
        <table:table-row table:style-name="ro1">
          <table:table-cell office:value-type="float" office:value="7967738" calcext:value-type="float">
            <text:p>7967738</text:p>
          </table:table-cell>
          <table:table-cell table:formula="of:=[.A500]/1000/(60*60*24)" office:value-type="time" office:time-value="PT02H12M47.738S" calcext:value-type="time">
            <text:p>02:12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1016.94" calcext:value-type="float">
            <text:p>1016.94</text:p>
          </table:table-cell>
          <table:table-cell office:value-type="float" office:value="1214.98" calcext:value-type="float">
            <text:p>1214.98</text:p>
          </table:table-cell>
        </table:table-row>
        <table:table-row table:style-name="ro1">
          <table:table-cell office:value-type="float" office:value="7983738" calcext:value-type="float">
            <text:p>7983738</text:p>
          </table:table-cell>
          <table:table-cell table:formula="of:=[.A501]/1000/(60*60*24)" office:value-type="time" office:time-value="PT02H13M03.738S" calcext:value-type="time">
            <text:p>02:13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18.98" calcext:value-type="float">
            <text:p>1018.98</text:p>
          </table:table-cell>
          <table:table-cell office:value-type="float" office:value="1217.36" calcext:value-type="float">
            <text:p>1217.36</text:p>
          </table:table-cell>
        </table:table-row>
        <table:table-row table:style-name="ro1">
          <table:table-cell office:value-type="float" office:value="7999736" calcext:value-type="float">
            <text:p>7999736</text:p>
          </table:table-cell>
          <table:table-cell table:formula="of:=[.A502]/1000/(60*60*24)" office:value-type="time" office:time-value="PT02H13M19.736S" calcext:value-type="time">
            <text:p>02:13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1021.02" calcext:value-type="float">
            <text:p>1021.02</text:p>
          </table:table-cell>
          <table:table-cell office:value-type="float" office:value="1219.75" calcext:value-type="float">
            <text:p>1219.75</text:p>
          </table:table-cell>
        </table:table-row>
        <table:table-row table:style-name="ro1">
          <table:table-cell office:value-type="float" office:value="8015736" calcext:value-type="float">
            <text:p>8015736</text:p>
          </table:table-cell>
          <table:table-cell table:formula="of:=[.A503]/1000/(60*60*24)" office:value-type="time" office:time-value="PT02H13M35.736S" calcext:value-type="time">
            <text:p>02:13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1023.07" calcext:value-type="float">
            <text:p>1023.07</text:p>
          </table:table-cell>
          <table:table-cell office:value-type="float" office:value="1222.13" calcext:value-type="float">
            <text:p>1222.13</text:p>
          </table:table-cell>
        </table:table-row>
        <table:table-row table:style-name="ro1">
          <table:table-cell office:value-type="float" office:value="8031738" calcext:value-type="float">
            <text:p>8031738</text:p>
          </table:table-cell>
          <table:table-cell table:formula="of:=[.A504]/1000/(60*60*24)" office:value-type="time" office:time-value="PT02H13M51.738S" calcext:value-type="time">
            <text:p>02:13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25.11" calcext:value-type="float">
            <text:p>1025.11</text:p>
          </table:table-cell>
          <table:table-cell office:value-type="float" office:value="1224.52" calcext:value-type="float">
            <text:p>1224.52</text:p>
          </table:table-cell>
        </table:table-row>
        <table:table-row table:style-name="ro1">
          <table:table-cell office:value-type="float" office:value="8047736" calcext:value-type="float">
            <text:p>8047736</text:p>
          </table:table-cell>
          <table:table-cell table:formula="of:=[.A505]/1000/(60*60*24)" office:value-type="time" office:time-value="PT02H14M07.736S" calcext:value-type="time">
            <text:p>02:14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7.72" calcext:value-type="float">
            <text:p>537.72</text:p>
          </table:table-cell>
          <table:table-cell office:value-type="float" office:value="1027.15" calcext:value-type="float">
            <text:p>1027.15</text:p>
          </table:table-cell>
          <table:table-cell office:value-type="float" office:value="1226.91" calcext:value-type="float">
            <text:p>1226.91</text:p>
          </table:table-cell>
        </table:table-row>
        <table:table-row table:style-name="ro1">
          <table:table-cell office:value-type="float" office:value="8063736" calcext:value-type="float">
            <text:p>8063736</text:p>
          </table:table-cell>
          <table:table-cell table:formula="of:=[.A506]/1000/(60*60*24)" office:value-type="time" office:time-value="PT02H14M23.736S" calcext:value-type="time">
            <text:p>02:14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5" calcext:value-type="float">
            <text:p>535.65</text:p>
          </table:table-cell>
          <table:table-cell office:value-type="float" office:value="1029.19" calcext:value-type="float">
            <text:p>1029.19</text:p>
          </table:table-cell>
          <table:table-cell office:value-type="float" office:value="1229.29" calcext:value-type="float">
            <text:p>1229.29</text:p>
          </table:table-cell>
        </table:table-row>
        <table:table-row table:style-name="ro1">
          <table:table-cell office:value-type="float" office:value="8079736" calcext:value-type="float">
            <text:p>8079736</text:p>
          </table:table-cell>
          <table:table-cell table:formula="of:=[.A507]/1000/(60*60*24)" office:value-type="time" office:time-value="PT02H14M39.736S" calcext:value-type="time">
            <text:p>02:14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31.23" calcext:value-type="float">
            <text:p>1031.23</text:p>
          </table:table-cell>
          <table:table-cell office:value-type="float" office:value="1231.68" calcext:value-type="float">
            <text:p>1231.68</text:p>
          </table:table-cell>
        </table:table-row>
        <table:table-row table:style-name="ro1">
          <table:table-cell office:value-type="float" office:value="8095736" calcext:value-type="float">
            <text:p>8095736</text:p>
          </table:table-cell>
          <table:table-cell table:formula="of:=[.A508]/1000/(60*60*24)" office:value-type="time" office:time-value="PT02H14M55.736S" calcext:value-type="time">
            <text:p>02:14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33.28" calcext:value-type="float">
            <text:p>1033.28</text:p>
          </table:table-cell>
          <table:table-cell office:value-type="float" office:value="1234.07" calcext:value-type="float">
            <text:p>1234.07</text:p>
          </table:table-cell>
        </table:table-row>
        <table:table-row table:style-name="ro1">
          <table:table-cell office:value-type="float" office:value="8111736" calcext:value-type="float">
            <text:p>8111736</text:p>
          </table:table-cell>
          <table:table-cell table:formula="of:=[.A509]/1000/(60*60*24)" office:value-type="time" office:time-value="PT02H15M11.736S" calcext:value-type="time">
            <text:p>02:15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35.32" calcext:value-type="float">
            <text:p>1035.32</text:p>
          </table:table-cell>
          <table:table-cell office:value-type="float" office:value="1236.45" calcext:value-type="float">
            <text:p>1236.45</text:p>
          </table:table-cell>
        </table:table-row>
        <table:table-row table:style-name="ro1">
          <table:table-cell office:value-type="float" office:value="8127736" calcext:value-type="float">
            <text:p>8127736</text:p>
          </table:table-cell>
          <table:table-cell table:formula="of:=[.A510]/1000/(60*60*24)" office:value-type="time" office:time-value="PT02H15M27.736S" calcext:value-type="time">
            <text:p>02:15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37.36" calcext:value-type="float">
            <text:p>1037.36</text:p>
          </table:table-cell>
          <table:table-cell office:value-type="float" office:value="1238.84" calcext:value-type="float">
            <text:p>1238.84</text:p>
          </table:table-cell>
        </table:table-row>
        <table:table-row table:style-name="ro1">
          <table:table-cell office:value-type="float" office:value="8143736" calcext:value-type="float">
            <text:p>8143736</text:p>
          </table:table-cell>
          <table:table-cell table:formula="of:=[.A511]/1000/(60*60*24)" office:value-type="time" office:time-value="PT02H15M43.736S" calcext:value-type="time">
            <text:p>02:15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1039.4" calcext:value-type="float">
            <text:p>1039.4</text:p>
          </table:table-cell>
          <table:table-cell office:value-type="float" office:value="1241.22" calcext:value-type="float">
            <text:p>1241.22</text:p>
          </table:table-cell>
        </table:table-row>
        <table:table-row table:style-name="ro1">
          <table:table-cell office:value-type="float" office:value="8159736" calcext:value-type="float">
            <text:p>8159736</text:p>
          </table:table-cell>
          <table:table-cell table:formula="of:=[.A512]/1000/(60*60*24)" office:value-type="time" office:time-value="PT02H15M59.736S" calcext:value-type="time">
            <text:p>02:16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1041.45" calcext:value-type="float">
            <text:p>1041.45</text:p>
          </table:table-cell>
          <table:table-cell office:value-type="float" office:value="1243.61" calcext:value-type="float">
            <text:p>1243.61</text:p>
          </table:table-cell>
        </table:table-row>
        <table:table-row table:style-name="ro1">
          <table:table-cell office:value-type="float" office:value="8175736" calcext:value-type="float">
            <text:p>8175736</text:p>
          </table:table-cell>
          <table:table-cell table:formula="of:=[.A513]/1000/(60*60*24)" office:value-type="time" office:time-value="PT02H16M15.736S" calcext:value-type="time">
            <text:p>02:16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1043.49" calcext:value-type="float">
            <text:p>1043.49</text:p>
          </table:table-cell>
          <table:table-cell office:value-type="float" office:value="1245.99" calcext:value-type="float">
            <text:p>1245.99</text:p>
          </table:table-cell>
        </table:table-row>
        <table:table-row table:style-name="ro1">
          <table:table-cell office:value-type="float" office:value="8191736" calcext:value-type="float">
            <text:p>8191736</text:p>
          </table:table-cell>
          <table:table-cell table:formula="of:=[.A514]/1000/(60*60*24)" office:value-type="time" office:time-value="PT02H16M31.736S" calcext:value-type="time">
            <text:p>02:16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45.53" calcext:value-type="float">
            <text:p>1045.53</text:p>
          </table:table-cell>
          <table:table-cell office:value-type="float" office:value="1248.38" calcext:value-type="float">
            <text:p>1248.38</text:p>
          </table:table-cell>
        </table:table-row>
        <table:table-row table:style-name="ro1">
          <table:table-cell office:value-type="float" office:value="8207736" calcext:value-type="float">
            <text:p>8207736</text:p>
          </table:table-cell>
          <table:table-cell table:formula="of:=[.A515]/1000/(60*60*24)" office:value-type="time" office:time-value="PT02H16M47.736S" calcext:value-type="time">
            <text:p>02:16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4" calcext:value-type="float">
            <text:p>535.54</text:p>
          </table:table-cell>
          <table:table-cell office:value-type="float" office:value="1047.57" calcext:value-type="float">
            <text:p>1047.57</text:p>
          </table:table-cell>
          <table:table-cell office:value-type="float" office:value="1250.76" calcext:value-type="float">
            <text:p>1250.76</text:p>
          </table:table-cell>
        </table:table-row>
        <table:table-row table:style-name="ro1">
          <table:table-cell office:value-type="float" office:value="8223738" calcext:value-type="float">
            <text:p>8223738</text:p>
          </table:table-cell>
          <table:table-cell table:formula="of:=[.A516]/1000/(60*60*24)" office:value-type="time" office:time-value="PT02H17M03.738S" calcext:value-type="time">
            <text:p>02:17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6" calcext:value-type="float">
            <text:p>535.86</text:p>
          </table:table-cell>
          <table:table-cell office:value-type="float" office:value="1049.62" calcext:value-type="float">
            <text:p>1049.62</text:p>
          </table:table-cell>
          <table:table-cell office:value-type="float" office:value="1253.15" calcext:value-type="float">
            <text:p>1253.15</text:p>
          </table:table-cell>
        </table:table-row>
        <table:table-row table:style-name="ro1">
          <table:table-cell office:value-type="float" office:value="8239736" calcext:value-type="float">
            <text:p>8239736</text:p>
          </table:table-cell>
          <table:table-cell table:formula="of:=[.A517]/1000/(60*60*24)" office:value-type="time" office:time-value="PT02H17M19.736S" calcext:value-type="time">
            <text:p>02:17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1051.66" calcext:value-type="float">
            <text:p>1051.66</text:p>
          </table:table-cell>
          <table:table-cell office:value-type="float" office:value="1255.53" calcext:value-type="float">
            <text:p>1255.53</text:p>
          </table:table-cell>
        </table:table-row>
        <table:table-row table:style-name="ro1">
          <table:table-cell office:value-type="float" office:value="8255736" calcext:value-type="float">
            <text:p>8255736</text:p>
          </table:table-cell>
          <table:table-cell table:formula="of:=[.A518]/1000/(60*60*24)" office:value-type="time" office:time-value="PT02H17M35.736S" calcext:value-type="time">
            <text:p>02:17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1053.7" calcext:value-type="float">
            <text:p>1053.7</text:p>
          </table:table-cell>
          <table:table-cell office:value-type="float" office:value="1257.91" calcext:value-type="float">
            <text:p>1257.91</text:p>
          </table:table-cell>
        </table:table-row>
        <table:table-row table:style-name="ro1">
          <table:table-cell office:value-type="float" office:value="8271736" calcext:value-type="float">
            <text:p>8271736</text:p>
          </table:table-cell>
          <table:table-cell table:formula="of:=[.A519]/1000/(60*60*24)" office:value-type="time" office:time-value="PT02H17M51.736S" calcext:value-type="time">
            <text:p>02:17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8" calcext:value-type="float">
            <text:p>537.48</text:p>
          </table:table-cell>
          <table:table-cell office:value-type="float" office:value="1055.74" calcext:value-type="float">
            <text:p>1055.74</text:p>
          </table:table-cell>
          <table:table-cell office:value-type="float" office:value="1260.3" calcext:value-type="float">
            <text:p>1260.3</text:p>
          </table:table-cell>
        </table:table-row>
        <table:table-row table:style-name="ro1">
          <table:table-cell office:value-type="float" office:value="8287737" calcext:value-type="float">
            <text:p>8287737</text:p>
          </table:table-cell>
          <table:table-cell table:formula="of:=[.A520]/1000/(60*60*24)" office:value-type="time" office:time-value="PT02H18M07.737S" calcext:value-type="time">
            <text:p>02:18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57.79" calcext:value-type="float">
            <text:p>1057.79</text:p>
          </table:table-cell>
          <table:table-cell office:value-type="float" office:value="1262.68" calcext:value-type="float">
            <text:p>1262.68</text:p>
          </table:table-cell>
        </table:table-row>
        <table:table-row table:style-name="ro1">
          <table:table-cell office:value-type="float" office:value="8303736" calcext:value-type="float">
            <text:p>8303736</text:p>
          </table:table-cell>
          <table:table-cell table:formula="of:=[.A521]/1000/(60*60*24)" office:value-type="time" office:time-value="PT02H18M23.736S" calcext:value-type="time">
            <text:p>02:18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5" calcext:value-type="float">
            <text:p>535.65</text:p>
          </table:table-cell>
          <table:table-cell office:value-type="float" office:value="1059.83" calcext:value-type="float">
            <text:p>1059.83</text:p>
          </table:table-cell>
          <table:table-cell office:value-type="float" office:value="1265.06" calcext:value-type="float">
            <text:p>1265.06</text:p>
          </table:table-cell>
        </table:table-row>
        <table:table-row table:style-name="ro1">
          <table:table-cell office:value-type="float" office:value="8319736" calcext:value-type="float">
            <text:p>8319736</text:p>
          </table:table-cell>
          <table:table-cell table:formula="of:=[.A522]/1000/(60*60*24)" office:value-type="time" office:time-value="PT02H18M39.736S" calcext:value-type="time">
            <text:p>02:18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7.62" calcext:value-type="float">
            <text:p>537.62</text:p>
          </table:table-cell>
          <table:table-cell office:value-type="float" office:value="1061.87" calcext:value-type="float">
            <text:p>1061.87</text:p>
          </table:table-cell>
          <table:table-cell office:value-type="float" office:value="1267.45" calcext:value-type="float">
            <text:p>1267.45</text:p>
          </table:table-cell>
        </table:table-row>
        <table:table-row table:style-name="ro1">
          <table:table-cell office:value-type="float" office:value="8335736" calcext:value-type="float">
            <text:p>8335736</text:p>
          </table:table-cell>
          <table:table-cell table:formula="of:=[.A523]/1000/(60*60*24)" office:value-type="time" office:time-value="PT02H18M55.736S" calcext:value-type="time">
            <text:p>02:18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63.91" calcext:value-type="float">
            <text:p>1063.91</text:p>
          </table:table-cell>
          <table:table-cell office:value-type="float" office:value="1269.83" calcext:value-type="float">
            <text:p>1269.83</text:p>
          </table:table-cell>
        </table:table-row>
        <table:table-row table:style-name="ro1">
          <table:table-cell office:value-type="float" office:value="8351738" calcext:value-type="float">
            <text:p>8351738</text:p>
          </table:table-cell>
          <table:table-cell table:formula="of:=[.A524]/1000/(60*60*24)" office:value-type="time" office:time-value="PT02H19M11.738S" calcext:value-type="time">
            <text:p>02:19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65.96" calcext:value-type="float">
            <text:p>1065.96</text:p>
          </table:table-cell>
          <table:table-cell office:value-type="float" office:value="1272.21" calcext:value-type="float">
            <text:p>1272.21</text:p>
          </table:table-cell>
        </table:table-row>
        <table:table-row table:style-name="ro1">
          <table:table-cell office:value-type="float" office:value="8367736" calcext:value-type="float">
            <text:p>8367736</text:p>
          </table:table-cell>
          <table:table-cell table:formula="of:=[.A525]/1000/(60*60*24)" office:value-type="time" office:time-value="PT02H19M27.736S" calcext:value-type="time">
            <text:p>02:19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1068" calcext:value-type="float">
            <text:p>1068</text:p>
          </table:table-cell>
          <table:table-cell office:value-type="float" office:value="1274.6" calcext:value-type="float">
            <text:p>1274.6</text:p>
          </table:table-cell>
        </table:table-row>
        <table:table-row table:style-name="ro1">
          <table:table-cell office:value-type="float" office:value="8383738" calcext:value-type="float">
            <text:p>8383738</text:p>
          </table:table-cell>
          <table:table-cell table:formula="of:=[.A526]/1000/(60*60*24)" office:value-type="time" office:time-value="PT02H19M43.738S" calcext:value-type="time">
            <text:p>02:19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7.47" calcext:value-type="float">
            <text:p>537.47</text:p>
          </table:table-cell>
          <table:table-cell office:value-type="float" office:value="1070.04" calcext:value-type="float">
            <text:p>1070.04</text:p>
          </table:table-cell>
          <table:table-cell office:value-type="float" office:value="1276.98" calcext:value-type="float">
            <text:p>1276.98</text:p>
          </table:table-cell>
        </table:table-row>
        <table:table-row table:style-name="ro1">
          <table:table-cell office:value-type="float" office:value="8399736" calcext:value-type="float">
            <text:p>8399736</text:p>
          </table:table-cell>
          <table:table-cell table:formula="of:=[.A527]/1000/(60*60*24)" office:value-type="time" office:time-value="PT02H19M59.736S" calcext:value-type="time">
            <text:p>02:20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8" calcext:value-type="float">
            <text:p>535.88</text:p>
          </table:table-cell>
          <table:table-cell office:value-type="float" office:value="1072.08" calcext:value-type="float">
            <text:p>1072.08</text:p>
          </table:table-cell>
          <table:table-cell office:value-type="float" office:value="1279.36" calcext:value-type="float">
            <text:p>1279.36</text:p>
          </table:table-cell>
        </table:table-row>
        <table:table-row table:style-name="ro1">
          <table:table-cell office:value-type="float" office:value="8415736" calcext:value-type="float">
            <text:p>8415736</text:p>
          </table:table-cell>
          <table:table-cell table:formula="of:=[.A528]/1000/(60*60*24)" office:value-type="time" office:time-value="PT02H20M15.736S" calcext:value-type="time">
            <text:p>02:20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74.12" calcext:value-type="float">
            <text:p>1074.12</text:p>
          </table:table-cell>
          <table:table-cell office:value-type="float" office:value="1281.74" calcext:value-type="float">
            <text:p>1281.74</text:p>
          </table:table-cell>
        </table:table-row>
        <table:table-row table:style-name="ro1">
          <table:table-cell office:value-type="float" office:value="8431736" calcext:value-type="float">
            <text:p>8431736</text:p>
          </table:table-cell>
          <table:table-cell table:formula="of:=[.A529]/1000/(60*60*24)" office:value-type="time" office:time-value="PT02H20M31.736S" calcext:value-type="time">
            <text:p>02:20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76.17" calcext:value-type="float">
            <text:p>1076.17</text:p>
          </table:table-cell>
          <table:table-cell office:value-type="float" office:value="1284.12" calcext:value-type="float">
            <text:p>1284.12</text:p>
          </table:table-cell>
        </table:table-row>
        <table:table-row table:style-name="ro1">
          <table:table-cell office:value-type="float" office:value="8447736" calcext:value-type="float">
            <text:p>8447736</text:p>
          </table:table-cell>
          <table:table-cell table:formula="of:=[.A530]/1000/(60*60*24)" office:value-type="time" office:time-value="PT02H20M47.736S" calcext:value-type="time">
            <text:p>02:20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078.21" calcext:value-type="float">
            <text:p>1078.21</text:p>
          </table:table-cell>
          <table:table-cell office:value-type="float" office:value="1286.5" calcext:value-type="float">
            <text:p>1286.5</text:p>
          </table:table-cell>
        </table:table-row>
        <table:table-row table:style-name="ro1">
          <table:table-cell office:value-type="float" office:value="8463736" calcext:value-type="float">
            <text:p>8463736</text:p>
          </table:table-cell>
          <table:table-cell table:formula="of:=[.A531]/1000/(60*60*24)" office:value-type="time" office:time-value="PT02H21M03.736S" calcext:value-type="time">
            <text:p>02:21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80.25" calcext:value-type="float">
            <text:p>1080.25</text:p>
          </table:table-cell>
          <table:table-cell office:value-type="float" office:value="1288.88" calcext:value-type="float">
            <text:p>1288.88</text:p>
          </table:table-cell>
        </table:table-row>
        <table:table-row table:style-name="ro1">
          <table:table-cell office:value-type="float" office:value="8479738" calcext:value-type="float">
            <text:p>8479738</text:p>
          </table:table-cell>
          <table:table-cell table:formula="of:=[.A532]/1000/(60*60*24)" office:value-type="time" office:time-value="PT02H21M19.738S" calcext:value-type="time">
            <text:p>02:21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7" calcext:value-type="float">
            <text:p>535.87</text:p>
          </table:table-cell>
          <table:table-cell office:value-type="float" office:value="1082.29" calcext:value-type="float">
            <text:p>1082.29</text:p>
          </table:table-cell>
          <table:table-cell office:value-type="float" office:value="1291.26" calcext:value-type="float">
            <text:p>1291.26</text:p>
          </table:table-cell>
        </table:table-row>
        <table:table-row table:style-name="ro1">
          <table:table-cell office:value-type="float" office:value="8495736" calcext:value-type="float">
            <text:p>8495736</text:p>
          </table:table-cell>
          <table:table-cell table:formula="of:=[.A533]/1000/(60*60*24)" office:value-type="time" office:time-value="PT02H21M35.736S" calcext:value-type="time">
            <text:p>02:21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84.33" calcext:value-type="float">
            <text:p>1084.33</text:p>
          </table:table-cell>
          <table:table-cell office:value-type="float" office:value="1293.64" calcext:value-type="float">
            <text:p>1293.64</text:p>
          </table:table-cell>
        </table:table-row>
        <table:table-row table:style-name="ro1">
          <table:table-cell office:value-type="float" office:value="8511736" calcext:value-type="float">
            <text:p>8511736</text:p>
          </table:table-cell>
          <table:table-cell table:formula="of:=[.A534]/1000/(60*60*24)" office:value-type="time" office:time-value="PT02H21M51.736S" calcext:value-type="time">
            <text:p>02:21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5" calcext:value-type="float">
            <text:p>535.65</text:p>
          </table:table-cell>
          <table:table-cell office:value-type="float" office:value="1086.38" calcext:value-type="float">
            <text:p>1086.38</text:p>
          </table:table-cell>
          <table:table-cell office:value-type="float" office:value="1296.02" calcext:value-type="float">
            <text:p>1296.02</text:p>
          </table:table-cell>
        </table:table-row>
        <table:table-row table:style-name="ro1">
          <table:table-cell office:value-type="float" office:value="8527736" calcext:value-type="float">
            <text:p>8527736</text:p>
          </table:table-cell>
          <table:table-cell table:formula="of:=[.A535]/1000/(60*60*24)" office:value-type="time" office:time-value="PT02H22M07.736S" calcext:value-type="time">
            <text:p>02:22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88.42" calcext:value-type="float">
            <text:p>1088.42</text:p>
          </table:table-cell>
          <table:table-cell office:value-type="float" office:value="1298.41" calcext:value-type="float">
            <text:p>1298.41</text:p>
          </table:table-cell>
        </table:table-row>
        <table:table-row table:style-name="ro1">
          <table:table-cell office:value-type="float" office:value="8543738" calcext:value-type="float">
            <text:p>8543738</text:p>
          </table:table-cell>
          <table:table-cell table:formula="of:=[.A536]/1000/(60*60*24)" office:value-type="time" office:time-value="PT02H22M23.738S" calcext:value-type="time">
            <text:p>02:22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39" calcext:value-type="float">
            <text:p>535.39</text:p>
          </table:table-cell>
          <table:table-cell office:value-type="float" office:value="1090.46" calcext:value-type="float">
            <text:p>1090.46</text:p>
          </table:table-cell>
          <table:table-cell office:value-type="float" office:value="1300.79" calcext:value-type="float">
            <text:p>1300.79</text:p>
          </table:table-cell>
        </table:table-row>
        <table:table-row table:style-name="ro1">
          <table:table-cell office:value-type="float" office:value="8559736" calcext:value-type="float">
            <text:p>8559736</text:p>
          </table:table-cell>
          <table:table-cell table:formula="of:=[.A537]/1000/(60*60*24)" office:value-type="time" office:time-value="PT02H22M39.736S" calcext:value-type="time">
            <text:p>02:22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8" calcext:value-type="float">
            <text:p>535.78</text:p>
          </table:table-cell>
          <table:table-cell office:value-type="float" office:value="1092.5" calcext:value-type="float">
            <text:p>1092.5</text:p>
          </table:table-cell>
          <table:table-cell office:value-type="float" office:value="1303.17" calcext:value-type="float">
            <text:p>1303.17</text:p>
          </table:table-cell>
        </table:table-row>
        <table:table-row table:style-name="ro1">
          <table:table-cell office:value-type="float" office:value="8575736" calcext:value-type="float">
            <text:p>8575736</text:p>
          </table:table-cell>
          <table:table-cell table:formula="of:=[.A538]/1000/(60*60*24)" office:value-type="time" office:time-value="PT02H22M55.736S" calcext:value-type="time">
            <text:p>02:22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1305.55" calcext:value-type="float">
            <text:p>1305.55</text:p>
          </table:table-cell>
        </table:table-row>
        <table:table-row table:style-name="ro1">
          <table:table-cell office:value-type="float" office:value="8591736" calcext:value-type="float">
            <text:p>8591736</text:p>
          </table:table-cell>
          <table:table-cell table:formula="of:=[.A539]/1000/(60*60*24)" office:value-type="time" office:time-value="PT02H23M11.736S" calcext:value-type="time">
            <text:p>02:23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5" calcext:value-type="float">
            <text:p>535.65</text:p>
          </table:table-cell>
          <table:table-cell office:value-type="float" office:value="1096.59" calcext:value-type="float">
            <text:p>1096.59</text:p>
          </table:table-cell>
          <table:table-cell office:value-type="float" office:value="1307.93" calcext:value-type="float">
            <text:p>1307.93</text:p>
          </table:table-cell>
        </table:table-row>
        <table:table-row table:style-name="ro1">
          <table:table-cell office:value-type="float" office:value="8607736" calcext:value-type="float">
            <text:p>8607736</text:p>
          </table:table-cell>
          <table:table-cell table:formula="of:=[.A540]/1000/(60*60*24)" office:value-type="time" office:time-value="PT02H23M27.736S" calcext:value-type="time">
            <text:p>02:23:2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098.63" calcext:value-type="float">
            <text:p>1098.63</text:p>
          </table:table-cell>
          <table:table-cell office:value-type="float" office:value="1310.31" calcext:value-type="float">
            <text:p>1310.31</text:p>
          </table:table-cell>
        </table:table-row>
        <table:table-row table:style-name="ro1">
          <table:table-cell office:value-type="float" office:value="8623738" calcext:value-type="float">
            <text:p>8623738</text:p>
          </table:table-cell>
          <table:table-cell table:formula="of:=[.A541]/1000/(60*60*24)" office:value-type="time" office:time-value="PT02H23M43.738S" calcext:value-type="time">
            <text:p>02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00.67" calcext:value-type="float">
            <text:p>1100.67</text:p>
          </table:table-cell>
          <table:table-cell office:value-type="float" office:value="1312.69" calcext:value-type="float">
            <text:p>1312.69</text:p>
          </table:table-cell>
        </table:table-row>
        <table:table-row table:style-name="ro1">
          <table:table-cell office:value-type="float" office:value="8639738" calcext:value-type="float">
            <text:p>8639738</text:p>
          </table:table-cell>
          <table:table-cell table:formula="of:=[.A542]/1000/(60*60*24)" office:value-type="time" office:time-value="PT02H23M59.738S" calcext:value-type="time">
            <text:p>02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1315.07" calcext:value-type="float">
            <text:p>1315.07</text:p>
          </table:table-cell>
        </table:table-row>
        <table:table-row table:style-name="ro1">
          <table:table-cell office:value-type="float" office:value="8655738" calcext:value-type="float">
            <text:p>8655738</text:p>
          </table:table-cell>
          <table:table-cell table:formula="of:=[.A543]/1000/(60*60*24)" office:value-type="time" office:time-value="PT02H24M15.738S" calcext:value-type="time">
            <text:p>02:24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6.02" calcext:value-type="float">
            <text:p>536.02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317.45" calcext:value-type="float">
            <text:p>1317.45</text:p>
          </table:table-cell>
        </table:table-row>
        <table:table-row table:style-name="ro1">
          <table:table-cell office:value-type="float" office:value="8671736" calcext:value-type="float">
            <text:p>8671736</text:p>
          </table:table-cell>
          <table:table-cell table:formula="of:=[.A544]/1000/(60*60*24)" office:value-type="time" office:time-value="PT02H24M31.736S" calcext:value-type="time">
            <text:p>02:24:3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106.8" calcext:value-type="float">
            <text:p>1106.8</text:p>
          </table:table-cell>
          <table:table-cell office:value-type="float" office:value="1319.83" calcext:value-type="float">
            <text:p>1319.83</text:p>
          </table:table-cell>
        </table:table-row>
        <table:table-row table:style-name="ro1">
          <table:table-cell office:value-type="float" office:value="8687736" calcext:value-type="float">
            <text:p>8687736</text:p>
          </table:table-cell>
          <table:table-cell table:formula="of:=[.A545]/1000/(60*60*24)" office:value-type="time" office:time-value="PT02H24M47.736S" calcext:value-type="time">
            <text:p>02:24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6" calcext:value-type="float">
            <text:p>535.76</text:p>
          </table:table-cell>
          <table:table-cell office:value-type="float" office:value="1108.84" calcext:value-type="float">
            <text:p>1108.84</text:p>
          </table:table-cell>
          <table:table-cell office:value-type="float" office:value="1322.21" calcext:value-type="float">
            <text:p>1322.21</text:p>
          </table:table-cell>
        </table:table-row>
        <table:table-row table:style-name="ro1">
          <table:table-cell office:value-type="float" office:value="8703736" calcext:value-type="float">
            <text:p>8703736</text:p>
          </table:table-cell>
          <table:table-cell table:formula="of:=[.A546]/1000/(60*60*24)" office:value-type="time" office:time-value="PT02H25M03.736S" calcext:value-type="time">
            <text:p>02:25:04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6" calcext:value-type="float">
            <text:p>535.86</text:p>
          </table:table-cell>
          <table:table-cell office:value-type="float" office:value="1110.88" calcext:value-type="float">
            <text:p>1110.88</text:p>
          </table:table-cell>
          <table:table-cell office:value-type="float" office:value="1324.59" calcext:value-type="float">
            <text:p>1324.59</text:p>
          </table:table-cell>
        </table:table-row>
        <table:table-row table:style-name="ro1">
          <table:table-cell office:value-type="float" office:value="8719736" calcext:value-type="float">
            <text:p>8719736</text:p>
          </table:table-cell>
          <table:table-cell table:formula="of:=[.A547]/1000/(60*60*24)" office:value-type="time" office:time-value="PT02H25M19.736S" calcext:value-type="time">
            <text:p>02:25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112.92" calcext:value-type="float">
            <text:p>1112.92</text:p>
          </table:table-cell>
          <table:table-cell office:value-type="float" office:value="1326.97" calcext:value-type="float">
            <text:p>1326.97</text:p>
          </table:table-cell>
        </table:table-row>
        <table:table-row table:style-name="ro1">
          <table:table-cell office:value-type="float" office:value="8735736" calcext:value-type="float">
            <text:p>8735736</text:p>
          </table:table-cell>
          <table:table-cell table:formula="of:=[.A548]/1000/(60*60*24)" office:value-type="time" office:time-value="PT02H25M35.736S" calcext:value-type="time">
            <text:p>02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14.96" calcext:value-type="float">
            <text:p>1114.96</text:p>
          </table:table-cell>
          <table:table-cell office:value-type="float" office:value="1329.35" calcext:value-type="float">
            <text:p>1329.35</text:p>
          </table:table-cell>
        </table:table-row>
        <table:table-row table:style-name="ro1">
          <table:table-cell office:value-type="float" office:value="8751736" calcext:value-type="float">
            <text:p>8751736</text:p>
          </table:table-cell>
          <table:table-cell table:formula="of:=[.A549]/1000/(60*60*24)" office:value-type="time" office:time-value="PT02H25M51.736S" calcext:value-type="time">
            <text:p>02:25:52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17.01" calcext:value-type="float">
            <text:p>1117.01</text:p>
          </table:table-cell>
          <table:table-cell office:value-type="float" office:value="1331.73" calcext:value-type="float">
            <text:p>1331.73</text:p>
          </table:table-cell>
        </table:table-row>
        <table:table-row table:style-name="ro1">
          <table:table-cell office:value-type="float" office:value="8767736" calcext:value-type="float">
            <text:p>8767736</text:p>
          </table:table-cell>
          <table:table-cell table:formula="of:=[.A550]/1000/(60*60*24)" office:value-type="time" office:time-value="PT02H26M07.736S" calcext:value-type="time">
            <text:p>02:26:0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19.05" calcext:value-type="float">
            <text:p>1119.05</text:p>
          </table:table-cell>
          <table:table-cell office:value-type="float" office:value="1334.1" calcext:value-type="float">
            <text:p>1334.1</text:p>
          </table:table-cell>
        </table:table-row>
        <table:table-row table:style-name="ro1">
          <table:table-cell office:value-type="float" office:value="8783736" calcext:value-type="float">
            <text:p>8783736</text:p>
          </table:table-cell>
          <table:table-cell table:formula="of:=[.A551]/1000/(60*60*24)" office:value-type="time" office:time-value="PT02H26M23.736S" calcext:value-type="time">
            <text:p>02:26:24</text:p>
          </table:table-cell>
          <table:table-cell office:value-type="float" office:value="1.17" calcext:value-type="float">
            <text:p>1.17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5.77" calcext:value-type="float">
            <text:p>535.77</text:p>
          </table:table-cell>
          <table:table-cell office:value-type="float" office:value="1121.09" calcext:value-type="float">
            <text:p>1121.09</text:p>
          </table:table-cell>
          <table:table-cell office:value-type="float" office:value="1336.48" calcext:value-type="float">
            <text:p>1336.48</text:p>
          </table:table-cell>
        </table:table-row>
        <table:table-row table:style-name="ro1">
          <table:table-cell office:value-type="float" office:value="8799738" calcext:value-type="float">
            <text:p>8799738</text:p>
          </table:table-cell>
          <table:table-cell table:formula="of:=[.A552]/1000/(60*60*24)" office:value-type="time" office:time-value="PT02H26M39.738S" calcext:value-type="time">
            <text:p>02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23.13" calcext:value-type="float">
            <text:p>1123.13</text:p>
          </table:table-cell>
          <table:table-cell office:value-type="float" office:value="1338.86" calcext:value-type="float">
            <text:p>1338.86</text:p>
          </table:table-cell>
        </table:table-row>
        <table:table-row table:style-name="ro1">
          <table:table-cell office:value-type="float" office:value="8815736" calcext:value-type="float">
            <text:p>8815736</text:p>
          </table:table-cell>
          <table:table-cell table:formula="of:=[.A553]/1000/(60*60*24)" office:value-type="time" office:time-value="PT02H26M55.736S" calcext:value-type="time">
            <text:p>02:26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2" calcext:value-type="float">
            <text:p>459.2</text:p>
          </table:table-cell>
          <table:table-cell office:value-type="float" office:value="535.4" calcext:value-type="float">
            <text:p>535.4</text:p>
          </table:table-cell>
          <table:table-cell office:value-type="float" office:value="1125.17" calcext:value-type="float">
            <text:p>1125.17</text:p>
          </table:table-cell>
          <table:table-cell office:value-type="float" office:value="1341.24" calcext:value-type="float">
            <text:p>1341.24</text:p>
          </table:table-cell>
        </table:table-row>
        <table:table-row table:style-name="ro1">
          <table:table-cell office:value-type="float" office:value="8831738" calcext:value-type="float">
            <text:p>8831738</text:p>
          </table:table-cell>
          <table:table-cell table:formula="of:=[.A554]/1000/(60*60*24)" office:value-type="time" office:time-value="PT02H27M11.738S" calcext:value-type="time">
            <text:p>02:27:12</text:p>
          </table:table-cell>
          <table:table-cell office:value-type="float" office:value="1.17" calcext:value-type="float">
            <text:p>1.17</text:p>
          </table:table-cell>
          <table:table-cell office:value-type="float" office:value="459.6" calcext:value-type="float">
            <text:p>459.6</text:p>
          </table:table-cell>
          <table:table-cell office:value-type="float" office:value="535.86" calcext:value-type="float">
            <text:p>535.86</text:p>
          </table:table-cell>
          <table:table-cell office:value-type="float" office:value="1127.22" calcext:value-type="float">
            <text:p>1127.22</text:p>
          </table:table-cell>
          <table:table-cell office:value-type="float" office:value="1343.62" calcext:value-type="float">
            <text:p>1343.62</text:p>
          </table:table-cell>
        </table:table-row>
        <table:table-row table:style-name="ro1">
          <table:table-cell office:value-type="float" office:value="8847736" calcext:value-type="float">
            <text:p>8847736</text:p>
          </table:table-cell>
          <table:table-cell table:formula="of:=[.A555]/1000/(60*60*24)" office:value-type="time" office:time-value="PT02H27M27.736S" calcext:value-type="time">
            <text:p>02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8863736" calcext:value-type="float">
            <text:p>8863736</text:p>
          </table:table-cell>
          <table:table-cell table:formula="of:=[.A556]/1000/(60*60*24)" office:value-type="time" office:time-value="PT02H27M43.736S" calcext:value-type="time">
            <text:p>02:27:44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31.3" calcext:value-type="float">
            <text:p>1131.3</text:p>
          </table:table-cell>
          <table:table-cell office:value-type="float" office:value="1348.37" calcext:value-type="float">
            <text:p>1348.37</text:p>
          </table:table-cell>
        </table:table-row>
        <table:table-row table:style-name="ro1">
          <table:table-cell office:value-type="float" office:value="8879738" calcext:value-type="float">
            <text:p>8879738</text:p>
          </table:table-cell>
          <table:table-cell table:formula="of:=[.A557]/1000/(60*60*24)" office:value-type="time" office:time-value="PT02H27M59.738S" calcext:value-type="time">
            <text:p>02:28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33.34" calcext:value-type="float">
            <text:p>1133.34</text:p>
          </table:table-cell>
          <table:table-cell office:value-type="float" office:value="1350.75" calcext:value-type="float">
            <text:p>1350.75</text:p>
          </table:table-cell>
        </table:table-row>
        <table:table-row table:style-name="ro1">
          <table:table-cell office:value-type="float" office:value="8895738" calcext:value-type="float">
            <text:p>8895738</text:p>
          </table:table-cell>
          <table:table-cell table:formula="of:=[.A558]/1000/(60*60*24)" office:value-type="time" office:time-value="PT02H28M15.738S" calcext:value-type="time">
            <text:p>02:28:1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1135.38" calcext:value-type="float">
            <text:p>1135.38</text:p>
          </table:table-cell>
          <table:table-cell office:value-type="float" office:value="1353.13" calcext:value-type="float">
            <text:p>1353.13</text:p>
          </table:table-cell>
        </table:table-row>
        <table:table-row table:style-name="ro1">
          <table:table-cell office:value-type="float" office:value="8911737" calcext:value-type="float">
            <text:p>8911737</text:p>
          </table:table-cell>
          <table:table-cell table:formula="of:=[.A559]/1000/(60*60*24)" office:value-type="time" office:time-value="PT02H28M31.737S" calcext:value-type="time">
            <text:p>02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37.42" calcext:value-type="float">
            <text:p>1137.42</text:p>
          </table:table-cell>
          <table:table-cell office:value-type="float" office:value="1355.51" calcext:value-type="float">
            <text:p>1355.51</text:p>
          </table:table-cell>
        </table:table-row>
        <table:table-row table:style-name="ro1">
          <table:table-cell office:value-type="float" office:value="8927738" calcext:value-type="float">
            <text:p>8927738</text:p>
          </table:table-cell>
          <table:table-cell table:formula="of:=[.A560]/1000/(60*60*24)" office:value-type="time" office:time-value="PT02H28M47.738S" calcext:value-type="time">
            <text:p>02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2" calcext:value-type="float">
            <text:p>535.62</text:p>
          </table:table-cell>
          <table:table-cell office:value-type="float" office:value="1139.47" calcext:value-type="float">
            <text:p>1139.47</text:p>
          </table:table-cell>
          <table:table-cell office:value-type="float" office:value="1357.88" calcext:value-type="float">
            <text:p>1357.88</text:p>
          </table:table-cell>
        </table:table-row>
        <table:table-row table:style-name="ro1">
          <table:table-cell office:value-type="float" office:value="8943737" calcext:value-type="float">
            <text:p>8943737</text:p>
          </table:table-cell>
          <table:table-cell table:formula="of:=[.A561]/1000/(60*60*24)" office:value-type="time" office:time-value="PT02H29M03.737S" calcext:value-type="time">
            <text:p>02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4" calcext:value-type="float">
            <text:p>534.04</text:p>
          </table:table-cell>
          <table:table-cell office:value-type="float" office:value="1141.51" calcext:value-type="float">
            <text:p>1141.51</text:p>
          </table:table-cell>
          <table:table-cell office:value-type="float" office:value="1360.26" calcext:value-type="float">
            <text:p>1360.26</text:p>
          </table:table-cell>
        </table:table-row>
        <table:table-row table:style-name="ro1">
          <table:table-cell office:value-type="float" office:value="8959736" calcext:value-type="float">
            <text:p>8959736</text:p>
          </table:table-cell>
          <table:table-cell table:formula="of:=[.A562]/1000/(60*60*24)" office:value-type="time" office:time-value="PT02H29M19.736S" calcext:value-type="time">
            <text:p>02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43.55" calcext:value-type="float">
            <text:p>1143.55</text:p>
          </table:table-cell>
          <table:table-cell office:value-type="float" office:value="1362.64" calcext:value-type="float">
            <text:p>1362.64</text:p>
          </table:table-cell>
        </table:table-row>
        <table:table-row table:style-name="ro1">
          <table:table-cell office:value-type="float" office:value="8975736" calcext:value-type="float">
            <text:p>8975736</text:p>
          </table:table-cell>
          <table:table-cell table:formula="of:=[.A563]/1000/(60*60*24)" office:value-type="time" office:time-value="PT02H29M35.736S" calcext:value-type="time">
            <text:p>02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5.3" calcext:value-type="float">
            <text:p>535.3</text:p>
          </table:table-cell>
          <table:table-cell office:value-type="float" office:value="1145.59" calcext:value-type="float">
            <text:p>1145.59</text:p>
          </table:table-cell>
          <table:table-cell office:value-type="float" office:value="1365.01" calcext:value-type="float">
            <text:p>1365.01</text:p>
          </table:table-cell>
        </table:table-row>
        <table:table-row table:style-name="ro1">
          <table:table-cell office:value-type="float" office:value="8991736" calcext:value-type="float">
            <text:p>8991736</text:p>
          </table:table-cell>
          <table:table-cell table:formula="of:=[.A564]/1000/(60*60*24)" office:value-type="time" office:time-value="PT02H29M51.736S" calcext:value-type="time">
            <text:p>02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147.63" calcext:value-type="float">
            <text:p>1147.63</text:p>
          </table:table-cell>
          <table:table-cell office:value-type="float" office:value="1367.39" calcext:value-type="float">
            <text:p>1367.39</text:p>
          </table:table-cell>
        </table:table-row>
        <table:table-row table:style-name="ro1">
          <table:table-cell office:value-type="float" office:value="9007736" calcext:value-type="float">
            <text:p>9007736</text:p>
          </table:table-cell>
          <table:table-cell table:formula="of:=[.A565]/1000/(60*60*24)" office:value-type="time" office:time-value="PT02H30M07.736S" calcext:value-type="time">
            <text:p>02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49.68" calcext:value-type="float">
            <text:p>1149.68</text:p>
          </table:table-cell>
          <table:table-cell office:value-type="float" office:value="1369.77" calcext:value-type="float">
            <text:p>1369.77</text:p>
          </table:table-cell>
        </table:table-row>
        <table:table-row table:style-name="ro1">
          <table:table-cell office:value-type="float" office:value="9023736" calcext:value-type="float">
            <text:p>9023736</text:p>
          </table:table-cell>
          <table:table-cell table:formula="of:=[.A566]/1000/(60*60*24)" office:value-type="time" office:time-value="PT02H30M23.736S" calcext:value-type="time">
            <text:p>02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51.72" calcext:value-type="float">
            <text:p>1151.72</text:p>
          </table:table-cell>
          <table:table-cell office:value-type="float" office:value="1372.14" calcext:value-type="float">
            <text:p>1372.14</text:p>
          </table:table-cell>
        </table:table-row>
        <table:table-row table:style-name="ro1">
          <table:table-cell office:value-type="float" office:value="9039738" calcext:value-type="float">
            <text:p>9039738</text:p>
          </table:table-cell>
          <table:table-cell table:formula="of:=[.A567]/1000/(60*60*24)" office:value-type="time" office:time-value="PT02H30M39.738S" calcext:value-type="time">
            <text:p>02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4" calcext:value-type="float">
            <text:p>535.64</text:p>
          </table:table-cell>
          <table:table-cell office:value-type="float" office:value="1153.76" calcext:value-type="float">
            <text:p>1153.76</text:p>
          </table:table-cell>
          <table:table-cell office:value-type="float" office:value="1374.52" calcext:value-type="float">
            <text:p>1374.52</text:p>
          </table:table-cell>
        </table:table-row>
        <table:table-row table:style-name="ro1">
          <table:table-cell office:value-type="float" office:value="9055736" calcext:value-type="float">
            <text:p>9055736</text:p>
          </table:table-cell>
          <table:table-cell table:formula="of:=[.A568]/1000/(60*60*24)" office:value-type="time" office:time-value="PT02H30M55.736S" calcext:value-type="time">
            <text:p>02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5.53" calcext:value-type="float">
            <text:p>535.53</text:p>
          </table:table-cell>
          <table:table-cell office:value-type="float" office:value="1155.8" calcext:value-type="float">
            <text:p>1155.8</text:p>
          </table:table-cell>
          <table:table-cell office:value-type="float" office:value="1376.9" calcext:value-type="float">
            <text:p>1376.9</text:p>
          </table:table-cell>
        </table:table-row>
        <table:table-row table:style-name="ro1">
          <table:table-cell office:value-type="float" office:value="9071738" calcext:value-type="float">
            <text:p>9071738</text:p>
          </table:table-cell>
          <table:table-cell table:formula="of:=[.A569]/1000/(60*60*24)" office:value-type="time" office:time-value="PT02H31M11.738S" calcext:value-type="time">
            <text:p>02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57.84" calcext:value-type="float">
            <text:p>1157.84</text:p>
          </table:table-cell>
          <table:table-cell office:value-type="float" office:value="1379.27" calcext:value-type="float">
            <text:p>1379.27</text:p>
          </table:table-cell>
        </table:table-row>
        <table:table-row table:style-name="ro1">
          <table:table-cell office:value-type="float" office:value="9087736" calcext:value-type="float">
            <text:p>9087736</text:p>
          </table:table-cell>
          <table:table-cell table:formula="of:=[.A570]/1000/(60*60*24)" office:value-type="time" office:time-value="PT02H31M27.736S" calcext:value-type="time">
            <text:p>02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59.88" calcext:value-type="float">
            <text:p>1159.88</text:p>
          </table:table-cell>
          <table:table-cell office:value-type="float" office:value="1381.64" calcext:value-type="float">
            <text:p>1381.64</text:p>
          </table:table-cell>
        </table:table-row>
        <table:table-row table:style-name="ro1">
          <table:table-cell office:value-type="float" office:value="9103736" calcext:value-type="float">
            <text:p>9103736</text:p>
          </table:table-cell>
          <table:table-cell table:formula="of:=[.A571]/1000/(60*60*24)" office:value-type="time" office:time-value="PT02H31M43.736S" calcext:value-type="time">
            <text:p>02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61.93" calcext:value-type="float">
            <text:p>1161.93</text:p>
          </table:table-cell>
          <table:table-cell office:value-type="float" office:value="1384.02" calcext:value-type="float">
            <text:p>1384.02</text:p>
          </table:table-cell>
        </table:table-row>
        <table:table-row table:style-name="ro1">
          <table:table-cell office:value-type="float" office:value="9119737" calcext:value-type="float">
            <text:p>9119737</text:p>
          </table:table-cell>
          <table:table-cell table:formula="of:=[.A572]/1000/(60*60*24)" office:value-type="time" office:time-value="PT02H31M59.737S" calcext:value-type="time">
            <text:p>02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3" calcext:value-type="float">
            <text:p>535.63</text:p>
          </table:table-cell>
          <table:table-cell office:value-type="float" office:value="1163.97" calcext:value-type="float">
            <text:p>1163.97</text:p>
          </table:table-cell>
          <table:table-cell office:value-type="float" office:value="1386.39" calcext:value-type="float">
            <text:p>1386.39</text:p>
          </table:table-cell>
        </table:table-row>
        <table:table-row table:style-name="ro1">
          <table:table-cell office:value-type="float" office:value="9135736" calcext:value-type="float">
            <text:p>9135736</text:p>
          </table:table-cell>
          <table:table-cell table:formula="of:=[.A573]/1000/(60*60*24)" office:value-type="time" office:time-value="PT02H32M15.736S" calcext:value-type="time">
            <text:p>02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66.01" calcext:value-type="float">
            <text:p>1166.01</text:p>
          </table:table-cell>
          <table:table-cell office:value-type="float" office:value="1388.77" calcext:value-type="float">
            <text:p>1388.77</text:p>
          </table:table-cell>
        </table:table-row>
        <table:table-row table:style-name="ro1">
          <table:table-cell office:value-type="float" office:value="9151736" calcext:value-type="float">
            <text:p>9151736</text:p>
          </table:table-cell>
          <table:table-cell table:formula="of:=[.A574]/1000/(60*60*24)" office:value-type="time" office:time-value="PT02H32M31.736S" calcext:value-type="time">
            <text:p>02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68.05" calcext:value-type="float">
            <text:p>1168.05</text:p>
          </table:table-cell>
          <table:table-cell office:value-type="float" office:value="1391.14" calcext:value-type="float">
            <text:p>1391.14</text:p>
          </table:table-cell>
        </table:table-row>
        <table:table-row table:style-name="ro1">
          <table:table-cell office:value-type="float" office:value="9167736" calcext:value-type="float">
            <text:p>9167736</text:p>
          </table:table-cell>
          <table:table-cell table:formula="of:=[.A575]/1000/(60*60*24)" office:value-type="time" office:time-value="PT02H32M47.736S" calcext:value-type="time">
            <text:p>02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68" calcext:value-type="float">
            <text:p>533.68</text:p>
          </table:table-cell>
          <table:table-cell office:value-type="float" office:value="1170.09" calcext:value-type="float">
            <text:p>1170.09</text:p>
          </table:table-cell>
          <table:table-cell office:value-type="float" office:value="1393.52" calcext:value-type="float">
            <text:p>1393.52</text:p>
          </table:table-cell>
        </table:table-row>
        <table:table-row table:style-name="ro1">
          <table:table-cell office:value-type="float" office:value="9183736" calcext:value-type="float">
            <text:p>9183736</text:p>
          </table:table-cell>
          <table:table-cell table:formula="of:=[.A576]/1000/(60*60*24)" office:value-type="time" office:time-value="PT02H33M03.736S" calcext:value-type="time">
            <text:p>02:33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3.47" calcext:value-type="float">
            <text:p>533.47</text:p>
          </table:table-cell>
          <table:table-cell office:value-type="float" office:value="1172.14" calcext:value-type="float">
            <text:p>1172.14</text:p>
          </table:table-cell>
          <table:table-cell office:value-type="float" office:value="1395.89" calcext:value-type="float">
            <text:p>1395.89</text:p>
          </table:table-cell>
        </table:table-row>
        <table:table-row table:style-name="ro1">
          <table:table-cell office:value-type="float" office:value="9199736" calcext:value-type="float">
            <text:p>9199736</text:p>
          </table:table-cell>
          <table:table-cell table:formula="of:=[.A577]/1000/(60*60*24)" office:value-type="time" office:time-value="PT02H33M19.736S" calcext:value-type="time">
            <text:p>02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459.4" calcext:value-type="float">
            <text:p>459.4</text:p>
          </table:table-cell>
          <table:table-cell office:value-type="float" office:value="535.66" calcext:value-type="float">
            <text:p>535.66</text:p>
          </table:table-cell>
          <table:table-cell office:value-type="float" office:value="1174.18" calcext:value-type="float">
            <text:p>1174.18</text:p>
          </table:table-cell>
          <table:table-cell office:value-type="float" office:value="1398.27" calcext:value-type="float">
            <text:p>1398.27</text:p>
          </table:table-cell>
        </table:table-row>
        <table:table-row table:style-name="ro1">
          <table:table-cell office:value-type="float" office:value="9215738" calcext:value-type="float">
            <text:p>9215738</text:p>
          </table:table-cell>
          <table:table-cell table:formula="of:=[.A578]/1000/(60*60*24)" office:value-type="time" office:time-value="PT02H33M35.738S" calcext:value-type="time">
            <text:p>02:33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76.22" calcext:value-type="float">
            <text:p>1176.22</text:p>
          </table:table-cell>
          <table:table-cell office:value-type="float" office:value="1400.64" calcext:value-type="float">
            <text:p>1400.64</text:p>
          </table:table-cell>
        </table:table-row>
        <table:table-row table:style-name="ro1">
          <table:table-cell office:value-type="float" office:value="9231737" calcext:value-type="float">
            <text:p>9231737</text:p>
          </table:table-cell>
          <table:table-cell table:formula="of:=[.A579]/1000/(60*60*24)" office:value-type="time" office:time-value="PT02H33M51.737S" calcext:value-type="time">
            <text:p>02:33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7" calcext:value-type="float">
            <text:p>533.57</text:p>
          </table:table-cell>
          <table:table-cell office:value-type="float" office:value="1178.26" calcext:value-type="float">
            <text:p>1178.26</text:p>
          </table:table-cell>
          <table:table-cell office:value-type="float" office:value="1403.01" calcext:value-type="float">
            <text:p>1403.01</text:p>
          </table:table-cell>
        </table:table-row>
        <table:table-row table:style-name="ro1">
          <table:table-cell office:value-type="float" office:value="9247736" calcext:value-type="float">
            <text:p>9247736</text:p>
          </table:table-cell>
          <table:table-cell table:formula="of:=[.A580]/1000/(60*60*24)" office:value-type="time" office:time-value="PT02H34M07.736S" calcext:value-type="time">
            <text:p>02:34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180.3" calcext:value-type="float">
            <text:p>1180.3</text:p>
          </table:table-cell>
          <table:table-cell office:value-type="float" office:value="1405.38" calcext:value-type="float">
            <text:p>1405.38</text:p>
          </table:table-cell>
        </table:table-row>
        <table:table-row table:style-name="ro1">
          <table:table-cell office:value-type="float" office:value="9263738" calcext:value-type="float">
            <text:p>9263738</text:p>
          </table:table-cell>
          <table:table-cell table:formula="of:=[.A581]/1000/(60*60*24)" office:value-type="time" office:time-value="PT02H34M23.738S" calcext:value-type="time">
            <text:p>02:34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1407.76" calcext:value-type="float">
            <text:p>1407.76</text:p>
          </table:table-cell>
        </table:table-row>
        <table:table-row table:style-name="ro1">
          <table:table-cell office:value-type="float" office:value="9279738" calcext:value-type="float">
            <text:p>9279738</text:p>
          </table:table-cell>
          <table:table-cell table:formula="of:=[.A582]/1000/(60*60*24)" office:value-type="time" office:time-value="PT02H34M39.738S" calcext:value-type="time">
            <text:p>02:34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84.39" calcext:value-type="float">
            <text:p>1184.39</text:p>
          </table:table-cell>
          <table:table-cell office:value-type="float" office:value="1410.13" calcext:value-type="float">
            <text:p>1410.13</text:p>
          </table:table-cell>
        </table:table-row>
        <table:table-row table:style-name="ro1">
          <table:table-cell office:value-type="float" office:value="9295738" calcext:value-type="float">
            <text:p>9295738</text:p>
          </table:table-cell>
          <table:table-cell table:formula="of:=[.A583]/1000/(60*60*24)" office:value-type="time" office:time-value="PT02H34M55.738S" calcext:value-type="time">
            <text:p>02:34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186.43" calcext:value-type="float">
            <text:p>1186.43</text:p>
          </table:table-cell>
          <table:table-cell office:value-type="float" office:value="1412.5" calcext:value-type="float">
            <text:p>1412.5</text:p>
          </table:table-cell>
        </table:table-row>
        <table:table-row table:style-name="ro1">
          <table:table-cell office:value-type="float" office:value="9311736" calcext:value-type="float">
            <text:p>9311736</text:p>
          </table:table-cell>
          <table:table-cell table:formula="of:=[.A584]/1000/(60*60*24)" office:value-type="time" office:time-value="PT02H35M11.736S" calcext:value-type="time">
            <text:p>02:35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188.47" calcext:value-type="float">
            <text:p>1188.47</text:p>
          </table:table-cell>
          <table:table-cell office:value-type="float" office:value="1414.88" calcext:value-type="float">
            <text:p>1414.88</text:p>
          </table:table-cell>
        </table:table-row>
        <table:table-row table:style-name="ro1">
          <table:table-cell office:value-type="float" office:value="9327736" calcext:value-type="float">
            <text:p>9327736</text:p>
          </table:table-cell>
          <table:table-cell table:formula="of:=[.A585]/1000/(60*60*24)" office:value-type="time" office:time-value="PT02H35M27.736S" calcext:value-type="time">
            <text:p>02:35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190.52" calcext:value-type="float">
            <text:p>1190.52</text:p>
          </table:table-cell>
          <table:table-cell office:value-type="float" office:value="1417.25" calcext:value-type="float">
            <text:p>1417.25</text:p>
          </table:table-cell>
        </table:table-row>
        <table:table-row table:style-name="ro1">
          <table:table-cell office:value-type="float" office:value="9343736" calcext:value-type="float">
            <text:p>9343736</text:p>
          </table:table-cell>
          <table:table-cell table:formula="of:=[.A586]/1000/(60*60*24)" office:value-type="time" office:time-value="PT02H35M43.736S" calcext:value-type="time">
            <text:p>02:35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5" calcext:value-type="float">
            <text:p>533.95</text:p>
          </table:table-cell>
          <table:table-cell office:value-type="float" office:value="1192.56" calcext:value-type="float">
            <text:p>1192.56</text:p>
          </table:table-cell>
          <table:table-cell office:value-type="float" office:value="1419.63" calcext:value-type="float">
            <text:p>1419.63</text:p>
          </table:table-cell>
        </table:table-row>
        <table:table-row table:style-name="ro1">
          <table:table-cell office:value-type="float" office:value="9359736" calcext:value-type="float">
            <text:p>9359736</text:p>
          </table:table-cell>
          <table:table-cell table:formula="of:=[.A587]/1000/(60*60*24)" office:value-type="time" office:time-value="PT02H35M59.736S" calcext:value-type="time">
            <text:p>02:36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194.6" calcext:value-type="float">
            <text:p>1194.6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9375736" calcext:value-type="float">
            <text:p>9375736</text:p>
          </table:table-cell>
          <table:table-cell table:formula="of:=[.A588]/1000/(60*60*24)" office:value-type="time" office:time-value="PT02H36M15.736S" calcext:value-type="time">
            <text:p>02:36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196.64" calcext:value-type="float">
            <text:p>1196.64</text:p>
          </table:table-cell>
          <table:table-cell office:value-type="float" office:value="1424.37" calcext:value-type="float">
            <text:p>1424.37</text:p>
          </table:table-cell>
        </table:table-row>
        <table:table-row table:style-name="ro1">
          <table:table-cell office:value-type="float" office:value="9391736" calcext:value-type="float">
            <text:p>9391736</text:p>
          </table:table-cell>
          <table:table-cell table:formula="of:=[.A589]/1000/(60*60*24)" office:value-type="time" office:time-value="PT02H36M31.736S" calcext:value-type="time">
            <text:p>02:36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" calcext:value-type="float">
            <text:p>533.7</text:p>
          </table:table-cell>
          <table:table-cell office:value-type="float" office:value="1198.68" calcext:value-type="float">
            <text:p>1198.68</text:p>
          </table:table-cell>
          <table:table-cell office:value-type="float" office:value="1426.74" calcext:value-type="float">
            <text:p>1426.74</text:p>
          </table:table-cell>
        </table:table-row>
        <table:table-row table:style-name="ro1">
          <table:table-cell office:value-type="float" office:value="9407736" calcext:value-type="float">
            <text:p>9407736</text:p>
          </table:table-cell>
          <table:table-cell table:formula="of:=[.A590]/1000/(60*60*24)" office:value-type="time" office:time-value="PT02H36M47.736S" calcext:value-type="time">
            <text:p>02:36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00.73" calcext:value-type="float">
            <text:p>1200.73</text:p>
          </table:table-cell>
          <table:table-cell office:value-type="float" office:value="1429.12" calcext:value-type="float">
            <text:p>1429.12</text:p>
          </table:table-cell>
        </table:table-row>
        <table:table-row table:style-name="ro1">
          <table:table-cell office:value-type="float" office:value="9423736" calcext:value-type="float">
            <text:p>9423736</text:p>
          </table:table-cell>
          <table:table-cell table:formula="of:=[.A591]/1000/(60*60*24)" office:value-type="time" office:time-value="PT02H37M03.736S" calcext:value-type="time">
            <text:p>02:37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02.77" calcext:value-type="float">
            <text:p>1202.77</text:p>
          </table:table-cell>
          <table:table-cell office:value-type="float" office:value="1431.49" calcext:value-type="float">
            <text:p>1431.49</text:p>
          </table:table-cell>
        </table:table-row>
        <table:table-row table:style-name="ro1">
          <table:table-cell office:value-type="float" office:value="9439736" calcext:value-type="float">
            <text:p>9439736</text:p>
          </table:table-cell>
          <table:table-cell table:formula="of:=[.A592]/1000/(60*60*24)" office:value-type="time" office:time-value="PT02H37M19.736S" calcext:value-type="time">
            <text:p>02:37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04.81" calcext:value-type="float">
            <text:p>1204.81</text:p>
          </table:table-cell>
          <table:table-cell office:value-type="float" office:value="1433.86" calcext:value-type="float">
            <text:p>1433.86</text:p>
          </table:table-cell>
        </table:table-row>
        <table:table-row table:style-name="ro1">
          <table:table-cell office:value-type="float" office:value="9455738" calcext:value-type="float">
            <text:p>9455738</text:p>
          </table:table-cell>
          <table:table-cell table:formula="of:=[.A593]/1000/(60*60*24)" office:value-type="time" office:time-value="PT02H37M35.738S" calcext:value-type="time">
            <text:p>02:37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206.85" calcext:value-type="float">
            <text:p>1206.85</text:p>
          </table:table-cell>
          <table:table-cell office:value-type="float" office:value="1436.23" calcext:value-type="float">
            <text:p>1436.23</text:p>
          </table:table-cell>
        </table:table-row>
        <table:table-row table:style-name="ro1">
          <table:table-cell office:value-type="float" office:value="9471736" calcext:value-type="float">
            <text:p>9471736</text:p>
          </table:table-cell>
          <table:table-cell table:formula="of:=[.A594]/1000/(60*60*24)" office:value-type="time" office:time-value="PT02H37M51.736S" calcext:value-type="time">
            <text:p>02:37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208.9" calcext:value-type="float">
            <text:p>1208.9</text:p>
          </table:table-cell>
          <table:table-cell office:value-type="float" office:value="1438.6" calcext:value-type="float">
            <text:p>1438.6</text:p>
          </table:table-cell>
        </table:table-row>
        <table:table-row table:style-name="ro1">
          <table:table-cell office:value-type="float" office:value="9487737" calcext:value-type="float">
            <text:p>9487737</text:p>
          </table:table-cell>
          <table:table-cell table:formula="of:=[.A595]/1000/(60*60*24)" office:value-type="time" office:time-value="PT02H38M07.737S" calcext:value-type="time">
            <text:p>02:38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4.17" calcext:value-type="float">
            <text:p>534.17</text:p>
          </table:table-cell>
          <table:table-cell office:value-type="float" office:value="1210.94" calcext:value-type="float">
            <text:p>1210.94</text:p>
          </table:table-cell>
          <table:table-cell office:value-type="float" office:value="1440.98" calcext:value-type="float">
            <text:p>1440.98</text:p>
          </table:table-cell>
        </table:table-row>
        <table:table-row table:style-name="ro1">
          <table:table-cell office:value-type="float" office:value="9503736" calcext:value-type="float">
            <text:p>9503736</text:p>
          </table:table-cell>
          <table:table-cell table:formula="of:=[.A596]/1000/(60*60*24)" office:value-type="time" office:time-value="PT02H38M23.736S" calcext:value-type="time">
            <text:p>02:38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212.98" calcext:value-type="float">
            <text:p>1212.98</text:p>
          </table:table-cell>
          <table:table-cell office:value-type="float" office:value="1443.35" calcext:value-type="float">
            <text:p>1443.35</text:p>
          </table:table-cell>
        </table:table-row>
        <table:table-row table:style-name="ro1">
          <table:table-cell office:value-type="float" office:value="9519736" calcext:value-type="float">
            <text:p>9519736</text:p>
          </table:table-cell>
          <table:table-cell table:formula="of:=[.A597]/1000/(60*60*24)" office:value-type="time" office:time-value="PT02H38M39.736S" calcext:value-type="time">
            <text:p>02:38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5" calcext:value-type="float">
            <text:p>534.05</text:p>
          </table:table-cell>
          <table:table-cell office:value-type="float" office:value="1215.02" calcext:value-type="float">
            <text:p>1215.02</text:p>
          </table:table-cell>
          <table:table-cell office:value-type="float" office:value="1445.72" calcext:value-type="float">
            <text:p>1445.72</text:p>
          </table:table-cell>
        </table:table-row>
        <table:table-row table:style-name="ro1">
          <table:table-cell office:value-type="float" office:value="9535738" calcext:value-type="float">
            <text:p>9535738</text:p>
          </table:table-cell>
          <table:table-cell table:formula="of:=[.A598]/1000/(60*60*24)" office:value-type="time" office:time-value="PT02H38M55.738S" calcext:value-type="time">
            <text:p>02:38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3" calcext:value-type="float">
            <text:p>532.33</text:p>
          </table:table-cell>
          <table:table-cell office:value-type="float" office:value="1217.07" calcext:value-type="float">
            <text:p>1217.07</text:p>
          </table:table-cell>
          <table:table-cell office:value-type="float" office:value="1448.09" calcext:value-type="float">
            <text:p>1448.09</text:p>
          </table:table-cell>
        </table:table-row>
        <table:table-row table:style-name="ro1">
          <table:table-cell office:value-type="float" office:value="9551736" calcext:value-type="float">
            <text:p>9551736</text:p>
          </table:table-cell>
          <table:table-cell table:formula="of:=[.A599]/1000/(60*60*24)" office:value-type="time" office:time-value="PT02H39M11.736S" calcext:value-type="time">
            <text:p>02:39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19.11" calcext:value-type="float">
            <text:p>1219.11</text:p>
          </table:table-cell>
          <table:table-cell office:value-type="float" office:value="1450.46" calcext:value-type="float">
            <text:p>1450.46</text:p>
          </table:table-cell>
        </table:table-row>
        <table:table-row table:style-name="ro1">
          <table:table-cell office:value-type="float" office:value="9567736" calcext:value-type="float">
            <text:p>9567736</text:p>
          </table:table-cell>
          <table:table-cell table:formula="of:=[.A600]/1000/(60*60*24)" office:value-type="time" office:time-value="PT02H39M27.736S" calcext:value-type="time">
            <text:p>02:39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3.71" calcext:value-type="float">
            <text:p>533.71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452.84" calcext:value-type="float">
            <text:p>1452.84</text:p>
          </table:table-cell>
        </table:table-row>
        <table:table-row table:style-name="ro1">
          <table:table-cell office:value-type="float" office:value="9583736" calcext:value-type="float">
            <text:p>9583736</text:p>
          </table:table-cell>
          <table:table-cell table:formula="of:=[.A601]/1000/(60*60*24)" office:value-type="time" office:time-value="PT02H39M43.736S" calcext:value-type="time">
            <text:p>02:39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4" calcext:value-type="float">
            <text:p>531.74</text:p>
          </table:table-cell>
          <table:table-cell office:value-type="float" office:value="1223.19" calcext:value-type="float">
            <text:p>1223.19</text:p>
          </table:table-cell>
          <table:table-cell office:value-type="float" office:value="1455.21" calcext:value-type="float">
            <text:p>1455.21</text:p>
          </table:table-cell>
        </table:table-row>
        <table:table-row table:style-name="ro1">
          <table:table-cell office:value-type="float" office:value="9599736" calcext:value-type="float">
            <text:p>9599736</text:p>
          </table:table-cell>
          <table:table-cell table:formula="of:=[.A602]/1000/(60*60*24)" office:value-type="time" office:time-value="PT02H39M59.736S" calcext:value-type="time">
            <text:p>02:40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225.23" calcext:value-type="float">
            <text:p>1225.23</text:p>
          </table:table-cell>
          <table:table-cell office:value-type="float" office:value="1457.58" calcext:value-type="float">
            <text:p>1457.58</text:p>
          </table:table-cell>
        </table:table-row>
        <table:table-row table:style-name="ro1">
          <table:table-cell office:value-type="float" office:value="9615736" calcext:value-type="float">
            <text:p>9615736</text:p>
          </table:table-cell>
          <table:table-cell table:formula="of:=[.A603]/1000/(60*60*24)" office:value-type="time" office:time-value="PT02H40M15.736S" calcext:value-type="time">
            <text:p>02:40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27.28" calcext:value-type="float">
            <text:p>1227.28</text:p>
          </table:table-cell>
          <table:table-cell office:value-type="float" office:value="1459.95" calcext:value-type="float">
            <text:p>1459.95</text:p>
          </table:table-cell>
        </table:table-row>
        <table:table-row table:style-name="ro1">
          <table:table-cell office:value-type="float" office:value="9631738" calcext:value-type="float">
            <text:p>9631738</text:p>
          </table:table-cell>
          <table:table-cell table:formula="of:=[.A604]/1000/(60*60*24)" office:value-type="time" office:time-value="PT02H40M31.738S" calcext:value-type="time">
            <text:p>02:40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229.32" calcext:value-type="float">
            <text:p>1229.32</text:p>
          </table:table-cell>
          <table:table-cell office:value-type="float" office:value="1462.32" calcext:value-type="float">
            <text:p>1462.32</text:p>
          </table:table-cell>
        </table:table-row>
        <table:table-row table:style-name="ro1">
          <table:table-cell office:value-type="float" office:value="9647736" calcext:value-type="float">
            <text:p>9647736</text:p>
          </table:table-cell>
          <table:table-cell table:formula="of:=[.A605]/1000/(60*60*24)" office:value-type="time" office:time-value="PT02H40M47.736S" calcext:value-type="time">
            <text:p>02:40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31.36" calcext:value-type="float">
            <text:p>1231.36</text:p>
          </table:table-cell>
          <table:table-cell office:value-type="float" office:value="1464.69" calcext:value-type="float">
            <text:p>1464.69</text:p>
          </table:table-cell>
        </table:table-row>
        <table:table-row table:style-name="ro1">
          <table:table-cell office:value-type="float" office:value="9663736" calcext:value-type="float">
            <text:p>9663736</text:p>
          </table:table-cell>
          <table:table-cell table:formula="of:=[.A606]/1000/(60*60*24)" office:value-type="time" office:time-value="PT02H41M03.736S" calcext:value-type="time">
            <text:p>02:41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233.4" calcext:value-type="float">
            <text:p>1233.4</text:p>
          </table:table-cell>
          <table:table-cell office:value-type="float" office:value="1467.05" calcext:value-type="float">
            <text:p>1467.05</text:p>
          </table:table-cell>
        </table:table-row>
        <table:table-row table:style-name="ro1">
          <table:table-cell office:value-type="float" office:value="9679737" calcext:value-type="float">
            <text:p>9679737</text:p>
          </table:table-cell>
          <table:table-cell table:formula="of:=[.A607]/1000/(60*60*24)" office:value-type="time" office:time-value="PT02H41M19.737S" calcext:value-type="time">
            <text:p>02:41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35.44" calcext:value-type="float">
            <text:p>1235.44</text:p>
          </table:table-cell>
          <table:table-cell office:value-type="float" office:value="1469.43" calcext:value-type="float">
            <text:p>1469.43</text:p>
          </table:table-cell>
        </table:table-row>
        <table:table-row table:style-name="ro1">
          <table:table-cell office:value-type="float" office:value="9695736" calcext:value-type="float">
            <text:p>9695736</text:p>
          </table:table-cell>
          <table:table-cell table:formula="of:=[.A608]/1000/(60*60*24)" office:value-type="time" office:time-value="PT02H41M35.736S" calcext:value-type="time">
            <text:p>02:41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1" calcext:value-type="float">
            <text:p>533.81</text:p>
          </table:table-cell>
          <table:table-cell office:value-type="float" office:value="1237.49" calcext:value-type="float">
            <text:p>1237.49</text:p>
          </table:table-cell>
          <table:table-cell office:value-type="float" office:value="1471.79" calcext:value-type="float">
            <text:p>1471.79</text:p>
          </table:table-cell>
        </table:table-row>
        <table:table-row table:style-name="ro1">
          <table:table-cell office:value-type="float" office:value="9711736" calcext:value-type="float">
            <text:p>9711736</text:p>
          </table:table-cell>
          <table:table-cell table:formula="of:=[.A609]/1000/(60*60*24)" office:value-type="time" office:time-value="PT02H41M51.736S" calcext:value-type="time">
            <text:p>02:41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239.53" calcext:value-type="float">
            <text:p>1239.53</text:p>
          </table:table-cell>
          <table:table-cell office:value-type="float" office:value="1474.16" calcext:value-type="float">
            <text:p>1474.16</text:p>
          </table:table-cell>
        </table:table-row>
        <table:table-row table:style-name="ro1">
          <table:table-cell office:value-type="float" office:value="9727736" calcext:value-type="float">
            <text:p>9727736</text:p>
          </table:table-cell>
          <table:table-cell table:formula="of:=[.A610]/1000/(60*60*24)" office:value-type="time" office:time-value="PT02H42M07.736S" calcext:value-type="time">
            <text:p>02:42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79" calcext:value-type="float">
            <text:p>533.79</text:p>
          </table:table-cell>
          <table:table-cell office:value-type="float" office:value="1241.57" calcext:value-type="float">
            <text:p>1241.57</text:p>
          </table:table-cell>
          <table:table-cell office:value-type="float" office:value="1476.53" calcext:value-type="float">
            <text:p>1476.53</text:p>
          </table:table-cell>
        </table:table-row>
        <table:table-row table:style-name="ro1">
          <table:table-cell office:value-type="float" office:value="9743736" calcext:value-type="float">
            <text:p>9743736</text:p>
          </table:table-cell>
          <table:table-cell table:formula="of:=[.A611]/1000/(60*60*24)" office:value-type="time" office:time-value="PT02H42M23.736S" calcext:value-type="time">
            <text:p>02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3.8" calcext:value-type="float">
            <text:p>533.8</text:p>
          </table:table-cell>
          <table:table-cell office:value-type="float" office:value="1243.61" calcext:value-type="float">
            <text:p>1243.61</text:p>
          </table:table-cell>
          <table:table-cell office:value-type="float" office:value="1478.9" calcext:value-type="float">
            <text:p>1478.9</text:p>
          </table:table-cell>
        </table:table-row>
        <table:table-row table:style-name="ro1">
          <table:table-cell office:value-type="float" office:value="9759738" calcext:value-type="float">
            <text:p>9759738</text:p>
          </table:table-cell>
          <table:table-cell table:formula="of:=[.A612]/1000/(60*60*24)" office:value-type="time" office:time-value="PT02H42M39.738S" calcext:value-type="time">
            <text:p>02:42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12" calcext:value-type="float">
            <text:p>459.12</text:p>
          </table:table-cell>
          <table:table-cell office:value-type="float" office:value="531.64" calcext:value-type="float">
            <text:p>531.64</text:p>
          </table:table-cell>
          <table:table-cell office:value-type="float" office:value="1245.65" calcext:value-type="float">
            <text:p>1245.65</text:p>
          </table:table-cell>
          <table:table-cell office:value-type="float" office:value="1481.27" calcext:value-type="float">
            <text:p>1481.27</text:p>
          </table:table-cell>
        </table:table-row>
        <table:table-row table:style-name="ro1">
          <table:table-cell office:value-type="float" office:value="9775738" calcext:value-type="float">
            <text:p>9775738</text:p>
          </table:table-cell>
          <table:table-cell table:formula="of:=[.A613]/1000/(60*60*24)" office:value-type="time" office:time-value="PT02H42M55.738S" calcext:value-type="time">
            <text:p>02:42:56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47.69" calcext:value-type="float">
            <text:p>1247.69</text:p>
          </table:table-cell>
          <table:table-cell office:value-type="float" office:value="1483.63" calcext:value-type="float">
            <text:p>1483.63</text:p>
          </table:table-cell>
        </table:table-row>
        <table:table-row table:style-name="ro1">
          <table:table-cell office:value-type="float" office:value="9791737" calcext:value-type="float">
            <text:p>9791737</text:p>
          </table:table-cell>
          <table:table-cell table:formula="of:=[.A614]/1000/(60*60*24)" office:value-type="time" office:time-value="PT02H43M11.737S" calcext:value-type="time">
            <text:p>02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249.74" calcext:value-type="float">
            <text:p>1249.7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9807738" calcext:value-type="float">
            <text:p>9807738</text:p>
          </table:table-cell>
          <table:table-cell table:formula="of:=[.A615]/1000/(60*60*24)" office:value-type="time" office:time-value="PT02H43M27.738S" calcext:value-type="time">
            <text:p>02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251.78" calcext:value-type="float">
            <text:p>1251.78</text:p>
          </table:table-cell>
          <table:table-cell office:value-type="float" office:value="1488.37" calcext:value-type="float">
            <text:p>1488.37</text:p>
          </table:table-cell>
        </table:table-row>
        <table:table-row table:style-name="ro1">
          <table:table-cell office:value-type="float" office:value="9823736" calcext:value-type="float">
            <text:p>9823736</text:p>
          </table:table-cell>
          <table:table-cell table:formula="of:=[.A616]/1000/(60*60*24)" office:value-type="time" office:time-value="PT02H43M43.736S" calcext:value-type="time">
            <text:p>02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53.82" calcext:value-type="float">
            <text:p>1253.82</text:p>
          </table:table-cell>
          <table:table-cell office:value-type="float" office:value="1490.74" calcext:value-type="float">
            <text:p>1490.74</text:p>
          </table:table-cell>
        </table:table-row>
        <table:table-row table:style-name="ro1">
          <table:table-cell office:value-type="float" office:value="9839736" calcext:value-type="float">
            <text:p>9839736</text:p>
          </table:table-cell>
          <table:table-cell table:formula="of:=[.A617]/1000/(60*60*24)" office:value-type="time" office:time-value="PT02H43M59.736S" calcext:value-type="time">
            <text:p>02:44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2" calcext:value-type="float">
            <text:p>532.32</text:p>
          </table:table-cell>
          <table:table-cell office:value-type="float" office:value="1255.86" calcext:value-type="float">
            <text:p>1255.86</text:p>
          </table:table-cell>
          <table:table-cell office:value-type="float" office:value="1493.11" calcext:value-type="float">
            <text:p>1493.11</text:p>
          </table:table-cell>
        </table:table-row>
        <table:table-row table:style-name="ro1">
          <table:table-cell office:value-type="float" office:value="9855738" calcext:value-type="float">
            <text:p>9855738</text:p>
          </table:table-cell>
          <table:table-cell table:formula="of:=[.A618]/1000/(60*60*24)" office:value-type="time" office:time-value="PT02H44M15.738S" calcext:value-type="time">
            <text:p>02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3" calcext:value-type="float">
            <text:p>533.93</text:p>
          </table:table-cell>
          <table:table-cell office:value-type="float" office:value="1257.9" calcext:value-type="float">
            <text:p>1257.9</text:p>
          </table:table-cell>
          <table:table-cell office:value-type="float" office:value="1495.47" calcext:value-type="float">
            <text:p>1495.47</text:p>
          </table:table-cell>
        </table:table-row>
        <table:table-row table:style-name="ro1">
          <table:table-cell office:value-type="float" office:value="9871736" calcext:value-type="float">
            <text:p>9871736</text:p>
          </table:table-cell>
          <table:table-cell table:formula="of:=[.A619]/1000/(60*60*24)" office:value-type="time" office:time-value="PT02H44M31.736S" calcext:value-type="time">
            <text:p>02:44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59.95" calcext:value-type="float">
            <text:p>1259.95</text:p>
          </table:table-cell>
          <table:table-cell office:value-type="float" office:value="1497.84" calcext:value-type="float">
            <text:p>1497.84</text:p>
          </table:table-cell>
        </table:table-row>
        <table:table-row table:style-name="ro1">
          <table:table-cell office:value-type="float" office:value="9887737" calcext:value-type="float">
            <text:p>9887737</text:p>
          </table:table-cell>
          <table:table-cell table:formula="of:=[.A620]/1000/(60*60*24)" office:value-type="time" office:time-value="PT02H44M47.737S" calcext:value-type="time">
            <text:p>02:44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8" calcext:value-type="float">
            <text:p>532.18</text:p>
          </table:table-cell>
          <table:table-cell office:value-type="float" office:value="1261.99" calcext:value-type="float">
            <text:p>1261.99</text:p>
          </table:table-cell>
          <table:table-cell office:value-type="float" office:value="1500.21" calcext:value-type="float">
            <text:p>1500.21</text:p>
          </table:table-cell>
        </table:table-row>
        <table:table-row table:style-name="ro1">
          <table:table-cell office:value-type="float" office:value="9903736" calcext:value-type="float">
            <text:p>9903736</text:p>
          </table:table-cell>
          <table:table-cell table:formula="of:=[.A621]/1000/(60*60*24)" office:value-type="time" office:time-value="PT02H45M03.736S" calcext:value-type="time">
            <text:p>02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8" calcext:value-type="float">
            <text:p>531.88</text:p>
          </table:table-cell>
          <table:table-cell office:value-type="float" office:value="1264.03" calcext:value-type="float">
            <text:p>1264.03</text:p>
          </table:table-cell>
          <table:table-cell office:value-type="float" office:value="1502.57" calcext:value-type="float">
            <text:p>1502.57</text:p>
          </table:table-cell>
        </table:table-row>
        <table:table-row table:style-name="ro1">
          <table:table-cell office:value-type="float" office:value="9919738" calcext:value-type="float">
            <text:p>9919738</text:p>
          </table:table-cell>
          <table:table-cell table:formula="of:=[.A622]/1000/(60*60*24)" office:value-type="time" office:time-value="PT02H45M19.738S" calcext:value-type="time">
            <text:p>02:45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72" calcext:value-type="float">
            <text:p>459.72</text:p>
          </table:table-cell>
          <table:table-cell office:value-type="float" office:value="532.34" calcext:value-type="float">
            <text:p>532.34</text:p>
          </table:table-cell>
          <table:table-cell office:value-type="float" office:value="1266.07" calcext:value-type="float">
            <text:p>1266.07</text:p>
          </table:table-cell>
          <table:table-cell office:value-type="float" office:value="1504.94" calcext:value-type="float">
            <text:p>1504.94</text:p>
          </table:table-cell>
        </table:table-row>
        <table:table-row table:style-name="ro1">
          <table:table-cell office:value-type="float" office:value="9935736" calcext:value-type="float">
            <text:p>9935736</text:p>
          </table:table-cell>
          <table:table-cell table:formula="of:=[.A623]/1000/(60*60*24)" office:value-type="time" office:time-value="PT02H45M35.736S" calcext:value-type="time">
            <text:p>02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2" calcext:value-type="float">
            <text:p>534.02</text:p>
          </table:table-cell>
          <table:table-cell office:value-type="float" office:value="1268.12" calcext:value-type="float">
            <text:p>1268.12</text:p>
          </table:table-cell>
          <table:table-cell office:value-type="float" office:value="1507.3" calcext:value-type="float">
            <text:p>1507.3</text:p>
          </table:table-cell>
        </table:table-row>
        <table:table-row table:style-name="ro1">
          <table:table-cell office:value-type="float" office:value="9951736" calcext:value-type="float">
            <text:p>9951736</text:p>
          </table:table-cell>
          <table:table-cell table:formula="of:=[.A624]/1000/(60*60*24)" office:value-type="time" office:time-value="PT02H45M51.736S" calcext:value-type="time">
            <text:p>02:45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270.16" calcext:value-type="float">
            <text:p>1270.16</text:p>
          </table:table-cell>
          <table:table-cell office:value-type="float" office:value="1509.67" calcext:value-type="float">
            <text:p>1509.67</text:p>
          </table:table-cell>
        </table:table-row>
        <table:table-row table:style-name="ro1">
          <table:table-cell office:value-type="float" office:value="9967736" calcext:value-type="float">
            <text:p>9967736</text:p>
          </table:table-cell>
          <table:table-cell table:formula="of:=[.A625]/1000/(60*60*24)" office:value-type="time" office:time-value="PT02H46M07.736S" calcext:value-type="time">
            <text:p>02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6" calcext:value-type="float">
            <text:p>531.96</text:p>
          </table:table-cell>
          <table:table-cell office:value-type="float" office:value="1272.2" calcext:value-type="float">
            <text:p>1272.2</text:p>
          </table:table-cell>
          <table:table-cell office:value-type="float" office:value="1512.04" calcext:value-type="float">
            <text:p>1512.04</text:p>
          </table:table-cell>
        </table:table-row>
        <table:table-row table:style-name="ro1">
          <table:table-cell office:value-type="float" office:value="9983736" calcext:value-type="float">
            <text:p>9983736</text:p>
          </table:table-cell>
          <table:table-cell table:formula="of:=[.A626]/1000/(60*60*24)" office:value-type="time" office:time-value="PT02H46M23.736S" calcext:value-type="time">
            <text:p>02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74.24" calcext:value-type="float">
            <text:p>1274.24</text:p>
          </table:table-cell>
          <table:table-cell office:value-type="float" office:value="1514.4" calcext:value-type="float">
            <text:p>1514.4</text:p>
          </table:table-cell>
        </table:table-row>
        <table:table-row table:style-name="ro1">
          <table:table-cell office:value-type="float" office:value="9999738" calcext:value-type="float">
            <text:p>9999738</text:p>
          </table:table-cell>
          <table:table-cell table:formula="of:=[.A627]/1000/(60*60*24)" office:value-type="time" office:time-value="PT02H46M39.738S" calcext:value-type="time">
            <text:p>02:46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3.57" calcext:value-type="float">
            <text:p>533.57</text:p>
          </table:table-cell>
          <table:table-cell office:value-type="float" office:value="1276.28" calcext:value-type="float">
            <text:p>1276.28</text:p>
          </table:table-cell>
          <table:table-cell office:value-type="float" office:value="1516.77" calcext:value-type="float">
            <text:p>1516.77</text:p>
          </table:table-cell>
        </table:table-row>
        <table:table-row table:style-name="ro1">
          <table:table-cell office:value-type="float" office:value="10015736" calcext:value-type="float">
            <text:p>10015736</text:p>
          </table:table-cell>
          <table:table-cell table:formula="of:=[.A628]/1000/(60*60*24)" office:value-type="time" office:time-value="PT02H46M55.736S" calcext:value-type="time">
            <text:p>02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9" calcext:value-type="float">
            <text:p>529.89</text:p>
          </table:table-cell>
          <table:table-cell office:value-type="float" office:value="1278.33" calcext:value-type="float">
            <text:p>1278.33</text:p>
          </table:table-cell>
          <table:table-cell office:value-type="float" office:value="1519.13" calcext:value-type="float">
            <text:p>1519.13</text:p>
          </table:table-cell>
        </table:table-row>
        <table:table-row table:style-name="ro1">
          <table:table-cell office:value-type="float" office:value="10031736" calcext:value-type="float">
            <text:p>10031736</text:p>
          </table:table-cell>
          <table:table-cell table:formula="of:=[.A629]/1000/(60*60*24)" office:value-type="time" office:time-value="PT02H47M11.736S" calcext:value-type="time">
            <text:p>02:47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80.37" calcext:value-type="float">
            <text:p>1280.37</text:p>
          </table:table-cell>
          <table:table-cell office:value-type="float" office:value="1521.5" calcext:value-type="float">
            <text:p>1521.5</text:p>
          </table:table-cell>
        </table:table-row>
        <table:table-row table:style-name="ro1">
          <table:table-cell office:value-type="float" office:value="10047738" calcext:value-type="float">
            <text:p>10047738</text:p>
          </table:table-cell>
          <table:table-cell table:formula="of:=[.A630]/1000/(60*60*24)" office:value-type="time" office:time-value="PT02H47M27.738S" calcext:value-type="time">
            <text:p>02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523.86" calcext:value-type="float">
            <text:p>1523.86</text:p>
          </table:table-cell>
        </table:table-row>
        <table:table-row table:style-name="ro1">
          <table:table-cell office:value-type="float" office:value="10063738" calcext:value-type="float">
            <text:p>10063738</text:p>
          </table:table-cell>
          <table:table-cell table:formula="of:=[.A631]/1000/(60*60*24)" office:value-type="time" office:time-value="PT02H47M43.738S" calcext:value-type="time">
            <text:p>02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5" calcext:value-type="float">
            <text:p>531.95</text:p>
          </table:table-cell>
          <table:table-cell office:value-type="float" office:value="1284.45" calcext:value-type="float">
            <text:p>1284.45</text:p>
          </table:table-cell>
          <table:table-cell office:value-type="float" office:value="1526.23" calcext:value-type="float">
            <text:p>1526.23</text:p>
          </table:table-cell>
        </table:table-row>
        <table:table-row table:style-name="ro1">
          <table:table-cell office:value-type="float" office:value="10079736" calcext:value-type="float">
            <text:p>10079736</text:p>
          </table:table-cell>
          <table:table-cell table:formula="of:=[.A632]/1000/(60*60*24)" office:value-type="time" office:time-value="PT02H47M59.736S" calcext:value-type="time">
            <text:p>02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4.03" calcext:value-type="float">
            <text:p>534.03</text:p>
          </table:table-cell>
          <table:table-cell office:value-type="float" office:value="1286.49" calcext:value-type="float">
            <text:p>1286.49</text:p>
          </table:table-cell>
          <table:table-cell office:value-type="float" office:value="1528.59" calcext:value-type="float">
            <text:p>1528.59</text:p>
          </table:table-cell>
        </table:table-row>
        <table:table-row table:style-name="ro1">
          <table:table-cell office:value-type="float" office:value="10095736" calcext:value-type="float">
            <text:p>10095736</text:p>
          </table:table-cell>
          <table:table-cell table:formula="of:=[.A633]/1000/(60*60*24)" office:value-type="time" office:time-value="PT02H48M15.736S" calcext:value-type="time">
            <text:p>02:48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3.94" calcext:value-type="float">
            <text:p>533.94</text:p>
          </table:table-cell>
          <table:table-cell office:value-type="float" office:value="1288.53" calcext:value-type="float">
            <text:p>1288.53</text:p>
          </table:table-cell>
          <table:table-cell office:value-type="float" office:value="1530.95" calcext:value-type="float">
            <text:p>1530.95</text:p>
          </table:table-cell>
        </table:table-row>
        <table:table-row table:style-name="ro1">
          <table:table-cell office:value-type="float" office:value="10111736" calcext:value-type="float">
            <text:p>10111736</text:p>
          </table:table-cell>
          <table:table-cell table:formula="of:=[.A634]/1000/(60*60*24)" office:value-type="time" office:time-value="PT02H48M31.736S" calcext:value-type="time">
            <text:p>02:48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533.32" calcext:value-type="float">
            <text:p>1533.32</text:p>
          </table:table-cell>
        </table:table-row>
        <table:table-row table:style-name="ro1">
          <table:table-cell office:value-type="float" office:value="10127736" calcext:value-type="float">
            <text:p>10127736</text:p>
          </table:table-cell>
          <table:table-cell table:formula="of:=[.A635]/1000/(60*60*24)" office:value-type="time" office:time-value="PT02H48M47.736S" calcext:value-type="time">
            <text:p>02:48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19" calcext:value-type="float">
            <text:p>532.19</text:p>
          </table:table-cell>
          <table:table-cell office:value-type="float" office:value="1292.62" calcext:value-type="float">
            <text:p>1292.62</text:p>
          </table:table-cell>
          <table:table-cell office:value-type="float" office:value="1535.68" calcext:value-type="float">
            <text:p>1535.68</text:p>
          </table:table-cell>
        </table:table-row>
        <table:table-row table:style-name="ro1">
          <table:table-cell office:value-type="float" office:value="10143736" calcext:value-type="float">
            <text:p>10143736</text:p>
          </table:table-cell>
          <table:table-cell table:formula="of:=[.A636]/1000/(60*60*24)" office:value-type="time" office:time-value="PT02H49M03.736S" calcext:value-type="time">
            <text:p>02:49:04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94.66" calcext:value-type="float">
            <text:p>1294.66</text:p>
          </table:table-cell>
          <table:table-cell office:value-type="float" office:value="1538.04" calcext:value-type="float">
            <text:p>1538.04</text:p>
          </table:table-cell>
        </table:table-row>
        <table:table-row table:style-name="ro1">
          <table:table-cell office:value-type="float" office:value="10159737" calcext:value-type="float">
            <text:p>10159737</text:p>
          </table:table-cell>
          <table:table-cell table:formula="of:=[.A637]/1000/(60*60*24)" office:value-type="time" office:time-value="PT02H49M19.737S" calcext:value-type="time">
            <text:p>02:49:2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296.7" calcext:value-type="float">
            <text:p>1296.7</text:p>
          </table:table-cell>
          <table:table-cell office:value-type="float" office:value="1540.4" calcext:value-type="float">
            <text:p>1540.4</text:p>
          </table:table-cell>
        </table:table-row>
        <table:table-row table:style-name="ro1">
          <table:table-cell office:value-type="float" office:value="10175736" calcext:value-type="float">
            <text:p>10175736</text:p>
          </table:table-cell>
          <table:table-cell table:formula="of:=[.A638]/1000/(60*60*24)" office:value-type="time" office:time-value="PT02H49M35.736S" calcext:value-type="time">
            <text:p>02:49:36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298.74" calcext:value-type="float">
            <text:p>1298.74</text:p>
          </table:table-cell>
          <table:table-cell office:value-type="float" office:value="1542.76" calcext:value-type="float">
            <text:p>1542.76</text:p>
          </table:table-cell>
        </table:table-row>
        <table:table-row table:style-name="ro1">
          <table:table-cell office:value-type="float" office:value="10191736" calcext:value-type="float">
            <text:p>10191736</text:p>
          </table:table-cell>
          <table:table-cell table:formula="of:=[.A639]/1000/(60*60*24)" office:value-type="time" office:time-value="PT02H49M51.736S" calcext:value-type="time">
            <text:p>02:49:52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09" calcext:value-type="float">
            <text:p>532.09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545.13" calcext:value-type="float">
            <text:p>1545.13</text:p>
          </table:table-cell>
        </table:table-row>
        <table:table-row table:style-name="ro1">
          <table:table-cell office:value-type="float" office:value="10207736" calcext:value-type="float">
            <text:p>10207736</text:p>
          </table:table-cell>
          <table:table-cell table:formula="of:=[.A640]/1000/(60*60*24)" office:value-type="time" office:time-value="PT02H50M07.736S" calcext:value-type="time">
            <text:p>02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02.83" calcext:value-type="float">
            <text:p>1302.83</text:p>
          </table:table-cell>
          <table:table-cell office:value-type="float" office:value="1547.49" calcext:value-type="float">
            <text:p>1547.49</text:p>
          </table:table-cell>
        </table:table-row>
        <table:table-row table:style-name="ro1">
          <table:table-cell office:value-type="float" office:value="10223736" calcext:value-type="float">
            <text:p>10223736</text:p>
          </table:table-cell>
          <table:table-cell table:formula="of:=[.A641]/1000/(60*60*24)" office:value-type="time" office:time-value="PT02H50M23.736S" calcext:value-type="time">
            <text:p>02:50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04.87" calcext:value-type="float">
            <text:p>1304.87</text:p>
          </table:table-cell>
          <table:table-cell office:value-type="float" office:value="1549.85" calcext:value-type="float">
            <text:p>1549.85</text:p>
          </table:table-cell>
        </table:table-row>
        <table:table-row table:style-name="ro1">
          <table:table-cell office:value-type="float" office:value="10239737" calcext:value-type="float">
            <text:p>10239737</text:p>
          </table:table-cell>
          <table:table-cell table:formula="of:=[.A642]/1000/(60*60*24)" office:value-type="time" office:time-value="PT02H50M39.737S" calcext:value-type="time">
            <text:p>02:50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306.91" calcext:value-type="float">
            <text:p>1306.91</text:p>
          </table:table-cell>
          <table:table-cell office:value-type="float" office:value="1552.21" calcext:value-type="float">
            <text:p>1552.21</text:p>
          </table:table-cell>
        </table:table-row>
        <table:table-row table:style-name="ro1">
          <table:table-cell office:value-type="float" office:value="10255736" calcext:value-type="float">
            <text:p>10255736</text:p>
          </table:table-cell>
          <table:table-cell table:formula="of:=[.A643]/1000/(60*60*24)" office:value-type="time" office:time-value="PT02H50M55.736S" calcext:value-type="time">
            <text:p>02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08.95" calcext:value-type="float">
            <text:p>1308.95</text:p>
          </table:table-cell>
          <table:table-cell office:value-type="float" office:value="1554.58" calcext:value-type="float">
            <text:p>1554.58</text:p>
          </table:table-cell>
        </table:table-row>
        <table:table-row table:style-name="ro1">
          <table:table-cell office:value-type="float" office:value="10271736" calcext:value-type="float">
            <text:p>10271736</text:p>
          </table:table-cell>
          <table:table-cell table:formula="of:=[.A644]/1000/(60*60*24)" office:value-type="time" office:time-value="PT02H51M11.736S" calcext:value-type="time">
            <text:p>02:51:12</text:p>
          </table:table-cell>
          <table:table-cell office:value-type="float" office:value="1.16" calcext:value-type="float">
            <text:p>1.16</text:p>
          </table:table-cell>
          <table:table-cell office:value-type="float" office:value="459.6" calcext:value-type="float">
            <text:p>459.6</text:p>
          </table:table-cell>
          <table:table-cell office:value-type="float" office:value="532.2" calcext:value-type="float">
            <text:p>532.2</text:p>
          </table:table-cell>
          <table:table-cell office:value-type="float" office:value="1310.99" calcext:value-type="float">
            <text:p>1310.99</text:p>
          </table:table-cell>
          <table:table-cell office:value-type="float" office:value="1556.94" calcext:value-type="float">
            <text:p>1556.94</text:p>
          </table:table-cell>
        </table:table-row>
        <table:table-row table:style-name="ro1">
          <table:table-cell office:value-type="float" office:value="10287736" calcext:value-type="float">
            <text:p>10287736</text:p>
          </table:table-cell>
          <table:table-cell table:formula="of:=[.A645]/1000/(60*60*24)" office:value-type="time" office:time-value="PT02H51M27.736S" calcext:value-type="time">
            <text:p>02:51:28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313.04" calcext:value-type="float">
            <text:p>1313.04</text:p>
          </table:table-cell>
          <table:table-cell office:value-type="float" office:value="1559.3" calcext:value-type="float">
            <text:p>1559.3</text:p>
          </table:table-cell>
        </table:table-row>
        <table:table-row table:style-name="ro1">
          <table:table-cell office:value-type="float" office:value="10303736" calcext:value-type="float">
            <text:p>10303736</text:p>
          </table:table-cell>
          <table:table-cell table:formula="of:=[.A646]/1000/(60*60*24)" office:value-type="time" office:time-value="PT02H51M43.736S" calcext:value-type="time">
            <text:p>02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7" calcext:value-type="float">
            <text:p>531.87</text:p>
          </table:table-cell>
          <table:table-cell office:value-type="float" office:value="1315.08" calcext:value-type="float">
            <text:p>1315.08</text:p>
          </table:table-cell>
          <table:table-cell office:value-type="float" office:value="1561.66" calcext:value-type="float">
            <text:p>1561.66</text:p>
          </table:table-cell>
        </table:table-row>
        <table:table-row table:style-name="ro1">
          <table:table-cell office:value-type="float" office:value="10319737" calcext:value-type="float">
            <text:p>10319737</text:p>
          </table:table-cell>
          <table:table-cell table:formula="of:=[.A647]/1000/(60*60*24)" office:value-type="time" office:time-value="PT02H51M59.737S" calcext:value-type="time">
            <text:p>02:52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8" calcext:value-type="float">
            <text:p>529.88</text:p>
          </table:table-cell>
          <table:table-cell office:value-type="float" office:value="1317.12" calcext:value-type="float">
            <text:p>1317.12</text:p>
          </table:table-cell>
          <table:table-cell office:value-type="float" office:value="1564.02" calcext:value-type="float">
            <text:p>1564.02</text:p>
          </table:table-cell>
        </table:table-row>
        <table:table-row table:style-name="ro1">
          <table:table-cell office:value-type="float" office:value="10335736" calcext:value-type="float">
            <text:p>10335736</text:p>
          </table:table-cell>
          <table:table-cell table:formula="of:=[.A648]/1000/(60*60*24)" office:value-type="time" office:time-value="PT02H52M15.736S" calcext:value-type="time">
            <text:p>02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459.2" calcext:value-type="float">
            <text:p>459.2</text:p>
          </table:table-cell>
          <table:table-cell office:value-type="float" office:value="531.73" calcext:value-type="float">
            <text:p>531.73</text:p>
          </table:table-cell>
          <table:table-cell office:value-type="float" office:value="1319.16" calcext:value-type="float">
            <text:p>1319.16</text:p>
          </table:table-cell>
          <table:table-cell office:value-type="float" office:value="1566.38" calcext:value-type="float">
            <text:p>1566.38</text:p>
          </table:table-cell>
        </table:table-row>
        <table:table-row table:style-name="ro1">
          <table:table-cell office:value-type="float" office:value="10351737" calcext:value-type="float">
            <text:p>10351737</text:p>
          </table:table-cell>
          <table:table-cell table:formula="of:=[.A649]/1000/(60*60*24)" office:value-type="time" office:time-value="PT02H52M31.737S" calcext:value-type="time">
            <text:p>02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1.86" calcext:value-type="float">
            <text:p>531.86</text:p>
          </table:table-cell>
          <table:table-cell office:value-type="float" office:value="1321.2" calcext:value-type="float">
            <text:p>1321.2</text:p>
          </table:table-cell>
          <table:table-cell office:value-type="float" office:value="1568.74" calcext:value-type="float">
            <text:p>1568.74</text:p>
          </table:table-cell>
        </table:table-row>
        <table:table-row table:style-name="ro1">
          <table:table-cell office:value-type="float" office:value="10367736" calcext:value-type="float">
            <text:p>10367736</text:p>
          </table:table-cell>
          <table:table-cell table:formula="of:=[.A650]/1000/(60*60*24)" office:value-type="time" office:time-value="PT02H52M47.736S" calcext:value-type="time">
            <text:p>02:52:48</text:p>
          </table:table-cell>
          <table:table-cell office:value-type="float" office:value="1.16" calcext:value-type="float">
            <text:p>1.16</text:p>
          </table:table-cell>
          <table:table-cell office:value-type="float" office:value="459.4" calcext:value-type="float">
            <text:p>459.4</text:p>
          </table:table-cell>
          <table:table-cell office:value-type="float" office:value="531.97" calcext:value-type="float">
            <text:p>531.97</text:p>
          </table:table-cell>
          <table:table-cell office:value-type="float" office:value="1323.25" calcext:value-type="float">
            <text:p>1323.25</text:p>
          </table:table-cell>
          <table:table-cell office:value-type="float" office:value="1571.1" calcext:value-type="float">
            <text:p>1571.1</text:p>
          </table:table-cell>
        </table:table-row>
        <table:table-row table:style-name="ro1">
          <table:table-cell office:value-type="float" office:value="10383736" calcext:value-type="float">
            <text:p>10383736</text:p>
          </table:table-cell>
          <table:table-cell table:formula="of:=[.A651]/1000/(60*60*24)" office:value-type="time" office:time-value="PT02H53M03.736S" calcext:value-type="time">
            <text:p>02:53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25.29" calcext:value-type="float">
            <text:p>1325.29</text:p>
          </table:table-cell>
          <table:table-cell office:value-type="float" office:value="1573.46" calcext:value-type="float">
            <text:p>1573.46</text:p>
          </table:table-cell>
        </table:table-row>
        <table:table-row table:style-name="ro1">
          <table:table-cell office:value-type="float" office:value="10399736" calcext:value-type="float">
            <text:p>10399736</text:p>
          </table:table-cell>
          <table:table-cell table:formula="of:=[.A652]/1000/(60*60*24)" office:value-type="time" office:time-value="PT02H53M19.736S" calcext:value-type="time">
            <text:p>02:53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8" calcext:value-type="float">
            <text:p>459.8</text:p>
          </table:table-cell>
          <table:table-cell office:value-type="float" office:value="530.59" calcext:value-type="float">
            <text:p>530.59</text:p>
          </table:table-cell>
          <table:table-cell office:value-type="float" office:value="1327.33" calcext:value-type="float">
            <text:p>1327.33</text:p>
          </table:table-cell>
          <table:table-cell office:value-type="float" office:value="1575.82" calcext:value-type="float">
            <text:p>1575.82</text:p>
          </table:table-cell>
        </table:table-row>
        <table:table-row table:style-name="ro1">
          <table:table-cell office:value-type="float" office:value="10415738" calcext:value-type="float">
            <text:p>10415738</text:p>
          </table:table-cell>
          <table:table-cell table:formula="of:=[.A653]/1000/(60*60*24)" office:value-type="time" office:time-value="PT02H53M35.738S" calcext:value-type="time">
            <text:p>02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9.8" calcext:value-type="float">
            <text:p>529.8</text:p>
          </table:table-cell>
          <table:table-cell office:value-type="float" office:value="1329.37" calcext:value-type="float">
            <text:p>1329.37</text:p>
          </table:table-cell>
          <table:table-cell office:value-type="float" office:value="1578.18" calcext:value-type="float">
            <text:p>1578.18</text:p>
          </table:table-cell>
        </table:table-row>
        <table:table-row table:style-name="ro1">
          <table:table-cell office:value-type="float" office:value="10431736" calcext:value-type="float">
            <text:p>10431736</text:p>
          </table:table-cell>
          <table:table-cell table:formula="of:=[.A654]/1000/(60*60*24)" office:value-type="time" office:time-value="PT02H53M51.736S" calcext:value-type="time">
            <text:p>02:53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331.41" calcext:value-type="float">
            <text:p>1331.41</text:p>
          </table:table-cell>
          <table:table-cell office:value-type="float" office:value="1580.54" calcext:value-type="float">
            <text:p>1580.54</text:p>
          </table:table-cell>
        </table:table-row>
        <table:table-row table:style-name="ro1">
          <table:table-cell office:value-type="float" office:value="10447736" calcext:value-type="float">
            <text:p>10447736</text:p>
          </table:table-cell>
          <table:table-cell table:formula="of:=[.A655]/1000/(60*60*24)" office:value-type="time" office:time-value="PT02H54M07.736S" calcext:value-type="time">
            <text:p>02:54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1" calcext:value-type="float">
            <text:p>530.11</text:p>
          </table:table-cell>
          <table:table-cell office:value-type="float" office:value="1333.46" calcext:value-type="float">
            <text:p>1333.46</text:p>
          </table:table-cell>
          <table:table-cell office:value-type="float" office:value="1582.9" calcext:value-type="float">
            <text:p>1582.9</text:p>
          </table:table-cell>
        </table:table-row>
        <table:table-row table:style-name="ro1">
          <table:table-cell office:value-type="float" office:value="10463736" calcext:value-type="float">
            <text:p>10463736</text:p>
          </table:table-cell>
          <table:table-cell table:formula="of:=[.A656]/1000/(60*60*24)" office:value-type="time" office:time-value="PT02H54M23.736S" calcext:value-type="time">
            <text:p>02:54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5" calcext:value-type="float">
            <text:p>530.35</text:p>
          </table:table-cell>
          <table:table-cell office:value-type="float" office:value="1335.5" calcext:value-type="float">
            <text:p>1335.5</text:p>
          </table:table-cell>
          <table:table-cell office:value-type="float" office:value="1585.26" calcext:value-type="float">
            <text:p>1585.26</text:p>
          </table:table-cell>
        </table:table-row>
        <table:table-row table:style-name="ro1">
          <table:table-cell office:value-type="float" office:value="10479736" calcext:value-type="float">
            <text:p>10479736</text:p>
          </table:table-cell>
          <table:table-cell table:formula="of:=[.A657]/1000/(60*60*24)" office:value-type="time" office:time-value="PT02H54M39.736S" calcext:value-type="time">
            <text:p>02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2.1" calcext:value-type="float">
            <text:p>532.1</text:p>
          </table:table-cell>
          <table:table-cell office:value-type="float" office:value="1337.54" calcext:value-type="float">
            <text:p>1337.54</text:p>
          </table:table-cell>
          <table:table-cell office:value-type="float" office:value="1587.61" calcext:value-type="float">
            <text:p>1587.61</text:p>
          </table:table-cell>
        </table:table-row>
        <table:table-row table:style-name="ro1">
          <table:table-cell office:value-type="float" office:value="10495737" calcext:value-type="float">
            <text:p>10495737</text:p>
          </table:table-cell>
          <table:table-cell table:formula="of:=[.A658]/1000/(60*60*24)" office:value-type="time" office:time-value="PT02H54M55.737S" calcext:value-type="time">
            <text:p>02:54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39.58" calcext:value-type="float">
            <text:p>1339.58</text:p>
          </table:table-cell>
          <table:table-cell office:value-type="float" office:value="1589.97" calcext:value-type="float">
            <text:p>1589.97</text:p>
          </table:table-cell>
        </table:table-row>
        <table:table-row table:style-name="ro1">
          <table:table-cell office:value-type="float" office:value="10511736" calcext:value-type="float">
            <text:p>10511736</text:p>
          </table:table-cell>
          <table:table-cell table:formula="of:=[.A659]/1000/(60*60*24)" office:value-type="time" office:time-value="PT02H55M11.736S" calcext:value-type="time">
            <text:p>02:55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4" calcext:value-type="float">
            <text:p>530.04</text:p>
          </table:table-cell>
          <table:table-cell office:value-type="float" office:value="1341.63" calcext:value-type="float">
            <text:p>1341.63</text:p>
          </table:table-cell>
          <table:table-cell office:value-type="float" office:value="1592.33" calcext:value-type="float">
            <text:p>1592.33</text:p>
          </table:table-cell>
        </table:table-row>
        <table:table-row table:style-name="ro1">
          <table:table-cell office:value-type="float" office:value="10527737" calcext:value-type="float">
            <text:p>10527737</text:p>
          </table:table-cell>
          <table:table-cell table:formula="of:=[.A660]/1000/(60*60*24)" office:value-type="time" office:time-value="PT02H55M27.737S" calcext:value-type="time">
            <text:p>02:55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43.67" calcext:value-type="float">
            <text:p>1343.67</text:p>
          </table:table-cell>
          <table:table-cell office:value-type="float" office:value="1594.69" calcext:value-type="float">
            <text:p>1594.69</text:p>
          </table:table-cell>
        </table:table-row>
        <table:table-row table:style-name="ro1">
          <table:table-cell office:value-type="float" office:value="10543737" calcext:value-type="float">
            <text:p>10543737</text:p>
          </table:table-cell>
          <table:table-cell table:formula="of:=[.A661]/1000/(60*60*24)" office:value-type="time" office:time-value="PT02H55M43.737S" calcext:value-type="time">
            <text:p>02:55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3" calcext:value-type="float">
            <text:p>530.03</text:p>
          </table:table-cell>
          <table:table-cell office:value-type="float" office:value="1345.71" calcext:value-type="float">
            <text:p>1345.71</text:p>
          </table:table-cell>
          <table:table-cell office:value-type="float" office:value="1597.05" calcext:value-type="float">
            <text:p>1597.05</text:p>
          </table:table-cell>
        </table:table-row>
        <table:table-row table:style-name="ro1">
          <table:table-cell office:value-type="float" office:value="10559736" calcext:value-type="float">
            <text:p>10559736</text:p>
          </table:table-cell>
          <table:table-cell table:formula="of:=[.A662]/1000/(60*60*24)" office:value-type="time" office:time-value="PT02H55M59.736S" calcext:value-type="time">
            <text:p>02:56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47.75" calcext:value-type="float">
            <text:p>1347.75</text:p>
          </table:table-cell>
          <table:table-cell office:value-type="float" office:value="1599.4" calcext:value-type="float">
            <text:p>1599.4</text:p>
          </table:table-cell>
        </table:table-row>
        <table:table-row table:style-name="ro1">
          <table:table-cell office:value-type="float" office:value="10575736" calcext:value-type="float">
            <text:p>10575736</text:p>
          </table:table-cell>
          <table:table-cell table:formula="of:=[.A663]/1000/(60*60*24)" office:value-type="time" office:time-value="PT02H56M15.736S" calcext:value-type="time">
            <text:p>02:56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5" calcext:value-type="float">
            <text:p>530.25</text:p>
          </table:table-cell>
          <table:table-cell office:value-type="float" office:value="1349.8" calcext:value-type="float">
            <text:p>1349.8</text:p>
          </table:table-cell>
          <table:table-cell office:value-type="float" office:value="1601.76" calcext:value-type="float">
            <text:p>1601.76</text:p>
          </table:table-cell>
        </table:table-row>
        <table:table-row table:style-name="ro1">
          <table:table-cell office:value-type="float" office:value="10591736" calcext:value-type="float">
            <text:p>10591736</text:p>
          </table:table-cell>
          <table:table-cell table:formula="of:=[.A664]/1000/(60*60*24)" office:value-type="time" office:time-value="PT02H56M31.736S" calcext:value-type="time">
            <text:p>02:56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51.84" calcext:value-type="float">
            <text:p>1351.84</text:p>
          </table:table-cell>
          <table:table-cell office:value-type="float" office:value="1604.11" calcext:value-type="float">
            <text:p>1604.11</text:p>
          </table:table-cell>
        </table:table-row>
        <table:table-row table:style-name="ro1">
          <table:table-cell office:value-type="float" office:value="10607736" calcext:value-type="float">
            <text:p>10607736</text:p>
          </table:table-cell>
          <table:table-cell table:formula="of:=[.A665]/1000/(60*60*24)" office:value-type="time" office:time-value="PT02H56M47.736S" calcext:value-type="time">
            <text:p>02:56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9.89" calcext:value-type="float">
            <text:p>529.89</text:p>
          </table:table-cell>
          <table:table-cell office:value-type="float" office:value="1353.88" calcext:value-type="float">
            <text:p>1353.88</text:p>
          </table:table-cell>
          <table:table-cell office:value-type="float" office:value="1606.47" calcext:value-type="float">
            <text:p>1606.47</text:p>
          </table:table-cell>
        </table:table-row>
        <table:table-row table:style-name="ro1">
          <table:table-cell office:value-type="float" office:value="10623737" calcext:value-type="float">
            <text:p>10623737</text:p>
          </table:table-cell>
          <table:table-cell table:formula="of:=[.A666]/1000/(60*60*24)" office:value-type="time" office:time-value="PT02H57M03.737S" calcext:value-type="time">
            <text:p>02:57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55.92" calcext:value-type="float">
            <text:p>1355.92</text:p>
          </table:table-cell>
          <table:table-cell office:value-type="float" office:value="1608.82" calcext:value-type="float">
            <text:p>1608.82</text:p>
          </table:table-cell>
        </table:table-row>
        <table:table-row table:style-name="ro1">
          <table:table-cell office:value-type="float" office:value="10639738" calcext:value-type="float">
            <text:p>10639738</text:p>
          </table:table-cell>
          <table:table-cell table:formula="of:=[.A667]/1000/(60*60*24)" office:value-type="time" office:time-value="PT02H57M19.738S" calcext:value-type="time">
            <text:p>02:57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57.97" calcext:value-type="float">
            <text:p>1357.97</text:p>
          </table:table-cell>
          <table:table-cell office:value-type="float" office:value="1611.18" calcext:value-type="float">
            <text:p>1611.18</text:p>
          </table:table-cell>
        </table:table-row>
        <table:table-row table:style-name="ro1">
          <table:table-cell office:value-type="float" office:value="10655736" calcext:value-type="float">
            <text:p>10655736</text:p>
          </table:table-cell>
          <table:table-cell table:formula="of:=[.A668]/1000/(60*60*24)" office:value-type="time" office:time-value="PT02H57M35.736S" calcext:value-type="time">
            <text:p>02:57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60.01" calcext:value-type="float">
            <text:p>1360.01</text:p>
          </table:table-cell>
          <table:table-cell office:value-type="float" office:value="1613.54" calcext:value-type="float">
            <text:p>1613.54</text:p>
          </table:table-cell>
        </table:table-row>
        <table:table-row table:style-name="ro1">
          <table:table-cell office:value-type="float" office:value="10671736" calcext:value-type="float">
            <text:p>10671736</text:p>
          </table:table-cell>
          <table:table-cell table:formula="of:=[.A669]/1000/(60*60*24)" office:value-type="time" office:time-value="PT02H57M51.736S" calcext:value-type="time">
            <text:p>02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62.05" calcext:value-type="float">
            <text:p>1362.05</text:p>
          </table:table-cell>
          <table:table-cell office:value-type="float" office:value="1615.89" calcext:value-type="float">
            <text:p>1615.89</text:p>
          </table:table-cell>
        </table:table-row>
        <table:table-row table:style-name="ro1">
          <table:table-cell office:value-type="float" office:value="10687738" calcext:value-type="float">
            <text:p>10687738</text:p>
          </table:table-cell>
          <table:table-cell table:formula="of:=[.A670]/1000/(60*60*24)" office:value-type="time" office:time-value="PT02H58M07.738S" calcext:value-type="time">
            <text:p>02:58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64.09" calcext:value-type="float">
            <text:p>1364.09</text:p>
          </table:table-cell>
          <table:table-cell office:value-type="float" office:value="1618.24" calcext:value-type="float">
            <text:p>1618.24</text:p>
          </table:table-cell>
        </table:table-row>
        <table:table-row table:style-name="ro1">
          <table:table-cell office:value-type="float" office:value="10703736" calcext:value-type="float">
            <text:p>10703736</text:p>
          </table:table-cell>
          <table:table-cell table:formula="of:=[.A671]/1000/(60*60*24)" office:value-type="time" office:time-value="PT02H58M23.736S" calcext:value-type="time">
            <text:p>02:58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66.14" calcext:value-type="float">
            <text:p>1366.14</text:p>
          </table:table-cell>
          <table:table-cell office:value-type="float" office:value="1620.6" calcext:value-type="float">
            <text:p>1620.6</text:p>
          </table:table-cell>
        </table:table-row>
        <table:table-row table:style-name="ro1">
          <table:table-cell office:value-type="float" office:value="10719736" calcext:value-type="float">
            <text:p>10719736</text:p>
          </table:table-cell>
          <table:table-cell table:formula="of:=[.A672]/1000/(60*60*24)" office:value-type="time" office:time-value="PT02H58M39.736S" calcext:value-type="time">
            <text:p>02:58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7" calcext:value-type="float">
            <text:p>530.27</text:p>
          </table:table-cell>
          <table:table-cell office:value-type="float" office:value="1368.18" calcext:value-type="float">
            <text:p>1368.18</text:p>
          </table:table-cell>
          <table:table-cell office:value-type="float" office:value="1622.95" calcext:value-type="float">
            <text:p>1622.95</text:p>
          </table:table-cell>
        </table:table-row>
        <table:table-row table:style-name="ro1">
          <table:table-cell office:value-type="float" office:value="10735737" calcext:value-type="float">
            <text:p>10735737</text:p>
          </table:table-cell>
          <table:table-cell table:formula="of:=[.A673]/1000/(60*60*24)" office:value-type="time" office:time-value="PT02H58M55.737S" calcext:value-type="time">
            <text:p>02:58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6" calcext:value-type="float">
            <text:p>530.26</text:p>
          </table:table-cell>
          <table:table-cell office:value-type="float" office:value="1370.22" calcext:value-type="float">
            <text:p>1370.22</text:p>
          </table:table-cell>
          <table:table-cell office:value-type="float" office:value="1625.31" calcext:value-type="float">
            <text:p>1625.31</text:p>
          </table:table-cell>
        </table:table-row>
        <table:table-row table:style-name="ro1">
          <table:table-cell office:value-type="float" office:value="10751737" calcext:value-type="float">
            <text:p>10751737</text:p>
          </table:table-cell>
          <table:table-cell table:formula="of:=[.A674]/1000/(60*60*24)" office:value-type="time" office:time-value="PT02H59M11.737S" calcext:value-type="time">
            <text:p>02:59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30.02" calcext:value-type="float">
            <text:p>530.02</text:p>
          </table:table-cell>
          <table:table-cell office:value-type="float" office:value="1372.26" calcext:value-type="float">
            <text:p>1372.26</text:p>
          </table:table-cell>
          <table:table-cell office:value-type="float" office:value="1627.66" calcext:value-type="float">
            <text:p>1627.66</text:p>
          </table:table-cell>
        </table:table-row>
        <table:table-row table:style-name="ro1">
          <table:table-cell office:value-type="float" office:value="10767736" calcext:value-type="float">
            <text:p>10767736</text:p>
          </table:table-cell>
          <table:table-cell table:formula="of:=[.A675]/1000/(60*60*24)" office:value-type="time" office:time-value="PT02H59M27.736S" calcext:value-type="time">
            <text:p>02:59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30.36" calcext:value-type="float">
            <text:p>530.36</text:p>
          </table:table-cell>
          <table:table-cell office:value-type="float" office:value="1374.3" calcext:value-type="float">
            <text:p>1374.3</text:p>
          </table:table-cell>
          <table:table-cell office:value-type="float" office:value="1630.01" calcext:value-type="float">
            <text:p>1630.01</text:p>
          </table:table-cell>
        </table:table-row>
        <table:table-row table:style-name="ro1">
          <table:table-cell office:value-type="float" office:value="10783736" calcext:value-type="float">
            <text:p>10783736</text:p>
          </table:table-cell>
          <table:table-cell table:formula="of:=[.A676]/1000/(60*60*24)" office:value-type="time" office:time-value="PT02H59M43.736S" calcext:value-type="time">
            <text:p>02:59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76.35" calcext:value-type="float">
            <text:p>1376.35</text:p>
          </table:table-cell>
          <table:table-cell office:value-type="float" office:value="1632.36" calcext:value-type="float">
            <text:p>1632.36</text:p>
          </table:table-cell>
        </table:table-row>
        <table:table-row table:style-name="ro1">
          <table:table-cell office:value-type="float" office:value="10799736" calcext:value-type="float">
            <text:p>10799736</text:p>
          </table:table-cell>
          <table:table-cell table:formula="of:=[.A677]/1000/(60*60*24)" office:value-type="time" office:time-value="PT02H59M59.736S" calcext:value-type="time">
            <text:p>03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2" calcext:value-type="float">
            <text:p>528.42</text:p>
          </table:table-cell>
          <table:table-cell office:value-type="float" office:value="1378.39" calcext:value-type="float">
            <text:p>1378.39</text:p>
          </table:table-cell>
          <table:table-cell office:value-type="float" office:value="1634.72" calcext:value-type="float">
            <text:p>1634.72</text:p>
          </table:table-cell>
        </table:table-row>
        <table:table-row table:style-name="ro1">
          <table:table-cell office:value-type="float" office:value="10815737" calcext:value-type="float">
            <text:p>10815737</text:p>
          </table:table-cell>
          <table:table-cell table:formula="of:=[.A678]/1000/(60*60*24)" office:value-type="time" office:time-value="PT03H00M15.737S" calcext:value-type="time">
            <text:p>03:00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80.43" calcext:value-type="float">
            <text:p>1380.43</text:p>
          </table:table-cell>
          <table:table-cell office:value-type="float" office:value="1637.07" calcext:value-type="float">
            <text:p>1637.07</text:p>
          </table:table-cell>
        </table:table-row>
        <table:table-row table:style-name="ro1">
          <table:table-cell office:value-type="float" office:value="10831738" calcext:value-type="float">
            <text:p>10831738</text:p>
          </table:table-cell>
          <table:table-cell table:formula="of:=[.A679]/1000/(60*60*24)" office:value-type="time" office:time-value="PT03H00M31.738S" calcext:value-type="time">
            <text:p>03:00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30.12" calcext:value-type="float">
            <text:p>530.12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1639.42" calcext:value-type="float">
            <text:p>1639.42</text:p>
          </table:table-cell>
        </table:table-row>
        <table:table-row table:style-name="ro1">
          <table:table-cell office:value-type="float" office:value="10847736" calcext:value-type="float">
            <text:p>10847736</text:p>
          </table:table-cell>
          <table:table-cell table:formula="of:=[.A680]/1000/(60*60*24)" office:value-type="time" office:time-value="PT03H00M47.736S" calcext:value-type="time">
            <text:p>03:00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30.27" calcext:value-type="float">
            <text:p>530.27</text:p>
          </table:table-cell>
          <table:table-cell office:value-type="float" office:value="1384.51" calcext:value-type="float">
            <text:p>1384.51</text:p>
          </table:table-cell>
          <table:table-cell office:value-type="float" office:value="1641.77" calcext:value-type="float">
            <text:p>1641.77</text:p>
          </table:table-cell>
        </table:table-row>
        <table:table-row table:style-name="ro1">
          <table:table-cell office:value-type="float" office:value="10863738" calcext:value-type="float">
            <text:p>10863738</text:p>
          </table:table-cell>
          <table:table-cell table:formula="of:=[.A681]/1000/(60*60*24)" office:value-type="time" office:time-value="PT03H01M03.738S" calcext:value-type="time">
            <text:p>03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7" calcext:value-type="float">
            <text:p>528.27</text:p>
          </table:table-cell>
          <table:table-cell office:value-type="float" office:value="1386.56" calcext:value-type="float">
            <text:p>1386.56</text:p>
          </table:table-cell>
          <table:table-cell office:value-type="float" office:value="1644.12" calcext:value-type="float">
            <text:p>1644.12</text:p>
          </table:table-cell>
        </table:table-row>
        <table:table-row table:style-name="ro1">
          <table:table-cell office:value-type="float" office:value="10879736" calcext:value-type="float">
            <text:p>10879736</text:p>
          </table:table-cell>
          <table:table-cell table:formula="of:=[.A682]/1000/(60*60*24)" office:value-type="time" office:time-value="PT03H01M19.736S" calcext:value-type="time">
            <text:p>03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388.6" calcext:value-type="float">
            <text:p>1388.6</text:p>
          </table:table-cell>
          <table:table-cell office:value-type="float" office:value="1646.47" calcext:value-type="float">
            <text:p>1646.47</text:p>
          </table:table-cell>
        </table:table-row>
        <table:table-row table:style-name="ro1">
          <table:table-cell office:value-type="float" office:value="10895736" calcext:value-type="float">
            <text:p>10895736</text:p>
          </table:table-cell>
          <table:table-cell table:formula="of:=[.A683]/1000/(60*60*24)" office:value-type="time" office:time-value="PT03H01M35.736S" calcext:value-type="time">
            <text:p>03:01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90.64" calcext:value-type="float">
            <text:p>1390.64</text:p>
          </table:table-cell>
          <table:table-cell office:value-type="float" office:value="1648.82" calcext:value-type="float">
            <text:p>1648.82</text:p>
          </table:table-cell>
        </table:table-row>
        <table:table-row table:style-name="ro1">
          <table:table-cell office:value-type="float" office:value="10911736" calcext:value-type="float">
            <text:p>10911736</text:p>
          </table:table-cell>
          <table:table-cell table:formula="of:=[.A684]/1000/(60*60*24)" office:value-type="time" office:time-value="PT03H01M51.736S" calcext:value-type="time">
            <text:p>03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9" calcext:value-type="float">
            <text:p>528.29</text:p>
          </table:table-cell>
          <table:table-cell office:value-type="float" office:value="1392.68" calcext:value-type="float">
            <text:p>1392.68</text:p>
          </table:table-cell>
          <table:table-cell office:value-type="float" office:value="1651.17" calcext:value-type="float">
            <text:p>1651.17</text:p>
          </table:table-cell>
        </table:table-row>
        <table:table-row table:style-name="ro1">
          <table:table-cell office:value-type="float" office:value="10927736" calcext:value-type="float">
            <text:p>10927736</text:p>
          </table:table-cell>
          <table:table-cell table:formula="of:=[.A685]/1000/(60*60*24)" office:value-type="time" office:time-value="PT03H02M07.736S" calcext:value-type="time">
            <text:p>03:02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7.96" calcext:value-type="float">
            <text:p>527.96</text:p>
          </table:table-cell>
          <table:table-cell office:value-type="float" office:value="1394.72" calcext:value-type="float">
            <text:p>1394.72</text:p>
          </table:table-cell>
          <table:table-cell office:value-type="float" office:value="1653.52" calcext:value-type="float">
            <text:p>1653.52</text:p>
          </table:table-cell>
        </table:table-row>
        <table:table-row table:style-name="ro1">
          <table:table-cell office:value-type="float" office:value="10943737" calcext:value-type="float">
            <text:p>10943737</text:p>
          </table:table-cell>
          <table:table-cell table:formula="of:=[.A686]/1000/(60*60*24)" office:value-type="time" office:time-value="PT03H02M23.737S" calcext:value-type="time">
            <text:p>03:02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8" calcext:value-type="float">
            <text:p>528.18</text:p>
          </table:table-cell>
          <table:table-cell office:value-type="float" office:value="1396.76" calcext:value-type="float">
            <text:p>1396.76</text:p>
          </table:table-cell>
          <table:table-cell office:value-type="float" office:value="1655.87" calcext:value-type="float">
            <text:p>1655.87</text:p>
          </table:table-cell>
        </table:table-row>
        <table:table-row table:style-name="ro1">
          <table:table-cell office:value-type="float" office:value="10959736" calcext:value-type="float">
            <text:p>10959736</text:p>
          </table:table-cell>
          <table:table-cell table:formula="of:=[.A687]/1000/(60*60*24)" office:value-type="time" office:time-value="PT03H02M39.736S" calcext:value-type="time">
            <text:p>03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398.81" calcext:value-type="float">
            <text:p>1398.81</text:p>
          </table:table-cell>
          <table:table-cell office:value-type="float" office:value="1658.21" calcext:value-type="float">
            <text:p>1658.21</text:p>
          </table:table-cell>
        </table:table-row>
        <table:table-row table:style-name="ro1">
          <table:table-cell office:value-type="float" office:value="10975736" calcext:value-type="float">
            <text:p>10975736</text:p>
          </table:table-cell>
          <table:table-cell table:formula="of:=[.A688]/1000/(60*60*24)" office:value-type="time" office:time-value="PT03H02M55.736S" calcext:value-type="time">
            <text:p>03:02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2" calcext:value-type="float">
            <text:p>528.52</text:p>
          </table:table-cell>
          <table:table-cell office:value-type="float" office:value="1400.85" calcext:value-type="float">
            <text:p>1400.85</text:p>
          </table:table-cell>
          <table:table-cell office:value-type="float" office:value="1660.56" calcext:value-type="float">
            <text:p>1660.56</text:p>
          </table:table-cell>
        </table:table-row>
        <table:table-row table:style-name="ro1">
          <table:table-cell office:value-type="float" office:value="10991736" calcext:value-type="float">
            <text:p>10991736</text:p>
          </table:table-cell>
          <table:table-cell table:formula="of:=[.A689]/1000/(60*60*24)" office:value-type="time" office:time-value="PT03H03M11.736S" calcext:value-type="time">
            <text:p>03:03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7" calcext:value-type="float">
            <text:p>528.27</text:p>
          </table:table-cell>
          <table:table-cell office:value-type="float" office:value="1402.89" calcext:value-type="float">
            <text:p>1402.89</text:p>
          </table:table-cell>
          <table:table-cell office:value-type="float" office:value="1662.91" calcext:value-type="float">
            <text:p>1662.91</text:p>
          </table:table-cell>
        </table:table-row>
        <table:table-row table:style-name="ro1">
          <table:table-cell office:value-type="float" office:value="11007738" calcext:value-type="float">
            <text:p>11007738</text:p>
          </table:table-cell>
          <table:table-cell table:formula="of:=[.A690]/1000/(60*60*24)" office:value-type="time" office:time-value="PT03H03M27.738S" calcext:value-type="time">
            <text:p>03:03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404.93" calcext:value-type="float">
            <text:p>1404.93</text:p>
          </table:table-cell>
          <table:table-cell office:value-type="float" office:value="1665.26" calcext:value-type="float">
            <text:p>1665.26</text:p>
          </table:table-cell>
        </table:table-row>
        <table:table-row table:style-name="ro1">
          <table:table-cell office:value-type="float" office:value="11023736" calcext:value-type="float">
            <text:p>11023736</text:p>
          </table:table-cell>
          <table:table-cell table:formula="of:=[.A691]/1000/(60*60*24)" office:value-type="time" office:time-value="PT03H03M43.736S" calcext:value-type="time">
            <text:p>03:03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8.51" calcext:value-type="float">
            <text:p>528.51</text:p>
          </table:table-cell>
          <table:table-cell office:value-type="float" office:value="1406.97" calcext:value-type="float">
            <text:p>1406.97</text:p>
          </table:table-cell>
          <table:table-cell office:value-type="float" office:value="1667.6" calcext:value-type="float">
            <text:p>1667.6</text:p>
          </table:table-cell>
        </table:table-row>
        <table:table-row table:style-name="ro1">
          <table:table-cell office:value-type="float" office:value="11039738" calcext:value-type="float">
            <text:p>11039738</text:p>
          </table:table-cell>
          <table:table-cell table:formula="of:=[.A692]/1000/(60*60*24)" office:value-type="time" office:time-value="PT03H03M59.738S" calcext:value-type="time">
            <text:p>03:04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409.02" calcext:value-type="float">
            <text:p>1409.02</text:p>
          </table:table-cell>
          <table:table-cell office:value-type="float" office:value="1669.95" calcext:value-type="float">
            <text:p>1669.95</text:p>
          </table:table-cell>
        </table:table-row>
        <table:table-row table:style-name="ro1">
          <table:table-cell office:value-type="float" office:value="11055736" calcext:value-type="float">
            <text:p>11055736</text:p>
          </table:table-cell>
          <table:table-cell table:formula="of:=[.A693]/1000/(60*60*24)" office:value-type="time" office:time-value="PT03H04M15.736S" calcext:value-type="time">
            <text:p>03:04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8.43" calcext:value-type="float">
            <text:p>528.43</text:p>
          </table:table-cell>
          <table:table-cell office:value-type="float" office:value="1411.06" calcext:value-type="float">
            <text:p>1411.06</text:p>
          </table:table-cell>
          <table:table-cell office:value-type="float" office:value="1672.3" calcext:value-type="float">
            <text:p>1672.3</text:p>
          </table:table-cell>
        </table:table-row>
        <table:table-row table:style-name="ro1">
          <table:table-cell office:value-type="float" office:value="11071736" calcext:value-type="float">
            <text:p>11071736</text:p>
          </table:table-cell>
          <table:table-cell table:formula="of:=[.A694]/1000/(60*60*24)" office:value-type="time" office:time-value="PT03H04M31.736S" calcext:value-type="time">
            <text:p>03:04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9" calcext:value-type="float">
            <text:p>526.59</text:p>
          </table:table-cell>
          <table:table-cell office:value-type="float" office:value="1413.1" calcext:value-type="float">
            <text:p>1413.1</text:p>
          </table:table-cell>
          <table:table-cell office:value-type="float" office:value="1674.64" calcext:value-type="float">
            <text:p>1674.64</text:p>
          </table:table-cell>
        </table:table-row>
        <table:table-row table:style-name="ro1">
          <table:table-cell office:value-type="float" office:value="11087738" calcext:value-type="float">
            <text:p>11087738</text:p>
          </table:table-cell>
          <table:table-cell table:formula="of:=[.A695]/1000/(60*60*24)" office:value-type="time" office:time-value="PT03H04M47.738S" calcext:value-type="time">
            <text:p>03:04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9" calcext:value-type="float">
            <text:p>528.19</text:p>
          </table:table-cell>
          <table:table-cell office:value-type="float" office:value="1415.14" calcext:value-type="float">
            <text:p>1415.14</text:p>
          </table:table-cell>
          <table:table-cell office:value-type="float" office:value="1676.99" calcext:value-type="float">
            <text:p>1676.99</text:p>
          </table:table-cell>
        </table:table-row>
        <table:table-row table:style-name="ro1">
          <table:table-cell office:value-type="float" office:value="11103736" calcext:value-type="float">
            <text:p>11103736</text:p>
          </table:table-cell>
          <table:table-cell table:formula="of:=[.A696]/1000/(60*60*24)" office:value-type="time" office:time-value="PT03H05M03.736S" calcext:value-type="time">
            <text:p>03:05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17.18" calcext:value-type="float">
            <text:p>1417.18</text:p>
          </table:table-cell>
          <table:table-cell office:value-type="float" office:value="1679.33" calcext:value-type="float">
            <text:p>1679.33</text:p>
          </table:table-cell>
        </table:table-row>
        <table:table-row table:style-name="ro1">
          <table:table-cell office:value-type="float" office:value="11119736" calcext:value-type="float">
            <text:p>11119736</text:p>
          </table:table-cell>
          <table:table-cell table:formula="of:=[.A697]/1000/(60*60*24)" office:value-type="time" office:time-value="PT03H05M19.736S" calcext:value-type="time">
            <text:p>03:05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9" calcext:value-type="float">
            <text:p>528.19</text:p>
          </table:table-cell>
          <table:table-cell office:value-type="float" office:value="1419.22" calcext:value-type="float">
            <text:p>1419.22</text:p>
          </table:table-cell>
          <table:table-cell office:value-type="float" office:value="1681.68" calcext:value-type="float">
            <text:p>1681.68</text:p>
          </table:table-cell>
        </table:table-row>
        <table:table-row table:style-name="ro1">
          <table:table-cell office:value-type="float" office:value="11135736" calcext:value-type="float">
            <text:p>11135736</text:p>
          </table:table-cell>
          <table:table-cell table:formula="of:=[.A698]/1000/(60*60*24)" office:value-type="time" office:time-value="PT03H05M35.736S" calcext:value-type="time">
            <text:p>03:05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6" calcext:value-type="float">
            <text:p>526.36</text:p>
          </table:table-cell>
          <table:table-cell office:value-type="float" office:value="1421.27" calcext:value-type="float">
            <text:p>1421.27</text:p>
          </table:table-cell>
          <table:table-cell office:value-type="float" office:value="1684.02" calcext:value-type="float">
            <text:p>1684.02</text:p>
          </table:table-cell>
        </table:table-row>
        <table:table-row table:style-name="ro1">
          <table:table-cell office:value-type="float" office:value="11151736" calcext:value-type="float">
            <text:p>11151736</text:p>
          </table:table-cell>
          <table:table-cell table:formula="of:=[.A699]/1000/(60*60*24)" office:value-type="time" office:time-value="PT03H05M51.736S" calcext:value-type="time">
            <text:p>03:05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23.31" calcext:value-type="float">
            <text:p>1423.31</text:p>
          </table:table-cell>
          <table:table-cell office:value-type="float" office:value="1686.37" calcext:value-type="float">
            <text:p>1686.37</text:p>
          </table:table-cell>
        </table:table-row>
        <table:table-row table:style-name="ro1">
          <table:table-cell office:value-type="float" office:value="11167736" calcext:value-type="float">
            <text:p>11167736</text:p>
          </table:table-cell>
          <table:table-cell table:formula="of:=[.A700]/1000/(60*60*24)" office:value-type="time" office:time-value="PT03H06M07.736S" calcext:value-type="time">
            <text:p>03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5" calcext:value-type="float">
            <text:p>528.05</text:p>
          </table:table-cell>
          <table:table-cell office:value-type="float" office:value="1425.35" calcext:value-type="float">
            <text:p>1425.35</text:p>
          </table:table-cell>
          <table:table-cell office:value-type="float" office:value="1688.71" calcext:value-type="float">
            <text:p>1688.71</text:p>
          </table:table-cell>
        </table:table-row>
        <table:table-row table:style-name="ro1">
          <table:table-cell office:value-type="float" office:value="11183736" calcext:value-type="float">
            <text:p>11183736</text:p>
          </table:table-cell>
          <table:table-cell table:formula="of:=[.A701]/1000/(60*60*24)" office:value-type="time" office:time-value="PT03H06M23.736S" calcext:value-type="time">
            <text:p>03:06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8.05" calcext:value-type="float">
            <text:p>528.05</text:p>
          </table:table-cell>
          <table:table-cell office:value-type="float" office:value="1427.39" calcext:value-type="float">
            <text:p>1427.39</text:p>
          </table:table-cell>
          <table:table-cell office:value-type="float" office:value="1691.05" calcext:value-type="float">
            <text:p>1691.05</text:p>
          </table:table-cell>
        </table:table-row>
        <table:table-row table:style-name="ro1">
          <table:table-cell office:value-type="float" office:value="11199736" calcext:value-type="float">
            <text:p>11199736</text:p>
          </table:table-cell>
          <table:table-cell table:formula="of:=[.A702]/1000/(60*60*24)" office:value-type="time" office:time-value="PT03H06M39.736S" calcext:value-type="time">
            <text:p>03:06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9" calcext:value-type="float">
            <text:p>528.19</text:p>
          </table:table-cell>
          <table:table-cell office:value-type="float" office:value="1429.43" calcext:value-type="float">
            <text:p>1429.43</text:p>
          </table:table-cell>
          <table:table-cell office:value-type="float" office:value="1693.4" calcext:value-type="float">
            <text:p>1693.4</text:p>
          </table:table-cell>
        </table:table-row>
        <table:table-row table:style-name="ro1">
          <table:table-cell office:value-type="float" office:value="11215737" calcext:value-type="float">
            <text:p>11215737</text:p>
          </table:table-cell>
          <table:table-cell table:formula="of:=[.A703]/1000/(60*60*24)" office:value-type="time" office:time-value="PT03H06M55.737S" calcext:value-type="time">
            <text:p>03:06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5" calcext:value-type="float">
            <text:p>526.35</text:p>
          </table:table-cell>
          <table:table-cell office:value-type="float" office:value="1431.48" calcext:value-type="float">
            <text:p>1431.48</text:p>
          </table:table-cell>
          <table:table-cell office:value-type="float" office:value="1695.74" calcext:value-type="float">
            <text:p>1695.74</text:p>
          </table:table-cell>
        </table:table-row>
        <table:table-row table:style-name="ro1">
          <table:table-cell office:value-type="float" office:value="11231736" calcext:value-type="float">
            <text:p>11231736</text:p>
          </table:table-cell>
          <table:table-cell table:formula="of:=[.A704]/1000/(60*60*24)" office:value-type="time" office:time-value="PT03H07M11.736S" calcext:value-type="time">
            <text:p>03:07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2" calcext:value-type="float">
            <text:p>459.2</text:p>
          </table:table-cell>
          <table:table-cell office:value-type="float" office:value="526.22" calcext:value-type="float">
            <text:p>526.22</text:p>
          </table:table-cell>
          <table:table-cell office:value-type="float" office:value="1433.52" calcext:value-type="float">
            <text:p>1433.52</text:p>
          </table:table-cell>
          <table:table-cell office:value-type="float" office:value="1698.08" calcext:value-type="float">
            <text:p>1698.08</text:p>
          </table:table-cell>
        </table:table-row>
        <table:table-row table:style-name="ro1">
          <table:table-cell office:value-type="float" office:value="11247736" calcext:value-type="float">
            <text:p>11247736</text:p>
          </table:table-cell>
          <table:table-cell table:formula="of:=[.A705]/1000/(60*60*24)" office:value-type="time" office:time-value="PT03H07M27.736S" calcext:value-type="time">
            <text:p>03:07:28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8.19" calcext:value-type="float">
            <text:p>528.19</text:p>
          </table:table-cell>
          <table:table-cell office:value-type="float" office:value="1435.56" calcext:value-type="float">
            <text:p>1435.56</text:p>
          </table:table-cell>
          <table:table-cell office:value-type="float" office:value="1700.42" calcext:value-type="float">
            <text:p>1700.42</text:p>
          </table:table-cell>
        </table:table-row>
        <table:table-row table:style-name="ro1">
          <table:table-cell office:value-type="float" office:value="11263737" calcext:value-type="float">
            <text:p>11263737</text:p>
          </table:table-cell>
          <table:table-cell table:formula="of:=[.A706]/1000/(60*60*24)" office:value-type="time" office:time-value="PT03H07M43.737S" calcext:value-type="time">
            <text:p>03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8.28" calcext:value-type="float">
            <text:p>528.28</text:p>
          </table:table-cell>
          <table:table-cell office:value-type="float" office:value="1437.6" calcext:value-type="float">
            <text:p>1437.6</text:p>
          </table:table-cell>
          <table:table-cell office:value-type="float" office:value="1702.77" calcext:value-type="float">
            <text:p>1702.77</text:p>
          </table:table-cell>
        </table:table-row>
        <table:table-row table:style-name="ro1">
          <table:table-cell office:value-type="float" office:value="11279738" calcext:value-type="float">
            <text:p>11279738</text:p>
          </table:table-cell>
          <table:table-cell table:formula="of:=[.A707]/1000/(60*60*24)" office:value-type="time" office:time-value="PT03H07M59.738S" calcext:value-type="time">
            <text:p>03:08:00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39.64" calcext:value-type="float">
            <text:p>1439.64</text:p>
          </table:table-cell>
          <table:table-cell office:value-type="float" office:value="1705.11" calcext:value-type="float">
            <text:p>1705.11</text:p>
          </table:table-cell>
        </table:table-row>
        <table:table-row table:style-name="ro1">
          <table:table-cell office:value-type="float" office:value="11295738" calcext:value-type="float">
            <text:p>11295738</text:p>
          </table:table-cell>
          <table:table-cell table:formula="of:=[.A708]/1000/(60*60*24)" office:value-type="time" office:time-value="PT03H08M15.738S" calcext:value-type="time">
            <text:p>03:08:16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41.68" calcext:value-type="float">
            <text:p>1441.68</text:p>
          </table:table-cell>
          <table:table-cell office:value-type="float" office:value="1707.45" calcext:value-type="float">
            <text:p>1707.45</text:p>
          </table:table-cell>
        </table:table-row>
        <table:table-row table:style-name="ro1">
          <table:table-cell office:value-type="float" office:value="11311736" calcext:value-type="float">
            <text:p>11311736</text:p>
          </table:table-cell>
          <table:table-cell table:formula="of:=[.A709]/1000/(60*60*24)" office:value-type="time" office:time-value="PT03H08M31.736S" calcext:value-type="time">
            <text:p>03:08:3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43.73" calcext:value-type="float">
            <text:p>1443.73</text:p>
          </table:table-cell>
          <table:table-cell office:value-type="float" office:value="1709.79" calcext:value-type="float">
            <text:p>1709.79</text:p>
          </table:table-cell>
        </table:table-row>
        <table:table-row table:style-name="ro1">
          <table:table-cell office:value-type="float" office:value="11327737" calcext:value-type="float">
            <text:p>11327737</text:p>
          </table:table-cell>
          <table:table-cell table:formula="of:=[.A710]/1000/(60*60*24)" office:value-type="time" office:time-value="PT03H08M47.737S" calcext:value-type="time">
            <text:p>03:08:48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7" calcext:value-type="float">
            <text:p>526.57</text:p>
          </table:table-cell>
          <table:table-cell office:value-type="float" office:value="1445.77" calcext:value-type="float">
            <text:p>1445.77</text:p>
          </table:table-cell>
          <table:table-cell office:value-type="float" office:value="1712.13" calcext:value-type="float">
            <text:p>1712.13</text:p>
          </table:table-cell>
        </table:table-row>
        <table:table-row table:style-name="ro1">
          <table:table-cell office:value-type="float" office:value="11343738" calcext:value-type="float">
            <text:p>11343738</text:p>
          </table:table-cell>
          <table:table-cell table:formula="of:=[.A711]/1000/(60*60*24)" office:value-type="time" office:time-value="PT03H09M03.738S" calcext:value-type="time">
            <text:p>03:09:04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5" calcext:value-type="float">
            <text:p>526.35</text:p>
          </table:table-cell>
          <table:table-cell office:value-type="float" office:value="1447.81" calcext:value-type="float">
            <text:p>1447.81</text:p>
          </table:table-cell>
          <table:table-cell office:value-type="float" office:value="1714.47" calcext:value-type="float">
            <text:p>1714.47</text:p>
          </table:table-cell>
        </table:table-row>
        <table:table-row table:style-name="ro1">
          <table:table-cell office:value-type="float" office:value="11359736" calcext:value-type="float">
            <text:p>11359736</text:p>
          </table:table-cell>
          <table:table-cell table:formula="of:=[.A712]/1000/(60*60*24)" office:value-type="time" office:time-value="PT03H09M19.736S" calcext:value-type="time">
            <text:p>03:09:20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49.85" calcext:value-type="float">
            <text:p>1449.85</text:p>
          </table:table-cell>
          <table:table-cell office:value-type="float" office:value="1716.81" calcext:value-type="float">
            <text:p>1716.81</text:p>
          </table:table-cell>
        </table:table-row>
        <table:table-row table:style-name="ro1">
          <table:table-cell office:value-type="float" office:value="11375738" calcext:value-type="float">
            <text:p>11375738</text:p>
          </table:table-cell>
          <table:table-cell table:formula="of:=[.A713]/1000/(60*60*24)" office:value-type="time" office:time-value="PT03H09M35.738S" calcext:value-type="time">
            <text:p>03:09:36</text:p>
          </table:table-cell>
          <table:table-cell office:value-type="float" office:value="1.15" calcext:value-type="float">
            <text:p>1.15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6.35" calcext:value-type="float">
            <text:p>526.35</text:p>
          </table:table-cell>
          <table:table-cell office:value-type="float" office:value="1451.89" calcext:value-type="float">
            <text:p>1451.89</text:p>
          </table:table-cell>
          <table:table-cell office:value-type="float" office:value="1719.15" calcext:value-type="float">
            <text:p>1719.15</text:p>
          </table:table-cell>
        </table:table-row>
        <table:table-row table:style-name="ro1">
          <table:table-cell office:value-type="float" office:value="11391736" calcext:value-type="float">
            <text:p>11391736</text:p>
          </table:table-cell>
          <table:table-cell table:formula="of:=[.A714]/1000/(60*60*24)" office:value-type="time" office:time-value="PT03H09M51.736S" calcext:value-type="time">
            <text:p>03:09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53.93" calcext:value-type="float">
            <text:p>1453.93</text:p>
          </table:table-cell>
          <table:table-cell office:value-type="float" office:value="1721.49" calcext:value-type="float">
            <text:p>1721.49</text:p>
          </table:table-cell>
        </table:table-row>
        <table:table-row table:style-name="ro1">
          <table:table-cell office:value-type="float" office:value="11407736" calcext:value-type="float">
            <text:p>11407736</text:p>
          </table:table-cell>
          <table:table-cell table:formula="of:=[.A715]/1000/(60*60*24)" office:value-type="time" office:time-value="PT03H10M07.736S" calcext:value-type="time">
            <text:p>03:10:08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1455.98" calcext:value-type="float">
            <text:p>1455.98</text:p>
          </table:table-cell>
          <table:table-cell office:value-type="float" office:value="1723.82" calcext:value-type="float">
            <text:p>1723.82</text:p>
          </table:table-cell>
        </table:table-row>
        <table:table-row table:style-name="ro1">
          <table:table-cell office:value-type="float" office:value="11423738" calcext:value-type="float">
            <text:p>11423738</text:p>
          </table:table-cell>
          <table:table-cell table:formula="of:=[.A716]/1000/(60*60*24)" office:value-type="time" office:time-value="PT03H10M23.738S" calcext:value-type="time">
            <text:p>03:10:24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4" calcext:value-type="float">
            <text:p>526.44</text:p>
          </table:table-cell>
          <table:table-cell office:value-type="float" office:value="1458.02" calcext:value-type="float">
            <text:p>1458.02</text:p>
          </table:table-cell>
          <table:table-cell office:value-type="float" office:value="1726.16" calcext:value-type="float">
            <text:p>1726.16</text:p>
          </table:table-cell>
        </table:table-row>
        <table:table-row table:style-name="ro1">
          <table:table-cell office:value-type="float" office:value="11439736" calcext:value-type="float">
            <text:p>11439736</text:p>
          </table:table-cell>
          <table:table-cell table:formula="of:=[.A717]/1000/(60*60*24)" office:value-type="time" office:time-value="PT03H10M39.736S" calcext:value-type="time">
            <text:p>03:10:40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460.06" calcext:value-type="float">
            <text:p>1460.06</text:p>
          </table:table-cell>
          <table:table-cell office:value-type="float" office:value="1728.5" calcext:value-type="float">
            <text:p>1728.5</text:p>
          </table:table-cell>
        </table:table-row>
        <table:table-row table:style-name="ro1">
          <table:table-cell office:value-type="float" office:value="11455736" calcext:value-type="float">
            <text:p>11455736</text:p>
          </table:table-cell>
          <table:table-cell table:formula="of:=[.A718]/1000/(60*60*24)" office:value-type="time" office:time-value="PT03H10M55.736S" calcext:value-type="time">
            <text:p>03:10:56</text:p>
          </table:table-cell>
          <table:table-cell office:value-type="float" office:value="1.15" calcext:value-type="float">
            <text:p>1.15</text:p>
          </table:table-cell>
          <table:table-cell office:value-type="float" office:value="459.6" calcext:value-type="float">
            <text:p>459.6</text:p>
          </table:table-cell>
          <table:table-cell office:value-type="float" office:value="526.67" calcext:value-type="float">
            <text:p>526.67</text:p>
          </table:table-cell>
          <table:table-cell office:value-type="float" office:value="1462.1" calcext:value-type="float">
            <text:p>1462.1</text:p>
          </table:table-cell>
          <table:table-cell office:value-type="float" office:value="1730.84" calcext:value-type="float">
            <text:p>1730.84</text:p>
          </table:table-cell>
        </table:table-row>
        <table:table-row table:style-name="ro1">
          <table:table-cell office:value-type="float" office:value="11471738" calcext:value-type="float">
            <text:p>11471738</text:p>
          </table:table-cell>
          <table:table-cell table:formula="of:=[.A719]/1000/(60*60*24)" office:value-type="time" office:time-value="PT03H11M11.738S" calcext:value-type="time">
            <text:p>03:11:12</text:p>
          </table:table-cell>
          <table:table-cell office:value-type="float" office:value="1.15" calcext:value-type="float">
            <text:p>1.15</text:p>
          </table:table-cell>
          <table:table-cell office:value-type="float" office:value="459.4" calcext:value-type="float">
            <text:p>459.4</text:p>
          </table:table-cell>
          <table:table-cell office:value-type="float" office:value="526.43" calcext:value-type="float">
            <text:p>526.43</text:p>
          </table:table-cell>
          <table:table-cell office:value-type="float" office:value="1464.14" calcext:value-type="float">
            <text:p>1464.14</text:p>
          </table:table-cell>
          <table:table-cell office:value-type="float" office:value="1733.17" calcext:value-type="float">
            <text:p>1733.17</text:p>
          </table:table-cell>
        </table:table-row>
        <table:table-row table:style-name="ro1">
          <table:table-cell office:value-type="float" office:value="11487736" calcext:value-type="float">
            <text:p>11487736</text:p>
          </table:table-cell>
          <table:table-cell table:formula="of:=[.A720]/1000/(60*60*24)" office:value-type="time" office:time-value="PT03H11M27.736S" calcext:value-type="time">
            <text:p>03:11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3" calcext:value-type="float">
            <text:p>524.53</text:p>
          </table:table-cell>
          <table:table-cell office:value-type="float" office:value="1466.18" calcext:value-type="float">
            <text:p>1466.18</text:p>
          </table:table-cell>
          <table:table-cell office:value-type="float" office:value="1735.51" calcext:value-type="float">
            <text:p>1735.51</text:p>
          </table:table-cell>
        </table:table-row>
        <table:table-row table:style-name="ro1">
          <table:table-cell office:value-type="float" office:value="11503736" calcext:value-type="float">
            <text:p>11503736</text:p>
          </table:table-cell>
          <table:table-cell table:formula="of:=[.A721]/1000/(60*60*24)" office:value-type="time" office:time-value="PT03H11M43.736S" calcext:value-type="time">
            <text:p>03:11:44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68.23" calcext:value-type="float">
            <text:p>1468.23</text:p>
          </table:table-cell>
          <table:table-cell office:value-type="float" office:value="1737.85" calcext:value-type="float">
            <text:p>1737.85</text:p>
          </table:table-cell>
        </table:table-row>
        <table:table-row table:style-name="ro1">
          <table:table-cell office:value-type="float" office:value="11519737" calcext:value-type="float">
            <text:p>11519737</text:p>
          </table:table-cell>
          <table:table-cell table:formula="of:=[.A722]/1000/(60*60*24)" office:value-type="time" office:time-value="PT03H11M59.737S" calcext:value-type="time">
            <text:p>03:12:00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2" calcext:value-type="float">
            <text:p>524.52</text:p>
          </table:table-cell>
          <table:table-cell office:value-type="float" office:value="1470.27" calcext:value-type="float">
            <text:p>1470.27</text:p>
          </table:table-cell>
          <table:table-cell office:value-type="float" office:value="1740.18" calcext:value-type="float">
            <text:p>1740.18</text:p>
          </table:table-cell>
        </table:table-row>
        <table:table-row table:style-name="ro1">
          <table:table-cell office:value-type="float" office:value="11535736" calcext:value-type="float">
            <text:p>11535736</text:p>
          </table:table-cell>
          <table:table-cell table:formula="of:=[.A723]/1000/(60*60*24)" office:value-type="time" office:time-value="PT03H12M15.736S" calcext:value-type="time">
            <text:p>03:12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3" calcext:value-type="float">
            <text:p>524.53</text:p>
          </table:table-cell>
          <table:table-cell office:value-type="float" office:value="1472.31" calcext:value-type="float">
            <text:p>1472.31</text:p>
          </table:table-cell>
          <table:table-cell office:value-type="float" office:value="1742.51" calcext:value-type="float">
            <text:p>1742.51</text:p>
          </table:table-cell>
        </table:table-row>
        <table:table-row table:style-name="ro1">
          <table:table-cell office:value-type="float" office:value="11551738" calcext:value-type="float">
            <text:p>11551738</text:p>
          </table:table-cell>
          <table:table-cell table:formula="of:=[.A724]/1000/(60*60*24)" office:value-type="time" office:time-value="PT03H12M31.738S" calcext:value-type="time">
            <text:p>03:12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1" calcext:value-type="float">
            <text:p>524.61</text:p>
          </table:table-cell>
          <table:table-cell office:value-type="float" office:value="1474.35" calcext:value-type="float">
            <text:p>1474.35</text:p>
          </table:table-cell>
          <table:table-cell office:value-type="float" office:value="1744.85" calcext:value-type="float">
            <text:p>1744.85</text:p>
          </table:table-cell>
        </table:table-row>
        <table:table-row table:style-name="ro1">
          <table:table-cell office:value-type="float" office:value="11567737" calcext:value-type="float">
            <text:p>11567737</text:p>
          </table:table-cell>
          <table:table-cell table:formula="of:=[.A725]/1000/(60*60*24)" office:value-type="time" office:time-value="PT03H12M47.737S" calcext:value-type="time">
            <text:p>03:12:48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4.84" calcext:value-type="float">
            <text:p>524.84</text:p>
          </table:table-cell>
          <table:table-cell office:value-type="float" office:value="1476.39" calcext:value-type="float">
            <text:p>1476.39</text:p>
          </table:table-cell>
          <table:table-cell office:value-type="float" office:value="1747.18" calcext:value-type="float">
            <text:p>1747.18</text:p>
          </table:table-cell>
        </table:table-row>
        <table:table-row table:style-name="ro1">
          <table:table-cell office:value-type="float" office:value="11583736" calcext:value-type="float">
            <text:p>11583736</text:p>
          </table:table-cell>
          <table:table-cell table:formula="of:=[.A726]/1000/(60*60*24)" office:value-type="time" office:time-value="PT03H13M03.736S" calcext:value-type="time">
            <text:p>03:13:04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478.44" calcext:value-type="float">
            <text:p>1478.44</text:p>
          </table:table-cell>
          <table:table-cell office:value-type="float" office:value="1749.52" calcext:value-type="float">
            <text:p>1749.52</text:p>
          </table:table-cell>
        </table:table-row>
        <table:table-row table:style-name="ro1">
          <table:table-cell office:value-type="float" office:value="11599738" calcext:value-type="float">
            <text:p>11599738</text:p>
          </table:table-cell>
          <table:table-cell table:formula="of:=[.A727]/1000/(60*60*24)" office:value-type="time" office:time-value="PT03H13M19.738S" calcext:value-type="time">
            <text:p>03:13:20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80.48" calcext:value-type="float">
            <text:p>1480.48</text:p>
          </table:table-cell>
          <table:table-cell office:value-type="float" office:value="1751.85" calcext:value-type="float">
            <text:p>1751.85</text:p>
          </table:table-cell>
        </table:table-row>
        <table:table-row table:style-name="ro1">
          <table:table-cell office:value-type="float" office:value="11615736" calcext:value-type="float">
            <text:p>11615736</text:p>
          </table:table-cell>
          <table:table-cell table:formula="of:=[.A728]/1000/(60*60*24)" office:value-type="time" office:time-value="PT03H13M35.736S" calcext:value-type="time">
            <text:p>03:13:36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4.52" calcext:value-type="float">
            <text:p>524.52</text:p>
          </table:table-cell>
          <table:table-cell office:value-type="float" office:value="1482.52" calcext:value-type="float">
            <text:p>1482.52</text:p>
          </table:table-cell>
          <table:table-cell office:value-type="float" office:value="1754.19" calcext:value-type="float">
            <text:p>1754.19</text:p>
          </table:table-cell>
        </table:table-row>
        <table:table-row table:style-name="ro1">
          <table:table-cell office:value-type="float" office:value="11631738" calcext:value-type="float">
            <text:p>11631738</text:p>
          </table:table-cell>
          <table:table-cell table:formula="of:=[.A729]/1000/(60*60*24)" office:value-type="time" office:time-value="PT03H13M51.738S" calcext:value-type="time">
            <text:p>03:13:52</text:p>
          </table:table-cell>
          <table:table-cell office:value-type="float" office:value="1.15" calcext:value-type="float">
            <text:p>1.15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6.58" calcext:value-type="float">
            <text:p>526.58</text:p>
          </table:table-cell>
          <table:table-cell office:value-type="float" office:value="1484.56" calcext:value-type="float">
            <text:p>1484.56</text:p>
          </table:table-cell>
          <table:table-cell office:value-type="float" office:value="1756.52" calcext:value-type="float">
            <text:p>1756.52</text:p>
          </table:table-cell>
        </table:table-row>
        <table:table-row table:style-name="ro1">
          <table:table-cell office:value-type="float" office:value="11647738" calcext:value-type="float">
            <text:p>11647738</text:p>
          </table:table-cell>
          <table:table-cell table:formula="of:=[.A730]/1000/(60*60*24)" office:value-type="time" office:time-value="PT03H14M07.738S" calcext:value-type="time">
            <text:p>03:14:08</text:p>
          </table:table-cell>
          <table:table-cell office:value-type="float" office:value="1.14" calcext:value-type="float">
            <text:p>1.14</text:p>
          </table:table-cell>
          <table:table-cell office:value-type="float" office:value="459.12" calcext:value-type="float">
            <text:p>459.12</text:p>
          </table:table-cell>
          <table:table-cell office:value-type="float" office:value="524.27" calcext:value-type="float">
            <text:p>524.27</text:p>
          </table:table-cell>
          <table:table-cell office:value-type="float" office:value="1486.61" calcext:value-type="float">
            <text:p>1486.61</text:p>
          </table:table-cell>
          <table:table-cell office:value-type="float" office:value="1758.85" calcext:value-type="float">
            <text:p>1758.85</text:p>
          </table:table-cell>
        </table:table-row>
        <table:table-row table:style-name="ro1">
          <table:table-cell office:value-type="float" office:value="11663737" calcext:value-type="float">
            <text:p>11663737</text:p>
          </table:table-cell>
          <table:table-cell table:formula="of:=[.A731]/1000/(60*60*24)" office:value-type="time" office:time-value="PT03H14M23.737S" calcext:value-type="time">
            <text:p>03:14:24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88.65" calcext:value-type="float">
            <text:p>1488.65</text:p>
          </table:table-cell>
          <table:table-cell office:value-type="float" office:value="1761.19" calcext:value-type="float">
            <text:p>1761.19</text:p>
          </table:table-cell>
        </table:table-row>
        <table:table-row table:style-name="ro1">
          <table:table-cell office:value-type="float" office:value="11679736" calcext:value-type="float">
            <text:p>11679736</text:p>
          </table:table-cell>
          <table:table-cell table:formula="of:=[.A732]/1000/(60*60*24)" office:value-type="time" office:time-value="PT03H14M39.736S" calcext:value-type="time">
            <text:p>03:14:40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90.69" calcext:value-type="float">
            <text:p>1490.69</text:p>
          </table:table-cell>
          <table:table-cell office:value-type="float" office:value="1763.52" calcext:value-type="float">
            <text:p>1763.52</text:p>
          </table:table-cell>
        </table:table-row>
        <table:table-row table:style-name="ro1">
          <table:table-cell office:value-type="float" office:value="11695736" calcext:value-type="float">
            <text:p>11695736</text:p>
          </table:table-cell>
          <table:table-cell table:formula="of:=[.A733]/1000/(60*60*24)" office:value-type="time" office:time-value="PT03H14M55.736S" calcext:value-type="time">
            <text:p>03:14:56</text:p>
          </table:table-cell>
          <table:table-cell office:value-type="float" office:value="1.14" calcext:value-type="float">
            <text:p>1.14</text:p>
          </table:table-cell>
          <table:table-cell office:value-type="float" office:value="459.2" calcext:value-type="float">
            <text:p>459.2</text:p>
          </table:table-cell>
          <table:table-cell office:value-type="float" office:value="524.38" calcext:value-type="float">
            <text:p>524.38</text:p>
          </table:table-cell>
          <table:table-cell office:value-type="float" office:value="1492.73" calcext:value-type="float">
            <text:p>1492.73</text:p>
          </table:table-cell>
          <table:table-cell office:value-type="float" office:value="1765.85" calcext:value-type="float">
            <text:p>1765.85</text:p>
          </table:table-cell>
        </table:table-row>
        <table:table-row table:style-name="ro1">
          <table:table-cell office:value-type="float" office:value="11711736" calcext:value-type="float">
            <text:p>11711736</text:p>
          </table:table-cell>
          <table:table-cell table:formula="of:=[.A734]/1000/(60*60*24)" office:value-type="time" office:time-value="PT03H15M11.736S" calcext:value-type="time">
            <text:p>03:15:12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494.78" calcext:value-type="float">
            <text:p>1494.78</text:p>
          </table:table-cell>
          <table:table-cell office:value-type="float" office:value="1768.18" calcext:value-type="float">
            <text:p>1768.18</text:p>
          </table:table-cell>
        </table:table-row>
        <table:table-row table:style-name="ro1">
          <table:table-cell office:value-type="float" office:value="11727736" calcext:value-type="float">
            <text:p>11727736</text:p>
          </table:table-cell>
          <table:table-cell table:formula="of:=[.A735]/1000/(60*60*24)" office:value-type="time" office:time-value="PT03H15M27.736S" calcext:value-type="time">
            <text:p>03:15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4" calcext:value-type="float">
            <text:p>524.74</text:p>
          </table:table-cell>
          <table:table-cell office:value-type="float" office:value="1496.82" calcext:value-type="float">
            <text:p>1496.82</text:p>
          </table:table-cell>
          <table:table-cell office:value-type="float" office:value="1770.51" calcext:value-type="float">
            <text:p>1770.51</text:p>
          </table:table-cell>
        </table:table-row>
        <table:table-row table:style-name="ro1">
          <table:table-cell office:value-type="float" office:value="11743736" calcext:value-type="float">
            <text:p>11743736</text:p>
          </table:table-cell>
          <table:table-cell table:formula="of:=[.A736]/1000/(60*60*24)" office:value-type="time" office:time-value="PT03H15M43.736S" calcext:value-type="time">
            <text:p>03:15:44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498.86" calcext:value-type="float">
            <text:p>1498.86</text:p>
          </table:table-cell>
          <table:table-cell office:value-type="float" office:value="1772.85" calcext:value-type="float">
            <text:p>1772.85</text:p>
          </table:table-cell>
        </table:table-row>
        <table:table-row table:style-name="ro1">
          <table:table-cell office:value-type="float" office:value="11759736" calcext:value-type="float">
            <text:p>11759736</text:p>
          </table:table-cell>
          <table:table-cell table:formula="of:=[.A737]/1000/(60*60*24)" office:value-type="time" office:time-value="PT03H15M59.736S" calcext:value-type="time">
            <text:p>03:16:00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500.9" calcext:value-type="float">
            <text:p>1500.9</text:p>
          </table:table-cell>
          <table:table-cell office:value-type="float" office:value="1775.17" calcext:value-type="float">
            <text:p>1775.17</text:p>
          </table:table-cell>
        </table:table-row>
        <table:table-row table:style-name="ro1">
          <table:table-cell office:value-type="float" office:value="11775736" calcext:value-type="float">
            <text:p>11775736</text:p>
          </table:table-cell>
          <table:table-cell table:formula="of:=[.A738]/1000/(60*60*24)" office:value-type="time" office:time-value="PT03H16M15.736S" calcext:value-type="time">
            <text:p>03:16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8" calcext:value-type="float">
            <text:p>522.78</text:p>
          </table:table-cell>
          <table:table-cell office:value-type="float" office:value="1502.94" calcext:value-type="float">
            <text:p>1502.94</text:p>
          </table:table-cell>
          <table:table-cell office:value-type="float" office:value="1777.5" calcext:value-type="float">
            <text:p>1777.5</text:p>
          </table:table-cell>
        </table:table-row>
        <table:table-row table:style-name="ro1">
          <table:table-cell office:value-type="float" office:value="11791738" calcext:value-type="float">
            <text:p>11791738</text:p>
          </table:table-cell>
          <table:table-cell table:formula="of:=[.A739]/1000/(60*60*24)" office:value-type="time" office:time-value="PT03H16M31.738S" calcext:value-type="time">
            <text:p>03:16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" calcext:value-type="float">
            <text:p>524.6</text:p>
          </table:table-cell>
          <table:table-cell office:value-type="float" office:value="1504.99" calcext:value-type="float">
            <text:p>1504.99</text:p>
          </table:table-cell>
          <table:table-cell office:value-type="float" office:value="1779.83" calcext:value-type="float">
            <text:p>1779.83</text:p>
          </table:table-cell>
        </table:table-row>
        <table:table-row table:style-name="ro1">
          <table:table-cell office:value-type="float" office:value="11807736" calcext:value-type="float">
            <text:p>11807736</text:p>
          </table:table-cell>
          <table:table-cell table:formula="of:=[.A740]/1000/(60*60*24)" office:value-type="time" office:time-value="PT03H16M47.736S" calcext:value-type="time">
            <text:p>03:16:48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507.03" calcext:value-type="float">
            <text:p>1507.03</text:p>
          </table:table-cell>
          <table:table-cell office:value-type="float" office:value="1782.16" calcext:value-type="float">
            <text:p>1782.16</text:p>
          </table:table-cell>
        </table:table-row>
        <table:table-row table:style-name="ro1">
          <table:table-cell office:value-type="float" office:value="11823736" calcext:value-type="float">
            <text:p>11823736</text:p>
          </table:table-cell>
          <table:table-cell table:formula="of:=[.A741]/1000/(60*60*24)" office:value-type="time" office:time-value="PT03H17M03.736S" calcext:value-type="time">
            <text:p>03:17:04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4.75" calcext:value-type="float">
            <text:p>524.75</text:p>
          </table:table-cell>
          <table:table-cell office:value-type="float" office:value="1509.07" calcext:value-type="float">
            <text:p>1509.07</text:p>
          </table:table-cell>
          <table:table-cell office:value-type="float" office:value="1784.49" calcext:value-type="float">
            <text:p>1784.49</text:p>
          </table:table-cell>
        </table:table-row>
        <table:table-row table:style-name="ro1">
          <table:table-cell office:value-type="float" office:value="11839736" calcext:value-type="float">
            <text:p>11839736</text:p>
          </table:table-cell>
          <table:table-cell table:formula="of:=[.A742]/1000/(60*60*24)" office:value-type="time" office:time-value="PT03H17M19.736S" calcext:value-type="time">
            <text:p>03:17:20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1" calcext:value-type="float">
            <text:p>522.91</text:p>
          </table:table-cell>
          <table:table-cell office:value-type="float" office:value="1511.11" calcext:value-type="float">
            <text:p>1511.11</text:p>
          </table:table-cell>
          <table:table-cell office:value-type="float" office:value="1786.81" calcext:value-type="float">
            <text:p>1786.81</text:p>
          </table:table-cell>
        </table:table-row>
        <table:table-row table:style-name="ro1">
          <table:table-cell office:value-type="float" office:value="11855736" calcext:value-type="float">
            <text:p>11855736</text:p>
          </table:table-cell>
          <table:table-cell table:formula="of:=[.A743]/1000/(60*60*24)" office:value-type="time" office:time-value="PT03H17M35.736S" calcext:value-type="time">
            <text:p>03:17:36</text:p>
          </table:table-cell>
          <table:table-cell office:value-type="float" office:value="1.14" calcext:value-type="float">
            <text:p>1.14</text:p>
          </table:table-cell>
          <table:table-cell office:value-type="float" office:value="459.2" calcext:value-type="float">
            <text:p>459.2</text:p>
          </table:table-cell>
          <table:table-cell office:value-type="float" office:value="524.38" calcext:value-type="float">
            <text:p>524.38</text:p>
          </table:table-cell>
          <table:table-cell office:value-type="float" office:value="1513.16" calcext:value-type="float">
            <text:p>1513.16</text:p>
          </table:table-cell>
          <table:table-cell office:value-type="float" office:value="1789.14" calcext:value-type="float">
            <text:p>1789.14</text:p>
          </table:table-cell>
        </table:table-row>
        <table:table-row table:style-name="ro1">
          <table:table-cell office:value-type="float" office:value="11871737" calcext:value-type="float">
            <text:p>11871737</text:p>
          </table:table-cell>
          <table:table-cell table:formula="of:=[.A744]/1000/(60*60*24)" office:value-type="time" office:time-value="PT03H17M51.737S" calcext:value-type="time">
            <text:p>03:17:5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4.62" calcext:value-type="float">
            <text:p>524.62</text:p>
          </table:table-cell>
          <table:table-cell office:value-type="float" office:value="1515.2" calcext:value-type="float">
            <text:p>1515.2</text:p>
          </table:table-cell>
          <table:table-cell office:value-type="float" office:value="1791.47" calcext:value-type="float">
            <text:p>1791.47</text:p>
          </table:table-cell>
        </table:table-row>
        <table:table-row table:style-name="ro1">
          <table:table-cell office:value-type="float" office:value="11887736" calcext:value-type="float">
            <text:p>11887736</text:p>
          </table:table-cell>
          <table:table-cell table:formula="of:=[.A745]/1000/(60*60*24)" office:value-type="time" office:time-value="PT03H18M07.736S" calcext:value-type="time">
            <text:p>03:18:08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6" calcext:value-type="float">
            <text:p>522.76</text:p>
          </table:table-cell>
          <table:table-cell office:value-type="float" office:value="1517.24" calcext:value-type="float">
            <text:p>1517.24</text:p>
          </table:table-cell>
          <table:table-cell office:value-type="float" office:value="1793.79" calcext:value-type="float">
            <text:p>1793.79</text:p>
          </table:table-cell>
        </table:table-row>
        <table:table-row table:style-name="ro1">
          <table:table-cell office:value-type="float" office:value="11903736" calcext:value-type="float">
            <text:p>11903736</text:p>
          </table:table-cell>
          <table:table-cell table:formula="of:=[.A746]/1000/(60*60*24)" office:value-type="time" office:time-value="PT03H18M23.736S" calcext:value-type="time">
            <text:p>03:18:24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19.28" calcext:value-type="float">
            <text:p>1519.28</text:p>
          </table:table-cell>
          <table:table-cell office:value-type="float" office:value="1796.12" calcext:value-type="float">
            <text:p>1796.12</text:p>
          </table:table-cell>
        </table:table-row>
        <table:table-row table:style-name="ro1">
          <table:table-cell office:value-type="float" office:value="11919737" calcext:value-type="float">
            <text:p>11919737</text:p>
          </table:table-cell>
          <table:table-cell table:formula="of:=[.A747]/1000/(60*60*24)" office:value-type="time" office:time-value="PT03H18M39.737S" calcext:value-type="time">
            <text:p>03:18:40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7" calcext:value-type="float">
            <text:p>522.67</text:p>
          </table:table-cell>
          <table:table-cell office:value-type="float" office:value="1521.32" calcext:value-type="float">
            <text:p>1521.32</text:p>
          </table:table-cell>
          <table:table-cell office:value-type="float" office:value="1798.44" calcext:value-type="float">
            <text:p>1798.44</text:p>
          </table:table-cell>
        </table:table-row>
        <table:table-row table:style-name="ro1">
          <table:table-cell office:value-type="float" office:value="11935737" calcext:value-type="float">
            <text:p>11935737</text:p>
          </table:table-cell>
          <table:table-cell table:formula="of:=[.A748]/1000/(60*60*24)" office:value-type="time" office:time-value="PT03H18M55.737S" calcext:value-type="time">
            <text:p>03:18:56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6" calcext:value-type="float">
            <text:p>522.76</text:p>
          </table:table-cell>
          <table:table-cell office:value-type="float" office:value="1523.36" calcext:value-type="float">
            <text:p>1523.36</text:p>
          </table:table-cell>
          <table:table-cell office:value-type="float" office:value="1800.77" calcext:value-type="float">
            <text:p>1800.77</text:p>
          </table:table-cell>
        </table:table-row>
        <table:table-row table:style-name="ro1">
          <table:table-cell office:value-type="float" office:value="11951737" calcext:value-type="float">
            <text:p>11951737</text:p>
          </table:table-cell>
          <table:table-cell table:formula="of:=[.A749]/1000/(60*60*24)" office:value-type="time" office:time-value="PT03H19M11.737S" calcext:value-type="time">
            <text:p>03:19:12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.01" calcext:value-type="float">
            <text:p>523.01</text:p>
          </table:table-cell>
          <table:table-cell office:value-type="float" office:value="1525.41" calcext:value-type="float">
            <text:p>1525.41</text:p>
          </table:table-cell>
          <table:table-cell office:value-type="float" office:value="1803.09" calcext:value-type="float">
            <text:p>1803.09</text:p>
          </table:table-cell>
        </table:table-row>
        <table:table-row table:style-name="ro1">
          <table:table-cell office:value-type="float" office:value="11967737" calcext:value-type="float">
            <text:p>11967737</text:p>
          </table:table-cell>
          <table:table-cell table:formula="of:=[.A750]/1000/(60*60*24)" office:value-type="time" office:time-value="PT03H19M27.737S" calcext:value-type="time">
            <text:p>03:19:28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27.45" calcext:value-type="float">
            <text:p>1527.45</text:p>
          </table:table-cell>
          <table:table-cell office:value-type="float" office:value="1805.42" calcext:value-type="float">
            <text:p>1805.42</text:p>
          </table:table-cell>
        </table:table-row>
        <table:table-row table:style-name="ro1">
          <table:table-cell office:value-type="float" office:value="11983738" calcext:value-type="float">
            <text:p>11983738</text:p>
          </table:table-cell>
          <table:table-cell table:formula="of:=[.A751]/1000/(60*60*24)" office:value-type="time" office:time-value="PT03H19M43.738S" calcext:value-type="time">
            <text:p>03:19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29.49" calcext:value-type="float">
            <text:p>1529.49</text:p>
          </table:table-cell>
          <table:table-cell office:value-type="float" office:value="1807.74" calcext:value-type="float">
            <text:p>1807.74</text:p>
          </table:table-cell>
        </table:table-row>
        <table:table-row table:style-name="ro1">
          <table:table-cell office:value-type="float" office:value="11999736" calcext:value-type="float">
            <text:p>11999736</text:p>
          </table:table-cell>
          <table:table-cell table:formula="of:=[.A752]/1000/(60*60*24)" office:value-type="time" office:time-value="PT03H19M59.736S" calcext:value-type="time">
            <text:p>03:20:00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1810.07" calcext:value-type="float">
            <text:p>1810.07</text:p>
          </table:table-cell>
        </table:table-row>
        <table:table-row table:style-name="ro1">
          <table:table-cell office:value-type="float" office:value="12015736" calcext:value-type="float">
            <text:p>12015736</text:p>
          </table:table-cell>
          <table:table-cell table:formula="of:=[.A753]/1000/(60*60*24)" office:value-type="time" office:time-value="PT03H20M15.736S" calcext:value-type="time">
            <text:p>03:20:16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2" calcext:value-type="float">
            <text:p>522.92</text:p>
          </table:table-cell>
          <table:table-cell office:value-type="float" office:value="1533.57" calcext:value-type="float">
            <text:p>1533.57</text:p>
          </table:table-cell>
          <table:table-cell office:value-type="float" office:value="1812.39" calcext:value-type="float">
            <text:p>1812.39</text:p>
          </table:table-cell>
        </table:table-row>
        <table:table-row table:style-name="ro1">
          <table:table-cell office:value-type="float" office:value="12031736" calcext:value-type="float">
            <text:p>12031736</text:p>
          </table:table-cell>
          <table:table-cell table:formula="of:=[.A754]/1000/(60*60*24)" office:value-type="time" office:time-value="PT03H20M31.736S" calcext:value-type="time">
            <text:p>03:20:32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7" calcext:value-type="float">
            <text:p>522.77</text:p>
          </table:table-cell>
          <table:table-cell office:value-type="float" office:value="1535.62" calcext:value-type="float">
            <text:p>1535.62</text:p>
          </table:table-cell>
          <table:table-cell office:value-type="float" office:value="1814.71" calcext:value-type="float">
            <text:p>1814.71</text:p>
          </table:table-cell>
        </table:table-row>
        <table:table-row table:style-name="ro1">
          <table:table-cell office:value-type="float" office:value="12047736" calcext:value-type="float">
            <text:p>12047736</text:p>
          </table:table-cell>
          <table:table-cell table:formula="of:=[.A755]/1000/(60*60*24)" office:value-type="time" office:time-value="PT03H20M47.736S" calcext:value-type="time">
            <text:p>03:20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37.66" calcext:value-type="float">
            <text:p>1537.66</text:p>
          </table:table-cell>
          <table:table-cell office:value-type="float" office:value="1817.03" calcext:value-type="float">
            <text:p>1817.03</text:p>
          </table:table-cell>
        </table:table-row>
        <table:table-row table:style-name="ro1">
          <table:table-cell office:value-type="float" office:value="12063736" calcext:value-type="float">
            <text:p>12063736</text:p>
          </table:table-cell>
          <table:table-cell table:formula="of:=[.A756]/1000/(60*60*24)" office:value-type="time" office:time-value="PT03H21M03.736S" calcext:value-type="time">
            <text:p>03:21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39.7" calcext:value-type="float">
            <text:p>1539.7</text:p>
          </table:table-cell>
          <table:table-cell office:value-type="float" office:value="1819.35" calcext:value-type="float">
            <text:p>1819.35</text:p>
          </table:table-cell>
        </table:table-row>
        <table:table-row table:style-name="ro1">
          <table:table-cell office:value-type="float" office:value="12079738" calcext:value-type="float">
            <text:p>12079738</text:p>
          </table:table-cell>
          <table:table-cell table:formula="of:=[.A757]/1000/(60*60*24)" office:value-type="time" office:time-value="PT03H21M19.738S" calcext:value-type="time">
            <text:p>03:21:20</text:p>
          </table:table-cell>
          <table:table-cell office:value-type="float" office:value="1.14" calcext:value-type="float">
            <text:p>1.14</text:p>
          </table:table-cell>
          <table:table-cell office:value-type="float" office:value="459.4" calcext:value-type="float">
            <text:p>459.4</text:p>
          </table:table-cell>
          <table:table-cell office:value-type="float" office:value="522.76" calcext:value-type="float">
            <text:p>522.76</text:p>
          </table:table-cell>
          <table:table-cell office:value-type="float" office:value="1541.74" calcext:value-type="float">
            <text:p>1541.74</text:p>
          </table:table-cell>
          <table:table-cell office:value-type="float" office:value="1821.67" calcext:value-type="float">
            <text:p>1821.67</text:p>
          </table:table-cell>
        </table:table-row>
        <table:table-row table:style-name="ro1">
          <table:table-cell office:value-type="float" office:value="12095736" calcext:value-type="float">
            <text:p>12095736</text:p>
          </table:table-cell>
          <table:table-cell table:formula="of:=[.A758]/1000/(60*60*24)" office:value-type="time" office:time-value="PT03H21M35.736S" calcext:value-type="time">
            <text:p>03:21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2" calcext:value-type="float">
            <text:p>520.92</text:p>
          </table:table-cell>
          <table:table-cell office:value-type="float" office:value="1543.78" calcext:value-type="float">
            <text:p>1543.78</text:p>
          </table:table-cell>
          <table:table-cell office:value-type="float" office:value="1823.99" calcext:value-type="float">
            <text:p>1823.99</text:p>
          </table:table-cell>
        </table:table-row>
        <table:table-row table:style-name="ro1">
          <table:table-cell office:value-type="float" office:value="12111736" calcext:value-type="float">
            <text:p>12111736</text:p>
          </table:table-cell>
          <table:table-cell table:formula="of:=[.A759]/1000/(60*60*24)" office:value-type="time" office:time-value="PT03H21M51.736S" calcext:value-type="time">
            <text:p>03:21:52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545.83" calcext:value-type="float">
            <text:p>1545.83</text:p>
          </table:table-cell>
          <table:table-cell office:value-type="float" office:value="1826.31" calcext:value-type="float">
            <text:p>1826.31</text:p>
          </table:table-cell>
        </table:table-row>
        <table:table-row table:style-name="ro1">
          <table:table-cell office:value-type="float" office:value="12127736" calcext:value-type="float">
            <text:p>12127736</text:p>
          </table:table-cell>
          <table:table-cell table:formula="of:=[.A760]/1000/(60*60*24)" office:value-type="time" office:time-value="PT03H22M07.736S" calcext:value-type="time">
            <text:p>03:22:08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47.87" calcext:value-type="float">
            <text:p>1547.87</text:p>
          </table:table-cell>
          <table:table-cell office:value-type="float" office:value="1828.63" calcext:value-type="float">
            <text:p>1828.63</text:p>
          </table:table-cell>
        </table:table-row>
        <table:table-row table:style-name="ro1">
          <table:table-cell office:value-type="float" office:value="12143736" calcext:value-type="float">
            <text:p>12143736</text:p>
          </table:table-cell>
          <table:table-cell table:formula="of:=[.A761]/1000/(60*60*24)" office:value-type="time" office:time-value="PT03H22M23.736S" calcext:value-type="time">
            <text:p>03:22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1.3" calcext:value-type="float">
            <text:p>521.3</text:p>
          </table:table-cell>
          <table:table-cell office:value-type="float" office:value="1549.91" calcext:value-type="float">
            <text:p>1549.91</text:p>
          </table:table-cell>
          <table:table-cell office:value-type="float" office:value="1830.95" calcext:value-type="float">
            <text:p>1830.95</text:p>
          </table:table-cell>
        </table:table-row>
        <table:table-row table:style-name="ro1">
          <table:table-cell office:value-type="float" office:value="12159736" calcext:value-type="float">
            <text:p>12159736</text:p>
          </table:table-cell>
          <table:table-cell table:formula="of:=[.A762]/1000/(60*60*24)" office:value-type="time" office:time-value="PT03H22M39.736S" calcext:value-type="time">
            <text:p>03:22:40</text:p>
          </table:table-cell>
          <table:table-cell office:value-type="float" office:value="1.14" calcext:value-type="float">
            <text:p>1.14</text:p>
          </table:table-cell>
          <table:table-cell office:value-type="float" office:value="459.6" calcext:value-type="float">
            <text:p>459.6</text:p>
          </table:table-cell>
          <table:table-cell office:value-type="float" office:value="523" calcext:value-type="float">
            <text:p>523</text:p>
          </table:table-cell>
          <table:table-cell office:value-type="float" office:value="1551.95" calcext:value-type="float">
            <text:p>1551.95</text:p>
          </table:table-cell>
          <table:table-cell office:value-type="float" office:value="1833.27" calcext:value-type="float">
            <text:p>1833.27</text:p>
          </table:table-cell>
        </table:table-row>
        <table:table-row table:style-name="ro1">
          <table:table-cell office:value-type="float" office:value="12175736" calcext:value-type="float">
            <text:p>12175736</text:p>
          </table:table-cell>
          <table:table-cell table:formula="of:=[.A763]/1000/(60*60*24)" office:value-type="time" office:time-value="PT03H22M55.736S" calcext:value-type="time">
            <text:p>03:22:56</text:p>
          </table:table-cell>
          <table:table-cell office:value-type="float" office:value="1.14" calcext:value-type="float">
            <text:p>1.14</text:p>
          </table:table-cell>
          <table:table-cell office:value-type="float" office:value="459.32" calcext:value-type="float">
            <text:p>459.32</text:p>
          </table:table-cell>
          <table:table-cell office:value-type="float" office:value="522.68" calcext:value-type="float">
            <text:p>522.68</text:p>
          </table:table-cell>
          <table:table-cell office:value-type="float" office:value="1553.99" calcext:value-type="float">
            <text:p>1553.99</text:p>
          </table:table-cell>
          <table:table-cell office:value-type="float" office:value="1835.59" calcext:value-type="float">
            <text:p>1835.59</text:p>
          </table:table-cell>
        </table:table-row>
        <table:table-row table:style-name="ro1">
          <table:table-cell office:value-type="float" office:value="12191736" calcext:value-type="float">
            <text:p>12191736</text:p>
          </table:table-cell>
          <table:table-cell table:formula="of:=[.A764]/1000/(60*60*24)" office:value-type="time" office:time-value="PT03H23M11.736S" calcext:value-type="time">
            <text:p>03:23:12</text:p>
          </table:table-cell>
          <table:table-cell office:value-type="float" office:value="1.14" calcext:value-type="float">
            <text:p>1.14</text:p>
          </table:table-cell>
          <table:table-cell office:value-type="float" office:value="459.72" calcext:value-type="float">
            <text:p>459.72</text:p>
          </table:table-cell>
          <table:table-cell office:value-type="float" office:value="523.13" calcext:value-type="float">
            <text:p>523.13</text:p>
          </table:table-cell>
          <table:table-cell office:value-type="float" office:value="1556.04" calcext:value-type="float">
            <text:p>1556.04</text:p>
          </table:table-cell>
          <table:table-cell office:value-type="float" office:value="1837.91" calcext:value-type="float">
            <text:p>1837.91</text:p>
          </table:table-cell>
        </table:table-row>
        <table:table-row table:style-name="ro1">
          <table:table-cell office:value-type="float" office:value="12207736" calcext:value-type="float">
            <text:p>12207736</text:p>
          </table:table-cell>
          <table:table-cell table:formula="of:=[.A765]/1000/(60*60*24)" office:value-type="time" office:time-value="PT03H23M27.736S" calcext:value-type="time">
            <text:p>03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58.08" calcext:value-type="float">
            <text:p>1558.08</text:p>
          </table:table-cell>
          <table:table-cell office:value-type="float" office:value="1840.23" calcext:value-type="float">
            <text:p>1840.23</text:p>
          </table:table-cell>
        </table:table-row>
        <table:table-row table:style-name="ro1">
          <table:table-cell office:value-type="float" office:value="12223738" calcext:value-type="float">
            <text:p>12223738</text:p>
          </table:table-cell>
          <table:table-cell table:formula="of:=[.A766]/1000/(60*60*24)" office:value-type="time" office:time-value="PT03H23M43.738S" calcext:value-type="time">
            <text:p>03:23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60.12" calcext:value-type="float">
            <text:p>1560.12</text:p>
          </table:table-cell>
          <table:table-cell office:value-type="float" office:value="1842.54" calcext:value-type="float">
            <text:p>1842.54</text:p>
          </table:table-cell>
        </table:table-row>
        <table:table-row table:style-name="ro1">
          <table:table-cell office:value-type="float" office:value="12239736" calcext:value-type="float">
            <text:p>12239736</text:p>
          </table:table-cell>
          <table:table-cell table:formula="of:=[.A767]/1000/(60*60*24)" office:value-type="time" office:time-value="PT03H23M59.736S" calcext:value-type="time">
            <text:p>03:24:0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3" calcext:value-type="float">
            <text:p>520.93</text:p>
          </table:table-cell>
          <table:table-cell office:value-type="float" office:value="1562.16" calcext:value-type="float">
            <text:p>1562.16</text:p>
          </table:table-cell>
          <table:table-cell office:value-type="float" office:value="1844.86" calcext:value-type="float">
            <text:p>1844.86</text:p>
          </table:table-cell>
        </table:table-row>
        <table:table-row table:style-name="ro1">
          <table:table-cell office:value-type="float" office:value="12255736" calcext:value-type="float">
            <text:p>12255736</text:p>
          </table:table-cell>
          <table:table-cell table:formula="of:=[.A768]/1000/(60*60*24)" office:value-type="time" office:time-value="PT03H24M15.736S" calcext:value-type="time">
            <text:p>03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4" calcext:value-type="float">
            <text:p>520.94</text:p>
          </table:table-cell>
          <table:table-cell office:value-type="float" office:value="1564.2" calcext:value-type="float">
            <text:p>1564.2</text:p>
          </table:table-cell>
          <table:table-cell office:value-type="float" office:value="1847.17" calcext:value-type="float">
            <text:p>1847.17</text:p>
          </table:table-cell>
        </table:table-row>
        <table:table-row table:style-name="ro1">
          <table:table-cell office:value-type="float" office:value="12271738" calcext:value-type="float">
            <text:p>12271738</text:p>
          </table:table-cell>
          <table:table-cell table:formula="of:=[.A769]/1000/(60*60*24)" office:value-type="time" office:time-value="PT03H24M31.738S" calcext:value-type="time">
            <text:p>03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3" calcext:value-type="float">
            <text:p>520.93</text:p>
          </table:table-cell>
          <table:table-cell office:value-type="float" office:value="1566.25" calcext:value-type="float">
            <text:p>1566.25</text:p>
          </table:table-cell>
          <table:table-cell office:value-type="float" office:value="1849.48" calcext:value-type="float">
            <text:p>1849.48</text:p>
          </table:table-cell>
        </table:table-row>
        <table:table-row table:style-name="ro1">
          <table:table-cell office:value-type="float" office:value="12287736" calcext:value-type="float">
            <text:p>12287736</text:p>
          </table:table-cell>
          <table:table-cell table:formula="of:=[.A770]/1000/(60*60*24)" office:value-type="time" office:time-value="PT03H24M47.736S" calcext:value-type="time">
            <text:p>03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20.92" calcext:value-type="float">
            <text:p>520.92</text:p>
          </table:table-cell>
          <table:table-cell office:value-type="float" office:value="1568.29" calcext:value-type="float">
            <text:p>1568.29</text:p>
          </table:table-cell>
          <table:table-cell office:value-type="float" office:value="1851.8" calcext:value-type="float">
            <text:p>1851.8</text:p>
          </table:table-cell>
        </table:table-row>
        <table:table-row table:style-name="ro1">
          <table:table-cell office:value-type="float" office:value="12303736" calcext:value-type="float">
            <text:p>12303736</text:p>
          </table:table-cell>
          <table:table-cell table:formula="of:=[.A771]/1000/(60*60*24)" office:value-type="time" office:time-value="PT03H25M03.736S" calcext:value-type="time">
            <text:p>03:25:04</text:p>
          </table:table-cell>
          <table:table-cell office:value-type="float" office:value="1.14" calcext:value-type="float">
            <text:p>1.14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2.9" calcext:value-type="float">
            <text:p>522.9</text:p>
          </table:table-cell>
          <table:table-cell office:value-type="float" office:value="1570.33" calcext:value-type="float">
            <text:p>1570.33</text:p>
          </table:table-cell>
          <table:table-cell office:value-type="float" office:value="1854.11" calcext:value-type="float">
            <text:p>1854.11</text:p>
          </table:table-cell>
        </table:table-row>
        <table:table-row table:style-name="ro1">
          <table:table-cell office:value-type="float" office:value="12319738" calcext:value-type="float">
            <text:p>12319738</text:p>
          </table:table-cell>
          <table:table-cell table:formula="of:=[.A772]/1000/(60*60*24)" office:value-type="time" office:time-value="PT03H25M19.738S" calcext:value-type="time">
            <text:p>03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21.07" calcext:value-type="float">
            <text:p>521.07</text:p>
          </table:table-cell>
          <table:table-cell office:value-type="float" office:value="1572.37" calcext:value-type="float">
            <text:p>1572.37</text:p>
          </table:table-cell>
          <table:table-cell office:value-type="float" office:value="1856.43" calcext:value-type="float">
            <text:p>1856.43</text:p>
          </table:table-cell>
        </table:table-row>
        <table:table-row table:style-name="ro1">
          <table:table-cell office:value-type="float" office:value="12335736" calcext:value-type="float">
            <text:p>12335736</text:p>
          </table:table-cell>
          <table:table-cell table:formula="of:=[.A773]/1000/(60*60*24)" office:value-type="time" office:time-value="PT03H25M35.736S" calcext:value-type="time">
            <text:p>03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20.71" calcext:value-type="float">
            <text:p>520.71</text:p>
          </table:table-cell>
          <table:table-cell office:value-type="float" office:value="1574.41" calcext:value-type="float">
            <text:p>1574.41</text:p>
          </table:table-cell>
          <table:table-cell office:value-type="float" office:value="1858.74" calcext:value-type="float">
            <text:p>1858.74</text:p>
          </table:table-cell>
        </table:table-row>
        <table:table-row table:style-name="ro1">
          <table:table-cell office:value-type="float" office:value="12351736" calcext:value-type="float">
            <text:p>12351736</text:p>
          </table:table-cell>
          <table:table-cell table:formula="of:=[.A774]/1000/(60*60*24)" office:value-type="time" office:time-value="PT03H25M51.736S" calcext:value-type="time">
            <text:p>03:25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76.45" calcext:value-type="float">
            <text:p>1576.45</text:p>
          </table:table-cell>
          <table:table-cell office:value-type="float" office:value="1861.05" calcext:value-type="float">
            <text:p>1861.05</text:p>
          </table:table-cell>
        </table:table-row>
        <table:table-row table:style-name="ro1">
          <table:table-cell office:value-type="float" office:value="12367736" calcext:value-type="float">
            <text:p>12367736</text:p>
          </table:table-cell>
          <table:table-cell table:formula="of:=[.A775]/1000/(60*60*24)" office:value-type="time" office:time-value="PT03H26M07.736S" calcext:value-type="time">
            <text:p>03:26:0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78.5" calcext:value-type="float">
            <text:p>1578.5</text:p>
          </table:table-cell>
          <table:table-cell office:value-type="float" office:value="1863.36" calcext:value-type="float">
            <text:p>1863.36</text:p>
          </table:table-cell>
        </table:table-row>
        <table:table-row table:style-name="ro1">
          <table:table-cell office:value-type="float" office:value="12383736" calcext:value-type="float">
            <text:p>12383736</text:p>
          </table:table-cell>
          <table:table-cell table:formula="of:=[.A776]/1000/(60*60*24)" office:value-type="time" office:time-value="PT03H26M23.736S" calcext:value-type="time">
            <text:p>03:26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80.54" calcext:value-type="float">
            <text:p>1580.54</text:p>
          </table:table-cell>
          <table:table-cell office:value-type="float" office:value="1865.67" calcext:value-type="float">
            <text:p>1865.67</text:p>
          </table:table-cell>
        </table:table-row>
        <table:table-row table:style-name="ro1">
          <table:table-cell office:value-type="float" office:value="12399736" calcext:value-type="float">
            <text:p>12399736</text:p>
          </table:table-cell>
          <table:table-cell table:formula="of:=[.A777]/1000/(60*60*24)" office:value-type="time" office:time-value="PT03H26M39.736S" calcext:value-type="time">
            <text:p>03:26:40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8.99" calcext:value-type="float">
            <text:p>518.99</text:p>
          </table:table-cell>
          <table:table-cell office:value-type="float" office:value="1582.58" calcext:value-type="float">
            <text:p>1582.58</text:p>
          </table:table-cell>
          <table:table-cell office:value-type="float" office:value="1867.98" calcext:value-type="float">
            <text:p>1867.98</text:p>
          </table:table-cell>
        </table:table-row>
        <table:table-row table:style-name="ro1">
          <table:table-cell office:value-type="float" office:value="12415738" calcext:value-type="float">
            <text:p>12415738</text:p>
          </table:table-cell>
          <table:table-cell table:formula="of:=[.A778]/1000/(60*60*24)" office:value-type="time" office:time-value="PT03H26M55.738S" calcext:value-type="time">
            <text:p>03:26:56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84.62" calcext:value-type="float">
            <text:p>1584.62</text:p>
          </table:table-cell>
          <table:table-cell office:value-type="float" office:value="1870.29" calcext:value-type="float">
            <text:p>1870.29</text:p>
          </table:table-cell>
        </table:table-row>
        <table:table-row table:style-name="ro1">
          <table:table-cell office:value-type="float" office:value="12431736" calcext:value-type="float">
            <text:p>12431736</text:p>
          </table:table-cell>
          <table:table-cell table:formula="of:=[.A779]/1000/(60*60*24)" office:value-type="time" office:time-value="PT03H27M11.736S" calcext:value-type="time">
            <text:p>03:27:12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6" calcext:value-type="float">
            <text:p>518.86</text:p>
          </table:table-cell>
          <table:table-cell office:value-type="float" office:value="1586.66" calcext:value-type="float">
            <text:p>1586.66</text:p>
          </table:table-cell>
          <table:table-cell office:value-type="float" office:value="1872.6" calcext:value-type="float">
            <text:p>1872.6</text:p>
          </table:table-cell>
        </table:table-row>
        <table:table-row table:style-name="ro1">
          <table:table-cell office:value-type="float" office:value="12447738" calcext:value-type="float">
            <text:p>12447738</text:p>
          </table:table-cell>
          <table:table-cell table:formula="of:=[.A780]/1000/(60*60*24)" office:value-type="time" office:time-value="PT03H27M27.738S" calcext:value-type="time">
            <text:p>03:27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588.71" calcext:value-type="float">
            <text:p>1588.71</text:p>
          </table:table-cell>
          <table:table-cell office:value-type="float" office:value="1874.91" calcext:value-type="float">
            <text:p>1874.91</text:p>
          </table:table-cell>
        </table:table-row>
        <table:table-row table:style-name="ro1">
          <table:table-cell office:value-type="float" office:value="12463736" calcext:value-type="float">
            <text:p>12463736</text:p>
          </table:table-cell>
          <table:table-cell table:formula="of:=[.A781]/1000/(60*60*24)" office:value-type="time" office:time-value="PT03H27M43.736S" calcext:value-type="time">
            <text:p>03:27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.01" calcext:value-type="float">
            <text:p>519.01</text:p>
          </table:table-cell>
          <table:table-cell office:value-type="float" office:value="1590.75" calcext:value-type="float">
            <text:p>1590.75</text:p>
          </table:table-cell>
          <table:table-cell office:value-type="float" office:value="1877.22" calcext:value-type="float">
            <text:p>1877.22</text:p>
          </table:table-cell>
        </table:table-row>
        <table:table-row table:style-name="ro1">
          <table:table-cell office:value-type="float" office:value="12479736" calcext:value-type="float">
            <text:p>12479736</text:p>
          </table:table-cell>
          <table:table-cell table:formula="of:=[.A782]/1000/(60*60*24)" office:value-type="time" office:time-value="PT03H27M59.736S" calcext:value-type="time">
            <text:p>03:28:00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2" calcext:value-type="float">
            <text:p>519.32</text:p>
          </table:table-cell>
          <table:table-cell office:value-type="float" office:value="1592.79" calcext:value-type="float">
            <text:p>1592.79</text:p>
          </table:table-cell>
          <table:table-cell office:value-type="float" office:value="1879.53" calcext:value-type="float">
            <text:p>1879.53</text:p>
          </table:table-cell>
        </table:table-row>
        <table:table-row table:style-name="ro1">
          <table:table-cell office:value-type="float" office:value="12495738" calcext:value-type="float">
            <text:p>12495738</text:p>
          </table:table-cell>
          <table:table-cell table:formula="of:=[.A783]/1000/(60*60*24)" office:value-type="time" office:time-value="PT03H28M15.738S" calcext:value-type="time">
            <text:p>03:28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594.83" calcext:value-type="float">
            <text:p>1594.83</text:p>
          </table:table-cell>
          <table:table-cell office:value-type="float" office:value="1881.83" calcext:value-type="float">
            <text:p>1881.83</text:p>
          </table:table-cell>
        </table:table-row>
        <table:table-row table:style-name="ro1">
          <table:table-cell office:value-type="float" office:value="12511736" calcext:value-type="float">
            <text:p>12511736</text:p>
          </table:table-cell>
          <table:table-cell table:formula="of:=[.A784]/1000/(60*60*24)" office:value-type="time" office:time-value="PT03H28M31.736S" calcext:value-type="time">
            <text:p>03:28:32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9.33" calcext:value-type="float">
            <text:p>519.33</text:p>
          </table:table-cell>
          <table:table-cell office:value-type="float" office:value="1596.87" calcext:value-type="float">
            <text:p>1596.87</text:p>
          </table:table-cell>
          <table:table-cell office:value-type="float" office:value="1884.14" calcext:value-type="float">
            <text:p>1884.14</text:p>
          </table:table-cell>
        </table:table-row>
        <table:table-row table:style-name="ro1">
          <table:table-cell office:value-type="float" office:value="12527736" calcext:value-type="float">
            <text:p>12527736</text:p>
          </table:table-cell>
          <table:table-cell table:formula="of:=[.A785]/1000/(60*60*24)" office:value-type="time" office:time-value="PT03H28M47.736S" calcext:value-type="time">
            <text:p>03:28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09" calcext:value-type="float">
            <text:p>519.09</text:p>
          </table:table-cell>
          <table:table-cell office:value-type="float" office:value="1598.91" calcext:value-type="float">
            <text:p>1598.91</text:p>
          </table:table-cell>
          <table:table-cell office:value-type="float" office:value="1886.45" calcext:value-type="float">
            <text:p>1886.45</text:p>
          </table:table-cell>
        </table:table-row>
        <table:table-row table:style-name="ro1">
          <table:table-cell office:value-type="float" office:value="12543736" calcext:value-type="float">
            <text:p>12543736</text:p>
          </table:table-cell>
          <table:table-cell table:formula="of:=[.A786]/1000/(60*60*24)" office:value-type="time" office:time-value="PT03H29M03.736S" calcext:value-type="time">
            <text:p>03:29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" calcext:value-type="float">
            <text:p>519</text:p>
          </table:table-cell>
          <table:table-cell office:value-type="float" office:value="1600.96" calcext:value-type="float">
            <text:p>1600.96</text:p>
          </table:table-cell>
          <table:table-cell office:value-type="float" office:value="1888.75" calcext:value-type="float">
            <text:p>1888.75</text:p>
          </table:table-cell>
        </table:table-row>
        <table:table-row table:style-name="ro1">
          <table:table-cell office:value-type="float" office:value="12559736" calcext:value-type="float">
            <text:p>12559736</text:p>
          </table:table-cell>
          <table:table-cell table:formula="of:=[.A787]/1000/(60*60*24)" office:value-type="time" office:time-value="PT03H29M19.736S" calcext:value-type="time">
            <text:p>03:29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9.1" calcext:value-type="float">
            <text:p>519.1</text:p>
          </table:table-cell>
          <table:table-cell office:value-type="float" office:value="1603" calcext:value-type="float">
            <text:p>1603</text:p>
          </table:table-cell>
          <table:table-cell office:value-type="float" office:value="1891.06" calcext:value-type="float">
            <text:p>1891.06</text:p>
          </table:table-cell>
        </table:table-row>
        <table:table-row table:style-name="ro1">
          <table:table-cell office:value-type="float" office:value="12575738" calcext:value-type="float">
            <text:p>12575738</text:p>
          </table:table-cell>
          <table:table-cell table:formula="of:=[.A788]/1000/(60*60*24)" office:value-type="time" office:time-value="PT03H29M35.738S" calcext:value-type="time">
            <text:p>03:29:36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605.04" calcext:value-type="float">
            <text:p>1605.04</text:p>
          </table:table-cell>
          <table:table-cell office:value-type="float" office:value="1893.36" calcext:value-type="float">
            <text:p>1893.36</text:p>
          </table:table-cell>
        </table:table-row>
        <table:table-row table:style-name="ro1">
          <table:table-cell office:value-type="float" office:value="12591736" calcext:value-type="float">
            <text:p>12591736</text:p>
          </table:table-cell>
          <table:table-cell table:formula="of:=[.A789]/1000/(60*60*24)" office:value-type="time" office:time-value="PT03H29M51.736S" calcext:value-type="time">
            <text:p>03:29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9.01" calcext:value-type="float">
            <text:p>519.01</text:p>
          </table:table-cell>
          <table:table-cell office:value-type="float" office:value="1607.08" calcext:value-type="float">
            <text:p>1607.08</text:p>
          </table:table-cell>
          <table:table-cell office:value-type="float" office:value="1895.67" calcext:value-type="float">
            <text:p>1895.67</text:p>
          </table:table-cell>
        </table:table-row>
        <table:table-row table:style-name="ro1">
          <table:table-cell office:value-type="float" office:value="12607736" calcext:value-type="float">
            <text:p>12607736</text:p>
          </table:table-cell>
          <table:table-cell table:formula="of:=[.A790]/1000/(60*60*24)" office:value-type="time" office:time-value="PT03H30M07.736S" calcext:value-type="time">
            <text:p>03:30:08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2" calcext:value-type="float">
            <text:p>519.22</text:p>
          </table:table-cell>
          <table:table-cell office:value-type="float" office:value="1609.12" calcext:value-type="float">
            <text:p>1609.12</text:p>
          </table:table-cell>
          <table:table-cell office:value-type="float" office:value="1897.97" calcext:value-type="float">
            <text:p>1897.97</text:p>
          </table:table-cell>
        </table:table-row>
        <table:table-row table:style-name="ro1">
          <table:table-cell office:value-type="float" office:value="12623736" calcext:value-type="float">
            <text:p>12623736</text:p>
          </table:table-cell>
          <table:table-cell table:formula="of:=[.A791]/1000/(60*60*24)" office:value-type="time" office:time-value="PT03H30M23.736S" calcext:value-type="time">
            <text:p>03:30:24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9.23" calcext:value-type="float">
            <text:p>519.23</text:p>
          </table:table-cell>
          <table:table-cell office:value-type="float" office:value="1611.16" calcext:value-type="float">
            <text:p>1611.16</text:p>
          </table:table-cell>
          <table:table-cell office:value-type="float" office:value="1900.27" calcext:value-type="float">
            <text:p>1900.27</text:p>
          </table:table-cell>
        </table:table-row>
        <table:table-row table:style-name="ro1">
          <table:table-cell office:value-type="float" office:value="12639736" calcext:value-type="float">
            <text:p>12639736</text:p>
          </table:table-cell>
          <table:table-cell table:formula="of:=[.A792]/1000/(60*60*24)" office:value-type="time" office:time-value="PT03H30M39.736S" calcext:value-type="time">
            <text:p>03:30:4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613.21" calcext:value-type="float">
            <text:p>1613.21</text:p>
          </table:table-cell>
          <table:table-cell office:value-type="float" office:value="1902.57" calcext:value-type="float">
            <text:p>1902.57</text:p>
          </table:table-cell>
        </table:table-row>
        <table:table-row table:style-name="ro1">
          <table:table-cell office:value-type="float" office:value="12655736" calcext:value-type="float">
            <text:p>12655736</text:p>
          </table:table-cell>
          <table:table-cell table:formula="of:=[.A793]/1000/(60*60*24)" office:value-type="time" office:time-value="PT03H30M55.736S" calcext:value-type="time">
            <text:p>03:30:56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7.02" calcext:value-type="float">
            <text:p>517.02</text:p>
          </table:table-cell>
          <table:table-cell office:value-type="float" office:value="1615.25" calcext:value-type="float">
            <text:p>1615.25</text:p>
          </table:table-cell>
          <table:table-cell office:value-type="float" office:value="1904.87" calcext:value-type="float">
            <text:p>1904.87</text:p>
          </table:table-cell>
        </table:table-row>
        <table:table-row table:style-name="ro1">
          <table:table-cell office:value-type="float" office:value="12671737" calcext:value-type="float">
            <text:p>12671737</text:p>
          </table:table-cell>
          <table:table-cell table:formula="of:=[.A794]/1000/(60*60*24)" office:value-type="time" office:time-value="PT03H31M11.737S" calcext:value-type="time">
            <text:p>03:31:12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8" calcext:value-type="float">
            <text:p>517.48</text:p>
          </table:table-cell>
          <table:table-cell office:value-type="float" office:value="1617.29" calcext:value-type="float">
            <text:p>1617.29</text:p>
          </table:table-cell>
          <table:table-cell office:value-type="float" office:value="1907.17" calcext:value-type="float">
            <text:p>1907.17</text:p>
          </table:table-cell>
        </table:table-row>
        <table:table-row table:style-name="ro1">
          <table:table-cell office:value-type="float" office:value="12687738" calcext:value-type="float">
            <text:p>12687738</text:p>
          </table:table-cell>
          <table:table-cell table:formula="of:=[.A795]/1000/(60*60*24)" office:value-type="time" office:time-value="PT03H31M27.738S" calcext:value-type="time">
            <text:p>03:31:28</text:p>
          </table:table-cell>
          <table:table-cell office:value-type="float" office:value="1.13" calcext:value-type="float">
            <text:p>1.13</text:p>
          </table:table-cell>
          <table:table-cell office:value-type="float" office:value="459.2" calcext:value-type="float">
            <text:p>459.2</text:p>
          </table:table-cell>
          <table:table-cell office:value-type="float" office:value="518.86" calcext:value-type="float">
            <text:p>518.86</text:p>
          </table:table-cell>
          <table:table-cell office:value-type="float" office:value="1619.33" calcext:value-type="float">
            <text:p>1619.33</text:p>
          </table:table-cell>
          <table:table-cell office:value-type="float" office:value="1909.47" calcext:value-type="float">
            <text:p>1909.47</text:p>
          </table:table-cell>
        </table:table-row>
        <table:table-row table:style-name="ro1">
          <table:table-cell office:value-type="float" office:value="12703736" calcext:value-type="float">
            <text:p>12703736</text:p>
          </table:table-cell>
          <table:table-cell table:formula="of:=[.A796]/1000/(60*60*24)" office:value-type="time" office:time-value="PT03H31M43.736S" calcext:value-type="time">
            <text:p>03:31:44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6" calcext:value-type="float">
            <text:p>517.26</text:p>
          </table:table-cell>
          <table:table-cell office:value-type="float" office:value="1621.37" calcext:value-type="float">
            <text:p>1621.37</text:p>
          </table:table-cell>
          <table:table-cell office:value-type="float" office:value="1911.77" calcext:value-type="float">
            <text:p>1911.77</text:p>
          </table:table-cell>
        </table:table-row>
        <table:table-row table:style-name="ro1">
          <table:table-cell office:value-type="float" office:value="12719736" calcext:value-type="float">
            <text:p>12719736</text:p>
          </table:table-cell>
          <table:table-cell table:formula="of:=[.A797]/1000/(60*60*24)" office:value-type="time" office:time-value="PT03H31M59.736S" calcext:value-type="time">
            <text:p>03:32:00</text:p>
          </table:table-cell>
          <table:table-cell office:value-type="float" office:value="1.13" calcext:value-type="float">
            <text:p>1.13</text:p>
          </table:table-cell>
          <table:table-cell office:value-type="float" office:value="459.4" calcext:value-type="float">
            <text:p>459.4</text:p>
          </table:table-cell>
          <table:table-cell office:value-type="float" office:value="517.25" calcext:value-type="float">
            <text:p>517.25</text:p>
          </table:table-cell>
          <table:table-cell office:value-type="float" office:value="1623.42" calcext:value-type="float">
            <text:p>1623.42</text:p>
          </table:table-cell>
          <table:table-cell office:value-type="float" office:value="1914.07" calcext:value-type="float">
            <text:p>1914.07</text:p>
          </table:table-cell>
        </table:table-row>
        <table:table-row table:style-name="ro1">
          <table:table-cell office:value-type="float" office:value="12735736" calcext:value-type="float">
            <text:p>12735736</text:p>
          </table:table-cell>
          <table:table-cell table:formula="of:=[.A798]/1000/(60*60*24)" office:value-type="time" office:time-value="PT03H32M15.736S" calcext:value-type="time">
            <text:p>03:32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9" calcext:value-type="float">
            <text:p>517.49</text:p>
          </table:table-cell>
          <table:table-cell office:value-type="float" office:value="1625.46" calcext:value-type="float">
            <text:p>1625.46</text:p>
          </table:table-cell>
          <table:table-cell office:value-type="float" office:value="1916.37" calcext:value-type="float">
            <text:p>1916.37</text:p>
          </table:table-cell>
        </table:table-row>
        <table:table-row table:style-name="ro1">
          <table:table-cell office:value-type="float" office:value="12751737" calcext:value-type="float">
            <text:p>12751737</text:p>
          </table:table-cell>
          <table:table-cell table:formula="of:=[.A799]/1000/(60*60*24)" office:value-type="time" office:time-value="PT03H32M31.737S" calcext:value-type="time">
            <text:p>03:32:32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5" calcext:value-type="float">
            <text:p>517.5</text:p>
          </table:table-cell>
          <table:table-cell office:value-type="float" office:value="1627.5" calcext:value-type="float">
            <text:p>1627.5</text:p>
          </table:table-cell>
          <table:table-cell office:value-type="float" office:value="1918.67" calcext:value-type="float">
            <text:p>1918.67</text:p>
          </table:table-cell>
        </table:table-row>
        <table:table-row table:style-name="ro1">
          <table:table-cell office:value-type="float" office:value="12767736" calcext:value-type="float">
            <text:p>12767736</text:p>
          </table:table-cell>
          <table:table-cell table:formula="of:=[.A800]/1000/(60*60*24)" office:value-type="time" office:time-value="PT03H32M47.736S" calcext:value-type="time">
            <text:p>03:32:48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8" calcext:value-type="float">
            <text:p>517.48</text:p>
          </table:table-cell>
          <table:table-cell office:value-type="float" office:value="1629.54" calcext:value-type="float">
            <text:p>1629.54</text:p>
          </table:table-cell>
          <table:table-cell office:value-type="float" office:value="1920.97" calcext:value-type="float">
            <text:p>1920.97</text:p>
          </table:table-cell>
        </table:table-row>
        <table:table-row table:style-name="ro1">
          <table:table-cell office:value-type="float" office:value="12783736" calcext:value-type="float">
            <text:p>12783736</text:p>
          </table:table-cell>
          <table:table-cell table:formula="of:=[.A801]/1000/(60*60*24)" office:value-type="time" office:time-value="PT03H33M03.736S" calcext:value-type="time">
            <text:p>03:33:04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631.58" calcext:value-type="float">
            <text:p>1631.58</text:p>
          </table:table-cell>
          <table:table-cell office:value-type="float" office:value="1923.27" calcext:value-type="float">
            <text:p>1923.27</text:p>
          </table:table-cell>
        </table:table-row>
        <table:table-row table:style-name="ro1">
          <table:table-cell office:value-type="float" office:value="12799736" calcext:value-type="float">
            <text:p>12799736</text:p>
          </table:table-cell>
          <table:table-cell table:formula="of:=[.A802]/1000/(60*60*24)" office:value-type="time" office:time-value="PT03H33M19.736S" calcext:value-type="time">
            <text:p>03:33:20</text:p>
          </table:table-cell>
          <table:table-cell office:value-type="float" office:value="1.13" calcext:value-type="float">
            <text:p>1.13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7.41" calcext:value-type="float">
            <text:p>517.41</text:p>
          </table:table-cell>
          <table:table-cell office:value-type="float" office:value="1633.63" calcext:value-type="float">
            <text:p>1633.63</text:p>
          </table:table-cell>
          <table:table-cell office:value-type="float" office:value="1925.56" calcext:value-type="float">
            <text:p>1925.56</text:p>
          </table:table-cell>
        </table:table-row>
        <table:table-row table:style-name="ro1">
          <table:table-cell office:value-type="float" office:value="12815736" calcext:value-type="float">
            <text:p>12815736</text:p>
          </table:table-cell>
          <table:table-cell table:formula="of:=[.A803]/1000/(60*60*24)" office:value-type="time" office:time-value="PT03H33M35.736S" calcext:value-type="time">
            <text:p>03:33:36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1" calcext:value-type="float">
            <text:p>515.41</text:p>
          </table:table-cell>
          <table:table-cell office:value-type="float" office:value="1635.67" calcext:value-type="float">
            <text:p>1635.67</text:p>
          </table:table-cell>
          <table:table-cell office:value-type="float" office:value="1927.86" calcext:value-type="float">
            <text:p>1927.86</text:p>
          </table:table-cell>
        </table:table-row>
        <table:table-row table:style-name="ro1">
          <table:table-cell office:value-type="float" office:value="12831736" calcext:value-type="float">
            <text:p>12831736</text:p>
          </table:table-cell>
          <table:table-cell table:formula="of:=[.A804]/1000/(60*60*24)" office:value-type="time" office:time-value="PT03H33M51.736S" calcext:value-type="time">
            <text:p>03:33:52</text:p>
          </table:table-cell>
          <table:table-cell office:value-type="float" office:value="1.13" calcext:value-type="float">
            <text:p>1.13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7.17" calcext:value-type="float">
            <text:p>517.17</text:p>
          </table:table-cell>
          <table:table-cell office:value-type="float" office:value="1637.71" calcext:value-type="float">
            <text:p>1637.71</text:p>
          </table:table-cell>
          <table:table-cell office:value-type="float" office:value="1930.15" calcext:value-type="float">
            <text:p>1930.15</text:p>
          </table:table-cell>
        </table:table-row>
        <table:table-row table:style-name="ro1">
          <table:table-cell office:value-type="float" office:value="12847736" calcext:value-type="float">
            <text:p>12847736</text:p>
          </table:table-cell>
          <table:table-cell table:formula="of:=[.A805]/1000/(60*60*24)" office:value-type="time" office:time-value="PT03H34M07.736S" calcext:value-type="time">
            <text:p>03:34:08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39.75" calcext:value-type="float">
            <text:p>1639.75</text:p>
          </table:table-cell>
          <table:table-cell office:value-type="float" office:value="1932.45" calcext:value-type="float">
            <text:p>1932.45</text:p>
          </table:table-cell>
        </table:table-row>
        <table:table-row table:style-name="ro1">
          <table:table-cell office:value-type="float" office:value="12863736" calcext:value-type="float">
            <text:p>12863736</text:p>
          </table:table-cell>
          <table:table-cell table:formula="of:=[.A806]/1000/(60*60*24)" office:value-type="time" office:time-value="PT03H34M23.736S" calcext:value-type="time">
            <text:p>03:34:24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1" calcext:value-type="float">
            <text:p>515.41</text:p>
          </table:table-cell>
          <table:table-cell office:value-type="float" office:value="1641.79" calcext:value-type="float">
            <text:p>1641.79</text:p>
          </table:table-cell>
          <table:table-cell office:value-type="float" office:value="1934.74" calcext:value-type="float">
            <text:p>1934.74</text:p>
          </table:table-cell>
        </table:table-row>
        <table:table-row table:style-name="ro1">
          <table:table-cell office:value-type="float" office:value="12879736" calcext:value-type="float">
            <text:p>12879736</text:p>
          </table:table-cell>
          <table:table-cell table:formula="of:=[.A807]/1000/(60*60*24)" office:value-type="time" office:time-value="PT03H34M39.736S" calcext:value-type="time">
            <text:p>03:34:40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5.88" calcext:value-type="float">
            <text:p>515.88</text:p>
          </table:table-cell>
          <table:table-cell office:value-type="float" office:value="1643.84" calcext:value-type="float">
            <text:p>1643.84</text:p>
          </table:table-cell>
          <table:table-cell office:value-type="float" office:value="1937.03" calcext:value-type="float">
            <text:p>1937.03</text:p>
          </table:table-cell>
        </table:table-row>
        <table:table-row table:style-name="ro1">
          <table:table-cell office:value-type="float" office:value="12895736" calcext:value-type="float">
            <text:p>12895736</text:p>
          </table:table-cell>
          <table:table-cell table:formula="of:=[.A808]/1000/(60*60*24)" office:value-type="time" office:time-value="PT03H34M55.736S" calcext:value-type="time">
            <text:p>03:34:56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7" calcext:value-type="float">
            <text:p>515.57</text:p>
          </table:table-cell>
          <table:table-cell office:value-type="float" office:value="1645.88" calcext:value-type="float">
            <text:p>1645.88</text:p>
          </table:table-cell>
          <table:table-cell office:value-type="float" office:value="1939.32" calcext:value-type="float">
            <text:p>1939.32</text:p>
          </table:table-cell>
        </table:table-row>
        <table:table-row table:style-name="ro1">
          <table:table-cell office:value-type="float" office:value="12911738" calcext:value-type="float">
            <text:p>12911738</text:p>
          </table:table-cell>
          <table:table-cell table:formula="of:=[.A809]/1000/(60*60*24)" office:value-type="time" office:time-value="PT03H35M11.738S" calcext:value-type="time">
            <text:p>03:35:12</text:p>
          </table:table-cell>
          <table:table-cell office:value-type="float" office:value="1.12" calcext:value-type="float">
            <text:p>1.12</text:p>
          </table:table-cell>
          <table:table-cell office:value-type="float" office:value="459.8" calcext:value-type="float">
            <text:p>459.8</text:p>
          </table:table-cell>
          <table:table-cell office:value-type="float" office:value="515.85" calcext:value-type="float">
            <text:p>515.85</text:p>
          </table:table-cell>
          <table:table-cell office:value-type="float" office:value="1647.92" calcext:value-type="float">
            <text:p>1647.92</text:p>
          </table:table-cell>
          <table:table-cell office:value-type="float" office:value="1941.62" calcext:value-type="float">
            <text:p>1941.62</text:p>
          </table:table-cell>
        </table:table-row>
        <table:table-row table:style-name="ro1">
          <table:table-cell office:value-type="float" office:value="12927736" calcext:value-type="float">
            <text:p>12927736</text:p>
          </table:table-cell>
          <table:table-cell table:formula="of:=[.A810]/1000/(60*60*24)" office:value-type="time" office:time-value="PT03H35M27.736S" calcext:value-type="time">
            <text:p>03:35:28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5.42" calcext:value-type="float">
            <text:p>515.42</text:p>
          </table:table-cell>
          <table:table-cell office:value-type="float" office:value="1649.96" calcext:value-type="float">
            <text:p>1649.96</text:p>
          </table:table-cell>
          <table:table-cell office:value-type="float" office:value="1943.91" calcext:value-type="float">
            <text:p>1943.91</text:p>
          </table:table-cell>
        </table:table-row>
        <table:table-row table:style-name="ro1">
          <table:table-cell office:value-type="float" office:value="12943736" calcext:value-type="float">
            <text:p>12943736</text:p>
          </table:table-cell>
          <table:table-cell table:formula="of:=[.A811]/1000/(60*60*24)" office:value-type="time" office:time-value="PT03H35M43.736S" calcext:value-type="time">
            <text:p>03:35:44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3" calcext:value-type="float">
            <text:p>515.33</text:p>
          </table:table-cell>
          <table:table-cell office:value-type="float" office:value="1652" calcext:value-type="float">
            <text:p>1652</text:p>
          </table:table-cell>
          <table:table-cell office:value-type="float" office:value="1946.2" calcext:value-type="float">
            <text:p>1946.2</text:p>
          </table:table-cell>
        </table:table-row>
        <table:table-row table:style-name="ro1">
          <table:table-cell office:value-type="float" office:value="12959737" calcext:value-type="float">
            <text:p>12959737</text:p>
          </table:table-cell>
          <table:table-cell table:formula="of:=[.A812]/1000/(60*60*24)" office:value-type="time" office:time-value="PT03H35M59.737S" calcext:value-type="time">
            <text:p>03:36:00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5" calcext:value-type="float">
            <text:p>515.65</text:p>
          </table:table-cell>
          <table:table-cell office:value-type="float" office:value="1654.05" calcext:value-type="float">
            <text:p>1654.05</text:p>
          </table:table-cell>
          <table:table-cell office:value-type="float" office:value="1948.49" calcext:value-type="float">
            <text:p>1948.49</text:p>
          </table:table-cell>
        </table:table-row>
        <table:table-row table:style-name="ro1">
          <table:table-cell office:value-type="float" office:value="12975736" calcext:value-type="float">
            <text:p>12975736</text:p>
          </table:table-cell>
          <table:table-cell table:formula="of:=[.A813]/1000/(60*60*24)" office:value-type="time" office:time-value="PT03H36M15.736S" calcext:value-type="time">
            <text:p>03:36:16</text:p>
          </table:table-cell>
          <table:table-cell office:value-type="float" office:value="1.13" calcext:value-type="float">
            <text:p>1.13</text:p>
          </table:table-cell>
          <table:table-cell office:value-type="float" office:value="459.6" calcext:value-type="float">
            <text:p>459.6</text:p>
          </table:table-cell>
          <table:table-cell office:value-type="float" office:value="517.47" calcext:value-type="float">
            <text:p>517.47</text:p>
          </table:table-cell>
          <table:table-cell office:value-type="float" office:value="1656.09" calcext:value-type="float">
            <text:p>1656.09</text:p>
          </table:table-cell>
          <table:table-cell office:value-type="float" office:value="1950.78" calcext:value-type="float">
            <text:p>1950.78</text:p>
          </table:table-cell>
        </table:table-row>
        <table:table-row table:style-name="ro1">
          <table:table-cell office:value-type="float" office:value="12991737" calcext:value-type="float">
            <text:p>12991737</text:p>
          </table:table-cell>
          <table:table-cell table:formula="of:=[.A814]/1000/(60*60*24)" office:value-type="time" office:time-value="PT03H36M31.737S" calcext:value-type="time">
            <text:p>03:36:32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5.55" calcext:value-type="float">
            <text:p>515.55</text:p>
          </table:table-cell>
          <table:table-cell office:value-type="float" office:value="1658.13" calcext:value-type="float">
            <text:p>1658.13</text:p>
          </table:table-cell>
          <table:table-cell office:value-type="float" office:value="1953.07" calcext:value-type="float">
            <text:p>1953.07</text:p>
          </table:table-cell>
        </table:table-row>
        <table:table-row table:style-name="ro1">
          <table:table-cell office:value-type="float" office:value="13007737" calcext:value-type="float">
            <text:p>13007737</text:p>
          </table:table-cell>
          <table:table-cell table:formula="of:=[.A815]/1000/(60*60*24)" office:value-type="time" office:time-value="PT03H36M47.737S" calcext:value-type="time">
            <text:p>03:36:48</text:p>
          </table:table-cell>
          <table:table-cell office:value-type="float" office:value="1.12" calcext:value-type="float">
            <text:p>1.12</text:p>
          </table:table-cell>
          <table:table-cell office:value-type="float" office:value="459.2" calcext:value-type="float">
            <text:p>459.2</text:p>
          </table:table-cell>
          <table:table-cell office:value-type="float" office:value="515.19" calcext:value-type="float">
            <text:p>515.19</text:p>
          </table:table-cell>
          <table:table-cell office:value-type="float" office:value="1660.17" calcext:value-type="float">
            <text:p>1660.17</text:p>
          </table:table-cell>
          <table:table-cell office:value-type="float" office:value="1955.36" calcext:value-type="float">
            <text:p>1955.36</text:p>
          </table:table-cell>
        </table:table-row>
        <table:table-row table:style-name="ro1">
          <table:table-cell office:value-type="float" office:value="13023736" calcext:value-type="float">
            <text:p>13023736</text:p>
          </table:table-cell>
          <table:table-cell table:formula="of:=[.A816]/1000/(60*60*24)" office:value-type="time" office:time-value="PT03H37M03.736S" calcext:value-type="time">
            <text:p>03:37:04</text:p>
          </table:table-cell>
          <table:table-cell office:value-type="float" office:value="1.12" calcext:value-type="float">
            <text:p>1.12</text:p>
          </table:table-cell>
          <table:table-cell office:value-type="float" office:value="460.72" calcext:value-type="float">
            <text:p>460.72</text:p>
          </table:table-cell>
          <table:table-cell office:value-type="float" office:value="515.11" calcext:value-type="float">
            <text:p>515.11</text:p>
          </table:table-cell>
          <table:table-cell office:value-type="float" office:value="1662.22" calcext:value-type="float">
            <text:p>1662.22</text:p>
          </table:table-cell>
          <table:table-cell office:value-type="float" office:value="1957.65" calcext:value-type="float">
            <text:p>1957.65</text:p>
          </table:table-cell>
        </table:table-row>
        <table:table-row table:style-name="ro1">
          <table:table-cell office:value-type="float" office:value="13039736" calcext:value-type="float">
            <text:p>13039736</text:p>
          </table:table-cell>
          <table:table-cell table:formula="of:=[.A817]/1000/(60*60*24)" office:value-type="time" office:time-value="PT03H37M19.736S" calcext:value-type="time">
            <text:p>03:37:20</text:p>
          </table:table-cell>
          <table:table-cell office:value-type="float" office:value="1.12" calcext:value-type="float">
            <text:p>1.12</text:p>
          </table:table-cell>
          <table:table-cell office:value-type="float" office:value="459.2" calcext:value-type="float">
            <text:p>459.2</text:p>
          </table:table-cell>
          <table:table-cell office:value-type="float" office:value="513.36" calcext:value-type="float">
            <text:p>513.36</text:p>
          </table:table-cell>
          <table:table-cell office:value-type="float" office:value="1664.26" calcext:value-type="float">
            <text:p>1664.26</text:p>
          </table:table-cell>
          <table:table-cell office:value-type="float" office:value="1959.94" calcext:value-type="float">
            <text:p>1959.94</text:p>
          </table:table-cell>
        </table:table-row>
        <table:table-row table:style-name="ro1">
          <table:table-cell office:value-type="float" office:value="13055736" calcext:value-type="float">
            <text:p>13055736</text:p>
          </table:table-cell>
          <table:table-cell table:formula="of:=[.A818]/1000/(60*60*24)" office:value-type="time" office:time-value="PT03H37M35.736S" calcext:value-type="time">
            <text:p>03:37:36</text:p>
          </table:table-cell>
          <table:table-cell office:value-type="float" office:value="1.12" calcext:value-type="float">
            <text:p>1.12</text:p>
          </table:table-cell>
          <table:table-cell office:value-type="float" office:value="459" calcext:value-type="float">
            <text:p>459</text:p>
          </table:table-cell>
          <table:table-cell office:value-type="float" office:value="513.13" calcext:value-type="float">
            <text:p>513.13</text:p>
          </table:table-cell>
          <table:table-cell office:value-type="float" office:value="1666.3" calcext:value-type="float">
            <text:p>1666.3</text:p>
          </table:table-cell>
          <table:table-cell office:value-type="float" office:value="1962.23" calcext:value-type="float">
            <text:p>1962.23</text:p>
          </table:table-cell>
        </table:table-row>
        <table:table-row table:style-name="ro1">
          <table:table-cell office:value-type="float" office:value="13071736" calcext:value-type="float">
            <text:p>13071736</text:p>
          </table:table-cell>
          <table:table-cell table:formula="of:=[.A819]/1000/(60*60*24)" office:value-type="time" office:time-value="PT03H37M51.736S" calcext:value-type="time">
            <text:p>03:37:52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9" calcext:value-type="float">
            <text:p>513.59</text:p>
          </table:table-cell>
          <table:table-cell office:value-type="float" office:value="1668.35" calcext:value-type="float">
            <text:p>1668.35</text:p>
          </table:table-cell>
          <table:table-cell office:value-type="float" office:value="1964.51" calcext:value-type="float">
            <text:p>1964.51</text:p>
          </table:table-cell>
        </table:table-row>
        <table:table-row table:style-name="ro1">
          <table:table-cell office:value-type="float" office:value="13087736" calcext:value-type="float">
            <text:p>13087736</text:p>
          </table:table-cell>
          <table:table-cell table:formula="of:=[.A820]/1000/(60*60*24)" office:value-type="time" office:time-value="PT03H38M07.736S" calcext:value-type="time">
            <text:p>03:38:08</text:p>
          </table:table-cell>
          <table:table-cell office:value-type="float" office:value="1.12" calcext:value-type="float">
            <text:p>1.12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5.77" calcext:value-type="float">
            <text:p>515.77</text:p>
          </table:table-cell>
          <table:table-cell office:value-type="float" office:value="1670.39" calcext:value-type="float">
            <text:p>1670.39</text:p>
          </table:table-cell>
          <table:table-cell office:value-type="float" office:value="1966.8" calcext:value-type="float">
            <text:p>1966.8</text:p>
          </table:table-cell>
        </table:table-row>
        <table:table-row table:style-name="ro1">
          <table:table-cell office:value-type="float" office:value="13103736" calcext:value-type="float">
            <text:p>13103736</text:p>
          </table:table-cell>
          <table:table-cell table:formula="of:=[.A821]/1000/(60*60*24)" office:value-type="time" office:time-value="PT03H38M23.736S" calcext:value-type="time">
            <text:p>03:38:24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7" calcext:value-type="float">
            <text:p>511.97</text:p>
          </table:table-cell>
          <table:table-cell office:value-type="float" office:value="1672.43" calcext:value-type="float">
            <text:p>1672.43</text:p>
          </table:table-cell>
          <table:table-cell office:value-type="float" office:value="1969.08" calcext:value-type="float">
            <text:p>1969.08</text:p>
          </table:table-cell>
        </table:table-row>
        <table:table-row table:style-name="ro1">
          <table:table-cell office:value-type="float" office:value="13119736" calcext:value-type="float">
            <text:p>13119736</text:p>
          </table:table-cell>
          <table:table-cell table:formula="of:=[.A822]/1000/(60*60*24)" office:value-type="time" office:time-value="PT03H38M39.736S" calcext:value-type="time">
            <text:p>03:38:40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7" calcext:value-type="float">
            <text:p>513.57</text:p>
          </table:table-cell>
          <table:table-cell office:value-type="float" office:value="1674.47" calcext:value-type="float">
            <text:p>1674.47</text:p>
          </table:table-cell>
          <table:table-cell office:value-type="float" office:value="1971.37" calcext:value-type="float">
            <text:p>1971.37</text:p>
          </table:table-cell>
        </table:table-row>
        <table:table-row table:style-name="ro1">
          <table:table-cell office:value-type="float" office:value="13135737" calcext:value-type="float">
            <text:p>13135737</text:p>
          </table:table-cell>
          <table:table-cell table:formula="of:=[.A823]/1000/(60*60*24)" office:value-type="time" office:time-value="PT03H38M55.737S" calcext:value-type="time">
            <text:p>03:38:56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5.34" calcext:value-type="float">
            <text:p>515.34</text:p>
          </table:table-cell>
          <table:table-cell office:value-type="float" office:value="1676.51" calcext:value-type="float">
            <text:p>1676.51</text:p>
          </table:table-cell>
          <table:table-cell office:value-type="float" office:value="1973.65" calcext:value-type="float">
            <text:p>1973.65</text:p>
          </table:table-cell>
        </table:table-row>
        <table:table-row table:style-name="ro1">
          <table:table-cell office:value-type="float" office:value="13151736" calcext:value-type="float">
            <text:p>13151736</text:p>
          </table:table-cell>
          <table:table-cell table:formula="of:=[.A824]/1000/(60*60*24)" office:value-type="time" office:time-value="PT03H39M11.736S" calcext:value-type="time">
            <text:p>03:39:12</text:p>
          </table:table-cell>
          <table:table-cell office:value-type="float" office:value="1.12" calcext:value-type="float">
            <text:p>1.12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3.49" calcext:value-type="float">
            <text:p>513.49</text:p>
          </table:table-cell>
          <table:table-cell office:value-type="float" office:value="1678.56" calcext:value-type="float">
            <text:p>1678.56</text:p>
          </table:table-cell>
          <table:table-cell office:value-type="float" office:value="1975.94" calcext:value-type="float">
            <text:p>1975.94</text:p>
          </table:table-cell>
        </table:table-row>
        <table:table-row table:style-name="ro1">
          <table:table-cell office:value-type="float" office:value="13167736" calcext:value-type="float">
            <text:p>13167736</text:p>
          </table:table-cell>
          <table:table-cell table:formula="of:=[.A825]/1000/(60*60*24)" office:value-type="time" office:time-value="PT03H39M27.736S" calcext:value-type="time">
            <text:p>03:39:28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5.64" calcext:value-type="float">
            <text:p>515.64</text:p>
          </table:table-cell>
          <table:table-cell office:value-type="float" office:value="1680.6" calcext:value-type="float">
            <text:p>1680.6</text:p>
          </table:table-cell>
          <table:table-cell office:value-type="float" office:value="1978.22" calcext:value-type="float">
            <text:p>1978.22</text:p>
          </table:table-cell>
        </table:table-row>
        <table:table-row table:style-name="ro1">
          <table:table-cell office:value-type="float" office:value="13183736" calcext:value-type="float">
            <text:p>13183736</text:p>
          </table:table-cell>
          <table:table-cell table:formula="of:=[.A826]/1000/(60*60*24)" office:value-type="time" office:time-value="PT03H39M43.736S" calcext:value-type="time">
            <text:p>03:39:44</text:p>
          </table:table-cell>
          <table:table-cell office:value-type="float" office:value="1.12" calcext:value-type="float">
            <text:p>1.12</text:p>
          </table:table-cell>
          <table:table-cell office:value-type="float" office:value="459.6" calcext:value-type="float">
            <text:p>459.6</text:p>
          </table:table-cell>
          <table:table-cell office:value-type="float" office:value="513.81" calcext:value-type="float">
            <text:p>513.81</text:p>
          </table:table-cell>
          <table:table-cell office:value-type="float" office:value="1682.64" calcext:value-type="float">
            <text:p>1682.64</text:p>
          </table:table-cell>
          <table:table-cell office:value-type="float" office:value="1980.5" calcext:value-type="float">
            <text:p>1980.5</text:p>
          </table:table-cell>
        </table:table-row>
        <table:table-row table:style-name="ro1">
          <table:table-cell office:value-type="float" office:value="13199736" calcext:value-type="float">
            <text:p>13199736</text:p>
          </table:table-cell>
          <table:table-cell table:formula="of:=[.A827]/1000/(60*60*24)" office:value-type="time" office:time-value="PT03H39M59.736S" calcext:value-type="time">
            <text:p>03:40:0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4" calcext:value-type="float">
            <text:p>511.74</text:p>
          </table:table-cell>
          <table:table-cell office:value-type="float" office:value="1684.68" calcext:value-type="float">
            <text:p>1684.68</text:p>
          </table:table-cell>
          <table:table-cell office:value-type="float" office:value="1982.78" calcext:value-type="float">
            <text:p>1982.78</text:p>
          </table:table-cell>
        </table:table-row>
        <table:table-row table:style-name="ro1">
          <table:table-cell office:value-type="float" office:value="13215736" calcext:value-type="float">
            <text:p>13215736</text:p>
          </table:table-cell>
          <table:table-cell table:formula="of:=[.A828]/1000/(60*60*24)" office:value-type="time" office:time-value="PT03H40M15.736S" calcext:value-type="time">
            <text:p>03:40:16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1.98" calcext:value-type="float">
            <text:p>511.98</text:p>
          </table:table-cell>
          <table:table-cell office:value-type="float" office:value="1686.72" calcext:value-type="float">
            <text:p>1686.72</text:p>
          </table:table-cell>
          <table:table-cell office:value-type="float" office:value="1985.06" calcext:value-type="float">
            <text:p>1985.06</text:p>
          </table:table-cell>
        </table:table-row>
        <table:table-row table:style-name="ro1">
          <table:table-cell office:value-type="float" office:value="13231738" calcext:value-type="float">
            <text:p>13231738</text:p>
          </table:table-cell>
          <table:table-cell table:formula="of:=[.A829]/1000/(60*60*24)" office:value-type="time" office:time-value="PT03H40M31.738S" calcext:value-type="time">
            <text:p>03:40:32</text:p>
          </table:table-cell>
          <table:table-cell office:value-type="float" office:value="1.11" calcext:value-type="float">
            <text:p>1.11</text:p>
          </table:table-cell>
          <table:table-cell office:value-type="float" office:value="461" calcext:value-type="float">
            <text:p>461</text:p>
          </table:table-cell>
          <table:table-cell office:value-type="float" office:value="513.59" calcext:value-type="float">
            <text:p>513.59</text:p>
          </table:table-cell>
          <table:table-cell office:value-type="float" office:value="1688.77" calcext:value-type="float">
            <text:p>1688.77</text:p>
          </table:table-cell>
          <table:table-cell office:value-type="float" office:value="1987.34" calcext:value-type="float">
            <text:p>1987.34</text:p>
          </table:table-cell>
        </table:table-row>
        <table:table-row table:style-name="ro1">
          <table:table-cell office:value-type="float" office:value="13247738" calcext:value-type="float">
            <text:p>13247738</text:p>
          </table:table-cell>
          <table:table-cell table:formula="of:=[.A830]/1000/(60*60*24)" office:value-type="time" office:time-value="PT03H40M47.738S" calcext:value-type="time">
            <text:p>03:40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6" calcext:value-type="float">
            <text:p>511.66</text:p>
          </table:table-cell>
          <table:table-cell office:value-type="float" office:value="1690.81" calcext:value-type="float">
            <text:p>1690.81</text:p>
          </table:table-cell>
          <table:table-cell office:value-type="float" office:value="1989.62" calcext:value-type="float">
            <text:p>1989.62</text:p>
          </table:table-cell>
        </table:table-row>
        <table:table-row table:style-name="ro1">
          <table:table-cell office:value-type="float" office:value="13263736" calcext:value-type="float">
            <text:p>13263736</text:p>
          </table:table-cell>
          <table:table-cell table:formula="of:=[.A831]/1000/(60*60*24)" office:value-type="time" office:time-value="PT03H41M03.736S" calcext:value-type="time">
            <text:p>03:41:04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6" calcext:value-type="float">
            <text:p>511.66</text:p>
          </table:table-cell>
          <table:table-cell office:value-type="float" office:value="1692.85" calcext:value-type="float">
            <text:p>1692.85</text:p>
          </table:table-cell>
          <table:table-cell office:value-type="float" office:value="1991.9" calcext:value-type="float">
            <text:p>1991.9</text:p>
          </table:table-cell>
        </table:table-row>
        <table:table-row table:style-name="ro1">
          <table:table-cell office:value-type="float" office:value="13279736" calcext:value-type="float">
            <text:p>13279736</text:p>
          </table:table-cell>
          <table:table-cell table:formula="of:=[.A832]/1000/(60*60*24)" office:value-type="time" office:time-value="PT03H41M19.736S" calcext:value-type="time">
            <text:p>03:41:20</text:p>
          </table:table-cell>
          <table:table-cell office:value-type="float" office:value="1.12" calcext:value-type="float">
            <text:p>1.12</text:p>
          </table:table-cell>
          <table:table-cell office:value-type="float" office:value="459.4" calcext:value-type="float">
            <text:p>459.4</text:p>
          </table:table-cell>
          <table:table-cell office:value-type="float" office:value="513.58" calcext:value-type="float">
            <text:p>513.58</text:p>
          </table:table-cell>
          <table:table-cell office:value-type="float" office:value="1694.89" calcext:value-type="float">
            <text:p>1694.89</text:p>
          </table:table-cell>
          <table:table-cell office:value-type="float" office:value="1994.18" calcext:value-type="float">
            <text:p>1994.18</text:p>
          </table:table-cell>
        </table:table-row>
        <table:table-row table:style-name="ro1">
          <table:table-cell office:value-type="float" office:value="13295736" calcext:value-type="float">
            <text:p>13295736</text:p>
          </table:table-cell>
          <table:table-cell table:formula="of:=[.A833]/1000/(60*60*24)" office:value-type="time" office:time-value="PT03H41M35.736S" calcext:value-type="time">
            <text:p>03:41:36</text:p>
          </table:table-cell>
          <table:table-cell office:value-type="float" office:value="1.12" calcext:value-type="float">
            <text:p>1.12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3.72" calcext:value-type="float">
            <text:p>513.72</text:p>
          </table:table-cell>
          <table:table-cell office:value-type="float" office:value="1696.93" calcext:value-type="float">
            <text:p>1696.93</text:p>
          </table:table-cell>
          <table:table-cell office:value-type="float" office:value="1996.45" calcext:value-type="float">
            <text:p>1996.45</text:p>
          </table:table-cell>
        </table:table-row>
        <table:table-row table:style-name="ro1">
          <table:table-cell office:value-type="float" office:value="13311736" calcext:value-type="float">
            <text:p>13311736</text:p>
          </table:table-cell>
          <table:table-cell table:formula="of:=[.A834]/1000/(60*60*24)" office:value-type="time" office:time-value="PT03H41M51.736S" calcext:value-type="time">
            <text:p>03:41:52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11.74" calcext:value-type="float">
            <text:p>511.74</text:p>
          </table:table-cell>
          <table:table-cell office:value-type="float" office:value="1698.98" calcext:value-type="float">
            <text:p>1698.98</text:p>
          </table:table-cell>
          <table:table-cell office:value-type="float" office:value="1998.73" calcext:value-type="float">
            <text:p>1998.73</text:p>
          </table:table-cell>
        </table:table-row>
        <table:table-row table:style-name="ro1">
          <table:table-cell office:value-type="float" office:value="13327737" calcext:value-type="float">
            <text:p>13327737</text:p>
          </table:table-cell>
          <table:table-cell table:formula="of:=[.A835]/1000/(60*60*24)" office:value-type="time" office:time-value="PT03H42M07.737S" calcext:value-type="time">
            <text:p>03:42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11.53" calcext:value-type="float">
            <text:p>511.53</text:p>
          </table:table-cell>
          <table:table-cell office:value-type="float" office:value="1701.02" calcext:value-type="float">
            <text:p>1701.02</text:p>
          </table:table-cell>
          <table:table-cell office:value-type="float" office:value="2001.01" calcext:value-type="float">
            <text:p>2001.01</text:p>
          </table:table-cell>
        </table:table-row>
        <table:table-row table:style-name="ro1">
          <table:table-cell office:value-type="float" office:value="13343736" calcext:value-type="float">
            <text:p>13343736</text:p>
          </table:table-cell>
          <table:table-cell table:formula="of:=[.A836]/1000/(60*60*24)" office:value-type="time" office:time-value="PT03H42M23.736S" calcext:value-type="time">
            <text:p>03:42:24</text:p>
          </table:table-cell>
          <table:table-cell office:value-type="float" office:value="1.11" calcext:value-type="float">
            <text:p>1.11</text:p>
          </table:table-cell>
          <table:table-cell office:value-type="float" office:value="459.2" calcext:value-type="float">
            <text:p>459.2</text:p>
          </table:table-cell>
          <table:table-cell office:value-type="float" office:value="511.52" calcext:value-type="float">
            <text:p>511.52</text:p>
          </table:table-cell>
          <table:table-cell office:value-type="float" office:value="1703.06" calcext:value-type="float">
            <text:p>1703.06</text:p>
          </table:table-cell>
          <table:table-cell office:value-type="float" office:value="2003.28" calcext:value-type="float">
            <text:p>2003.28</text:p>
          </table:table-cell>
        </table:table-row>
        <table:table-row table:style-name="ro1">
          <table:table-cell office:value-type="float" office:value="13359736" calcext:value-type="float">
            <text:p>13359736</text:p>
          </table:table-cell>
          <table:table-cell table:formula="of:=[.A837]/1000/(60*60*24)" office:value-type="time" office:time-value="PT03H42M39.736S" calcext:value-type="time">
            <text:p>03:42:40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11.66" calcext:value-type="float">
            <text:p>511.66</text:p>
          </table:table-cell>
          <table:table-cell office:value-type="float" office:value="1705.1" calcext:value-type="float">
            <text:p>1705.1</text:p>
          </table:table-cell>
          <table:table-cell office:value-type="float" office:value="2005.56" calcext:value-type="float">
            <text:p>2005.56</text:p>
          </table:table-cell>
        </table:table-row>
        <table:table-row table:style-name="ro1">
          <table:table-cell office:value-type="float" office:value="13375736" calcext:value-type="float">
            <text:p>13375736</text:p>
          </table:table-cell>
          <table:table-cell table:formula="of:=[.A838]/1000/(60*60*24)" office:value-type="time" office:time-value="PT03H42M55.736S" calcext:value-type="time">
            <text:p>03:42:56</text:p>
          </table:table-cell>
          <table:table-cell office:value-type="float" office:value="1.11" calcext:value-type="float">
            <text:p>1.11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1.44" calcext:value-type="float">
            <text:p>511.44</text:p>
          </table:table-cell>
          <table:table-cell office:value-type="float" office:value="1707.14" calcext:value-type="float">
            <text:p>1707.14</text:p>
          </table:table-cell>
          <table:table-cell office:value-type="float" office:value="2007.83" calcext:value-type="float">
            <text:p>2007.83</text:p>
          </table:table-cell>
        </table:table-row>
        <table:table-row table:style-name="ro1">
          <table:table-cell office:value-type="float" office:value="13391736" calcext:value-type="float">
            <text:p>13391736</text:p>
          </table:table-cell>
          <table:table-cell table:formula="of:=[.A839]/1000/(60*60*24)" office:value-type="time" office:time-value="PT03H43M11.736S" calcext:value-type="time">
            <text:p>03:43:12</text:p>
          </table:table-cell>
          <table:table-cell office:value-type="float" office:value="1.12" calcext:value-type="float">
            <text:p>1.12</text:p>
          </table:table-cell>
          <table:table-cell office:value-type="float" office:value="459.12" calcext:value-type="float">
            <text:p>459.12</text:p>
          </table:table-cell>
          <table:table-cell office:value-type="float" office:value="513.26" calcext:value-type="float">
            <text:p>513.26</text:p>
          </table:table-cell>
          <table:table-cell office:value-type="float" office:value="1709.18" calcext:value-type="float">
            <text:p>1709.18</text:p>
          </table:table-cell>
          <table:table-cell office:value-type="float" office:value="2010.1" calcext:value-type="float">
            <text:p>2010.1</text:p>
          </table:table-cell>
        </table:table-row>
        <table:table-row table:style-name="ro1">
          <table:table-cell office:value-type="float" office:value="13407736" calcext:value-type="float">
            <text:p>13407736</text:p>
          </table:table-cell>
          <table:table-cell table:formula="of:=[.A840]/1000/(60*60*24)" office:value-type="time" office:time-value="PT03H43M27.736S" calcext:value-type="time">
            <text:p>03:43:28</text:p>
          </table:table-cell>
          <table:table-cell office:value-type="float" office:value="1.11" calcext:value-type="float">
            <text:p>1.11</text:p>
          </table:table-cell>
          <table:table-cell office:value-type="float" office:value="459.72" calcext:value-type="float">
            <text:p>459.72</text:p>
          </table:table-cell>
          <table:table-cell office:value-type="float" office:value="512.08" calcext:value-type="float">
            <text:p>512.08</text:p>
          </table:table-cell>
          <table:table-cell office:value-type="float" office:value="1711.22" calcext:value-type="float">
            <text:p>1711.22</text:p>
          </table:table-cell>
          <table:table-cell office:value-type="float" office:value="2012.37" calcext:value-type="float">
            <text:p>2012.37</text:p>
          </table:table-cell>
        </table:table-row>
        <table:table-row table:style-name="ro1">
          <table:table-cell office:value-type="float" office:value="13423736" calcext:value-type="float">
            <text:p>13423736</text:p>
          </table:table-cell>
          <table:table-cell table:formula="of:=[.A841]/1000/(60*60*24)" office:value-type="time" office:time-value="PT03H43M43.736S" calcext:value-type="time">
            <text:p>03:43:44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1.88" calcext:value-type="float">
            <text:p>511.88</text:p>
          </table:table-cell>
          <table:table-cell office:value-type="float" office:value="1713.27" calcext:value-type="float">
            <text:p>1713.27</text:p>
          </table:table-cell>
          <table:table-cell office:value-type="float" office:value="2014.65" calcext:value-type="float">
            <text:p>2014.65</text:p>
          </table:table-cell>
        </table:table-row>
        <table:table-row table:style-name="ro1">
          <table:table-cell office:value-type="float" office:value="13439736" calcext:value-type="float">
            <text:p>13439736</text:p>
          </table:table-cell>
          <table:table-cell table:formula="of:=[.A842]/1000/(60*60*24)" office:value-type="time" office:time-value="PT03H43M59.736S" calcext:value-type="time">
            <text:p>03:44:0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9.91" calcext:value-type="float">
            <text:p>509.91</text:p>
          </table:table-cell>
          <table:table-cell office:value-type="float" office:value="1715.31" calcext:value-type="float">
            <text:p>1715.31</text:p>
          </table:table-cell>
          <table:table-cell office:value-type="float" office:value="2016.92" calcext:value-type="float">
            <text:p>2016.92</text:p>
          </table:table-cell>
        </table:table-row>
        <table:table-row table:style-name="ro1">
          <table:table-cell office:value-type="float" office:value="13455738" calcext:value-type="float">
            <text:p>13455738</text:p>
          </table:table-cell>
          <table:table-cell table:formula="of:=[.A843]/1000/(60*60*24)" office:value-type="time" office:time-value="PT03H44M15.738S" calcext:value-type="time">
            <text:p>03:44:16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4" calcext:value-type="float">
            <text:p>510.14</text:p>
          </table:table-cell>
          <table:table-cell office:value-type="float" office:value="1717.35" calcext:value-type="float">
            <text:p>1717.35</text:p>
          </table:table-cell>
          <table:table-cell office:value-type="float" office:value="2019.19" calcext:value-type="float">
            <text:p>2019.19</text:p>
          </table:table-cell>
        </table:table-row>
        <table:table-row table:style-name="ro1">
          <table:table-cell office:value-type="float" office:value="13471736" calcext:value-type="float">
            <text:p>13471736</text:p>
          </table:table-cell>
          <table:table-cell table:formula="of:=[.A844]/1000/(60*60*24)" office:value-type="time" office:time-value="PT03H44M31.736S" calcext:value-type="time">
            <text:p>03:44:32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19.39" calcext:value-type="float">
            <text:p>1719.39</text:p>
          </table:table-cell>
          <table:table-cell office:value-type="float" office:value="2021.46" calcext:value-type="float">
            <text:p>2021.46</text:p>
          </table:table-cell>
        </table:table-row>
        <table:table-row table:style-name="ro1">
          <table:table-cell office:value-type="float" office:value="13487736" calcext:value-type="float">
            <text:p>13487736</text:p>
          </table:table-cell>
          <table:table-cell table:formula="of:=[.A845]/1000/(60*60*24)" office:value-type="time" office:time-value="PT03H44M47.736S" calcext:value-type="time">
            <text:p>03:44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10.13" calcext:value-type="float">
            <text:p>510.13</text:p>
          </table:table-cell>
          <table:table-cell office:value-type="float" office:value="1721.43" calcext:value-type="float">
            <text:p>1721.43</text:p>
          </table:table-cell>
          <table:table-cell office:value-type="float" office:value="2023.73" calcext:value-type="float">
            <text:p>2023.73</text:p>
          </table:table-cell>
        </table:table-row>
        <table:table-row table:style-name="ro1">
          <table:table-cell office:value-type="float" office:value="13503736" calcext:value-type="float">
            <text:p>13503736</text:p>
          </table:table-cell>
          <table:table-cell table:formula="of:=[.A846]/1000/(60*60*24)" office:value-type="time" office:time-value="PT03H45M03.736S" calcext:value-type="time">
            <text:p>03:45:04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2" calcext:value-type="float">
            <text:p>509.82</text:p>
          </table:table-cell>
          <table:table-cell office:value-type="float" office:value="1723.47" calcext:value-type="float">
            <text:p>1723.47</text:p>
          </table:table-cell>
          <table:table-cell office:value-type="float" office:value="2025.99" calcext:value-type="float">
            <text:p>2025.99</text:p>
          </table:table-cell>
        </table:table-row>
        <table:table-row table:style-name="ro1">
          <table:table-cell office:value-type="float" office:value="13519736" calcext:value-type="float">
            <text:p>13519736</text:p>
          </table:table-cell>
          <table:table-cell table:formula="of:=[.A847]/1000/(60*60*24)" office:value-type="time" office:time-value="PT03H45M19.736S" calcext:value-type="time">
            <text:p>03:45:20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25.52" calcext:value-type="float">
            <text:p>1725.52</text:p>
          </table:table-cell>
          <table:table-cell office:value-type="float" office:value="2028.26" calcext:value-type="float">
            <text:p>2028.26</text:p>
          </table:table-cell>
        </table:table-row>
        <table:table-row table:style-name="ro1">
          <table:table-cell office:value-type="float" office:value="13535736" calcext:value-type="float">
            <text:p>13535736</text:p>
          </table:table-cell>
          <table:table-cell table:formula="of:=[.A848]/1000/(60*60*24)" office:value-type="time" office:time-value="PT03H45M35.736S" calcext:value-type="time">
            <text:p>03:45:36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2" calcext:value-type="float">
            <text:p>509.82</text:p>
          </table:table-cell>
          <table:table-cell office:value-type="float" office:value="1727.56" calcext:value-type="float">
            <text:p>1727.56</text:p>
          </table:table-cell>
          <table:table-cell office:value-type="float" office:value="2030.53" calcext:value-type="float">
            <text:p>2030.53</text:p>
          </table:table-cell>
        </table:table-row>
        <table:table-row table:style-name="ro1">
          <table:table-cell office:value-type="float" office:value="13551736" calcext:value-type="float">
            <text:p>13551736</text:p>
          </table:table-cell>
          <table:table-cell table:formula="of:=[.A849]/1000/(60*60*24)" office:value-type="time" office:time-value="PT03H45M51.736S" calcext:value-type="time">
            <text:p>03:45:52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10.04" calcext:value-type="float">
            <text:p>510.04</text:p>
          </table:table-cell>
          <table:table-cell office:value-type="float" office:value="1729.6" calcext:value-type="float">
            <text:p>1729.6</text:p>
          </table:table-cell>
          <table:table-cell office:value-type="float" office:value="2032.79" calcext:value-type="float">
            <text:p>2032.79</text:p>
          </table:table-cell>
        </table:table-row>
        <table:table-row table:style-name="ro1">
          <table:table-cell office:value-type="float" office:value="13567737" calcext:value-type="float">
            <text:p>13567737</text:p>
          </table:table-cell>
          <table:table-cell table:formula="of:=[.A850]/1000/(60*60*24)" office:value-type="time" office:time-value="PT03H46M07.737S" calcext:value-type="time">
            <text:p>03:46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31.64" calcext:value-type="float">
            <text:p>1731.64</text:p>
          </table:table-cell>
          <table:table-cell office:value-type="float" office:value="2035.06" calcext:value-type="float">
            <text:p>2035.06</text:p>
          </table:table-cell>
        </table:table-row>
        <table:table-row table:style-name="ro1">
          <table:table-cell office:value-type="float" office:value="13583736" calcext:value-type="float">
            <text:p>13583736</text:p>
          </table:table-cell>
          <table:table-cell table:formula="of:=[.A851]/1000/(60*60*24)" office:value-type="time" office:time-value="PT03H46M23.736S" calcext:value-type="time">
            <text:p>03:46:24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3" calcext:value-type="float">
            <text:p>509.83</text:p>
          </table:table-cell>
          <table:table-cell office:value-type="float" office:value="1733.68" calcext:value-type="float">
            <text:p>1733.68</text:p>
          </table:table-cell>
          <table:table-cell office:value-type="float" office:value="2037.33" calcext:value-type="float">
            <text:p>2037.33</text:p>
          </table:table-cell>
        </table:table-row>
        <table:table-row table:style-name="ro1">
          <table:table-cell office:value-type="float" office:value="13599736" calcext:value-type="float">
            <text:p>13599736</text:p>
          </table:table-cell>
          <table:table-cell table:formula="of:=[.A852]/1000/(60*60*24)" office:value-type="time" office:time-value="PT03H46M39.736S" calcext:value-type="time">
            <text:p>03:46:4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35.72" calcext:value-type="float">
            <text:p>1735.72</text:p>
          </table:table-cell>
          <table:table-cell office:value-type="float" office:value="2039.59" calcext:value-type="float">
            <text:p>2039.59</text:p>
          </table:table-cell>
        </table:table-row>
        <table:table-row table:style-name="ro1">
          <table:table-cell office:value-type="float" office:value="13615736" calcext:value-type="float">
            <text:p>13615736</text:p>
          </table:table-cell>
          <table:table-cell table:formula="of:=[.A853]/1000/(60*60*24)" office:value-type="time" office:time-value="PT03H46M55.736S" calcext:value-type="time">
            <text:p>03:46:56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1" calcext:value-type="float">
            <text:p>509.81</text:p>
          </table:table-cell>
          <table:table-cell office:value-type="float" office:value="1737.76" calcext:value-type="float">
            <text:p>1737.76</text:p>
          </table:table-cell>
          <table:table-cell office:value-type="float" office:value="2041.85" calcext:value-type="float">
            <text:p>2041.85</text:p>
          </table:table-cell>
        </table:table-row>
        <table:table-row table:style-name="ro1">
          <table:table-cell office:value-type="float" office:value="13631736" calcext:value-type="float">
            <text:p>13631736</text:p>
          </table:table-cell>
          <table:table-cell table:formula="of:=[.A854]/1000/(60*60*24)" office:value-type="time" office:time-value="PT03H47M11.736S" calcext:value-type="time">
            <text:p>03:47:12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2" calcext:value-type="float">
            <text:p>508.2</text:p>
          </table:table-cell>
          <table:table-cell office:value-type="float" office:value="1739.81" calcext:value-type="float">
            <text:p>1739.81</text:p>
          </table:table-cell>
          <table:table-cell office:value-type="float" office:value="2044.12" calcext:value-type="float">
            <text:p>2044.12</text:p>
          </table:table-cell>
        </table:table-row>
        <table:table-row table:style-name="ro1">
          <table:table-cell office:value-type="float" office:value="13647736" calcext:value-type="float">
            <text:p>13647736</text:p>
          </table:table-cell>
          <table:table-cell table:formula="of:=[.A855]/1000/(60*60*24)" office:value-type="time" office:time-value="PT03H47M27.736S" calcext:value-type="time">
            <text:p>03:47:28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9.82" calcext:value-type="float">
            <text:p>509.82</text:p>
          </table:table-cell>
          <table:table-cell office:value-type="float" office:value="1741.85" calcext:value-type="float">
            <text:p>1741.85</text:p>
          </table:table-cell>
          <table:table-cell office:value-type="float" office:value="2046.38" calcext:value-type="float">
            <text:p>2046.38</text:p>
          </table:table-cell>
        </table:table-row>
        <table:table-row table:style-name="ro1">
          <table:table-cell office:value-type="float" office:value="13663736" calcext:value-type="float">
            <text:p>13663736</text:p>
          </table:table-cell>
          <table:table-cell table:formula="of:=[.A856]/1000/(60*60*24)" office:value-type="time" office:time-value="PT03H47M43.736S" calcext:value-type="time">
            <text:p>03:47:44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8" calcext:value-type="float">
            <text:p>508.08</text:p>
          </table:table-cell>
          <table:table-cell office:value-type="float" office:value="1743.89" calcext:value-type="float">
            <text:p>1743.89</text:p>
          </table:table-cell>
          <table:table-cell office:value-type="float" office:value="2048.64" calcext:value-type="float">
            <text:p>2048.64</text:p>
          </table:table-cell>
        </table:table-row>
        <table:table-row table:style-name="ro1">
          <table:table-cell office:value-type="float" office:value="13679736" calcext:value-type="float">
            <text:p>13679736</text:p>
          </table:table-cell>
          <table:table-cell table:formula="of:=[.A857]/1000/(60*60*24)" office:value-type="time" office:time-value="PT03H47M59.736S" calcext:value-type="time">
            <text:p>03:48:00</text:p>
          </table:table-cell>
          <table:table-cell office:value-type="float" office:value="1.11" calcext:value-type="float">
            <text:p>1.11</text:p>
          </table:table-cell>
          <table:table-cell office:value-type="float" office:value="459.4" calcext:value-type="float">
            <text:p>459.4</text:p>
          </table:table-cell>
          <table:table-cell office:value-type="float" office:value="508.07" calcext:value-type="float">
            <text:p>508.07</text:p>
          </table:table-cell>
          <table:table-cell office:value-type="float" office:value="1745.93" calcext:value-type="float">
            <text:p>1745.93</text:p>
          </table:table-cell>
          <table:table-cell office:value-type="float" office:value="2050.9" calcext:value-type="float">
            <text:p>2050.9</text:p>
          </table:table-cell>
        </table:table-row>
        <table:table-row table:style-name="ro1">
          <table:table-cell office:value-type="float" office:value="13695738" calcext:value-type="float">
            <text:p>13695738</text:p>
          </table:table-cell>
          <table:table-cell table:formula="of:=[.A858]/1000/(60*60*24)" office:value-type="time" office:time-value="PT03H48M15.738S" calcext:value-type="time">
            <text:p>03:48:16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8" calcext:value-type="float">
            <text:p>507.98</text:p>
          </table:table-cell>
          <table:table-cell office:value-type="float" office:value="1747.97" calcext:value-type="float">
            <text:p>1747.97</text:p>
          </table:table-cell>
          <table:table-cell office:value-type="float" office:value="2053.16" calcext:value-type="float">
            <text:p>2053.16</text:p>
          </table:table-cell>
        </table:table-row>
        <table:table-row table:style-name="ro1">
          <table:table-cell office:value-type="float" office:value="13711736" calcext:value-type="float">
            <text:p>13711736</text:p>
          </table:table-cell>
          <table:table-cell table:formula="of:=[.A859]/1000/(60*60*24)" office:value-type="time" office:time-value="PT03H48M31.736S" calcext:value-type="time">
            <text:p>03:48:32</text:p>
          </table:table-cell>
          <table:table-cell office:value-type="float" office:value="1.11" calcext:value-type="float">
            <text:p>1.11</text:p>
          </table:table-cell>
          <table:table-cell office:value-type="float" office:value="461" calcext:value-type="float">
            <text:p>461</text:p>
          </table:table-cell>
          <table:table-cell office:value-type="float" office:value="511.75" calcext:value-type="float">
            <text:p>511.75</text:p>
          </table:table-cell>
          <table:table-cell office:value-type="float" office:value="1750.02" calcext:value-type="float">
            <text:p>1750.02</text:p>
          </table:table-cell>
          <table:table-cell office:value-type="float" office:value="2055.42" calcext:value-type="float">
            <text:p>2055.42</text:p>
          </table:table-cell>
        </table:table-row>
        <table:table-row table:style-name="ro1">
          <table:table-cell office:value-type="float" office:value="13727736" calcext:value-type="float">
            <text:p>13727736</text:p>
          </table:table-cell>
          <table:table-cell table:formula="of:=[.A860]/1000/(60*60*24)" office:value-type="time" office:time-value="PT03H48M47.736S" calcext:value-type="time">
            <text:p>03:48:48</text:p>
          </table:table-cell>
          <table:table-cell office:value-type="float" office:value="1.11" calcext:value-type="float">
            <text:p>1.1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8.2" calcext:value-type="float">
            <text:p>508.2</text:p>
          </table:table-cell>
          <table:table-cell office:value-type="float" office:value="1752.07" calcext:value-type="float">
            <text:p>1752.07</text:p>
          </table:table-cell>
          <table:table-cell office:value-type="float" office:value="2057.69" calcext:value-type="float">
            <text:p>2057.69</text:p>
          </table:table-cell>
        </table:table-row>
        <table:table-row table:style-name="ro1">
          <table:table-cell office:value-type="float" office:value="13743736" calcext:value-type="float">
            <text:p>13743736</text:p>
          </table:table-cell>
          <table:table-cell table:formula="of:=[.A861]/1000/(60*60*24)" office:value-type="time" office:time-value="PT03H49M03.736S" calcext:value-type="time">
            <text:p>03:49:04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9" calcext:value-type="float">
            <text:p>507.99</text:p>
          </table:table-cell>
          <table:table-cell office:value-type="float" office:value="1754.11" calcext:value-type="float">
            <text:p>1754.11</text:p>
          </table:table-cell>
          <table:table-cell office:value-type="float" office:value="2059.95" calcext:value-type="float">
            <text:p>2059.95</text:p>
          </table:table-cell>
        </table:table-row>
        <table:table-row table:style-name="ro1">
          <table:table-cell office:value-type="float" office:value="13759736" calcext:value-type="float">
            <text:p>13759736</text:p>
          </table:table-cell>
          <table:table-cell table:formula="of:=[.A862]/1000/(60*60*24)" office:value-type="time" office:time-value="PT03H49M19.736S" calcext:value-type="time">
            <text:p>03:49:20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8" calcext:value-type="float">
            <text:p>507.98</text:p>
          </table:table-cell>
          <table:table-cell office:value-type="float" office:value="1756.15" calcext:value-type="float">
            <text:p>1756.15</text:p>
          </table:table-cell>
          <table:table-cell office:value-type="float" office:value="2062.21" calcext:value-type="float">
            <text:p>2062.21</text:p>
          </table:table-cell>
        </table:table-row>
        <table:table-row table:style-name="ro1">
          <table:table-cell office:value-type="float" office:value="13775736" calcext:value-type="float">
            <text:p>13775736</text:p>
          </table:table-cell>
          <table:table-cell table:formula="of:=[.A863]/1000/(60*60*24)" office:value-type="time" office:time-value="PT03H49M35.736S" calcext:value-type="time">
            <text:p>03:49:36</text:p>
          </table:table-cell>
          <table:table-cell office:value-type="float" office:value="1.11" calcext:value-type="float">
            <text:p>1.1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7.97" calcext:value-type="float">
            <text:p>507.97</text:p>
          </table:table-cell>
          <table:table-cell office:value-type="float" office:value="1758.19" calcext:value-type="float">
            <text:p>1758.19</text:p>
          </table:table-cell>
          <table:table-cell office:value-type="float" office:value="2064.46" calcext:value-type="float">
            <text:p>2064.46</text:p>
          </table:table-cell>
        </table:table-row>
        <table:table-row table:style-name="ro1">
          <table:table-cell office:value-type="float" office:value="13791736" calcext:value-type="float">
            <text:p>13791736</text:p>
          </table:table-cell>
          <table:table-cell table:formula="of:=[.A864]/1000/(60*60*24)" office:value-type="time" office:time-value="PT03H49M51.736S" calcext:value-type="time">
            <text:p>03:49:52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60.23" calcext:value-type="float">
            <text:p>1760.23</text:p>
          </table:table-cell>
          <table:table-cell office:value-type="float" office:value="2066.72" calcext:value-type="float">
            <text:p>2066.72</text:p>
          </table:table-cell>
        </table:table-row>
        <table:table-row table:style-name="ro1">
          <table:table-cell office:value-type="float" office:value="13807738" calcext:value-type="float">
            <text:p>13807738</text:p>
          </table:table-cell>
          <table:table-cell table:formula="of:=[.A865]/1000/(60*60*24)" office:value-type="time" office:time-value="PT03H50M07.738S" calcext:value-type="time">
            <text:p>03:50:08</text:p>
          </table:table-cell>
          <table:table-cell office:value-type="float" office:value="1.11" calcext:value-type="float">
            <text:p>1.11</text:p>
          </table:table-cell>
          <table:table-cell office:value-type="float" office:value="459.6" calcext:value-type="float">
            <text:p>459.6</text:p>
          </table:table-cell>
          <table:table-cell office:value-type="float" office:value="508.29" calcext:value-type="float">
            <text:p>508.29</text:p>
          </table:table-cell>
          <table:table-cell office:value-type="float" office:value="1762.27" calcext:value-type="float">
            <text:p>1762.27</text:p>
          </table:table-cell>
          <table:table-cell office:value-type="float" office:value="2068.97" calcext:value-type="float">
            <text:p>2068.97</text:p>
          </table:table-cell>
        </table:table-row>
        <table:table-row table:style-name="ro1">
          <table:table-cell office:value-type="float" office:value="13823736" calcext:value-type="float">
            <text:p>13823736</text:p>
          </table:table-cell>
          <table:table-cell table:formula="of:=[.A866]/1000/(60*60*24)" office:value-type="time" office:time-value="PT03H50M23.736S" calcext:value-type="time">
            <text:p>03:50:24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6.13" calcext:value-type="float">
            <text:p>506.13</text:p>
          </table:table-cell>
          <table:table-cell office:value-type="float" office:value="1764.32" calcext:value-type="float">
            <text:p>1764.32</text:p>
          </table:table-cell>
          <table:table-cell office:value-type="float" office:value="2071.23" calcext:value-type="float">
            <text:p>2071.23</text:p>
          </table:table-cell>
        </table:table-row>
        <table:table-row table:style-name="ro1">
          <table:table-cell office:value-type="float" office:value="13839736" calcext:value-type="float">
            <text:p>13839736</text:p>
          </table:table-cell>
          <table:table-cell table:formula="of:=[.A867]/1000/(60*60*24)" office:value-type="time" office:time-value="PT03H50M39.736S" calcext:value-type="time">
            <text:p>03:50:40</text:p>
          </table:table-cell>
          <table:table-cell office:value-type="float" office:value="1.1" calcext:value-type="float">
            <text:p>1.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6.14" calcext:value-type="float">
            <text:p>506.14</text:p>
          </table:table-cell>
          <table:table-cell office:value-type="float" office:value="1766.36" calcext:value-type="float">
            <text:p>1766.36</text:p>
          </table:table-cell>
          <table:table-cell office:value-type="float" office:value="2073.48" calcext:value-type="float">
            <text:p>2073.48</text:p>
          </table:table-cell>
        </table:table-row>
        <table:table-row table:style-name="ro1">
          <table:table-cell office:value-type="float" office:value="13855737" calcext:value-type="float">
            <text:p>13855737</text:p>
          </table:table-cell>
          <table:table-cell table:formula="of:=[.A868]/1000/(60*60*24)" office:value-type="time" office:time-value="PT03H50M55.737S" calcext:value-type="time">
            <text:p>03:50:56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5" calcext:value-type="float">
            <text:p>506.45</text:p>
          </table:table-cell>
          <table:table-cell office:value-type="float" office:value="1768.4" calcext:value-type="float">
            <text:p>1768.4</text:p>
          </table:table-cell>
          <table:table-cell office:value-type="float" office:value="2075.74" calcext:value-type="float">
            <text:p>2075.74</text:p>
          </table:table-cell>
        </table:table-row>
        <table:table-row table:style-name="ro1">
          <table:table-cell office:value-type="float" office:value="13871736" calcext:value-type="float">
            <text:p>13871736</text:p>
          </table:table-cell>
          <table:table-cell table:formula="of:=[.A869]/1000/(60*60*24)" office:value-type="time" office:time-value="PT03H51M11.736S" calcext:value-type="time">
            <text:p>03:51:12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6" calcext:value-type="float">
            <text:p>506.46</text:p>
          </table:table-cell>
          <table:table-cell office:value-type="float" office:value="1770.44" calcext:value-type="float">
            <text:p>1770.44</text:p>
          </table:table-cell>
          <table:table-cell office:value-type="float" office:value="2077.99" calcext:value-type="float">
            <text:p>2077.99</text:p>
          </table:table-cell>
        </table:table-row>
        <table:table-row table:style-name="ro1">
          <table:table-cell office:value-type="float" office:value="13887736" calcext:value-type="float">
            <text:p>13887736</text:p>
          </table:table-cell>
          <table:table-cell table:formula="of:=[.A870]/1000/(60*60*24)" office:value-type="time" office:time-value="PT03H51M27.736S" calcext:value-type="time">
            <text:p>03:51:28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7" calcext:value-type="float">
            <text:p>506.37</text:p>
          </table:table-cell>
          <table:table-cell office:value-type="float" office:value="1772.48" calcext:value-type="float">
            <text:p>1772.48</text:p>
          </table:table-cell>
          <table:table-cell office:value-type="float" office:value="2080.24" calcext:value-type="float">
            <text:p>2080.24</text:p>
          </table:table-cell>
        </table:table-row>
        <table:table-row table:style-name="ro1">
          <table:table-cell office:value-type="float" office:value="13903736" calcext:value-type="float">
            <text:p>13903736</text:p>
          </table:table-cell>
          <table:table-cell table:formula="of:=[.A871]/1000/(60*60*24)" office:value-type="time" office:time-value="PT03H51M43.736S" calcext:value-type="time">
            <text:p>03:51:44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7" calcext:value-type="float">
            <text:p>506.37</text:p>
          </table:table-cell>
          <table:table-cell office:value-type="float" office:value="1774.53" calcext:value-type="float">
            <text:p>1774.53</text:p>
          </table:table-cell>
          <table:table-cell office:value-type="float" office:value="2082.49" calcext:value-type="float">
            <text:p>2082.49</text:p>
          </table:table-cell>
        </table:table-row>
        <table:table-row table:style-name="ro1">
          <table:table-cell office:value-type="float" office:value="13919736" calcext:value-type="float">
            <text:p>13919736</text:p>
          </table:table-cell>
          <table:table-cell table:formula="of:=[.A872]/1000/(60*60*24)" office:value-type="time" office:time-value="PT03H51M59.736S" calcext:value-type="time">
            <text:p>03:52:00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2" calcext:value-type="float">
            <text:p>506.02</text:p>
          </table:table-cell>
          <table:table-cell office:value-type="float" office:value="1776.57" calcext:value-type="float">
            <text:p>1776.57</text:p>
          </table:table-cell>
          <table:table-cell office:value-type="float" office:value="2084.74" calcext:value-type="float">
            <text:p>2084.74</text:p>
          </table:table-cell>
        </table:table-row>
        <table:table-row table:style-name="ro1">
          <table:table-cell office:value-type="float" office:value="13935736" calcext:value-type="float">
            <text:p>13935736</text:p>
          </table:table-cell>
          <table:table-cell table:formula="of:=[.A873]/1000/(60*60*24)" office:value-type="time" office:time-value="PT03H52M15.736S" calcext:value-type="time">
            <text:p>03:52:16</text:p>
          </table:table-cell>
          <table:table-cell office:value-type="float" office:value="1.1" calcext:value-type="float">
            <text:p>1.1</text:p>
          </table:table-cell>
          <table:table-cell office:value-type="float" office:value="459.8" calcext:value-type="float">
            <text:p>459.8</text:p>
          </table:table-cell>
          <table:table-cell office:value-type="float" office:value="506.68" calcext:value-type="float">
            <text:p>506.68</text:p>
          </table:table-cell>
          <table:table-cell office:value-type="float" office:value="1778.61" calcext:value-type="float">
            <text:p>1778.61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>
          <table:table-cell office:value-type="float" office:value="13951737" calcext:value-type="float">
            <text:p>13951737</text:p>
          </table:table-cell>
          <table:table-cell table:formula="of:=[.A874]/1000/(60*60*24)" office:value-type="time" office:time-value="PT03H52M31.737S" calcext:value-type="time">
            <text:p>03:52:32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5" calcext:value-type="float">
            <text:p>506.35</text:p>
          </table:table-cell>
          <table:table-cell office:value-type="float" office:value="1780.65" calcext:value-type="float">
            <text:p>1780.65</text:p>
          </table:table-cell>
          <table:table-cell office:value-type="float" office:value="2089.24" calcext:value-type="float">
            <text:p>2089.24</text:p>
          </table:table-cell>
        </table:table-row>
        <table:table-row table:style-name="ro1">
          <table:table-cell office:value-type="float" office:value="13967736" calcext:value-type="float">
            <text:p>13967736</text:p>
          </table:table-cell>
          <table:table-cell table:formula="of:=[.A875]/1000/(60*60*24)" office:value-type="time" office:time-value="PT03H52M47.736S" calcext:value-type="time">
            <text:p>03:52:48</text:p>
          </table:table-cell>
          <table:table-cell office:value-type="float" office:value="1.1" calcext:value-type="float">
            <text:p>1.1</text:p>
          </table:table-cell>
          <table:table-cell office:value-type="float" office:value="459.2" calcext:value-type="float">
            <text:p>459.2</text:p>
          </table:table-cell>
          <table:table-cell office:value-type="float" office:value="506.02" calcext:value-type="float">
            <text:p>506.02</text:p>
          </table:table-cell>
          <table:table-cell office:value-type="float" office:value="1782.7" calcext:value-type="float">
            <text:p>1782.7</text:p>
          </table:table-cell>
          <table:table-cell office:value-type="float" office:value="2091.49" calcext:value-type="float">
            <text:p>2091.49</text:p>
          </table:table-cell>
        </table:table-row>
        <table:table-row table:style-name="ro1">
          <table:table-cell office:value-type="float" office:value="13983736" calcext:value-type="float">
            <text:p>13983736</text:p>
          </table:table-cell>
          <table:table-cell table:formula="of:=[.A876]/1000/(60*60*24)" office:value-type="time" office:time-value="PT03H53M03.736S" calcext:value-type="time">
            <text:p>03:53:04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5" calcext:value-type="float">
            <text:p>506.45</text:p>
          </table:table-cell>
          <table:table-cell office:value-type="float" office:value="1784.74" calcext:value-type="float">
            <text:p>1784.74</text:p>
          </table:table-cell>
          <table:table-cell office:value-type="float" office:value="2093.74" calcext:value-type="float">
            <text:p>2093.74</text:p>
          </table:table-cell>
        </table:table-row>
        <table:table-row table:style-name="ro1">
          <table:table-cell office:value-type="float" office:value="13999737" calcext:value-type="float">
            <text:p>13999737</text:p>
          </table:table-cell>
          <table:table-cell table:formula="of:=[.A877]/1000/(60*60*24)" office:value-type="time" office:time-value="PT03H53M19.737S" calcext:value-type="time">
            <text:p>03:53:20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6.35" calcext:value-type="float">
            <text:p>506.35</text:p>
          </table:table-cell>
          <table:table-cell office:value-type="float" office:value="1786.78" calcext:value-type="float">
            <text:p>1786.78</text:p>
          </table:table-cell>
          <table:table-cell office:value-type="float" office:value="2095.98" calcext:value-type="float">
            <text:p>2095.98</text:p>
          </table:table-cell>
        </table:table-row>
        <table:table-row table:style-name="ro1">
          <table:table-cell office:value-type="float" office:value="14015736" calcext:value-type="float">
            <text:p>14015736</text:p>
          </table:table-cell>
          <table:table-cell table:formula="of:=[.A878]/1000/(60*60*24)" office:value-type="time" office:time-value="PT03H53M35.736S" calcext:value-type="time">
            <text:p>03:53:36</text:p>
          </table:table-cell>
          <table:table-cell office:value-type="float" office:value="1.1" calcext:value-type="float">
            <text:p>1.1</text:p>
          </table:table-cell>
          <table:table-cell office:value-type="float" office:value="459.6" calcext:value-type="float">
            <text:p>459.6</text:p>
          </table:table-cell>
          <table:table-cell office:value-type="float" office:value="506.44" calcext:value-type="float">
            <text:p>506.44</text:p>
          </table:table-cell>
          <table:table-cell office:value-type="float" office:value="1788.82" calcext:value-type="float">
            <text:p>1788.82</text:p>
          </table:table-cell>
          <table:table-cell office:value-type="float" office:value="2098.23" calcext:value-type="float">
            <text:p>2098.23</text:p>
          </table:table-cell>
        </table:table-row>
        <table:table-row table:style-name="ro1">
          <table:table-cell office:value-type="float" office:value="14031736" calcext:value-type="float">
            <text:p>14031736</text:p>
          </table:table-cell>
          <table:table-cell table:formula="of:=[.A879]/1000/(60*60*24)" office:value-type="time" office:time-value="PT03H53M51.736S" calcext:value-type="time">
            <text:p>03:53:52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4" calcext:value-type="float">
            <text:p>504.4</text:p>
          </table:table-cell>
          <table:table-cell office:value-type="float" office:value="1790.86" calcext:value-type="float">
            <text:p>1790.86</text:p>
          </table:table-cell>
          <table:table-cell office:value-type="float" office:value="2100.47" calcext:value-type="float">
            <text:p>2100.47</text:p>
          </table:table-cell>
        </table:table-row>
        <table:table-row table:style-name="ro1">
          <table:table-cell office:value-type="float" office:value="14047737" calcext:value-type="float">
            <text:p>14047737</text:p>
          </table:table-cell>
          <table:table-cell table:formula="of:=[.A880]/1000/(60*60*24)" office:value-type="time" office:time-value="PT03H54M07.737S" calcext:value-type="time">
            <text:p>03:54:08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41" calcext:value-type="float">
            <text:p>504.41</text:p>
          </table:table-cell>
          <table:table-cell office:value-type="float" office:value="1792.91" calcext:value-type="float">
            <text:p>1792.91</text:p>
          </table:table-cell>
          <table:table-cell office:value-type="float" office:value="2102.72" calcext:value-type="float">
            <text:p>2102.72</text:p>
          </table:table-cell>
        </table:table-row>
        <table:table-row table:style-name="ro1">
          <table:table-cell office:value-type="float" office:value="14063736" calcext:value-type="float">
            <text:p>14063736</text:p>
          </table:table-cell>
          <table:table-cell table:formula="of:=[.A881]/1000/(60*60*24)" office:value-type="time" office:time-value="PT03H54M23.736S" calcext:value-type="time">
            <text:p>03:54:24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8" calcext:value-type="float">
            <text:p>502.68</text:p>
          </table:table-cell>
          <table:table-cell office:value-type="float" office:value="1794.95" calcext:value-type="float">
            <text:p>1794.95</text:p>
          </table:table-cell>
          <table:table-cell office:value-type="float" office:value="2104.96" calcext:value-type="float">
            <text:p>2104.96</text:p>
          </table:table-cell>
        </table:table-row>
        <table:table-row table:style-name="ro1">
          <table:table-cell office:value-type="float" office:value="14079736" calcext:value-type="float">
            <text:p>14079736</text:p>
          </table:table-cell>
          <table:table-cell table:formula="of:=[.A882]/1000/(60*60*24)" office:value-type="time" office:time-value="PT03H54M39.736S" calcext:value-type="time">
            <text:p>03:54:40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96.99" calcext:value-type="float">
            <text:p>1796.99</text:p>
          </table:table-cell>
          <table:table-cell office:value-type="float" office:value="2107.2" calcext:value-type="float">
            <text:p>2107.2</text:p>
          </table:table-cell>
        </table:table-row>
        <table:table-row table:style-name="ro1">
          <table:table-cell office:value-type="float" office:value="14095736" calcext:value-type="float">
            <text:p>14095736</text:p>
          </table:table-cell>
          <table:table-cell table:formula="of:=[.A883]/1000/(60*60*24)" office:value-type="time" office:time-value="PT03H54M55.736S" calcext:value-type="time">
            <text:p>03:54:56</text:p>
          </table:table-cell>
          <table:table-cell office:value-type="float" office:value="1.1" calcext:value-type="float">
            <text:p>1.1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4.53" calcext:value-type="float">
            <text:p>504.53</text:p>
          </table:table-cell>
          <table:table-cell office:value-type="float" office:value="1799.03" calcext:value-type="float">
            <text:p>1799.03</text:p>
          </table:table-cell>
          <table:table-cell office:value-type="float" office:value="2109.44" calcext:value-type="float">
            <text:p>2109.44</text:p>
          </table:table-cell>
        </table:table-row>
        <table:table-row table:style-name="ro1">
          <table:table-cell office:value-type="float" office:value="14111738" calcext:value-type="float">
            <text:p>14111738</text:p>
          </table:table-cell>
          <table:table-cell table:formula="of:=[.A884]/1000/(60*60*24)" office:value-type="time" office:time-value="PT03H55M11.738S" calcext:value-type="time">
            <text:p>03:55:12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4" calcext:value-type="float">
            <text:p>504.4</text:p>
          </table:table-cell>
          <table:table-cell office:value-type="float" office:value="1801.07" calcext:value-type="float">
            <text:p>1801.07</text:p>
          </table:table-cell>
          <table:table-cell office:value-type="float" office:value="2111.68" calcext:value-type="float">
            <text:p>2111.68</text:p>
          </table:table-cell>
        </table:table-row>
        <table:table-row table:style-name="ro1">
          <table:table-cell office:value-type="float" office:value="14127737" calcext:value-type="float">
            <text:p>14127737</text:p>
          </table:table-cell>
          <table:table-cell table:formula="of:=[.A885]/1000/(60*60*24)" office:value-type="time" office:time-value="PT03H55M27.737S" calcext:value-type="time">
            <text:p>03:55:28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8" calcext:value-type="float">
            <text:p>504.38</text:p>
          </table:table-cell>
          <table:table-cell office:value-type="float" office:value="1803.12" calcext:value-type="float">
            <text:p>1803.12</text:p>
          </table:table-cell>
          <table:table-cell office:value-type="float" office:value="2113.92" calcext:value-type="float">
            <text:p>2113.92</text:p>
          </table:table-cell>
        </table:table-row>
        <table:table-row table:style-name="ro1">
          <table:table-cell office:value-type="float" office:value="14143736" calcext:value-type="float">
            <text:p>14143736</text:p>
          </table:table-cell>
          <table:table-cell table:formula="of:=[.A886]/1000/(60*60*24)" office:value-type="time" office:time-value="PT03H55M43.736S" calcext:value-type="time">
            <text:p>03:55:44</text:p>
          </table:table-cell>
          <table:table-cell office:value-type="float" office:value="1.1" calcext:value-type="float">
            <text:p>1.1</text:p>
          </table:table-cell>
          <table:table-cell office:value-type="float" office:value="459.4" calcext:value-type="float">
            <text:p>459.4</text:p>
          </table:table-cell>
          <table:table-cell office:value-type="float" office:value="504.39" calcext:value-type="float">
            <text:p>504.39</text:p>
          </table:table-cell>
          <table:table-cell office:value-type="float" office:value="1805.16" calcext:value-type="float">
            <text:p>1805.16</text:p>
          </table:table-cell>
          <table:table-cell office:value-type="float" office:value="2116.15" calcext:value-type="float">
            <text:p>2116.15</text:p>
          </table:table-cell>
        </table:table-row>
        <table:table-row table:style-name="ro1">
          <table:table-cell office:value-type="float" office:value="14159738" calcext:value-type="float">
            <text:p>14159738</text:p>
          </table:table-cell>
          <table:table-cell table:formula="of:=[.A887]/1000/(60*60*24)" office:value-type="time" office:time-value="PT03H55M59.738S" calcext:value-type="time">
            <text:p>03:56:00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7" calcext:value-type="float">
            <text:p>502.77</text:p>
          </table:table-cell>
          <table:table-cell office:value-type="float" office:value="1807.2" calcext:value-type="float">
            <text:p>1807.2</text:p>
          </table:table-cell>
          <table:table-cell office:value-type="float" office:value="2118.39" calcext:value-type="float">
            <text:p>2118.39</text:p>
          </table:table-cell>
        </table:table-row>
        <table:table-row table:style-name="ro1">
          <table:table-cell office:value-type="float" office:value="14175736" calcext:value-type="float">
            <text:p>14175736</text:p>
          </table:table-cell>
          <table:table-cell table:formula="of:=[.A888]/1000/(60*60*24)" office:value-type="time" office:time-value="PT03H56M15.736S" calcext:value-type="time">
            <text:p>03:56:16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809.24" calcext:value-type="float">
            <text:p>1809.24</text:p>
          </table:table-cell>
          <table:table-cell office:value-type="float" office:value="2120.63" calcext:value-type="float">
            <text:p>2120.63</text:p>
          </table:table-cell>
        </table:table-row>
        <table:table-row table:style-name="ro1">
          <table:table-cell office:value-type="float" office:value="14191736" calcext:value-type="float">
            <text:p>14191736</text:p>
          </table:table-cell>
          <table:table-cell table:formula="of:=[.A889]/1000/(60*60*24)" office:value-type="time" office:time-value="PT03H56M31.736S" calcext:value-type="time">
            <text:p>03:56:32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.47" calcext:value-type="float">
            <text:p>502.47</text:p>
          </table:table-cell>
          <table:table-cell office:value-type="float" office:value="1811.28" calcext:value-type="float">
            <text:p>1811.28</text:p>
          </table:table-cell>
          <table:table-cell office:value-type="float" office:value="2122.86" calcext:value-type="float">
            <text:p>2122.86</text:p>
          </table:table-cell>
        </table:table-row>
        <table:table-row table:style-name="ro1">
          <table:table-cell office:value-type="float" office:value="14207736" calcext:value-type="float">
            <text:p>14207736</text:p>
          </table:table-cell>
          <table:table-cell table:formula="of:=[.A890]/1000/(60*60*24)" office:value-type="time" office:time-value="PT03H56M47.736S" calcext:value-type="time">
            <text:p>03:56:48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813.33" calcext:value-type="float">
            <text:p>1813.33</text:p>
          </table:table-cell>
          <table:table-cell office:value-type="float" office:value="2125.09" calcext:value-type="float">
            <text:p>2125.09</text:p>
          </table:table-cell>
        </table:table-row>
        <table:table-row table:style-name="ro1">
          <table:table-cell office:value-type="float" office:value="14223736" calcext:value-type="float">
            <text:p>14223736</text:p>
          </table:table-cell>
          <table:table-cell table:formula="of:=[.A891]/1000/(60*60*24)" office:value-type="time" office:time-value="PT03H57M03.736S" calcext:value-type="time">
            <text:p>03:57:04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8" calcext:value-type="float">
            <text:p>502.78</text:p>
          </table:table-cell>
          <table:table-cell office:value-type="float" office:value="1815.37" calcext:value-type="float">
            <text:p>1815.37</text:p>
          </table:table-cell>
          <table:table-cell office:value-type="float" office:value="2127.33" calcext:value-type="float">
            <text:p>2127.33</text:p>
          </table:table-cell>
        </table:table-row>
        <table:table-row table:style-name="ro1">
          <table:table-cell office:value-type="float" office:value="14239736" calcext:value-type="float">
            <text:p>14239736</text:p>
          </table:table-cell>
          <table:table-cell table:formula="of:=[.A892]/1000/(60*60*24)" office:value-type="time" office:time-value="PT03H57M19.736S" calcext:value-type="time">
            <text:p>03:57:20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6" calcext:value-type="float">
            <text:p>502.56</text:p>
          </table:table-cell>
          <table:table-cell office:value-type="float" office:value="1817.41" calcext:value-type="float">
            <text:p>1817.41</text:p>
          </table:table-cell>
          <table:table-cell office:value-type="float" office:value="2129.56" calcext:value-type="float">
            <text:p>2129.56</text:p>
          </table:table-cell>
        </table:table-row>
        <table:table-row table:style-name="ro1">
          <table:table-cell office:value-type="float" office:value="14255736" calcext:value-type="float">
            <text:p>14255736</text:p>
          </table:table-cell>
          <table:table-cell table:formula="of:=[.A893]/1000/(60*60*24)" office:value-type="time" office:time-value="PT03H57M35.736S" calcext:value-type="time">
            <text:p>03:57:36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9" calcext:value-type="float">
            <text:p>502.69</text:p>
          </table:table-cell>
          <table:table-cell office:value-type="float" office:value="1819.45" calcext:value-type="float">
            <text:p>1819.45</text:p>
          </table:table-cell>
          <table:table-cell office:value-type="float" office:value="2131.79" calcext:value-type="float">
            <text:p>2131.79</text:p>
          </table:table-cell>
        </table:table-row>
        <table:table-row table:style-name="ro1">
          <table:table-cell office:value-type="float" office:value="14271737" calcext:value-type="float">
            <text:p>14271737</text:p>
          </table:table-cell>
          <table:table-cell table:formula="of:=[.A894]/1000/(60*60*24)" office:value-type="time" office:time-value="PT03H57M51.737S" calcext:value-type="time">
            <text:p>03:57:52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2.69" calcext:value-type="float">
            <text:p>502.69</text:p>
          </table:table-cell>
          <table:table-cell office:value-type="float" office:value="1821.49" calcext:value-type="float">
            <text:p>1821.49</text:p>
          </table:table-cell>
          <table:table-cell office:value-type="float" office:value="2134.02" calcext:value-type="float">
            <text:p>2134.02</text:p>
          </table:table-cell>
        </table:table-row>
        <table:table-row table:style-name="ro1">
          <table:table-cell office:value-type="float" office:value="14287738" calcext:value-type="float">
            <text:p>14287738</text:p>
          </table:table-cell>
          <table:table-cell table:formula="of:=[.A895]/1000/(60*60*24)" office:value-type="time" office:time-value="PT03H58M07.738S" calcext:value-type="time">
            <text:p>03:58:08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2.78" calcext:value-type="float">
            <text:p>502.78</text:p>
          </table:table-cell>
          <table:table-cell office:value-type="float" office:value="1823.54" calcext:value-type="float">
            <text:p>1823.54</text:p>
          </table:table-cell>
          <table:table-cell office:value-type="float" office:value="2136.25" calcext:value-type="float">
            <text:p>2136.25</text:p>
          </table:table-cell>
        </table:table-row>
        <table:table-row table:style-name="ro1">
          <table:table-cell office:value-type="float" office:value="14303737" calcext:value-type="float">
            <text:p>14303737</text:p>
          </table:table-cell>
          <table:table-cell table:formula="of:=[.A896]/1000/(60*60*24)" office:value-type="time" office:time-value="PT03H58M23.737S" calcext:value-type="time">
            <text:p>03:58:24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2.47" calcext:value-type="float">
            <text:p>502.47</text:p>
          </table:table-cell>
          <table:table-cell office:value-type="float" office:value="1825.58" calcext:value-type="float">
            <text:p>1825.58</text:p>
          </table:table-cell>
          <table:table-cell office:value-type="float" office:value="2138.48" calcext:value-type="float">
            <text:p>2138.48</text:p>
          </table:table-cell>
        </table:table-row>
        <table:table-row table:style-name="ro1">
          <table:table-cell office:value-type="float" office:value="14319736" calcext:value-type="float">
            <text:p>14319736</text:p>
          </table:table-cell>
          <table:table-cell table:formula="of:=[.A897]/1000/(60*60*24)" office:value-type="time" office:time-value="PT03H58M39.736S" calcext:value-type="time">
            <text:p>03:58:40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2.57" calcext:value-type="float">
            <text:p>502.57</text:p>
          </table:table-cell>
          <table:table-cell office:value-type="float" office:value="1827.62" calcext:value-type="float">
            <text:p>1827.62</text:p>
          </table:table-cell>
          <table:table-cell office:value-type="float" office:value="2140.71" calcext:value-type="float">
            <text:p>2140.71</text:p>
          </table:table-cell>
        </table:table-row>
        <table:table-row table:style-name="ro1">
          <table:table-cell office:value-type="float" office:value="14335736" calcext:value-type="float">
            <text:p>14335736</text:p>
          </table:table-cell>
          <table:table-cell table:formula="of:=[.A898]/1000/(60*60*24)" office:value-type="time" office:time-value="PT03H58M55.736S" calcext:value-type="time">
            <text:p>03:58:56</text:p>
          </table:table-cell>
          <table:table-cell office:value-type="float" office:value="1.09" calcext:value-type="float">
            <text:p>1.09</text:p>
          </table:table-cell>
          <table:table-cell office:value-type="float" office:value="459.4" calcext:value-type="float">
            <text:p>459.4</text:p>
          </table:table-cell>
          <table:table-cell office:value-type="float" office:value="500.72" calcext:value-type="float">
            <text:p>500.72</text:p>
          </table:table-cell>
          <table:table-cell office:value-type="float" office:value="1829.66" calcext:value-type="float">
            <text:p>1829.66</text:p>
          </table:table-cell>
          <table:table-cell office:value-type="float" office:value="2142.93" calcext:value-type="float">
            <text:p>2142.93</text:p>
          </table:table-cell>
        </table:table-row>
        <table:table-row table:style-name="ro1">
          <table:table-cell office:value-type="float" office:value="14351736" calcext:value-type="float">
            <text:p>14351736</text:p>
          </table:table-cell>
          <table:table-cell table:formula="of:=[.A899]/1000/(60*60*24)" office:value-type="time" office:time-value="PT03H59M11.736S" calcext:value-type="time">
            <text:p>03:59:12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3" calcext:value-type="float">
            <text:p>500.63</text:p>
          </table:table-cell>
          <table:table-cell office:value-type="float" office:value="1831.7" calcext:value-type="float">
            <text:p>1831.7</text:p>
          </table:table-cell>
          <table:table-cell office:value-type="float" office:value="2145.16" calcext:value-type="float">
            <text:p>2145.16</text:p>
          </table:table-cell>
        </table:table-row>
        <table:table-row table:style-name="ro1">
          <table:table-cell office:value-type="float" office:value="14367736" calcext:value-type="float">
            <text:p>14367736</text:p>
          </table:table-cell>
          <table:table-cell table:formula="of:=[.A900]/1000/(60*60*24)" office:value-type="time" office:time-value="PT03H59M27.736S" calcext:value-type="time">
            <text:p>03:59:28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0.84" calcext:value-type="float">
            <text:p>500.84</text:p>
          </table:table-cell>
          <table:table-cell office:value-type="float" office:value="1833.75" calcext:value-type="float">
            <text:p>1833.75</text:p>
          </table:table-cell>
          <table:table-cell office:value-type="float" office:value="2147.38" calcext:value-type="float">
            <text:p>2147.38</text:p>
          </table:table-cell>
        </table:table-row>
        <table:table-row table:style-name="ro1">
          <table:table-cell office:value-type="float" office:value="14383736" calcext:value-type="float">
            <text:p>14383736</text:p>
          </table:table-cell>
          <table:table-cell table:formula="of:=[.A901]/1000/(60*60*24)" office:value-type="time" office:time-value="PT03H59M43.736S" calcext:value-type="time">
            <text:p>03:59:44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3" calcext:value-type="float">
            <text:p>500.63</text:p>
          </table:table-cell>
          <table:table-cell office:value-type="float" office:value="1835.79" calcext:value-type="float">
            <text:p>1835.79</text:p>
          </table:table-cell>
          <table:table-cell office:value-type="float" office:value="2149.61" calcext:value-type="float">
            <text:p>2149.61</text:p>
          </table:table-cell>
        </table:table-row>
        <table:table-row table:style-name="ro1">
          <table:table-cell office:value-type="float" office:value="14399736" calcext:value-type="float">
            <text:p>14399736</text:p>
          </table:table-cell>
          <table:table-cell table:formula="of:=[.A902]/1000/(60*60*24)" office:value-type="time" office:time-value="PT03H59M59.736S" calcext:value-type="time">
            <text:p>04:00:00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500.62" calcext:value-type="float">
            <text:p>500.62</text:p>
          </table:table-cell>
          <table:table-cell office:value-type="float" office:value="1837.83" calcext:value-type="float">
            <text:p>1837.83</text:p>
          </table:table-cell>
          <table:table-cell office:value-type="float" office:value="2151.83" calcext:value-type="float">
            <text:p>2151.83</text:p>
          </table:table-cell>
        </table:table-row>
        <table:table-row table:style-name="ro1">
          <table:table-cell office:value-type="float" office:value="14415736" calcext:value-type="float">
            <text:p>14415736</text:p>
          </table:table-cell>
          <table:table-cell table:formula="of:=[.A903]/1000/(60*60*24)" office:value-type="time" office:time-value="PT04H00M15.736S" calcext:value-type="time">
            <text:p>04:00:16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500.84" calcext:value-type="float">
            <text:p>500.84</text:p>
          </table:table-cell>
          <table:table-cell office:value-type="float" office:value="1839.87" calcext:value-type="float">
            <text:p>1839.87</text:p>
          </table:table-cell>
          <table:table-cell office:value-type="float" office:value="2154.06" calcext:value-type="float">
            <text:p>2154.06</text:p>
          </table:table-cell>
        </table:table-row>
        <table:table-row table:style-name="ro1">
          <table:table-cell office:value-type="float" office:value="14431736" calcext:value-type="float">
            <text:p>14431736</text:p>
          </table:table-cell>
          <table:table-cell table:formula="of:=[.A904]/1000/(60*60*24)" office:value-type="time" office:time-value="PT04H00M31.736S" calcext:value-type="time">
            <text:p>04:00:32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500.94" calcext:value-type="float">
            <text:p>500.94</text:p>
          </table:table-cell>
          <table:table-cell office:value-type="float" office:value="1841.91" calcext:value-type="float">
            <text:p>1841.91</text:p>
          </table:table-cell>
          <table:table-cell office:value-type="float" office:value="2156.28" calcext:value-type="float">
            <text:p>2156.28</text:p>
          </table:table-cell>
        </table:table-row>
        <table:table-row table:style-name="ro1">
          <table:table-cell office:value-type="float" office:value="14447736" calcext:value-type="float">
            <text:p>14447736</text:p>
          </table:table-cell>
          <table:table-cell table:formula="of:=[.A905]/1000/(60*60*24)" office:value-type="time" office:time-value="PT04H00M47.736S" calcext:value-type="time">
            <text:p>04:00:48</text:p>
          </table:table-cell>
          <table:table-cell office:value-type="float" office:value="1.09" calcext:value-type="float">
            <text:p>1.09</text:p>
          </table:table-cell>
          <table:table-cell office:value-type="float" office:value="459.6" calcext:value-type="float">
            <text:p>459.6</text:p>
          </table:table-cell>
          <table:table-cell office:value-type="float" office:value="499.1" calcext:value-type="float">
            <text:p>499.1</text:p>
          </table:table-cell>
          <table:table-cell office:value-type="float" office:value="1843.95" calcext:value-type="float">
            <text:p>1843.95</text:p>
          </table:table-cell>
          <table:table-cell office:value-type="float" office:value="2158.5" calcext:value-type="float">
            <text:p>2158.5</text:p>
          </table:table-cell>
        </table:table-row>
        <table:table-row table:style-name="ro1">
          <table:table-cell office:value-type="float" office:value="14463737" calcext:value-type="float">
            <text:p>14463737</text:p>
          </table:table-cell>
          <table:table-cell table:formula="of:=[.A906]/1000/(60*60*24)" office:value-type="time" office:time-value="PT04H01M03.737S" calcext:value-type="time">
            <text:p>04:01:04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8" calcext:value-type="float">
            <text:p>498.8</text:p>
          </table:table-cell>
          <table:table-cell office:value-type="float" office:value="1846" calcext:value-type="float">
            <text:p>1846</text:p>
          </table:table-cell>
          <table:table-cell office:value-type="float" office:value="2160.72" calcext:value-type="float">
            <text:p>2160.72</text:p>
          </table:table-cell>
        </table:table-row>
        <table:table-row table:style-name="ro1">
          <table:table-cell office:value-type="float" office:value="14479737" calcext:value-type="float">
            <text:p>14479737</text:p>
          </table:table-cell>
          <table:table-cell table:formula="of:=[.A907]/1000/(60*60*24)" office:value-type="time" office:time-value="PT04H01M19.737S" calcext:value-type="time">
            <text:p>04:01:20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79" calcext:value-type="float">
            <text:p>498.79</text:p>
          </table:table-cell>
          <table:table-cell office:value-type="float" office:value="1848.04" calcext:value-type="float">
            <text:p>1848.04</text:p>
          </table:table-cell>
          <table:table-cell office:value-type="float" office:value="2162.94" calcext:value-type="float">
            <text:p>2162.94</text:p>
          </table:table-cell>
        </table:table-row>
        <table:table-row table:style-name="ro1">
          <table:table-cell office:value-type="float" office:value="14495736" calcext:value-type="float">
            <text:p>14495736</text:p>
          </table:table-cell>
          <table:table-cell table:formula="of:=[.A908]/1000/(60*60*24)" office:value-type="time" office:time-value="PT04H01M35.736S" calcext:value-type="time">
            <text:p>04:01:36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79" calcext:value-type="float">
            <text:p>498.79</text:p>
          </table:table-cell>
          <table:table-cell office:value-type="float" office:value="1850.08" calcext:value-type="float">
            <text:p>1850.08</text:p>
          </table:table-cell>
          <table:table-cell office:value-type="float" office:value="2165.16" calcext:value-type="float">
            <text:p>2165.16</text:p>
          </table:table-cell>
        </table:table-row>
        <table:table-row table:style-name="ro1">
          <table:table-cell office:value-type="float" office:value="14511736" calcext:value-type="float">
            <text:p>14511736</text:p>
          </table:table-cell>
          <table:table-cell table:formula="of:=[.A909]/1000/(60*60*24)" office:value-type="time" office:time-value="PT04H01M51.736S" calcext:value-type="time">
            <text:p>04:01:52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7" calcext:value-type="float">
            <text:p>497.17</text:p>
          </table:table-cell>
          <table:table-cell office:value-type="float" office:value="1852.12" calcext:value-type="float">
            <text:p>1852.12</text:p>
          </table:table-cell>
          <table:table-cell office:value-type="float" office:value="2167.37" calcext:value-type="float">
            <text:p>2167.37</text:p>
          </table:table-cell>
        </table:table-row>
        <table:table-row table:style-name="ro1">
          <table:table-cell office:value-type="float" office:value="14527736" calcext:value-type="float">
            <text:p>14527736</text:p>
          </table:table-cell>
          <table:table-cell table:formula="of:=[.A910]/1000/(60*60*24)" office:value-type="time" office:time-value="PT04H02M07.736S" calcext:value-type="time">
            <text:p>04:02:08</text:p>
          </table:table-cell>
          <table:table-cell office:value-type="float" office:value="1.09" calcext:value-type="float">
            <text:p>1.09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9.01" calcext:value-type="float">
            <text:p>499.01</text:p>
          </table:table-cell>
          <table:table-cell office:value-type="float" office:value="1854.16" calcext:value-type="float">
            <text:p>1854.16</text:p>
          </table:table-cell>
          <table:table-cell office:value-type="float" office:value="2169.59" calcext:value-type="float">
            <text:p>2169.59</text:p>
          </table:table-cell>
        </table:table-row>
        <table:table-row table:style-name="ro1">
          <table:table-cell office:value-type="float" office:value="14543736" calcext:value-type="float">
            <text:p>14543736</text:p>
          </table:table-cell>
          <table:table-cell table:formula="of:=[.A911]/1000/(60*60*24)" office:value-type="time" office:time-value="PT04H02M23.736S" calcext:value-type="time">
            <text:p>04:02:24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79" calcext:value-type="float">
            <text:p>498.79</text:p>
          </table:table-cell>
          <table:table-cell office:value-type="float" office:value="1856.2" calcext:value-type="float">
            <text:p>1856.2</text:p>
          </table:table-cell>
          <table:table-cell office:value-type="float" office:value="2171.8" calcext:value-type="float">
            <text:p>2171.8</text:p>
          </table:table-cell>
        </table:table-row>
        <table:table-row table:style-name="ro1">
          <table:table-cell office:value-type="float" office:value="14559736" calcext:value-type="float">
            <text:p>14559736</text:p>
          </table:table-cell>
          <table:table-cell table:formula="of:=[.A912]/1000/(60*60*24)" office:value-type="time" office:time-value="PT04H02M39.736S" calcext:value-type="time">
            <text:p>04:02:40</text:p>
          </table:table-cell>
          <table:table-cell office:value-type="float" office:value="1.09" calcext:value-type="float">
            <text:p>1.09</text:p>
          </table:table-cell>
          <table:table-cell office:value-type="float" office:value="459.12" calcext:value-type="float">
            <text:p>459.12</text:p>
          </table:table-cell>
          <table:table-cell office:value-type="float" office:value="498.57" calcext:value-type="float">
            <text:p>498.57</text:p>
          </table:table-cell>
          <table:table-cell office:value-type="float" office:value="1858.25" calcext:value-type="float">
            <text:p>1858.25</text:p>
          </table:table-cell>
          <table:table-cell office:value-type="float" office:value="2174.01" calcext:value-type="float">
            <text:p>2174.01</text:p>
          </table:table-cell>
        </table:table-row>
        <table:table-row table:style-name="ro1">
          <table:table-cell office:value-type="float" office:value="14575736" calcext:value-type="float">
            <text:p>14575736</text:p>
          </table:table-cell>
          <table:table-cell table:formula="of:=[.A913]/1000/(60*60*24)" office:value-type="time" office:time-value="PT04H02M55.736S" calcext:value-type="time">
            <text:p>04:02:56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8" calcext:value-type="float">
            <text:p>498.8</text:p>
          </table:table-cell>
          <table:table-cell office:value-type="float" office:value="1860.29" calcext:value-type="float">
            <text:p>1860.29</text:p>
          </table:table-cell>
          <table:table-cell office:value-type="float" office:value="2176.23" calcext:value-type="float">
            <text:p>2176.23</text:p>
          </table:table-cell>
        </table:table-row>
        <table:table-row table:style-name="ro1">
          <table:table-cell office:value-type="float" office:value="14591736" calcext:value-type="float">
            <text:p>14591736</text:p>
          </table:table-cell>
          <table:table-cell table:formula="of:=[.A914]/1000/(60*60*24)" office:value-type="time" office:time-value="PT04H03M11.736S" calcext:value-type="time">
            <text:p>04:03:12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6.82" calcext:value-type="float">
            <text:p>496.82</text:p>
          </table:table-cell>
          <table:table-cell office:value-type="float" office:value="1862.33" calcext:value-type="float">
            <text:p>1862.33</text:p>
          </table:table-cell>
          <table:table-cell office:value-type="float" office:value="2178.44" calcext:value-type="float">
            <text:p>2178.44</text:p>
          </table:table-cell>
        </table:table-row>
        <table:table-row table:style-name="ro1">
          <table:table-cell office:value-type="float" office:value="14607736" calcext:value-type="float">
            <text:p>14607736</text:p>
          </table:table-cell>
          <table:table-cell table:formula="of:=[.A915]/1000/(60*60*24)" office:value-type="time" office:time-value="PT04H03M27.736S" calcext:value-type="time">
            <text:p>04:03:28</text:p>
          </table:table-cell>
          <table:table-cell office:value-type="float" office:value="1.09" calcext:value-type="float">
            <text:p>1.09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8.8" calcext:value-type="float">
            <text:p>498.8</text:p>
          </table:table-cell>
          <table:table-cell office:value-type="float" office:value="1864.37" calcext:value-type="float">
            <text:p>1864.37</text:p>
          </table:table-cell>
          <table:table-cell office:value-type="float" office:value="2180.65" calcext:value-type="float">
            <text:p>2180.65</text:p>
          </table:table-cell>
        </table:table-row>
        <table:table-row table:style-name="ro1">
          <table:table-cell office:value-type="float" office:value="14623736" calcext:value-type="float">
            <text:p>14623736</text:p>
          </table:table-cell>
          <table:table-cell table:formula="of:=[.A916]/1000/(60*60*24)" office:value-type="time" office:time-value="PT04H03M43.736S" calcext:value-type="time">
            <text:p>04:03:44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7.26" calcext:value-type="float">
            <text:p>497.26</text:p>
          </table:table-cell>
          <table:table-cell office:value-type="float" office:value="1866.41" calcext:value-type="float">
            <text:p>1866.41</text:p>
          </table:table-cell>
          <table:table-cell office:value-type="float" office:value="2182.86" calcext:value-type="float">
            <text:p>2182.86</text:p>
          </table:table-cell>
        </table:table-row>
        <table:table-row table:style-name="ro1">
          <table:table-cell office:value-type="float" office:value="14639736" calcext:value-type="float">
            <text:p>14639736</text:p>
          </table:table-cell>
          <table:table-cell table:formula="of:=[.A917]/1000/(60*60*24)" office:value-type="time" office:time-value="PT04H03M59.736S" calcext:value-type="time">
            <text:p>04:04:00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7.04" calcext:value-type="float">
            <text:p>497.04</text:p>
          </table:table-cell>
          <table:table-cell office:value-type="float" office:value="1868.45" calcext:value-type="float">
            <text:p>1868.45</text:p>
          </table:table-cell>
          <table:table-cell office:value-type="float" office:value="2185.07" calcext:value-type="float">
            <text:p>2185.07</text:p>
          </table:table-cell>
        </table:table-row>
        <table:table-row table:style-name="ro1">
          <table:table-cell office:value-type="float" office:value="14655736" calcext:value-type="float">
            <text:p>14655736</text:p>
          </table:table-cell>
          <table:table-cell table:formula="of:=[.A918]/1000/(60*60*24)" office:value-type="time" office:time-value="PT04H04M15.736S" calcext:value-type="time">
            <text:p>04:04:16</text:p>
          </table:table-cell>
          <table:table-cell office:value-type="float" office:value="1.08" calcext:value-type="float">
            <text:p>1.08</text:p>
          </table:table-cell>
          <table:table-cell office:value-type="float" office:value="459.4" calcext:value-type="float">
            <text:p>459.4</text:p>
          </table:table-cell>
          <table:table-cell office:value-type="float" office:value="495.21" calcext:value-type="float">
            <text:p>495.21</text:p>
          </table:table-cell>
          <table:table-cell office:value-type="float" office:value="1870.5" calcext:value-type="float">
            <text:p>1870.5</text:p>
          </table:table-cell>
          <table:table-cell office:value-type="float" office:value="2187.27" calcext:value-type="float">
            <text:p>2187.27</text:p>
          </table:table-cell>
        </table:table-row>
        <table:table-row table:style-name="ro1">
          <table:table-cell office:value-type="float" office:value="14671736" calcext:value-type="float">
            <text:p>14671736</text:p>
          </table:table-cell>
          <table:table-cell table:formula="of:=[.A919]/1000/(60*60*24)" office:value-type="time" office:time-value="PT04H04M31.736S" calcext:value-type="time">
            <text:p>04:04:32</text:p>
          </table:table-cell>
          <table:table-cell office:value-type="float" office:value="1.08" calcext:value-type="float">
            <text:p>1.08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7.17" calcext:value-type="float">
            <text:p>497.17</text:p>
          </table:table-cell>
          <table:table-cell office:value-type="float" office:value="1872.54" calcext:value-type="float">
            <text:p>1872.54</text:p>
          </table:table-cell>
          <table:table-cell office:value-type="float" office:value="2189.48" calcext:value-type="float">
            <text:p>2189.48</text:p>
          </table:table-cell>
        </table:table-row>
        <table:table-row table:style-name="ro1">
          <table:table-cell office:value-type="float" office:value="14687736" calcext:value-type="float">
            <text:p>14687736</text:p>
          </table:table-cell>
          <table:table-cell table:formula="of:=[.A920]/1000/(60*60*24)" office:value-type="time" office:time-value="PT04H04M47.736S" calcext:value-type="time">
            <text:p>04:04:48</text:p>
          </table:table-cell>
          <table:table-cell office:value-type="float" office:value="1.08" calcext:value-type="float">
            <text:p>1.08</text:p>
          </table:table-cell>
          <table:table-cell office:value-type="float" office:value="459.6" calcext:value-type="float">
            <text:p>459.6</text:p>
          </table:table-cell>
          <table:table-cell office:value-type="float" office:value="497.26" calcext:value-type="float">
            <text:p>497.26</text:p>
          </table:table-cell>
          <table:table-cell office:value-type="float" office:value="1874.58" calcext:value-type="float">
            <text:p>1874.58</text:p>
          </table:table-cell>
          <table:table-cell office:value-type="float" office:value="2191.68" calcext:value-type="float">
            <text:p>2191.68</text:p>
          </table:table-cell>
        </table:table-row>
        <table:table-row table:style-name="ro1">
          <table:table-cell office:value-type="float" office:value="14703736" calcext:value-type="float">
            <text:p>14703736</text:p>
          </table:table-cell>
          <table:table-cell table:formula="of:=[.A921]/1000/(60*60*24)" office:value-type="time" office:time-value="PT04H05M03.736S" calcext:value-type="time">
            <text:p>04:05:04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4.98" calcext:value-type="float">
            <text:p>494.98</text:p>
          </table:table-cell>
          <table:table-cell office:value-type="float" office:value="1876.62" calcext:value-type="float">
            <text:p>1876.62</text:p>
          </table:table-cell>
          <table:table-cell office:value-type="float" office:value="2193.88" calcext:value-type="float">
            <text:p>2193.88</text:p>
          </table:table-cell>
        </table:table-row>
        <table:table-row table:style-name="ro1">
          <table:table-cell office:value-type="float" office:value="14719736" calcext:value-type="float">
            <text:p>14719736</text:p>
          </table:table-cell>
          <table:table-cell table:formula="of:=[.A922]/1000/(60*60*24)" office:value-type="time" office:time-value="PT04H05M19.736S" calcext:value-type="time">
            <text:p>04:05:20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4.98" calcext:value-type="float">
            <text:p>494.98</text:p>
          </table:table-cell>
          <table:table-cell office:value-type="float" office:value="1878.66" calcext:value-type="float">
            <text:p>1878.66</text:p>
          </table:table-cell>
          <table:table-cell office:value-type="float" office:value="2196.08" calcext:value-type="float">
            <text:p>2196.08</text:p>
          </table:table-cell>
        </table:table-row>
        <table:table-row table:style-name="ro1">
          <table:table-cell office:value-type="float" office:value="14735736" calcext:value-type="float">
            <text:p>14735736</text:p>
          </table:table-cell>
          <table:table-cell table:formula="of:=[.A923]/1000/(60*60*24)" office:value-type="time" office:time-value="PT04H05M35.736S" calcext:value-type="time">
            <text:p>04:05:36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1" calcext:value-type="float">
            <text:p>495.11</text:p>
          </table:table-cell>
          <table:table-cell office:value-type="float" office:value="1880.7" calcext:value-type="float">
            <text:p>1880.7</text:p>
          </table:table-cell>
          <table:table-cell office:value-type="float" office:value="2198.28" calcext:value-type="float">
            <text:p>2198.28</text:p>
          </table:table-cell>
        </table:table-row>
        <table:table-row table:style-name="ro1">
          <table:table-cell office:value-type="float" office:value="14751736" calcext:value-type="float">
            <text:p>14751736</text:p>
          </table:table-cell>
          <table:table-cell table:formula="of:=[.A924]/1000/(60*60*24)" office:value-type="time" office:time-value="PT04H05M51.736S" calcext:value-type="time">
            <text:p>04:05:52</text:p>
          </table:table-cell>
          <table:table-cell office:value-type="float" office:value="1.08" calcext:value-type="float">
            <text:p>1.08</text:p>
          </table:table-cell>
          <table:table-cell office:value-type="float" office:value="459.32" calcext:value-type="float">
            <text:p>459.32</text:p>
          </table:table-cell>
          <table:table-cell office:value-type="float" office:value="495.11" calcext:value-type="float">
            <text:p>495.11</text:p>
          </table:table-cell>
          <table:table-cell office:value-type="float" office:value="1882.74" calcext:value-type="float">
            <text:p>1882.74</text:p>
          </table:table-cell>
          <table:table-cell office:value-type="float" office:value="2200.48" calcext:value-type="float">
            <text:p>2200.48</text:p>
          </table:table-cell>
        </table:table-row>
        <table:table-row table:style-name="ro1">
          <table:table-cell office:value-type="float" office:value="14767736" calcext:value-type="float">
            <text:p>14767736</text:p>
          </table:table-cell>
          <table:table-cell table:formula="of:=[.A925]/1000/(60*60*24)" office:value-type="time" office:time-value="PT04H06M07.736S" calcext:value-type="time">
            <text:p>04:06:08</text:p>
          </table:table-cell>
          <table:table-cell office:value-type="float" office:value="1.07" calcext:value-type="float">
            <text:p>1.07</text:p>
          </table:table-cell>
          <table:table-cell office:value-type="float" office:value="459.2" calcext:value-type="float">
            <text:p>459.2</text:p>
          </table:table-cell>
          <table:table-cell office:value-type="float" office:value="493.15" calcext:value-type="float">
            <text:p>493.15</text:p>
          </table:table-cell>
          <table:table-cell office:value-type="float" office:value="1884.79" calcext:value-type="float">
            <text:p>1884.79</text:p>
          </table:table-cell>
          <table:table-cell office:value-type="float" office:value="2202.68" calcext:value-type="float">
            <text:p>2202.68</text:p>
          </table:table-cell>
        </table:table-row>
        <table:table-row table:style-name="ro1">
          <table:table-cell office:value-type="float" office:value="14783737" calcext:value-type="float">
            <text:p>14783737</text:p>
          </table:table-cell>
          <table:table-cell table:formula="of:=[.A926]/1000/(60*60*24)" office:value-type="time" office:time-value="PT04H06M23.737S" calcext:value-type="time">
            <text:p>04:06:24</text:p>
          </table:table-cell>
          <table:table-cell office:value-type="float" office:value="1.08" calcext:value-type="float">
            <text:p>1.08</text:p>
          </table:table-cell>
          <table:table-cell office:value-type="float" office:value="459.2" calcext:value-type="float">
            <text:p>459.2</text:p>
          </table:table-cell>
          <table:table-cell office:value-type="float" office:value="495" calcext:value-type="float">
            <text:p>495</text:p>
          </table:table-cell>
          <table:table-cell office:value-type="float" office:value="1886.83" calcext:value-type="float">
            <text:p>1886.83</text:p>
          </table:table-cell>
          <table:table-cell office:value-type="float" office:value="2204.88" calcext:value-type="float">
            <text:p>2204.88</text:p>
          </table:table-cell>
        </table:table-row>
        <table:table-row table:style-name="ro1">
          <table:table-cell office:value-type="float" office:value="14799736" calcext:value-type="float">
            <text:p>14799736</text:p>
          </table:table-cell>
          <table:table-cell table:formula="of:=[.A927]/1000/(60*60*24)" office:value-type="time" office:time-value="PT04H06M39.736S" calcext:value-type="time">
            <text:p>04:06:40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8" calcext:value-type="float">
            <text:p>493.38</text:p>
          </table:table-cell>
          <table:table-cell office:value-type="float" office:value="1888.87" calcext:value-type="float">
            <text:p>1888.87</text:p>
          </table:table-cell>
          <table:table-cell office:value-type="float" office:value="2207.07" calcext:value-type="float">
            <text:p>2207.07</text:p>
          </table:table-cell>
        </table:table-row>
        <table:table-row table:style-name="ro1">
          <table:table-cell office:value-type="float" office:value="14815737" calcext:value-type="float">
            <text:p>14815737</text:p>
          </table:table-cell>
          <table:table-cell table:formula="of:=[.A928]/1000/(60*60*24)" office:value-type="time" office:time-value="PT04H06M55.737S" calcext:value-type="time">
            <text:p>04:06:56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3.5" calcext:value-type="float">
            <text:p>493.5</text:p>
          </table:table-cell>
          <table:table-cell office:value-type="float" office:value="1890.91" calcext:value-type="float">
            <text:p>1890.91</text:p>
          </table:table-cell>
          <table:table-cell office:value-type="float" office:value="2209.27" calcext:value-type="float">
            <text:p>2209.27</text:p>
          </table:table-cell>
        </table:table-row>
        <table:table-row table:style-name="ro1">
          <table:table-cell office:value-type="float" office:value="14831736" calcext:value-type="float">
            <text:p>14831736</text:p>
          </table:table-cell>
          <table:table-cell table:formula="of:=[.A929]/1000/(60*60*24)" office:value-type="time" office:time-value="PT04H07M11.736S" calcext:value-type="time">
            <text:p>04:07:12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3.59" calcext:value-type="float">
            <text:p>493.59</text:p>
          </table:table-cell>
          <table:table-cell office:value-type="float" office:value="1892.95" calcext:value-type="float">
            <text:p>1892.95</text:p>
          </table:table-cell>
          <table:table-cell office:value-type="float" office:value="2211.46" calcext:value-type="float">
            <text:p>2211.46</text:p>
          </table:table-cell>
        </table:table-row>
        <table:table-row table:style-name="ro1">
          <table:table-cell office:value-type="float" office:value="14847736" calcext:value-type="float">
            <text:p>14847736</text:p>
          </table:table-cell>
          <table:table-cell table:formula="of:=[.A930]/1000/(60*60*24)" office:value-type="time" office:time-value="PT04H07M27.736S" calcext:value-type="time">
            <text:p>04:07:28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1.74" calcext:value-type="float">
            <text:p>491.74</text:p>
          </table:table-cell>
          <table:table-cell office:value-type="float" office:value="1895" calcext:value-type="float">
            <text:p>1895</text:p>
          </table:table-cell>
          <table:table-cell office:value-type="float" office:value="2213.65" calcext:value-type="float">
            <text:p>2213.65</text:p>
          </table:table-cell>
        </table:table-row>
        <table:table-row table:style-name="ro1">
          <table:table-cell office:value-type="float" office:value="14863736" calcext:value-type="float">
            <text:p>14863736</text:p>
          </table:table-cell>
          <table:table-cell table:formula="of:=[.A931]/1000/(60*60*24)" office:value-type="time" office:time-value="PT04H07M43.736S" calcext:value-type="time">
            <text:p>04:07:44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3.37" calcext:value-type="float">
            <text:p>493.37</text:p>
          </table:table-cell>
          <table:table-cell office:value-type="float" office:value="1897.04" calcext:value-type="float">
            <text:p>1897.04</text:p>
          </table:table-cell>
          <table:table-cell office:value-type="float" office:value="2215.85" calcext:value-type="float">
            <text:p>2215.85</text:p>
          </table:table-cell>
        </table:table-row>
        <table:table-row table:style-name="ro1">
          <table:table-cell office:value-type="float" office:value="14879736" calcext:value-type="float">
            <text:p>14879736</text:p>
          </table:table-cell>
          <table:table-cell table:formula="of:=[.A932]/1000/(60*60*24)" office:value-type="time" office:time-value="PT04H07M59.736S" calcext:value-type="time">
            <text:p>04:08:00</text:p>
          </table:table-cell>
          <table:table-cell office:value-type="float" office:value="1.07" calcext:value-type="float">
            <text:p>1.07</text:p>
          </table:table-cell>
          <table:table-cell office:value-type="float" office:value="459.12" calcext:value-type="float">
            <text:p>459.12</text:p>
          </table:table-cell>
          <table:table-cell office:value-type="float" office:value="493.08" calcext:value-type="float">
            <text:p>493.08</text:p>
          </table:table-cell>
          <table:table-cell office:value-type="float" office:value="1899.08" calcext:value-type="float">
            <text:p>1899.08</text:p>
          </table:table-cell>
          <table:table-cell office:value-type="float" office:value="2218.04" calcext:value-type="float">
            <text:p>2218.04</text:p>
          </table:table-cell>
        </table:table-row>
        <table:table-row table:style-name="ro1">
          <table:table-cell office:value-type="float" office:value="14895736" calcext:value-type="float">
            <text:p>14895736</text:p>
          </table:table-cell>
          <table:table-cell table:formula="of:=[.A933]/1000/(60*60*24)" office:value-type="time" office:time-value="PT04H08M15.736S" calcext:value-type="time">
            <text:p>04:08:16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1.89" calcext:value-type="float">
            <text:p>491.89</text:p>
          </table:table-cell>
          <table:table-cell office:value-type="float" office:value="1901.12" calcext:value-type="float">
            <text:p>1901.12</text:p>
          </table:table-cell>
          <table:table-cell office:value-type="float" office:value="2220.23" calcext:value-type="float">
            <text:p>2220.23</text:p>
          </table:table-cell>
        </table:table-row>
        <table:table-row table:style-name="ro1">
          <table:table-cell office:value-type="float" office:value="14911736" calcext:value-type="float">
            <text:p>14911736</text:p>
          </table:table-cell>
          <table:table-cell table:formula="of:=[.A934]/1000/(60*60*24)" office:value-type="time" office:time-value="PT04H08M31.736S" calcext:value-type="time">
            <text:p>04:08:32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91.53" calcext:value-type="float">
            <text:p>491.53</text:p>
          </table:table-cell>
          <table:table-cell office:value-type="float" office:value="1903.17" calcext:value-type="float">
            <text:p>1903.17</text:p>
          </table:table-cell>
          <table:table-cell office:value-type="float" office:value="2222.41" calcext:value-type="float">
            <text:p>2222.41</text:p>
          </table:table-cell>
        </table:table-row>
        <table:table-row table:style-name="ro1">
          <table:table-cell office:value-type="float" office:value="14927736" calcext:value-type="float">
            <text:p>14927736</text:p>
          </table:table-cell>
          <table:table-cell table:formula="of:=[.A935]/1000/(60*60*24)" office:value-type="time" office:time-value="PT04H08M47.736S" calcext:value-type="time">
            <text:p>04:08:48</text:p>
          </table:table-cell>
          <table:table-cell office:value-type="float" office:value="1.07" calcext:value-type="float">
            <text:p>1.07</text:p>
          </table:table-cell>
          <table:table-cell office:value-type="float" office:value="459.12" calcext:value-type="float">
            <text:p>459.12</text:p>
          </table:table-cell>
          <table:table-cell office:value-type="float" office:value="491.24" calcext:value-type="float">
            <text:p>491.24</text:p>
          </table:table-cell>
          <table:table-cell office:value-type="float" office:value="1905.21" calcext:value-type="float">
            <text:p>1905.21</text:p>
          </table:table-cell>
          <table:table-cell office:value-type="float" office:value="2224.6" calcext:value-type="float">
            <text:p>2224.6</text:p>
          </table:table-cell>
        </table:table-row>
        <table:table-row table:style-name="ro1">
          <table:table-cell office:value-type="float" office:value="14943737" calcext:value-type="float">
            <text:p>14943737</text:p>
          </table:table-cell>
          <table:table-cell table:formula="of:=[.A936]/1000/(60*60*24)" office:value-type="time" office:time-value="PT04H09M03.737S" calcext:value-type="time">
            <text:p>04:09:04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6" calcext:value-type="float">
            <text:p>491.66</text:p>
          </table:table-cell>
          <table:table-cell office:value-type="float" office:value="1907.25" calcext:value-type="float">
            <text:p>1907.25</text:p>
          </table:table-cell>
          <table:table-cell office:value-type="float" office:value="2226.79" calcext:value-type="float">
            <text:p>2226.79</text:p>
          </table:table-cell>
        </table:table-row>
        <table:table-row table:style-name="ro1">
          <table:table-cell office:value-type="float" office:value="14959736" calcext:value-type="float">
            <text:p>14959736</text:p>
          </table:table-cell>
          <table:table-cell table:formula="of:=[.A937]/1000/(60*60*24)" office:value-type="time" office:time-value="PT04H09M19.736S" calcext:value-type="time">
            <text:p>04:09:20</text:p>
          </table:table-cell>
          <table:table-cell office:value-type="float" office:value="1.07" calcext:value-type="float">
            <text:p>1.07</text:p>
          </table:table-cell>
          <table:table-cell office:value-type="float" office:value="459.72" calcext:value-type="float">
            <text:p>459.72</text:p>
          </table:table-cell>
          <table:table-cell office:value-type="float" office:value="491.86" calcext:value-type="float">
            <text:p>491.86</text:p>
          </table:table-cell>
          <table:table-cell office:value-type="float" office:value="1909.29" calcext:value-type="float">
            <text:p>1909.29</text:p>
          </table:table-cell>
          <table:table-cell office:value-type="float" office:value="2228.97" calcext:value-type="float">
            <text:p>2228.97</text:p>
          </table:table-cell>
        </table:table-row>
        <table:table-row table:style-name="ro1">
          <table:table-cell office:value-type="float" office:value="14975736" calcext:value-type="float">
            <text:p>14975736</text:p>
          </table:table-cell>
          <table:table-cell table:formula="of:=[.A938]/1000/(60*60*24)" office:value-type="time" office:time-value="PT04H09M35.736S" calcext:value-type="time">
            <text:p>04:09:36</text:p>
          </table:table-cell>
          <table:table-cell office:value-type="float" office:value="1.07" calcext:value-type="float">
            <text:p>1.07</text:p>
          </table:table-cell>
          <table:table-cell office:value-type="float" office:value="459.6" calcext:value-type="float">
            <text:p>459.6</text:p>
          </table:table-cell>
          <table:table-cell office:value-type="float" office:value="491.73" calcext:value-type="float">
            <text:p>491.73</text:p>
          </table:table-cell>
          <table:table-cell office:value-type="float" office:value="1911.33" calcext:value-type="float">
            <text:p>1911.33</text:p>
          </table:table-cell>
          <table:table-cell office:value-type="float" office:value="2231.15" calcext:value-type="float">
            <text:p>2231.15</text:p>
          </table:table-cell>
        </table:table-row>
        <table:table-row table:style-name="ro1">
          <table:table-cell office:value-type="float" office:value="14991737" calcext:value-type="float">
            <text:p>14991737</text:p>
          </table:table-cell>
          <table:table-cell table:formula="of:=[.A939]/1000/(60*60*24)" office:value-type="time" office:time-value="PT04H09M51.737S" calcext:value-type="time">
            <text:p>04:09:52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91.67" calcext:value-type="float">
            <text:p>491.67</text:p>
          </table:table-cell>
          <table:table-cell office:value-type="float" office:value="1913.38" calcext:value-type="float">
            <text:p>1913.38</text:p>
          </table:table-cell>
          <table:table-cell office:value-type="float" office:value="2233.33" calcext:value-type="float">
            <text:p>2233.33</text:p>
          </table:table-cell>
        </table:table-row>
        <table:table-row table:style-name="ro1">
          <table:table-cell office:value-type="float" office:value="15007738" calcext:value-type="float">
            <text:p>15007738</text:p>
          </table:table-cell>
          <table:table-cell table:formula="of:=[.A940]/1000/(60*60*24)" office:value-type="time" office:time-value="PT04H10M07.738S" calcext:value-type="time">
            <text:p>04:10:08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3" calcext:value-type="float">
            <text:p>489.83</text:p>
          </table:table-cell>
          <table:table-cell office:value-type="float" office:value="1915.42" calcext:value-type="float">
            <text:p>1915.42</text:p>
          </table:table-cell>
          <table:table-cell office:value-type="float" office:value="2235.51" calcext:value-type="float">
            <text:p>2235.51</text:p>
          </table:table-cell>
        </table:table-row>
        <table:table-row table:style-name="ro1">
          <table:table-cell office:value-type="float" office:value="15023736" calcext:value-type="float">
            <text:p>15023736</text:p>
          </table:table-cell>
          <table:table-cell table:formula="of:=[.A941]/1000/(60*60*24)" office:value-type="time" office:time-value="PT04H10M23.736S" calcext:value-type="time">
            <text:p>04:10:24</text:p>
          </table:table-cell>
          <table:table-cell office:value-type="float" office:value="1.07" calcext:value-type="float">
            <text:p>1.07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9.82" calcext:value-type="float">
            <text:p>489.82</text:p>
          </table:table-cell>
          <table:table-cell office:value-type="float" office:value="1917.46" calcext:value-type="float">
            <text:p>1917.46</text:p>
          </table:table-cell>
          <table:table-cell office:value-type="float" office:value="2237.69" calcext:value-type="float">
            <text:p>2237.69</text:p>
          </table:table-cell>
        </table:table-row>
        <table:table-row table:style-name="ro1">
          <table:table-cell office:value-type="float" office:value="15039738" calcext:value-type="float">
            <text:p>15039738</text:p>
          </table:table-cell>
          <table:table-cell table:formula="of:=[.A942]/1000/(60*60*24)" office:value-type="time" office:time-value="PT04H10M39.738S" calcext:value-type="time">
            <text:p>04:10:40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9.62" calcext:value-type="float">
            <text:p>489.62</text:p>
          </table:table-cell>
          <table:table-cell office:value-type="float" office:value="1919.5" calcext:value-type="float">
            <text:p>1919.5</text:p>
          </table:table-cell>
          <table:table-cell office:value-type="float" office:value="2239.87" calcext:value-type="float">
            <text:p>2239.87</text:p>
          </table:table-cell>
        </table:table-row>
        <table:table-row table:style-name="ro1">
          <table:table-cell office:value-type="float" office:value="15055736" calcext:value-type="float">
            <text:p>15055736</text:p>
          </table:table-cell>
          <table:table-cell table:formula="of:=[.A943]/1000/(60*60*24)" office:value-type="time" office:time-value="PT04H10M55.736S" calcext:value-type="time">
            <text:p>04:10:56</text:p>
          </table:table-cell>
          <table:table-cell office:value-type="float" office:value="1.07" calcext:value-type="float">
            <text:p>1.07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9.6" calcext:value-type="float">
            <text:p>489.6</text:p>
          </table:table-cell>
          <table:table-cell office:value-type="float" office:value="1921.54" calcext:value-type="float">
            <text:p>1921.54</text:p>
          </table:table-cell>
          <table:table-cell office:value-type="float" office:value="2242.04" calcext:value-type="float">
            <text:p>2242.04</text:p>
          </table:table-cell>
        </table:table-row>
        <table:table-row table:style-name="ro1">
          <table:table-cell office:value-type="float" office:value="15071738" calcext:value-type="float">
            <text:p>15071738</text:p>
          </table:table-cell>
          <table:table-cell table:formula="of:=[.A944]/1000/(60*60*24)" office:value-type="time" office:time-value="PT04H11M11.738S" calcext:value-type="time">
            <text:p>04:11:12</text:p>
          </table:table-cell>
          <table:table-cell office:value-type="float" office:value="1.07" calcext:value-type="float">
            <text:p>1.07</text:p>
          </table:table-cell>
          <table:table-cell office:value-type="float" office:value="459.4" calcext:value-type="float">
            <text:p>459.4</text:p>
          </table:table-cell>
          <table:table-cell office:value-type="float" office:value="489.7" calcext:value-type="float">
            <text:p>489.7</text:p>
          </table:table-cell>
          <table:table-cell office:value-type="float" office:value="1923.59" calcext:value-type="float">
            <text:p>1923.59</text:p>
          </table:table-cell>
          <table:table-cell office:value-type="float" office:value="2244.21" calcext:value-type="float">
            <text:p>2244.21</text:p>
          </table:table-cell>
        </table:table-row>
        <table:table-row table:style-name="ro1">
          <table:table-cell office:value-type="float" office:value="15087736" calcext:value-type="float">
            <text:p>15087736</text:p>
          </table:table-cell>
          <table:table-cell table:formula="of:=[.A945]/1000/(60*60*24)" office:value-type="time" office:time-value="PT04H11M27.736S" calcext:value-type="time">
            <text:p>04:11:28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6.14" calcext:value-type="float">
            <text:p>486.14</text:p>
          </table:table-cell>
          <table:table-cell office:value-type="float" office:value="1925.63" calcext:value-type="float">
            <text:p>1925.63</text:p>
          </table:table-cell>
          <table:table-cell office:value-type="float" office:value="2246.38" calcext:value-type="float">
            <text:p>2246.38</text:p>
          </table:table-cell>
        </table:table-row>
        <table:table-row table:style-name="ro1">
          <table:table-cell office:value-type="float" office:value="15103736" calcext:value-type="float">
            <text:p>15103736</text:p>
          </table:table-cell>
          <table:table-cell table:formula="of:=[.A946]/1000/(60*60*24)" office:value-type="time" office:time-value="PT04H11M43.736S" calcext:value-type="time">
            <text:p>04:11:44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6" calcext:value-type="float">
            <text:p>487.86</text:p>
          </table:table-cell>
          <table:table-cell office:value-type="float" office:value="1927.67" calcext:value-type="float">
            <text:p>1927.67</text:p>
          </table:table-cell>
          <table:table-cell office:value-type="float" office:value="2248.55" calcext:value-type="float">
            <text:p>2248.55</text:p>
          </table:table-cell>
        </table:table-row>
        <table:table-row table:style-name="ro1">
          <table:table-cell office:value-type="float" office:value="15119736" calcext:value-type="float">
            <text:p>15119736</text:p>
          </table:table-cell>
          <table:table-cell table:formula="of:=[.A947]/1000/(60*60*24)" office:value-type="time" office:time-value="PT04H11M59.736S" calcext:value-type="time">
            <text:p>04:12:00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7.98" calcext:value-type="float">
            <text:p>487.98</text:p>
          </table:table-cell>
          <table:table-cell office:value-type="float" office:value="1929.71" calcext:value-type="float">
            <text:p>1929.71</text:p>
          </table:table-cell>
          <table:table-cell office:value-type="float" office:value="2250.72" calcext:value-type="float">
            <text:p>2250.72</text:p>
          </table:table-cell>
        </table:table-row>
        <table:table-row table:style-name="ro1">
          <table:table-cell office:value-type="float" office:value="15135736" calcext:value-type="float">
            <text:p>15135736</text:p>
          </table:table-cell>
          <table:table-cell table:formula="of:=[.A948]/1000/(60*60*24)" office:value-type="time" office:time-value="PT04H12M15.736S" calcext:value-type="time">
            <text:p>04:12:16</text:p>
          </table:table-cell>
          <table:table-cell office:value-type="float" office:value="1.06" calcext:value-type="float">
            <text:p>1.06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5.93" calcext:value-type="float">
            <text:p>485.93</text:p>
          </table:table-cell>
          <table:table-cell office:value-type="float" office:value="1931.76" calcext:value-type="float">
            <text:p>1931.76</text:p>
          </table:table-cell>
          <table:table-cell office:value-type="float" office:value="2252.89" calcext:value-type="float">
            <text:p>2252.89</text:p>
          </table:table-cell>
        </table:table-row>
        <table:table-row table:style-name="ro1">
          <table:table-cell office:value-type="float" office:value="15151736" calcext:value-type="float">
            <text:p>15151736</text:p>
          </table:table-cell>
          <table:table-cell table:formula="of:=[.A949]/1000/(60*60*24)" office:value-type="time" office:time-value="PT04H12M31.736S" calcext:value-type="time">
            <text:p>04:12:32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7.86" calcext:value-type="float">
            <text:p>487.86</text:p>
          </table:table-cell>
          <table:table-cell office:value-type="float" office:value="1933.8" calcext:value-type="float">
            <text:p>1933.8</text:p>
          </table:table-cell>
          <table:table-cell office:value-type="float" office:value="2255.05" calcext:value-type="float">
            <text:p>2255.05</text:p>
          </table:table-cell>
        </table:table-row>
        <table:table-row table:style-name="ro1">
          <table:table-cell office:value-type="float" office:value="15167736" calcext:value-type="float">
            <text:p>15167736</text:p>
          </table:table-cell>
          <table:table-cell table:formula="of:=[.A950]/1000/(60*60*24)" office:value-type="time" office:time-value="PT04H12M47.736S" calcext:value-type="time">
            <text:p>04:12:48</text:p>
          </table:table-cell>
          <table:table-cell office:value-type="float" office:value="1.06" calcext:value-type="float">
            <text:p>1.06</text:p>
          </table:table-cell>
          <table:table-cell office:value-type="float" office:value="459.4" calcext:value-type="float">
            <text:p>459.4</text:p>
          </table:table-cell>
          <table:table-cell office:value-type="float" office:value="486.02" calcext:value-type="float">
            <text:p>486.02</text:p>
          </table:table-cell>
          <table:table-cell office:value-type="float" office:value="1935.84" calcext:value-type="float">
            <text:p>1935.84</text:p>
          </table:table-cell>
          <table:table-cell office:value-type="float" office:value="2257.22" calcext:value-type="float">
            <text:p>2257.22</text:p>
          </table:table-cell>
        </table:table-row>
        <table:table-row table:style-name="ro1">
          <table:table-cell office:value-type="float" office:value="15183736" calcext:value-type="float">
            <text:p>15183736</text:p>
          </table:table-cell>
          <table:table-cell table:formula="of:=[.A951]/1000/(60*60*24)" office:value-type="time" office:time-value="PT04H13M03.736S" calcext:value-type="time">
            <text:p>04:13:04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3" calcext:value-type="float">
            <text:p>486.23</text:p>
          </table:table-cell>
          <table:table-cell office:value-type="float" office:value="1937.88" calcext:value-type="float">
            <text:p>1937.88</text:p>
          </table:table-cell>
          <table:table-cell office:value-type="float" office:value="2259.38" calcext:value-type="float">
            <text:p>2259.38</text:p>
          </table:table-cell>
        </table:table-row>
        <table:table-row table:style-name="ro1">
          <table:table-cell office:value-type="float" office:value="15199736" calcext:value-type="float">
            <text:p>15199736</text:p>
          </table:table-cell>
          <table:table-cell table:formula="of:=[.A952]/1000/(60*60*24)" office:value-type="time" office:time-value="PT04H13M19.736S" calcext:value-type="time">
            <text:p>04:13:20</text:p>
          </table:table-cell>
          <table:table-cell office:value-type="float" office:value="1.06" calcext:value-type="float">
            <text:p>1.06</text:p>
          </table:table-cell>
          <table:table-cell office:value-type="float" office:value="459.6" calcext:value-type="float">
            <text:p>459.6</text:p>
          </table:table-cell>
          <table:table-cell office:value-type="float" office:value="486.24" calcext:value-type="float">
            <text:p>486.24</text:p>
          </table:table-cell>
          <table:table-cell office:value-type="float" office:value="1939.92" calcext:value-type="float">
            <text:p>1939.92</text:p>
          </table:table-cell>
          <table:table-cell office:value-type="float" office:value="2261.54" calcext:value-type="float">
            <text:p>2261.54</text:p>
          </table:table-cell>
        </table:table-row>
        <table:table-row table:style-name="ro1">
          <table:table-cell office:value-type="float" office:value="15215736" calcext:value-type="float">
            <text:p>15215736</text:p>
          </table:table-cell>
          <table:table-cell table:formula="of:=[.A953]/1000/(60*60*24)" office:value-type="time" office:time-value="PT04H13M35.736S" calcext:value-type="time">
            <text:p>04:13:36</text:p>
          </table:table-cell>
          <table:table-cell office:value-type="float" office:value="1.06" calcext:value-type="float">
            <text:p>1.06</text:p>
          </table:table-cell>
          <table:table-cell office:value-type="float" office:value="459.52" calcext:value-type="float">
            <text:p>459.52</text:p>
          </table:table-cell>
          <table:table-cell office:value-type="float" office:value="486.14" calcext:value-type="float">
            <text:p>486.14</text:p>
          </table:table-cell>
          <table:table-cell office:value-type="float" office:value="1941.97" calcext:value-type="float">
            <text:p>1941.97</text:p>
          </table:table-cell>
          <table:table-cell office:value-type="float" office:value="2263.7" calcext:value-type="float">
            <text:p>2263.7</text:p>
          </table:table-cell>
        </table:table-row>
        <table:table-row table:style-name="ro1">
          <table:table-cell office:value-type="float" office:value="15231738" calcext:value-type="float">
            <text:p>15231738</text:p>
          </table:table-cell>
          <table:table-cell table:formula="of:=[.A954]/1000/(60*60*24)" office:value-type="time" office:time-value="PT04H13M51.738S" calcext:value-type="time">
            <text:p>04:13:52</text:p>
          </table:table-cell>
          <table:table-cell office:value-type="float" office:value="1.05" calcext:value-type="float">
            <text:p>1.05</text:p>
          </table:table-cell>
          <table:table-cell office:value-type="float" office:value="459.8" calcext:value-type="float">
            <text:p>459.8</text:p>
          </table:table-cell>
          <table:table-cell office:value-type="float" office:value="484.6" calcext:value-type="float">
            <text:p>484.6</text:p>
          </table:table-cell>
          <table:table-cell office:value-type="float" office:value="1944.01" calcext:value-type="float">
            <text:p>1944.01</text:p>
          </table:table-cell>
          <table:table-cell office:value-type="float" office:value="2265.85" calcext:value-type="float">
            <text:p>2265.85</text:p>
          </table:table-cell>
        </table:table-row>
        <table:table-row table:style-name="ro1">
          <table:table-cell office:value-type="float" office:value="15247737" calcext:value-type="float">
            <text:p>15247737</text:p>
          </table:table-cell>
          <table:table-cell table:formula="of:=[.A955]/1000/(60*60*24)" office:value-type="time" office:time-value="PT04H14M07.737S" calcext:value-type="time">
            <text:p>04:14:08</text:p>
          </table:table-cell>
          <table:table-cell office:value-type="float" office:value="1.05" calcext:value-type="float">
            <text:p>1.05</text:p>
          </table:table-cell>
          <table:table-cell office:value-type="float" office:value="459.92" calcext:value-type="float">
            <text:p>459.92</text:p>
          </table:table-cell>
          <table:table-cell office:value-type="float" office:value="484.73" calcext:value-type="float">
            <text:p>484.73</text:p>
          </table:table-cell>
          <table:table-cell office:value-type="float" office:value="1946.05" calcext:value-type="float">
            <text:p>1946.05</text:p>
          </table:table-cell>
          <table:table-cell office:value-type="float" office:value="2268.01" calcext:value-type="float">
            <text:p>2268.01</text:p>
          </table:table-cell>
        </table:table-row>
        <table:table-row table:style-name="ro1">
          <table:table-cell office:value-type="float" office:value="15263736" calcext:value-type="float">
            <text:p>15263736</text:p>
          </table:table-cell>
          <table:table-cell table:formula="of:=[.A956]/1000/(60*60*24)" office:value-type="time" office:time-value="PT04H14M23.736S" calcext:value-type="time">
            <text:p>04:14:24</text:p>
          </table:table-cell>
          <table:table-cell office:value-type="float" office:value="1.05" calcext:value-type="float">
            <text:p>1.05</text:p>
          </table:table-cell>
          <table:table-cell office:value-type="float" office:value="459.2" calcext:value-type="float">
            <text:p>459.2</text:p>
          </table:table-cell>
          <table:table-cell office:value-type="float" office:value="483.97" calcext:value-type="float">
            <text:p>483.97</text:p>
          </table:table-cell>
          <table:table-cell office:value-type="float" office:value="1948.09" calcext:value-type="float">
            <text:p>1948.09</text:p>
          </table:table-cell>
          <table:table-cell office:value-type="float" office:value="2270.16" calcext:value-type="float">
            <text:p>2270.16</text:p>
          </table:table-cell>
        </table:table-row>
        <table:table-row table:style-name="ro1">
          <table:table-cell office:value-type="float" office:value="15279737" calcext:value-type="float">
            <text:p>15279737</text:p>
          </table:table-cell>
          <table:table-cell table:formula="of:=[.A957]/1000/(60*60*24)" office:value-type="time" office:time-value="PT04H14M39.737S" calcext:value-type="time">
            <text:p>04:14:40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4.4" calcext:value-type="float">
            <text:p>484.4</text:p>
          </table:table-cell>
          <table:table-cell office:value-type="float" office:value="1950.14" calcext:value-type="float">
            <text:p>1950.14</text:p>
          </table:table-cell>
          <table:table-cell office:value-type="float" office:value="2272.31" calcext:value-type="float">
            <text:p>2272.31</text:p>
          </table:table-cell>
        </table:table-row>
        <table:table-row table:style-name="ro1">
          <table:table-cell office:value-type="float" office:value="15295736" calcext:value-type="float">
            <text:p>15295736</text:p>
          </table:table-cell>
          <table:table-cell table:formula="of:=[.A958]/1000/(60*60*24)" office:value-type="time" office:time-value="PT04H14M55.736S" calcext:value-type="time">
            <text:p>04:14:56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2.55" calcext:value-type="float">
            <text:p>482.55</text:p>
          </table:table-cell>
          <table:table-cell office:value-type="float" office:value="1952.18" calcext:value-type="float">
            <text:p>1952.18</text:p>
          </table:table-cell>
          <table:table-cell office:value-type="float" office:value="2274.45" calcext:value-type="float">
            <text:p>2274.45</text:p>
          </table:table-cell>
        </table:table-row>
        <table:table-row table:style-name="ro1">
          <table:table-cell office:value-type="float" office:value="15311736" calcext:value-type="float">
            <text:p>15311736</text:p>
          </table:table-cell>
          <table:table-cell table:formula="of:=[.A959]/1000/(60*60*24)" office:value-type="time" office:time-value="PT04H15M11.736S" calcext:value-type="time">
            <text:p>04:15:12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2.55" calcext:value-type="float">
            <text:p>482.55</text:p>
          </table:table-cell>
          <table:table-cell office:value-type="float" office:value="1954.22" calcext:value-type="float">
            <text:p>1954.22</text:p>
          </table:table-cell>
          <table:table-cell office:value-type="float" office:value="2276.6" calcext:value-type="float">
            <text:p>2276.6</text:p>
          </table:table-cell>
        </table:table-row>
        <table:table-row table:style-name="ro1">
          <table:table-cell office:value-type="float" office:value="15327736" calcext:value-type="float">
            <text:p>15327736</text:p>
          </table:table-cell>
          <table:table-cell table:formula="of:=[.A960]/1000/(60*60*24)" office:value-type="time" office:time-value="PT04H15M27.736S" calcext:value-type="time">
            <text:p>04:15:28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2.35" calcext:value-type="float">
            <text:p>482.35</text:p>
          </table:table-cell>
          <table:table-cell office:value-type="float" office:value="1956.26" calcext:value-type="float">
            <text:p>1956.26</text:p>
          </table:table-cell>
          <table:table-cell office:value-type="float" office:value="2278.74" calcext:value-type="float">
            <text:p>2278.74</text:p>
          </table:table-cell>
        </table:table-row>
        <table:table-row table:style-name="ro1">
          <table:table-cell office:value-type="float" office:value="15343736" calcext:value-type="float">
            <text:p>15343736</text:p>
          </table:table-cell>
          <table:table-cell table:formula="of:=[.A961]/1000/(60*60*24)" office:value-type="time" office:time-value="PT04H15M43.736S" calcext:value-type="time">
            <text:p>04:15:44</text:p>
          </table:table-cell>
          <table:table-cell office:value-type="float" office:value="1.05" calcext:value-type="float">
            <text:p>1.05</text:p>
          </table:table-cell>
          <table:table-cell office:value-type="float" office:value="459.72" calcext:value-type="float">
            <text:p>459.72</text:p>
          </table:table-cell>
          <table:table-cell office:value-type="float" office:value="482.68" calcext:value-type="float">
            <text:p>482.68</text:p>
          </table:table-cell>
          <table:table-cell office:value-type="float" office:value="1958.3" calcext:value-type="float">
            <text:p>1958.3</text:p>
          </table:table-cell>
          <table:table-cell office:value-type="float" office:value="2280.88" calcext:value-type="float">
            <text:p>2280.88</text:p>
          </table:table-cell>
        </table:table-row>
        <table:table-row table:style-name="ro1">
          <table:table-cell office:value-type="float" office:value="15359736" calcext:value-type="float">
            <text:p>15359736</text:p>
          </table:table-cell>
          <table:table-cell table:formula="of:=[.A962]/1000/(60*60*24)" office:value-type="time" office:time-value="PT04H15M59.736S" calcext:value-type="time">
            <text:p>04:16:00</text:p>
          </table:table-cell>
          <table:table-cell office:value-type="float" office:value="1.05" calcext:value-type="float">
            <text:p>1.05</text:p>
          </table:table-cell>
          <table:table-cell office:value-type="float" office:value="459.32" calcext:value-type="float">
            <text:p>459.32</text:p>
          </table:table-cell>
          <table:table-cell office:value-type="float" office:value="480.43" calcext:value-type="float">
            <text:p>480.43</text:p>
          </table:table-cell>
          <table:table-cell office:value-type="float" office:value="1960.34" calcext:value-type="float">
            <text:p>1960.34</text:p>
          </table:table-cell>
          <table:table-cell office:value-type="float" office:value="2283.02" calcext:value-type="float">
            <text:p>2283.02</text:p>
          </table:table-cell>
        </table:table-row>
        <table:table-row table:style-name="ro1">
          <table:table-cell office:value-type="float" office:value="15375736" calcext:value-type="float">
            <text:p>15375736</text:p>
          </table:table-cell>
          <table:table-cell table:formula="of:=[.A963]/1000/(60*60*24)" office:value-type="time" office:time-value="PT04H16M15.736S" calcext:value-type="time">
            <text:p>04:16:16</text:p>
          </table:table-cell>
          <table:table-cell office:value-type="float" office:value="1.05" calcext:value-type="float">
            <text:p>1.05</text:p>
          </table:table-cell>
          <table:table-cell office:value-type="float" office:value="459.4" calcext:value-type="float">
            <text:p>459.4</text:p>
          </table:table-cell>
          <table:table-cell office:value-type="float" office:value="480.51" calcext:value-type="float">
            <text:p>480.51</text:p>
          </table:table-cell>
          <table:table-cell office:value-type="float" office:value="1962.39" calcext:value-type="float">
            <text:p>1962.39</text:p>
          </table:table-cell>
          <table:table-cell office:value-type="float" office:value="2285.16" calcext:value-type="float">
            <text:p>2285.16</text:p>
          </table:table-cell>
        </table:table-row>
        <table:table-row table:style-name="ro1">
          <table:table-cell office:value-type="float" office:value="15391736" calcext:value-type="float">
            <text:p>15391736</text:p>
          </table:table-cell>
          <table:table-cell table:formula="of:=[.A964]/1000/(60*60*24)" office:value-type="time" office:time-value="PT04H16M31.736S" calcext:value-type="time">
            <text:p>04:16:32</text:p>
          </table:table-cell>
          <table:table-cell office:value-type="float" office:value="1.04" calcext:value-type="float">
            <text:p>1.04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8.8" calcext:value-type="float">
            <text:p>478.8</text:p>
          </table:table-cell>
          <table:table-cell office:value-type="float" office:value="1964.43" calcext:value-type="float">
            <text:p>1964.43</text:p>
          </table:table-cell>
          <table:table-cell office:value-type="float" office:value="2287.29" calcext:value-type="float">
            <text:p>2287.29</text:p>
          </table:table-cell>
        </table:table-row>
        <table:table-row table:style-name="ro1">
          <table:table-cell office:value-type="float" office:value="15407736" calcext:value-type="float">
            <text:p>15407736</text:p>
          </table:table-cell>
          <table:table-cell table:formula="of:=[.A965]/1000/(60*60*24)" office:value-type="time" office:time-value="PT04H16M47.736S" calcext:value-type="time">
            <text:p>04:16:48</text:p>
          </table:table-cell>
          <table:table-cell office:value-type="float" office:value="1.05" calcext:value-type="float">
            <text:p>1.05</text:p>
          </table:table-cell>
          <table:table-cell office:value-type="float" office:value="459.6" calcext:value-type="float">
            <text:p>459.6</text:p>
          </table:table-cell>
          <table:table-cell office:value-type="float" office:value="480.73" calcext:value-type="float">
            <text:p>480.73</text:p>
          </table:table-cell>
          <table:table-cell office:value-type="float" office:value="1966.47" calcext:value-type="float">
            <text:p>1966.47</text:p>
          </table:table-cell>
          <table:table-cell office:value-type="float" office:value="2289.42" calcext:value-type="float">
            <text:p>2289.42</text:p>
          </table:table-cell>
        </table:table-row>
        <table:table-row table:style-name="ro1">
          <table:table-cell office:value-type="float" office:value="15423736" calcext:value-type="float">
            <text:p>15423736</text:p>
          </table:table-cell>
          <table:table-cell table:formula="of:=[.A966]/1000/(60*60*24)" office:value-type="time" office:time-value="PT04H17M03.736S" calcext:value-type="time">
            <text:p>04:17:04</text:p>
          </table:table-cell>
          <table:table-cell office:value-type="float" office:value="1.04" calcext:value-type="float">
            <text:p>1.04</text:p>
          </table:table-cell>
          <table:table-cell office:value-type="float" office:value="459.6" calcext:value-type="float">
            <text:p>459.6</text:p>
          </table:table-cell>
          <table:table-cell office:value-type="float" office:value="478.88" calcext:value-type="float">
            <text:p>478.88</text:p>
          </table:table-cell>
          <table:table-cell office:value-type="float" office:value="1968.51" calcext:value-type="float">
            <text:p>1968.51</text:p>
          </table:table-cell>
          <table:table-cell office:value-type="float" office:value="2291.55" calcext:value-type="float">
            <text:p>2291.55</text:p>
          </table:table-cell>
        </table:table-row>
        <table:table-row table:style-name="ro1">
          <table:table-cell office:value-type="float" office:value="15439738" calcext:value-type="float">
            <text:p>15439738</text:p>
          </table:table-cell>
          <table:table-cell table:formula="of:=[.A967]/1000/(60*60*24)" office:value-type="time" office:time-value="PT04H17M19.738S" calcext:value-type="time">
            <text:p>04:17:20</text:p>
          </table:table-cell>
          <table:table-cell office:value-type="float" office:value="1.04" calcext:value-type="float">
            <text:p>1.04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6.74" calcext:value-type="float">
            <text:p>476.74</text:p>
          </table:table-cell>
          <table:table-cell office:value-type="float" office:value="1970.56" calcext:value-type="float">
            <text:p>1970.56</text:p>
          </table:table-cell>
          <table:table-cell office:value-type="float" office:value="2293.68" calcext:value-type="float">
            <text:p>2293.68</text:p>
          </table:table-cell>
        </table:table-row>
        <table:table-row table:style-name="ro1">
          <table:table-cell office:value-type="float" office:value="15455736" calcext:value-type="float">
            <text:p>15455736</text:p>
          </table:table-cell>
          <table:table-cell table:formula="of:=[.A968]/1000/(60*60*24)" office:value-type="time" office:time-value="PT04H17M35.736S" calcext:value-type="time">
            <text:p>04:17:36</text:p>
          </table:table-cell>
          <table:table-cell office:value-type="float" office:value="1.04" calcext:value-type="float">
            <text:p>1.04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6.76" calcext:value-type="float">
            <text:p>476.76</text:p>
          </table:table-cell>
          <table:table-cell office:value-type="float" office:value="1972.6" calcext:value-type="float">
            <text:p>1972.6</text:p>
          </table:table-cell>
          <table:table-cell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15471736" calcext:value-type="float">
            <text:p>15471736</text:p>
          </table:table-cell>
          <table:table-cell table:formula="of:=[.A969]/1000/(60*60*24)" office:value-type="time" office:time-value="PT04H17M51.736S" calcext:value-type="time">
            <text:p>04:17:52</text:p>
          </table:table-cell>
          <table:table-cell office:value-type="float" office:value="1.04" calcext:value-type="float">
            <text:p>1.04</text:p>
          </table:table-cell>
          <table:table-cell office:value-type="float" office:value="459.6" calcext:value-type="float">
            <text:p>459.6</text:p>
          </table:table-cell>
          <table:table-cell office:value-type="float" office:value="477.04" calcext:value-type="float">
            <text:p>477.04</text:p>
          </table:table-cell>
          <table:table-cell office:value-type="float" office:value="1974.64" calcext:value-type="float">
            <text:p>1974.64</text:p>
          </table:table-cell>
          <table:table-cell office:value-type="float" office:value="2297.92" calcext:value-type="float">
            <text:p>2297.92</text:p>
          </table:table-cell>
        </table:table-row>
        <table:table-row table:style-name="ro1">
          <table:table-cell office:value-type="float" office:value="15487738" calcext:value-type="float">
            <text:p>15487738</text:p>
          </table:table-cell>
          <table:table-cell table:formula="of:=[.A970]/1000/(60*60*24)" office:value-type="time" office:time-value="PT04H18M07.738S" calcext:value-type="time">
            <text:p>04:18:08</text:p>
          </table:table-cell>
          <table:table-cell office:value-type="float" office:value="1.04" calcext:value-type="float">
            <text:p>1.04</text:p>
          </table:table-cell>
          <table:table-cell office:value-type="float" office:value="459.4" calcext:value-type="float">
            <text:p>459.4</text:p>
          </table:table-cell>
          <table:table-cell office:value-type="float" office:value="476.83" calcext:value-type="float">
            <text:p>476.83</text:p>
          </table:table-cell>
          <table:table-cell office:value-type="float" office:value="1976.68" calcext:value-type="float">
            <text:p>1976.68</text:p>
          </table:table-cell>
          <table:table-cell office:value-type="float" office:value="2300.04" calcext:value-type="float">
            <text:p>2300.04</text:p>
          </table:table-cell>
        </table:table-row>
        <table:table-row table:style-name="ro1">
          <table:table-cell office:value-type="float" office:value="15503736" calcext:value-type="float">
            <text:p>15503736</text:p>
          </table:table-cell>
          <table:table-cell table:formula="of:=[.A971]/1000/(60*60*24)" office:value-type="time" office:time-value="PT04H18M23.736S" calcext:value-type="time">
            <text:p>04:18:24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5.19" calcext:value-type="float">
            <text:p>475.19</text:p>
          </table:table-cell>
          <table:table-cell office:value-type="float" office:value="1978.72" calcext:value-type="float">
            <text:p>1978.72</text:p>
          </table:table-cell>
          <table:table-cell office:value-type="float" office:value="2302.16" calcext:value-type="float">
            <text:p>2302.16</text:p>
          </table:table-cell>
        </table:table-row>
        <table:table-row table:style-name="ro1">
          <table:table-cell office:value-type="float" office:value="15519736" calcext:value-type="float">
            <text:p>15519736</text:p>
          </table:table-cell>
          <table:table-cell table:formula="of:=[.A972]/1000/(60*60*24)" office:value-type="time" office:time-value="PT04H18M39.736S" calcext:value-type="time">
            <text:p>04:18:40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3.28" calcext:value-type="float">
            <text:p>473.28</text:p>
          </table:table-cell>
          <table:table-cell office:value-type="float" office:value="1980.76" calcext:value-type="float">
            <text:p>1980.76</text:p>
          </table:table-cell>
          <table:table-cell office:value-type="float" office:value="2304.27" calcext:value-type="float">
            <text:p>2304.27</text:p>
          </table:table-cell>
        </table:table-row>
        <table:table-row table:style-name="ro1">
          <table:table-cell office:value-type="float" office:value="15535736" calcext:value-type="float">
            <text:p>15535736</text:p>
          </table:table-cell>
          <table:table-cell table:formula="of:=[.A973]/1000/(60*60*24)" office:value-type="time" office:time-value="PT04H18M55.736S" calcext:value-type="time">
            <text:p>04:18:56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4.91" calcext:value-type="float">
            <text:p>474.91</text:p>
          </table:table-cell>
          <table:table-cell office:value-type="float" office:value="1982.81" calcext:value-type="float">
            <text:p>1982.81</text:p>
          </table:table-cell>
          <table:table-cell office:value-type="float" office:value="2306.39" calcext:value-type="float">
            <text:p>2306.39</text:p>
          </table:table-cell>
        </table:table-row>
        <table:table-row table:style-name="ro1">
          <table:table-cell office:value-type="float" office:value="15551738" calcext:value-type="float">
            <text:p>15551738</text:p>
          </table:table-cell>
          <table:table-cell table:formula="of:=[.A974]/1000/(60*60*24)" office:value-type="time" office:time-value="PT04H19M11.738S" calcext:value-type="time">
            <text:p>04:19:12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3.28" calcext:value-type="float">
            <text:p>473.28</text:p>
          </table:table-cell>
          <table:table-cell office:value-type="float" office:value="1984.85" calcext:value-type="float">
            <text:p>1984.85</text:p>
          </table:table-cell>
          <table:table-cell office:value-type="float" office:value="2308.49" calcext:value-type="float">
            <text:p>2308.49</text:p>
          </table:table-cell>
        </table:table-row>
        <table:table-row table:style-name="ro1">
          <table:table-cell office:value-type="float" office:value="15567736" calcext:value-type="float">
            <text:p>15567736</text:p>
          </table:table-cell>
          <table:table-cell table:formula="of:=[.A975]/1000/(60*60*24)" office:value-type="time" office:time-value="PT04H19M27.736S" calcext:value-type="time">
            <text:p>04:19:28</text:p>
          </table:table-cell>
          <table:table-cell office:value-type="float" office:value="1.03" calcext:value-type="float">
            <text:p>1.03</text:p>
          </table:table-cell>
          <table:table-cell office:value-type="float" office:value="459.32" calcext:value-type="float">
            <text:p>459.32</text:p>
          </table:table-cell>
          <table:table-cell office:value-type="float" office:value="474.93" calcext:value-type="float">
            <text:p>474.93</text:p>
          </table:table-cell>
          <table:table-cell office:value-type="float" office:value="1986.89" calcext:value-type="float">
            <text:p>1986.89</text:p>
          </table:table-cell>
          <table:table-cell office:value-type="float" office:value="2310.6" calcext:value-type="float">
            <text:p>2310.6</text:p>
          </table:table-cell>
        </table:table-row>
        <table:table-row table:style-name="ro1">
          <table:table-cell office:value-type="float" office:value="15583736" calcext:value-type="float">
            <text:p>15583736</text:p>
          </table:table-cell>
          <table:table-cell table:formula="of:=[.A976]/1000/(60*60*24)" office:value-type="time" office:time-value="PT04H19M43.736S" calcext:value-type="time">
            <text:p>04:19:44</text:p>
          </table:table-cell>
          <table:table-cell office:value-type="float" office:value="1.03" calcext:value-type="float">
            <text:p>1.03</text:p>
          </table:table-cell>
          <table:table-cell office:value-type="float" office:value="459.52" calcext:value-type="float">
            <text:p>459.52</text:p>
          </table:table-cell>
          <table:table-cell office:value-type="float" office:value="471.44" calcext:value-type="float">
            <text:p>471.44</text:p>
          </table:table-cell>
          <table:table-cell office:value-type="float" office:value="1988.94" calcext:value-type="float">
            <text:p>1988.94</text:p>
          </table:table-cell>
          <table:table-cell office:value-type="float" office:value="2312.7" calcext:value-type="float">
            <text:p>2312.7</text:p>
          </table:table-cell>
        </table:table-row>
        <table:table-row table:style-name="ro1">
          <table:table-cell office:value-type="float" office:value="15599736" calcext:value-type="float">
            <text:p>15599736</text:p>
          </table:table-cell>
          <table:table-cell table:formula="of:=[.A977]/1000/(60*60*24)" office:value-type="time" office:time-value="PT04H19M59.736S" calcext:value-type="time">
            <text:p>04:20:00</text:p>
          </table:table-cell>
          <table:table-cell office:value-type="float" office:value="1.03" calcext:value-type="float">
            <text:p>1.03</text:p>
          </table:table-cell>
          <table:table-cell office:value-type="float" office:value="459.6" calcext:value-type="float">
            <text:p>459.6</text:p>
          </table:table-cell>
          <table:table-cell office:value-type="float" office:value="473.37" calcext:value-type="float">
            <text:p>473.37</text:p>
          </table:table-cell>
          <table:table-cell office:value-type="float" office:value="1990.98" calcext:value-type="float">
            <text:p>1990.98</text:p>
          </table:table-cell>
          <table:table-cell office:value-type="float" office:value="2314.8" calcext:value-type="float">
            <text:p>2314.8</text:p>
          </table:table-cell>
        </table:table-row>
        <table:table-row table:style-name="ro1">
          <table:table-cell office:value-type="float" office:value="15615736" calcext:value-type="float">
            <text:p>15615736</text:p>
          </table:table-cell>
          <table:table-cell table:formula="of:=[.A978]/1000/(60*60*24)" office:value-type="time" office:time-value="PT04H20M15.736S" calcext:value-type="time">
            <text:p>04:20:16</text:p>
          </table:table-cell>
          <table:table-cell office:value-type="float" office:value="1.03" calcext:value-type="float">
            <text:p>1.03</text:p>
          </table:table-cell>
          <table:table-cell office:value-type="float" office:value="459.72" calcext:value-type="float">
            <text:p>459.72</text:p>
          </table:table-cell>
          <table:table-cell office:value-type="float" office:value="471.65" calcext:value-type="float">
            <text:p>471.65</text:p>
          </table:table-cell>
          <table:table-cell office:value-type="float" office:value="1993.02" calcext:value-type="float">
            <text:p>1993.02</text:p>
          </table:table-cell>
          <table:table-cell office:value-type="float" office:value="2316.89" calcext:value-type="float">
            <text:p>2316.89</text:p>
          </table:table-cell>
        </table:table-row>
        <table:table-row table:style-name="ro1">
          <table:table-cell office:value-type="float" office:value="15631736" calcext:value-type="float">
            <text:p>15631736</text:p>
          </table:table-cell>
          <table:table-cell table:formula="of:=[.A979]/1000/(60*60*24)" office:value-type="time" office:time-value="PT04H20M31.736S" calcext:value-type="time">
            <text:p>04:20:32</text:p>
          </table:table-cell>
          <table:table-cell office:value-type="float" office:value="1.02" calcext:value-type="float">
            <text:p>1.02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9.4" calcext:value-type="float">
            <text:p>469.4</text:p>
          </table:table-cell>
          <table:table-cell office:value-type="float" office:value="1995.06" calcext:value-type="float">
            <text:p>1995.06</text:p>
          </table:table-cell>
          <table:table-cell office:value-type="float" office:value="2318.98" calcext:value-type="float">
            <text:p>2318.98</text:p>
          </table:table-cell>
        </table:table-row>
        <table:table-row table:style-name="ro1">
          <table:table-cell office:value-type="float" office:value="15647736" calcext:value-type="float">
            <text:p>15647736</text:p>
          </table:table-cell>
          <table:table-cell table:formula="of:=[.A980]/1000/(60*60*24)" office:value-type="time" office:time-value="PT04H20M47.736S" calcext:value-type="time">
            <text:p>04:20:48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9.6" calcext:value-type="float">
            <text:p>469.6</text:p>
          </table:table-cell>
          <table:table-cell office:value-type="float" office:value="1997.1" calcext:value-type="float">
            <text:p>1997.1</text:p>
          </table:table-cell>
          <table:table-cell office:value-type="float" office:value="2321.07" calcext:value-type="float">
            <text:p>2321.07</text:p>
          </table:table-cell>
        </table:table-row>
        <table:table-row table:style-name="ro1">
          <table:table-cell office:value-type="float" office:value="15663736" calcext:value-type="float">
            <text:p>15663736</text:p>
          </table:table-cell>
          <table:table-cell table:formula="of:=[.A981]/1000/(60*60*24)" office:value-type="time" office:time-value="PT04H21M03.736S" calcext:value-type="time">
            <text:p>04:21:04</text:p>
          </table:table-cell>
          <table:table-cell office:value-type="float" office:value="1.02" calcext:value-type="float">
            <text:p>1.02</text:p>
          </table:table-cell>
          <table:table-cell office:value-type="float" office:value="459.12" calcext:value-type="float">
            <text:p>459.12</text:p>
          </table:table-cell>
          <table:table-cell office:value-type="float" office:value="467.37" calcext:value-type="float">
            <text:p>467.37</text:p>
          </table:table-cell>
          <table:table-cell office:value-type="float" office:value="1999.15" calcext:value-type="float">
            <text:p>1999.15</text:p>
          </table:table-cell>
          <table:table-cell office:value-type="float" office:value="2323.15" calcext:value-type="float">
            <text:p>2323.15</text:p>
          </table:table-cell>
        </table:table-row>
        <table:table-row table:style-name="ro1">
          <table:table-cell office:value-type="float" office:value="15679736" calcext:value-type="float">
            <text:p>15679736</text:p>
          </table:table-cell>
          <table:table-cell table:formula="of:=[.A982]/1000/(60*60*24)" office:value-type="time" office:time-value="PT04H21M19.736S" calcext:value-type="time">
            <text:p>04:21:20</text:p>
          </table:table-cell>
          <table:table-cell office:value-type="float" office:value="1.02" calcext:value-type="float">
            <text:p>1.02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7.77" calcext:value-type="float">
            <text:p>467.77</text:p>
          </table:table-cell>
          <table:table-cell office:value-type="float" office:value="2001.19" calcext:value-type="float">
            <text:p>2001.19</text:p>
          </table:table-cell>
          <table:table-cell office:value-type="float" office:value="2325.23" calcext:value-type="float">
            <text:p>2325.23</text:p>
          </table:table-cell>
        </table:table-row>
        <table:table-row table:style-name="ro1">
          <table:table-cell office:value-type="float" office:value="15695736" calcext:value-type="float">
            <text:p>15695736</text:p>
          </table:table-cell>
          <table:table-cell table:formula="of:=[.A983]/1000/(60*60*24)" office:value-type="time" office:time-value="PT04H21M35.736S" calcext:value-type="time">
            <text:p>04:21:36</text:p>
          </table:table-cell>
          <table:table-cell office:value-type="float" office:value="1.01" calcext:value-type="float">
            <text:p>1.01</text:p>
          </table:table-cell>
          <table:table-cell office:value-type="float" office:value="459.32" calcext:value-type="float">
            <text:p>459.32</text:p>
          </table:table-cell>
          <table:table-cell office:value-type="float" office:value="465.72" calcext:value-type="float">
            <text:p>465.72</text:p>
          </table:table-cell>
          <table:table-cell office:value-type="float" office:value="2003.23" calcext:value-type="float">
            <text:p>2003.23</text:p>
          </table:table-cell>
          <table:table-cell office:value-type="float" office:value="2327.31" calcext:value-type="float">
            <text:p>2327.31</text:p>
          </table:table-cell>
        </table:table-row>
        <table:table-row table:style-name="ro1">
          <table:table-cell office:value-type="float" office:value="15711737" calcext:value-type="float">
            <text:p>15711737</text:p>
          </table:table-cell>
          <table:table-cell table:formula="of:=[.A984]/1000/(60*60*24)" office:value-type="time" office:time-value="PT04H21M51.737S" calcext:value-type="time">
            <text:p>04:21:52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5.93" calcext:value-type="float">
            <text:p>465.93</text:p>
          </table:table-cell>
          <table:table-cell office:value-type="float" office:value="2005.27" calcext:value-type="float">
            <text:p>2005.27</text:p>
          </table:table-cell>
          <table:table-cell office:value-type="float" office:value="2329.38" calcext:value-type="float">
            <text:p>2329.38</text:p>
          </table:table-cell>
        </table:table-row>
        <table:table-row table:style-name="ro1">
          <table:table-cell office:value-type="float" office:value="15727736" calcext:value-type="float">
            <text:p>15727736</text:p>
          </table:table-cell>
          <table:table-cell table:formula="of:=[.A985]/1000/(60*60*24)" office:value-type="time" office:time-value="PT04H22M07.736S" calcext:value-type="time">
            <text:p>04:22:08</text:p>
          </table:table-cell>
          <table:table-cell office:value-type="float" office:value="1.01" calcext:value-type="float">
            <text:p>1.01</text:p>
          </table:table-cell>
          <table:table-cell office:value-type="float" office:value="459.4" calcext:value-type="float">
            <text:p>459.4</text:p>
          </table:table-cell>
          <table:table-cell office:value-type="float" office:value="463.96" calcext:value-type="float">
            <text:p>463.96</text:p>
          </table:table-cell>
          <table:table-cell office:value-type="float" office:value="2007.31" calcext:value-type="float">
            <text:p>2007.31</text:p>
          </table:table-cell>
          <table:table-cell office:value-type="float" office:value="2331.44" calcext:value-type="float">
            <text:p>2331.44</text:p>
          </table:table-cell>
        </table:table-row>
        <table:table-row table:style-name="ro1">
          <table:table-cell office:value-type="float" office:value="15743737" calcext:value-type="float">
            <text:p>15743737</text:p>
          </table:table-cell>
          <table:table-cell table:formula="of:=[.A986]/1000/(60*60*24)" office:value-type="time" office:time-value="PT04H22M23.737S" calcext:value-type="time">
            <text:p>04:22:24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2.25" calcext:value-type="float">
            <text:p>462.25</text:p>
          </table:table-cell>
          <table:table-cell office:value-type="float" office:value="2009.35" calcext:value-type="float">
            <text:p>2009.35</text:p>
          </table:table-cell>
          <table:table-cell office:value-type="float" office:value="2333.5" calcext:value-type="float">
            <text:p>2333.5</text:p>
          </table:table-cell>
        </table:table-row>
        <table:table-row table:style-name="ro1">
          <table:table-cell office:value-type="float" office:value="15759736" calcext:value-type="float">
            <text:p>15759736</text:p>
          </table:table-cell>
          <table:table-cell table:formula="of:=[.A987]/1000/(60*60*24)" office:value-type="time" office:time-value="PT04H22M39.736S" calcext:value-type="time">
            <text:p>04:22:40</text:p>
          </table:table-cell>
          <table:table-cell office:value-type="float" office:value="1.01" calcext:value-type="float">
            <text:p>1.0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64.09" calcext:value-type="float">
            <text:p>464.09</text:p>
          </table:table-cell>
          <table:table-cell office:value-type="float" office:value="2011.4" calcext:value-type="float">
            <text:p>2011.4</text:p>
          </table:table-cell>
          <table:table-cell office:value-type="float" office:value="2335.56" calcext:value-type="float">
            <text:p>2335.56</text:p>
          </table:table-cell>
        </table:table-row>
        <table:table-row table:style-name="ro1">
          <table:table-cell office:value-type="float" office:value="15775736" calcext:value-type="float">
            <text:p>15775736</text:p>
          </table:table-cell>
          <table:table-cell table:formula="of:=[.A988]/1000/(60*60*24)" office:value-type="time" office:time-value="PT04H22M55.736S" calcext:value-type="time">
            <text:p>04:22:56</text:p>
          </table:table-cell>
          <table:table-cell office:value-type="float" office:value="1" calcext:value-type="float">
            <text:p>1</text:p>
          </table:table-cell>
          <table:table-cell office:value-type="float" office:value="459.4" calcext:value-type="float">
            <text:p>459.4</text:p>
          </table:table-cell>
          <table:table-cell office:value-type="float" office:value="460.3" calcext:value-type="float">
            <text:p>460.3</text:p>
          </table:table-cell>
          <table:table-cell office:value-type="float" office:value="2013.44" calcext:value-type="float">
            <text:p>2013.44</text:p>
          </table:table-cell>
          <table:table-cell office:value-type="float" office:value="2337.61" calcext:value-type="float">
            <text:p>2337.61</text:p>
          </table:table-cell>
        </table:table-row>
        <table:table-row table:style-name="ro1">
          <table:table-cell office:value-type="float" office:value="15780736" calcext:value-type="float">
            <text:p>15780736</text:p>
          </table:table-cell>
          <table:table-cell table:formula="of:=[.A989]/1000/(60*60*24)" office:value-type="time" office:time-value="PT04H23M00.736S" calcext:value-type="time">
            <text:p>04:23:01</text:p>
          </table:table-cell>
          <table:table-cell office:value-type="float" office:value="1" calcext:value-type="float">
            <text:p>1</text:p>
          </table:table-cell>
          <table:table-cell office:value-type="float" office:value="459.52" calcext:value-type="float">
            <text:p>459.52</text:p>
          </table:table-cell>
          <table:table-cell office:value-type="float" office:value="458.58" calcext:value-type="float">
            <text:p>458.58</text:p>
          </table:table-cell>
          <table:table-cell office:value-type="float" office:value="2014.08" calcext:value-type="float">
            <text:p>2014.08</text:p>
          </table:table-cell>
          <table:table-cell office:value-type="float" office:value="2338.25" calcext:value-type="float">
            <text:p>2338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9T09:19:24.295000000</dc:date>
    <meta:editing-duration>PT11M</meta:editing-duration>
    <meta:editing-cycles>1</meta:editing-cycles>
    <meta:document-statistic meta:table-count="1" meta:cell-count="6923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1.061cm" svg:y="0.44cm" chart:style-name="ch2">
          <text:p>Energizer AA @0.2C #3</text:p>
        </chart:title>
        <chart:legend chart:legend-position="end" svg:x="24.57cm" svg:y="7.301cm" style:legend-expansion="high" chart:style-name="ch3"/>
        <chart:plot-area chart:style-name="ch4" table:cell-range-address="LOGGER02.B1:LOGGER02.C989" chart:data-source-has-labels="both" svg:x="0.54cm" svg:y="1.523cm" svg:width="23.49cm" svg:height="13.374cm">
          <chartooo:coordinate-region svg:x="1.452cm" svg:y="1.523cm" svg:width="22.578cm" svg:height="12.045cm"/>
          <chart:axis chart:dimension="x" chart:name="primary-x" chart:style-name="ch5" chartooo:axis-type="auto">
            <chartooo:date-scale/>
            <chart:categories table:cell-range-address="LOGGER02.B2:LOGGER02.B9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989" chart:label-cell-address="LOGGER02.C1:LOGGER02.C1" chart:class="chart:line">
            <chart:data-point chart:repeated="9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989</svg:desc>
                </draw:g>
              </table:table-cell>
              <table:table-cell office:value-type="float" office:value="1.29">
                <text:p>1.29</text:p>
                <draw:g>
                  <svg:desc>LOGGER02.C2:LOGGER02.C989</svg:desc>
                </draw:g>
              </table:table-cell>
            </table:table-row>
            <table:table-row>
              <table:table-cell office:value-type="float" office:value="0.000182141203703704">
                <text:p>0.0001821412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367326388888889">
                <text:p>0.000367326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552511574074074">
                <text:p>0.0005525115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737696759259259">
                <text:p>0.000737696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2881944444444">
                <text:p>0.0009228819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0806712962963">
                <text:p>0.00110806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9325231481481">
                <text:p>0.001293252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784375">
                <text:p>0.0014784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6363425925926">
                <text:p>0.001663634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84880787037037">
                <text:p>0.00184880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03399305555556">
                <text:p>0.0020339930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221917824074074">
                <text:p>0.002219178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436342592593">
                <text:p>0.002404363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58954861111111">
                <text:p>0.002589548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77474537037037">
                <text:p>0.0027747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95991898148148">
                <text:p>0.002959918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314510416666667">
                <text:p>0.00314510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3028935185185">
                <text:p>0.003330289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547453703704">
                <text:p>0.003515474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06712962963">
                <text:p>0.0037006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584490740741">
                <text:p>0.003885844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104166666667">
                <text:p>0.0040710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621527777778">
                <text:p>0.004256215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4140046296296">
                <text:p>0.004441400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658564814815">
                <text:p>0.004626585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1177083333333">
                <text:p>0.004811770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99695601851852">
                <text:p>0.004996956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8215277777778">
                <text:p>0.0051821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36732638888889">
                <text:p>0.00536732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251157407407">
                <text:p>0.00555251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770833333333">
                <text:p>0.0057377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92288194444445">
                <text:p>0.005922881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806712962963">
                <text:p>0.0061080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9325231481481">
                <text:p>0.006293252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844907407407">
                <text:p>0.006478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362268518518">
                <text:p>0.006663622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880787037037">
                <text:p>0.0068488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400462962963">
                <text:p>0.007034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1918981481482">
                <text:p>0.007219189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436342592593">
                <text:p>0.00740436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954861111111">
                <text:p>0.00758954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7474537037037">
                <text:p>0.007774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991898148148">
                <text:p>0.00795991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510416666667">
                <text:p>0.00814510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028935185185">
                <text:p>0.00833028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547453703704">
                <text:p>0.00851547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065972222222">
                <text:p>0.00870065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584490740741">
                <text:p>0.00888584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7103009259259">
                <text:p>0.00907103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621527777778">
                <text:p>0.0092562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138888888889">
                <text:p>0.0094413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658564814815">
                <text:p>0.00962658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1178240740741">
                <text:p>0.0098117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696759259259">
                <text:p>0.009996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821527777778">
                <text:p>0.010182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73263888889">
                <text:p>0.0103673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525115740741">
                <text:p>0.0105525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76967592593">
                <text:p>0.0107376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228819444444">
                <text:p>0.0109228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080787037037">
                <text:p>0.011108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932523148148">
                <text:p>0.0112932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84259259259">
                <text:p>0.011478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636111111111">
                <text:p>0.011663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88078703704">
                <text:p>0.011848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340046296296">
                <text:p>0.0120340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2191782407407">
                <text:p>0.012219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404375">
                <text:p>0.012404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895486111111">
                <text:p>0.012589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47337962963">
                <text:p>0.012774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99189814815">
                <text:p>0.012959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51041666667">
                <text:p>0.013145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303009259259">
                <text:p>0.0133303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5474537037">
                <text:p>0.013515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7006597222222">
                <text:p>0.013700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58564814815">
                <text:p>0.0138858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710300925926">
                <text:p>0.0140710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62268518519">
                <text:p>0.0142562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41400462963">
                <text:p>0.014441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65972222222">
                <text:p>0.01462659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117824074074">
                <text:p>0.0148117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69675925926">
                <text:p>0.0149969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821296296296">
                <text:p>0.01518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673263888889">
                <text:p>0.0153673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525115740741">
                <text:p>0.0155525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376967592593">
                <text:p>0.0157376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228819444444">
                <text:p>0.0159228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080671296296">
                <text:p>0.0161080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932523148148">
                <text:p>0.0162932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784490740741">
                <text:p>0.0164784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636342592593">
                <text:p>0.0166636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488194444444">
                <text:p>0.01684881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340046296296">
                <text:p>0.01703400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191666666667">
                <text:p>0.017219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4043634259259">
                <text:p>0.0174043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895486111111">
                <text:p>0.017589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47222222222">
                <text:p>0.01777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599189814815">
                <text:p>0.0179599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51157407407">
                <text:p>0.01814511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302777777778">
                <text:p>0.018330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5462962963">
                <text:p>0.01851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7006597222222">
                <text:p>0.0187006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58564814815">
                <text:p>0.01888585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710300925926">
                <text:p>0.0190710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62152777778">
                <text:p>0.0192562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413888888889">
                <text:p>0.019441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265856481481">
                <text:p>0.0196265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117824074074">
                <text:p>0.01981178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969444444444">
                <text:p>0.01999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1821412037037">
                <text:p>0.020182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3673148148148">
                <text:p>0.02036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525231481481">
                <text:p>0.02055252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376851851852">
                <text:p>0.02073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228819444444">
                <text:p>0.0209228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1080671296296">
                <text:p>0.0211080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932638888889">
                <text:p>0.021293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784375">
                <text:p>0.021478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636342592593">
                <text:p>0.021663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8488078703704">
                <text:p>0.0218488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339930555556">
                <text:p>0.02203399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191782407407">
                <text:p>0.0222191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4043518518519">
                <text:p>0.022404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895601851852">
                <text:p>0.02258956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7747337962963">
                <text:p>0.022774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599189814815">
                <text:p>0.0229599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450925925926">
                <text:p>0.023145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302893518519">
                <text:p>0.0233302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515474537037">
                <text:p>0.023515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7006712962963">
                <text:p>0.023700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858449074074">
                <text:p>0.0238858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710300925926">
                <text:p>0.02407103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62152777778">
                <text:p>0.0242562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41400462963">
                <text:p>0.024441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265972222222">
                <text:p>0.024626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117592592593">
                <text:p>0.024811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969675925926">
                <text:p>0.024996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1821412037037">
                <text:p>0.025182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673148148148">
                <text:p>0.025367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525115740741">
                <text:p>0.0255525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376967592593">
                <text:p>0.0257376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228703703704">
                <text:p>0.025922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1080671296296">
                <text:p>0.02610806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932638888889">
                <text:p>0.026293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784259259259">
                <text:p>0.026478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636342592593">
                <text:p>0.026663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488194444444">
                <text:p>0.026848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339930555556">
                <text:p>0.02703399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191782407407">
                <text:p>0.02721917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4043634259259">
                <text:p>0.02740436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895601851852">
                <text:p>0.02758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7747337962963">
                <text:p>0.027774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599074074074">
                <text:p>0.027959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1450925925926">
                <text:p>0.028145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303009259259">
                <text:p>0.028330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154861111111">
                <text:p>0.028515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7006597222222">
                <text:p>0.028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858449074074">
                <text:p>0.0288858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710416666667">
                <text:p>0.029071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2562268518518">
                <text:p>0.02925622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41400462963">
                <text:p>0.02944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265740740741">
                <text:p>0.0296265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8117708333333">
                <text:p>0.02981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969560185185">
                <text:p>0.02999695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1821296296296">
                <text:p>0.0301821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67337962963">
                <text:p>0.030367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525115740741">
                <text:p>0.03055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7377083333333">
                <text:p>0.030737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228819444444">
                <text:p>0.03092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1080555555556">
                <text:p>0.03110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932407407407">
                <text:p>0.0312932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784375">
                <text:p>0.031478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636226851852">
                <text:p>0.03166362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488078703704">
                <text:p>0.03184880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339814814815">
                <text:p>0.03203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191666666667">
                <text:p>0.0322191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404375">
                <text:p>0.03240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895486111111">
                <text:p>0.03258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747337962963">
                <text:p>0.03277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599189814815">
                <text:p>0.03295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451157407407">
                <text:p>0.033145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302777777778">
                <text:p>0.0333302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515474537037">
                <text:p>0.03351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7006597222222">
                <text:p>0.033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858333333333">
                <text:p>0.0338858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710300925926">
                <text:p>0.0340710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562268518518">
                <text:p>0.034256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41412037037">
                <text:p>0.03444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265856481481">
                <text:p>0.0346265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117708333333">
                <text:p>0.03481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969444444444">
                <text:p>0.03499694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821412037037">
                <text:p>0.03518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673263888889">
                <text:p>0.03536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525115740741">
                <text:p>0.03555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376851851852">
                <text:p>0.0357376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9228819444444">
                <text:p>0.03592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1080671296296">
                <text:p>0.0361080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932523148148">
                <text:p>0.03629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784375">
                <text:p>0.03647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636342592593">
                <text:p>0.036663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488078703704">
                <text:p>0.03684880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339814814815">
                <text:p>0.03703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191666666667">
                <text:p>0.0372191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4043634259259">
                <text:p>0.03740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895601851852">
                <text:p>0.037589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747337962963">
                <text:p>0.03777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9599189814815">
                <text:p>0.03795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451157407407">
                <text:p>0.038145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3302777777778">
                <text:p>0.0383302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515474537037">
                <text:p>0.03851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7006597222222">
                <text:p>0.038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8858449074074">
                <text:p>0.03888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0710300925926">
                <text:p>0.0390710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562268518519">
                <text:p>0.039256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41412037037">
                <text:p>0.03944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6265856481482">
                <text:p>0.0396265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117708333333">
                <text:p>0.03981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969560185185">
                <text:p>0.0399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1821296296296">
                <text:p>0.0401821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3673263888889">
                <text:p>0.04036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5525231481481">
                <text:p>0.040552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376967592593">
                <text:p>0.04073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228935185185">
                <text:p>0.04092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1080787037037">
                <text:p>0.041108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932638888889">
                <text:p>0.041293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4784259259259">
                <text:p>0.04147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6636226851852">
                <text:p>0.041663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488078703704">
                <text:p>0.04184880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0339930555556">
                <text:p>0.04203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2191666666667">
                <text:p>0.0422191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4043634259259">
                <text:p>0.04240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895486111111">
                <text:p>0.04258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7747337962963">
                <text:p>0.04277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9599189814815">
                <text:p>0.04295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451157407407">
                <text:p>0.043145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3302893518519">
                <text:p>0.04333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515474537037">
                <text:p>0.04351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7006597222222">
                <text:p>0.043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8858449074074">
                <text:p>0.04388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0710416666667">
                <text:p>0.044071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2562152777778">
                <text:p>0.04425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441400462963">
                <text:p>0.04444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6265972222222">
                <text:p>0.044626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8117708333333">
                <text:p>0.04481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969444444444">
                <text:p>0.04499694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821412037037">
                <text:p>0.04518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673148148148">
                <text:p>0.0453673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525231481481">
                <text:p>0.045552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7376967592593">
                <text:p>0.04573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9228935185185">
                <text:p>0.045922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1080787037037">
                <text:p>0.046108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2932523148148">
                <text:p>0.04629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784375">
                <text:p>0.04647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636342592593">
                <text:p>0.046663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488194444444">
                <text:p>0.046848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0339930555556">
                <text:p>0.04703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2191782407407">
                <text:p>0.04721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4043634259259">
                <text:p>0.04740436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895486111111">
                <text:p>0.04758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7747222222222">
                <text:p>0.0477747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9599305555556">
                <text:p>0.047959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1451041666667">
                <text:p>0.04814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3302893518519">
                <text:p>0.04833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154861111111">
                <text:p>0.048515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7006597222222">
                <text:p>0.048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8858333333333">
                <text:p>0.0488858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710300925926">
                <text:p>0.04907103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2562152777778">
                <text:p>0.0492562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41400462963">
                <text:p>0.04944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265856481482">
                <text:p>0.04962658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8117708333333">
                <text:p>0.0498117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969560185185">
                <text:p>0.0499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1821412037037">
                <text:p>0.0501821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367337962963">
                <text:p>0.05036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5525231481481">
                <text:p>0.050552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7376967592593">
                <text:p>0.05073769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9228819444444">
                <text:p>0.05092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1080671296296">
                <text:p>0.0511080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2932523148148">
                <text:p>0.05129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4784375">
                <text:p>0.051478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6636226851852">
                <text:p>0.051663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487962962963">
                <text:p>0.051848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0339930555556">
                <text:p>0.05203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2191782407407">
                <text:p>0.05221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404375">
                <text:p>0.05240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589537037037">
                <text:p>0.05258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7747453703704">
                <text:p>0.052774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9599074074074">
                <text:p>0.0529599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1451157407408">
                <text:p>0.0531451157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3302893518519">
                <text:p>0.05333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515474537037">
                <text:p>0.05351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7006597222222">
                <text:p>0.0537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8858449074074">
                <text:p>0.05388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0710300925926">
                <text:p>0.05407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2562037037037">
                <text:p>0.054256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441400462963">
                <text:p>0.054441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265856481482">
                <text:p>0.05462658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8117824074074">
                <text:p>0.054811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9969560185185">
                <text:p>0.0549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1821412037037">
                <text:p>0.05518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367337962963">
                <text:p>0.05536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5525115740741">
                <text:p>0.0555525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7376967592593">
                <text:p>0.05573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9228819444444">
                <text:p>0.0559228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1080671296296">
                <text:p>0.056108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932523148148">
                <text:p>0.05629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4784375">
                <text:p>0.05647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6636226851852">
                <text:p>0.056663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488078703704">
                <text:p>0.056848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0339930555556">
                <text:p>0.05703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2191782407407">
                <text:p>0.05721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404375">
                <text:p>0.05740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5895486111111">
                <text:p>0.05758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7747337962963">
                <text:p>0.0577747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9599189814815">
                <text:p>0.05795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1451041666667">
                <text:p>0.0581451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3302893518519">
                <text:p>0.0583302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515474537037">
                <text:p>0.05851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7006597222222">
                <text:p>0.0587006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8858449074074">
                <text:p>0.05888584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0710300925926">
                <text:p>0.05907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2562268518519">
                <text:p>0.059256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441400462963">
                <text:p>0.05944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6265856481482">
                <text:p>0.05962658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8117592592593">
                <text:p>0.0598117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9969675925926">
                <text:p>0.059996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1821412037037">
                <text:p>0.06018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367337962963">
                <text:p>0.06036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5525231481481">
                <text:p>0.060552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7376967592593">
                <text:p>0.06073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9228703703704">
                <text:p>0.0609228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1080555555556">
                <text:p>0.0611080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2932523148148">
                <text:p>0.06129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4784375">
                <text:p>0.06147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6636226851852">
                <text:p>0.061663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8488078703704">
                <text:p>0.061848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0339930555556">
                <text:p>0.06203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2191782407407">
                <text:p>0.062219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4043634259259">
                <text:p>0.06240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5895486111111">
                <text:p>0.06258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7747453703704">
                <text:p>0.062774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9599189814815">
                <text:p>0.06295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1451157407408">
                <text:p>0.0631451157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3302777777778">
                <text:p>0.0633302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515474537037">
                <text:p>0.063515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7006597222222">
                <text:p>0.0637006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8858449074074">
                <text:p>0.06388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0710185185185">
                <text:p>0.0640710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2562152777778">
                <text:p>0.064256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441400462963">
                <text:p>0.06444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6265856481482">
                <text:p>0.06462658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8117708333333">
                <text:p>0.064811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9969560185185">
                <text:p>0.064996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1821296296296">
                <text:p>0.06518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3673263888889">
                <text:p>0.065367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5525115740741">
                <text:p>0.06555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7377083333333">
                <text:p>0.065737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9228819444444">
                <text:p>0.0659228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1080671296296">
                <text:p>0.0661080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2932523148148">
                <text:p>0.06629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4784375">
                <text:p>0.06647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6636342592593">
                <text:p>0.066663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8488078703704">
                <text:p>0.066848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0339930555556">
                <text:p>0.06703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2191898148148">
                <text:p>0.067219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4043634259259">
                <text:p>0.06740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5895486111111">
                <text:p>0.06758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7747337962963">
                <text:p>0.0677747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9599074074074">
                <text:p>0.0679599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1451157407407">
                <text:p>0.068145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3302893518519">
                <text:p>0.0683302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515474537037">
                <text:p>0.06851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7006712962963">
                <text:p>0.068700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8858449074074">
                <text:p>0.06888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0710300925926">
                <text:p>0.06907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2562152777778">
                <text:p>0.069256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441400462963">
                <text:p>0.06944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6265856481482">
                <text:p>0.06962658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8117708333333">
                <text:p>0.06981177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9969560185185">
                <text:p>0.0699969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1821412037037">
                <text:p>0.0701821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3673263888889">
                <text:p>0.07036732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5525231481482">
                <text:p>0.07055252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7376967592593">
                <text:p>0.0707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228935185185">
                <text:p>0.070922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1080787037037">
                <text:p>0.07110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932523148148">
                <text:p>0.0712932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4784375">
                <text:p>0.07147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6636226851852">
                <text:p>0.0716636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8488078703704">
                <text:p>0.07184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339930555556">
                <text:p>0.07203399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2191782407407">
                <text:p>0.072219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4043634259259">
                <text:p>0.072404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895486111111">
                <text:p>0.07258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7747222222222">
                <text:p>0.0727747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9599189814815">
                <text:p>0.0729599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1450925925926">
                <text:p>0.0731450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3302893518518">
                <text:p>0.07333028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5474537037">
                <text:p>0.07351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7006712962963">
                <text:p>0.07370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58449074074">
                <text:p>0.0738858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0710300925926">
                <text:p>0.0740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62152777778">
                <text:p>0.0742562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441412037037">
                <text:p>0.07444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65856481482">
                <text:p>0.0746265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117824074074">
                <text:p>0.07481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69560185185">
                <text:p>0.074996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821527777778">
                <text:p>0.075182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53673148148148">
                <text:p>0.0753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525231481482">
                <text:p>0.07555252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76851851852">
                <text:p>0.0757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228819444445">
                <text:p>0.075922881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1080555555556">
                <text:p>0.0761080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2932523148148">
                <text:p>0.076293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84375">
                <text:p>0.07647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636111111111">
                <text:p>0.0766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87962962963">
                <text:p>0.0768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339814814815">
                <text:p>0.0770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191782407407">
                <text:p>0.077219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4043634259259">
                <text:p>0.077404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895486111111">
                <text:p>0.0775895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7747453703704">
                <text:p>0.077774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599074074074">
                <text:p>0.0779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51157407408">
                <text:p>0.078145115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302777777778">
                <text:p>0.0783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5474537037">
                <text:p>0.07851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7006597222222">
                <text:p>0.078700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58449074074">
                <text:p>0.078885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710185185185">
                <text:p>0.0790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62152777778">
                <text:p>0.079256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41400462963">
                <text:p>0.0794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65740740741">
                <text:p>0.0796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117824074074">
                <text:p>0.07981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69444444444">
                <text:p>0.07999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821296296296">
                <text:p>0.0801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73263888889">
                <text:p>0.08036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525">
                <text:p>0.0805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76967592593">
                <text:p>0.0807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228935185185">
                <text:p>0.08092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080787037037">
                <text:p>0.081108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932638888889">
                <text:p>0.08129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84375">
                <text:p>0.08147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636342592593">
                <text:p>0.08166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487962962963">
                <text:p>0.0818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339930555556">
                <text:p>0.082033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191782407407">
                <text:p>0.082219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404375">
                <text:p>0.08240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89537037037">
                <text:p>0.0825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47337962963">
                <text:p>0.08277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599074074074">
                <text:p>0.0829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51041666667">
                <text:p>0.083145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302777777778">
                <text:p>0.0833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5474537037">
                <text:p>0.083515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7006712962963">
                <text:p>0.083700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858564814815">
                <text:p>0.08388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710185185185">
                <text:p>0.0840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62037037037">
                <text:p>0.0842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413888888889">
                <text:p>0.0844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65972222222">
                <text:p>0.084626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117824074074">
                <text:p>0.084811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69560185185">
                <text:p>0.084996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821296296296">
                <text:p>0.0851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73148148148">
                <text:p>0.0853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525">
                <text:p>0.0855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376967592593">
                <text:p>0.0857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228819444444">
                <text:p>0.085922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80555555555">
                <text:p>0.08610805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932638888889">
                <text:p>0.086293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84490740741">
                <text:p>0.086478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636342592593">
                <text:p>0.086663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488194444445">
                <text:p>0.0868488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339814814815">
                <text:p>0.0870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191666666667">
                <text:p>0.0872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404375">
                <text:p>0.08740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89537037037">
                <text:p>0.0875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47222222222">
                <text:p>0.0877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599074074074">
                <text:p>0.0879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451041666667">
                <text:p>0.088145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302893518519">
                <text:p>0.0883302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5462962963">
                <text:p>0.0885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7006597222222">
                <text:p>0.088700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58333333333">
                <text:p>0.0888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710300925926">
                <text:p>0.0890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62037037037">
                <text:p>0.0892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41400462963">
                <text:p>0.0894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65740740741">
                <text:p>0.0896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117592592593">
                <text:p>0.0898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69560185185">
                <text:p>0.089996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821412037037">
                <text:p>0.09018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73148148148">
                <text:p>0.0903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525115740741">
                <text:p>0.090552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76851851852">
                <text:p>0.0907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228935185185">
                <text:p>0.090922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080555555555">
                <text:p>0.09110805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932407407407">
                <text:p>0.0912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784259259259">
                <text:p>0.0914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636111111111">
                <text:p>0.0916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487962962963">
                <text:p>0.0918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340046296296">
                <text:p>0.09203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191898148148">
                <text:p>0.092219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404375">
                <text:p>0.09240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89537037037">
                <text:p>0.0925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747222222222">
                <text:p>0.0927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599305555556">
                <text:p>0.092959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450925925926">
                <text:p>0.0931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3302777777778">
                <text:p>0.0933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15462962963">
                <text:p>0.0935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7006481481481">
                <text:p>0.0937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858333333333">
                <text:p>0.0938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0710185185185">
                <text:p>0.0940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562037037037">
                <text:p>0.0942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413888888889">
                <text:p>0.0944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6265740740741">
                <text:p>0.0946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117592592593">
                <text:p>0.0948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969444444445">
                <text:p>0.0949969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1821527777778">
                <text:p>0.095182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3673148148148">
                <text:p>0.0953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525">
                <text:p>0.0955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376851851852">
                <text:p>0.0957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228819444444">
                <text:p>0.095922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1080555555556">
                <text:p>0.0961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932407407408">
                <text:p>0.096293240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784259259259">
                <text:p>0.0964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6636342592592">
                <text:p>0.09666363425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487962962963">
                <text:p>0.0968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0340046296296">
                <text:p>0.097034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191666666667">
                <text:p>0.0972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4043518518519">
                <text:p>0.09740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895370370371">
                <text:p>0.097589537037037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747222222222">
                <text:p>0.0977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599074074074">
                <text:p>0.0979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451157407407">
                <text:p>0.098145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3302777777778">
                <text:p>0.0983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515462962963">
                <text:p>0.0985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7006481481482">
                <text:p>0.0987006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858564814815">
                <text:p>0.098885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0710185185185">
                <text:p>0.0990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2562037037037">
                <text:p>0.0992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4413888888889">
                <text:p>0.0994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6265740740741">
                <text:p>0.0996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8117824074074">
                <text:p>0.099811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69675925926">
                <text:p>0.099996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82152777778">
                <text:p>0.10018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367314814815">
                <text:p>0.10036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5525">
                <text:p>0.1005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737685185185">
                <text:p>0.100737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92287037037">
                <text:p>0.10092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108055555556">
                <text:p>0.10110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93240740741">
                <text:p>0.10129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478425925926">
                <text:p>0.10147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63611111111">
                <text:p>0.10166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48819444444">
                <text:p>0.101848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33981481481">
                <text:p>0.10203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19189814815">
                <text:p>0.10221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404351851852">
                <text:p>0.10240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89537037037">
                <text:p>0.1025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7474537037">
                <text:p>0.10277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59930555556">
                <text:p>0.10295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145104166667">
                <text:p>0.103145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30300925926">
                <text:p>0.10333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15474537037">
                <text:p>0.10351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700648148148">
                <text:p>0.10370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5833333333">
                <text:p>0.10388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71018518519">
                <text:p>0.10407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6203703704">
                <text:p>0.1042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41388888889">
                <text:p>0.10444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6597222222">
                <text:p>0.10462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811759259259">
                <text:p>0.10481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996967592593">
                <text:p>0.104996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8212962963">
                <text:p>0.10518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7314814815">
                <text:p>0.10536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52511574074">
                <text:p>0.105552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737685185185">
                <text:p>0.10573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2287037037">
                <text:p>0.10592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08055555556">
                <text:p>0.10610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93240740741">
                <text:p>0.10629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78425925926">
                <text:p>0.10647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663634259259">
                <text:p>0.1066636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4880787037">
                <text:p>0.106848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33981481481">
                <text:p>0.10703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19189814815">
                <text:p>0.107219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404375">
                <text:p>0.10740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89560185185">
                <text:p>0.107589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4722222222">
                <text:p>0.10777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59907407407">
                <text:p>0.10795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5092592593">
                <text:p>0.10814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30277777778">
                <text:p>0.10833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5462962963">
                <text:p>0.10851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700648148148">
                <text:p>0.10870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5833333333">
                <text:p>0.10888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71018518519">
                <text:p>0.10907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6203703704">
                <text:p>0.1092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41412037037">
                <text:p>0.109441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6574074074">
                <text:p>0.10962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11770833333">
                <text:p>0.10981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6944444444">
                <text:p>0.10999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8212962963">
                <text:p>0.11018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7337962963">
                <text:p>0.110367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525">
                <text:p>0.11055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7685185185">
                <text:p>0.11073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2287037037">
                <text:p>0.11092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8055555556">
                <text:p>0.11110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93240740741">
                <text:p>0.11129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8449074074">
                <text:p>0.111478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63611111111">
                <text:p>0.11166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48796296296">
                <text:p>0.11184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33993055556">
                <text:p>0.112033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19166666667">
                <text:p>0.11221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404351851852">
                <text:p>0.11240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89537037037">
                <text:p>0.11258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74722222222">
                <text:p>0.11277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59930555556">
                <text:p>0.112959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45115740741">
                <text:p>0.113145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30289351852">
                <text:p>0.113330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5486111111">
                <text:p>0.1135154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700648148148">
                <text:p>0.11370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5833333333">
                <text:p>0.11388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71041666667">
                <text:p>0.1140710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6203703704">
                <text:p>0.1142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41400462963">
                <text:p>0.11444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26574074074">
                <text:p>0.11462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11782407407">
                <text:p>0.1148117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996944444444">
                <text:p>0.11499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8212962963">
                <text:p>0.11518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367314814815">
                <text:p>0.11536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525">
                <text:p>0.11555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37708333333">
                <text:p>0.1157377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92287037037">
                <text:p>0.1159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108055555556">
                <text:p>0.11610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293263888889">
                <text:p>0.116293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478449074074">
                <text:p>0.116478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63611111111">
                <text:p>0.11666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848796296296">
                <text:p>0.11684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033981481481">
                <text:p>0.11703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219166666667">
                <text:p>0.11721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404351851852">
                <text:p>0.11740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89548611111">
                <text:p>0.117589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774722222222">
                <text:p>0.11777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959907407407">
                <text:p>0.11795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145092592593">
                <text:p>0.11814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30277777778">
                <text:p>0.11833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15474537037">
                <text:p>0.11851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700648148148">
                <text:p>0.11870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85833333333">
                <text:p>0.11888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071018518519">
                <text:p>0.11907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256203703704">
                <text:p>0.1192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441400462963">
                <text:p>0.11944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6574074074">
                <text:p>0.11962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811770833333">
                <text:p>0.11981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996944444444">
                <text:p>0.11999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18212962963">
                <text:p>0.12018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7314814815">
                <text:p>0.12036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52523148148">
                <text:p>0.120552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37685185185">
                <text:p>0.12073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2287037037">
                <text:p>0.1209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08055555556">
                <text:p>0.12110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93240740741">
                <text:p>0.12129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4784375">
                <text:p>0.121478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63611111111">
                <text:p>0.12166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880787037">
                <text:p>0.12184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33993055556">
                <text:p>0.12203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9166666667">
                <text:p>0.12221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404351851852">
                <text:p>0.12240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9537037037">
                <text:p>0.12258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74722222222">
                <text:p>0.1227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9918981481">
                <text:p>0.122959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5115740741">
                <text:p>0.1231451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30277777778">
                <text:p>0.12333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5462962963">
                <text:p>0.12351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700671296296">
                <text:p>0.1237006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5833333333">
                <text:p>0.12388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71018518519">
                <text:p>0.12407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6215277778">
                <text:p>0.12425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41400462963">
                <text:p>0.124441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6574074074">
                <text:p>0.1246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11759259259">
                <text:p>0.12481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6944444444">
                <text:p>0.12499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82141203704">
                <text:p>0.12518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7337962963">
                <text:p>0.125367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525">
                <text:p>0.12555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37708333333">
                <text:p>0.125737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2287037037">
                <text:p>0.1259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8055555556">
                <text:p>0.12610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93240740741">
                <text:p>0.12629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8425925926">
                <text:p>0.12647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63622685185">
                <text:p>0.12666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8796296296">
                <text:p>0.12684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33981481481">
                <text:p>0.12703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9166666667">
                <text:p>0.12721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404375">
                <text:p>0.12740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9537037037">
                <text:p>0.12758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7474537037">
                <text:p>0.12777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9907407407">
                <text:p>0.12795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45092592593">
                <text:p>0.12814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30300925926">
                <text:p>0.1283303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5462962963">
                <text:p>0.12851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700648148148">
                <text:p>0.12870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5833333333">
                <text:p>0.12888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71018518519">
                <text:p>0.12907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6203703704">
                <text:p>0.12925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41388888889">
                <text:p>0.12944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26574074074">
                <text:p>0.1296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11770833333">
                <text:p>0.129811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6944444444">
                <text:p>0.12999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8212962963">
                <text:p>0.13018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67326388889">
                <text:p>0.130367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52523148148">
                <text:p>0.1305525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7708333333">
                <text:p>0.1307377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2287037037">
                <text:p>0.1309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10806712963">
                <text:p>0.13110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93263888889">
                <text:p>0.1312932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78425925926">
                <text:p>0.13147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663634259259">
                <text:p>0.1316636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48796296296">
                <text:p>0.13184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33981481481">
                <text:p>0.13203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219189814815">
                <text:p>0.1322191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404351851852">
                <text:p>0.13240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89537037037">
                <text:p>0.13258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7474537037">
                <text:p>0.13277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59907407407">
                <text:p>0.13295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45092592593">
                <text:p>0.13314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30289351852">
                <text:p>0.133330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15462962963">
                <text:p>0.13351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700671296296">
                <text:p>0.1337006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5844907407">
                <text:p>0.133885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71018518519">
                <text:p>0.134071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56226851852">
                <text:p>0.1342562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441388888889">
                <text:p>0.134441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6597222222">
                <text:p>0.1346265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811782407407">
                <text:p>0.134811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96956018519">
                <text:p>0.134996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8212962963">
                <text:p>0.13518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67314814815">
                <text:p>0.135367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525">
                <text:p>0.13555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37685185185">
                <text:p>0.13573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2287037037">
                <text:p>0.13592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108055555556">
                <text:p>0.13610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93240740741">
                <text:p>0.13629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78449074074">
                <text:p>0.1364784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63611111111">
                <text:p>0.13666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48796296296">
                <text:p>0.13684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33981481482">
                <text:p>0.13703398148148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219166666667">
                <text:p>0.137219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404363425926">
                <text:p>0.137404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89537037037">
                <text:p>0.13758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74722222222">
                <text:p>0.137774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959918981481">
                <text:p>0.137959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145104166667">
                <text:p>0.138145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30289351852">
                <text:p>0.138330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515474537037">
                <text:p>0.138515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700671296296">
                <text:p>0.1387006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85833333333">
                <text:p>0.13888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071018518519">
                <text:p>0.139071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56203703704">
                <text:p>0.13925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441388888889">
                <text:p>0.13944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26574074074">
                <text:p>0.139626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11782407407">
                <text:p>0.1398117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96944444444">
                <text:p>0.139996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8212962963">
                <text:p>0.140182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367314814815">
                <text:p>0.14036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525">
                <text:p>0.14055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37685185185">
                <text:p>0.14073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92287037037">
                <text:p>0.140922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108055555556">
                <text:p>0.14110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293240740741">
                <text:p>0.14129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78449074074">
                <text:p>0.1414784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63611111111">
                <text:p>0.141663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48796296296">
                <text:p>0.14184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3400462963">
                <text:p>0.14203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19166666667">
                <text:p>0.14221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404351851852">
                <text:p>0.14240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589560185185">
                <text:p>0.1425895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74722222222">
                <text:p>0.14277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59907407407">
                <text:p>0.14295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45092592593">
                <text:p>0.14314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30277777778">
                <text:p>0.143330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15462962963">
                <text:p>0.14351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700671296296">
                <text:p>0.1437006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85833333333">
                <text:p>0.14388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71041666667">
                <text:p>0.1440710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56203703704">
                <text:p>0.14425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41388888889">
                <text:p>0.14444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26597222222">
                <text:p>0.1446265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11759259259">
                <text:p>0.14481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96944444444">
                <text:p>0.144996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8212962963">
                <text:p>0.14518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67314814815">
                <text:p>0.14536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52523148148">
                <text:p>0.1455525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37685185185">
                <text:p>0.145737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2287037037">
                <text:p>0.14592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108055555556">
                <text:p>0.14610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93240740741">
                <text:p>0.14629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78425925926">
                <text:p>0.14647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63622685185">
                <text:p>0.146663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48819444444">
                <text:p>0.1468488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33981481482">
                <text:p>0.1470339814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19166666667">
                <text:p>0.14721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404351851852">
                <text:p>0.14740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589548611111">
                <text:p>0.147589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774722222222">
                <text:p>0.14777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9907407407">
                <text:p>0.14795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45092592593">
                <text:p>0.14814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330277777778">
                <text:p>0.148330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15462962963">
                <text:p>0.14851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700648148148">
                <text:p>0.14870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85833333333">
                <text:p>0.14888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71018518519">
                <text:p>0.14907101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56203703704">
                <text:p>0.149256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41412037037">
                <text:p>0.1494414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26574074074">
                <text:p>0.149626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11759259259">
                <text:p>0.14981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996956018519">
                <text:p>0.1499969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8212962963">
                <text:p>0.15018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367326388889">
                <text:p>0.150367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52511574074">
                <text:p>0.1505525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737685185185">
                <text:p>0.150737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2287037037">
                <text:p>0.15092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108055555556">
                <text:p>0.151108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93240740741">
                <text:p>0.151293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478425925926">
                <text:p>0.151478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63611111111">
                <text:p>0.151663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48796296296">
                <text:p>0.151848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033993055556">
                <text:p>0.1520339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219166666667">
                <text:p>0.152219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404351851852">
                <text:p>0.152404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589537037037">
                <text:p>0.152589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774722222222">
                <text:p>0.15277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959907407407">
                <text:p>0.15295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145115740741">
                <text:p>0.1531451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330300925926">
                <text:p>0.1533303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15462962963">
                <text:p>0.153515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700648148148">
                <text:p>0.15370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885833333333">
                <text:p>0.15388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071018518519">
                <text:p>0.154071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56215277778">
                <text:p>0.154256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41388888889">
                <text:p>0.15444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26574074074">
                <text:p>0.15462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11759259259">
                <text:p>0.154811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96944444444">
                <text:p>0.154996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18212962963">
                <text:p>0.15518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67314814815">
                <text:p>0.155367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525">
                <text:p>0.15555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37708333333">
                <text:p>0.1557377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2287037037">
                <text:p>0.15592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108055555556">
                <text:p>0.15610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93240740741">
                <text:p>0.156293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478425925926">
                <text:p>0.156478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63611111111">
                <text:p>0.156663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48796296296">
                <text:p>0.15684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33993055556">
                <text:p>0.157033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19166666667">
                <text:p>0.15721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404351851852">
                <text:p>0.15740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89537037037">
                <text:p>0.157589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74722222222">
                <text:p>0.15777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59907407407">
                <text:p>0.15795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45092592593">
                <text:p>0.158145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330277777778">
                <text:p>0.15833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15486111111">
                <text:p>0.1585154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700648148148">
                <text:p>0.158700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85833333333">
                <text:p>0.158885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071018518519">
                <text:p>0.159071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56203703704">
                <text:p>0.159256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41388888889">
                <text:p>0.15944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626574074074">
                <text:p>0.15962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811782407407">
                <text:p>0.1598117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996944444444">
                <text:p>0.159996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8212962963">
                <text:p>0.16018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367326388889">
                <text:p>0.1603673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5525">
                <text:p>0.16055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737685185185">
                <text:p>0.160737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92287037037">
                <text:p>0.16092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108055555556">
                <text:p>0.161108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293240740741">
                <text:p>0.161293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4784375">
                <text:p>0.1614784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663611111111">
                <text:p>0.161663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848796296296">
                <text:p>0.161848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033993055556">
                <text:p>0.1620339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219166666667">
                <text:p>0.162219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404351851852">
                <text:p>0.162404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589548611111">
                <text:p>0.1625895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74722222222">
                <text:p>0.162774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59907407407">
                <text:p>0.162959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145092592593">
                <text:p>0.163145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330300925926">
                <text:p>0.16333030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515474537037">
                <text:p>0.1635154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700648148148">
                <text:p>0.163700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885856481481">
                <text:p>0.1638858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71018518519">
                <text:p>0.1640710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56203703704">
                <text:p>0.164256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41388888889">
                <text:p>0.164441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26574074074">
                <text:p>0.164626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11759259259">
                <text:p>0.164811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96944444444">
                <text:p>0.164996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182141203704">
                <text:p>0.165182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67337962963">
                <text:p>0.165367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552511574074">
                <text:p>0.165552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737685185185">
                <text:p>0.165737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2287037037">
                <text:p>0.16592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108055555556">
                <text:p>0.166108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93240740741">
                <text:p>0.166293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478425925926">
                <text:p>0.166478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663611111111">
                <text:p>0.166663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848796296296">
                <text:p>0.166848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033981481481">
                <text:p>0.167033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219166666667">
                <text:p>0.167219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404363425926">
                <text:p>0.16740436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589548611111">
                <text:p>0.16758954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774722222222">
                <text:p>0.167774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959907407407">
                <text:p>0.16795990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145092592593">
                <text:p>0.16814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330277777778">
                <text:p>0.168330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515462962963">
                <text:p>0.168515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700648148148">
                <text:p>0.168700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885833333333">
                <text:p>0.168885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071018518519">
                <text:p>0.1690710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256203703704">
                <text:p>0.169256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441388888889">
                <text:p>0.169441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626574074074">
                <text:p>0.169626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811759259259">
                <text:p>0.169811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996944444444">
                <text:p>0.169996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18212962963">
                <text:p>0.17018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367314814815">
                <text:p>0.170367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5525">
                <text:p>0.17055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737685185185">
                <text:p>0.170737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92287037037">
                <text:p>0.170922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10806712963">
                <text:p>0.171108067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293240740741">
                <text:p>0.171293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784375">
                <text:p>0.1714784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63611111111">
                <text:p>0.171663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848796296296">
                <text:p>0.171848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033981481481">
                <text:p>0.1720339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219166666667">
                <text:p>0.172219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404351851852">
                <text:p>0.172404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589537037037">
                <text:p>0.172589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774722222222">
                <text:p>0.172774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959918981481">
                <text:p>0.1729599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145092592593">
                <text:p>0.173145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330277777778">
                <text:p>0.173330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515474537037">
                <text:p>0.1735154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700671296296">
                <text:p>0.1737006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885833333333">
                <text:p>0.173885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071041666667">
                <text:p>0.17407104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256203703704">
                <text:p>0.174256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441412037037">
                <text:p>0.1744414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626574074074">
                <text:p>0.17462657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811759259259">
                <text:p>0.174811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996944444444">
                <text:p>0.1749969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18212962963">
                <text:p>0.175182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367314814815">
                <text:p>0.17536731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5525">
                <text:p>0.17555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737685185185">
                <text:p>0.1757376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92287037037">
                <text:p>0.1759228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108055555556">
                <text:p>0.17610805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293263888889">
                <text:p>0.176293263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784375">
                <text:p>0.1764784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63611111111">
                <text:p>0.17666361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4880787037">
                <text:p>0.1768488078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33981481481">
                <text:p>0.17703398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219166666667">
                <text:p>0.177219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404351851852">
                <text:p>0.177404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589537037037">
                <text:p>0.177589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774722222222">
                <text:p>0.17777472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959907407407">
                <text:p>0.177959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145092592593">
                <text:p>0.17814509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330277777778">
                <text:p>0.1783302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515462962963">
                <text:p>0.17851546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700671296296">
                <text:p>0.17870067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8885833333333">
                <text:p>0.17888583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071018518519">
                <text:p>0.1790710185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256226851852">
                <text:p>0.179256226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441388888889">
                <text:p>0.17944138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626574074074">
                <text:p>0.17962657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811759259259">
                <text:p>0.17981175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79996967592593">
                <text:p>0.179996967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18212962963">
                <text:p>0.1801821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367314814815">
                <text:p>0.18036731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5525">
                <text:p>0.18055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737685185185">
                <text:p>0.1807376851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092287037037">
                <text:p>0.1809228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108055555556">
                <text:p>0.18110805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293240740741">
                <text:p>0.181293240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478425925926">
                <text:p>0.18147842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1663611111111">
                <text:p>0.1816636111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184880787037">
                <text:p>0.1818488078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033981481481">
                <text:p>0.182033981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219178240741">
                <text:p>0.1822191782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404351851852">
                <text:p>0.182404351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2589537037037">
                <text:p>0.182589537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2647407407407">
                <text:p>0.18264740740740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